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1.201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1.86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4.909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3.221cm"/>
    </style:style>
    <style:style style:name="co14" style:family="table-column">
      <style:table-column-properties fo:break-before="auto" style:column-width="4.42cm"/>
    </style:style>
    <style:style style:name="co15" style:family="table-column">
      <style:table-column-properties fo:break-before="auto" style:column-width="2.568cm"/>
    </style:style>
    <style:style style:name="co52" style:family="table-column">
      <style:table-column-properties fo:break-before="auto" style:column-width="1.715cm"/>
    </style:style>
    <style:style style:name="co53" style:family="table-column">
      <style:table-column-properties fo:break-before="auto" style:column-width="1.439cm"/>
    </style:style>
    <style:style style:name="co54" style:family="table-column">
      <style:table-column-properties fo:break-before="auto" style:column-width="5.606cm"/>
    </style:style>
    <style:style style:name="co36" style:family="table-column">
      <style:table-column-properties fo:break-before="auto" style:column-width="5.576cm"/>
    </style:style>
    <style:style style:name="co55" style:family="table-column">
      <style:table-column-properties fo:break-before="auto" style:column-width="3.216cm"/>
    </style:style>
    <style:style style:name="co48" style:family="table-column">
      <style:table-column-properties fo:break-before="auto" style:column-width="5.3cm"/>
    </style:style>
    <style:style style:name="co56" style:family="table-column">
      <style:table-column-properties fo:break-before="auto" style:column-width="5.177cm"/>
    </style:style>
    <style:style style:name="co57" style:family="table-column">
      <style:table-column-properties fo:break-before="auto" style:column-width="6.311cm"/>
    </style:style>
    <style:style style:name="co58" style:family="table-column">
      <style:table-column-properties fo:break-before="auto" style:column-width="5.33cm"/>
    </style:style>
    <style:style style:name="co39" style:family="table-column">
      <style:table-column-properties fo:break-before="auto" style:column-width="3.584cm"/>
    </style:style>
    <style:style style:name="co59" style:family="table-column">
      <style:table-column-properties fo:break-before="auto" style:column-width="3.768cm"/>
    </style:style>
    <style:style style:name="co30" style:family="table-column">
      <style:table-column-properties fo:break-before="auto" style:column-width="0.9cm"/>
    </style:style>
    <style:style style:name="co31" style:family="table-column">
      <style:table-column-properties fo:break-before="auto" style:column-width="1.667cm"/>
    </style:style>
    <style:style style:name="co29" style:family="table-column">
      <style:table-column-properties fo:break-before="auto" style:column-width="6.036cm"/>
    </style:style>
    <style:style style:name="co32" style:family="table-column">
      <style:table-column-properties fo:break-before="auto" style:column-width="1.991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4.81cm"/>
    </style:style>
    <style:style style:name="co35" style:family="table-column">
      <style:table-column-properties fo:break-before="auto" style:column-width="5.484cm"/>
    </style:style>
    <style:style style:name="co37" style:family="table-column">
      <style:table-column-properties fo:break-before="auto" style:column-width="3.323cm"/>
    </style:style>
    <style:style style:name="co38" style:family="table-column">
      <style:table-column-properties fo:break-before="auto" style:column-width="5.376cm"/>
    </style:style>
    <style:style style:name="co40" style:family="table-column">
      <style:table-column-properties fo:break-before="auto" style:column-width="4.411cm"/>
    </style:style>
    <style:style style:name="co41" style:family="table-column">
      <style:table-column-properties fo:break-before="auto" style:column-width="4.473cm"/>
    </style:style>
    <style:style style:name="co42" style:family="table-column">
      <style:table-column-properties fo:break-before="auto" style:column-width="2.604cm"/>
    </style:style>
    <style:style style:name="co43" style:family="table-column">
      <style:table-column-properties fo:break-before="auto" style:column-width="1.776cm"/>
    </style:style>
    <style:style style:name="co44" style:family="table-column">
      <style:table-column-properties fo:break-before="auto" style:column-width="4.533cm"/>
    </style:style>
    <style:style style:name="co45" style:family="table-column">
      <style:table-column-properties fo:break-before="auto" style:column-width="2.083cm"/>
    </style:style>
    <style:style style:name="co46" style:family="table-column">
      <style:table-column-properties fo:break-before="auto" style:column-width="3.11cm"/>
    </style:style>
    <style:style style:name="co47" style:family="table-column">
      <style:table-column-properties fo:break-before="auto" style:column-width="5.422cm"/>
    </style:style>
    <style:style style:name="co49" style:family="table-column">
      <style:table-column-properties fo:break-before="auto" style:column-width="1.806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4.872cm"/>
    </style:style>
    <style:style style:name="co60" style:family="table-column">
      <style:table-column-properties fo:break-before="auto" style:column-width="4.441cm"/>
    </style:style>
    <style:style style:name="co61" style:family="table-column">
      <style:table-column-properties fo:break-before="auto" style:column-width="2.665cm"/>
    </style:style>
    <style:style style:name="co62" style:family="table-column">
      <style:table-column-properties fo:break-before="auto" style:column-width="3.859cm"/>
    </style:style>
    <style:style style:name="co63" style:family="table-column">
      <style:table-column-properties fo:break-before="auto" style:column-width="4.228cm"/>
    </style:style>
    <style:style style:name="co64" style:family="table-column">
      <style:table-column-properties fo:break-before="auto" style:column-width="2.803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4.994cm"/>
    </style:style>
    <style:style style:name="co67" style:family="table-column">
      <style:table-column-properties fo:break-before="auto" style:column-width="5.514cm"/>
    </style:style>
    <style:style style:name="co68" style:family="table-column">
      <style:table-column-properties fo:break-before="auto" style:column-width="5.147cm"/>
    </style:style>
    <style:style style:name="co69" style:family="table-column">
      <style:table-column-properties fo:break-before="auto" style:column-width="4.503cm"/>
    </style:style>
    <style:style style:name="co70" style:family="table-column">
      <style:table-column-properties fo:break-before="auto" style:column-width="3.522cm"/>
    </style:style>
    <style:style style:name="co71" style:family="table-column">
      <style:table-column-properties fo:break-before="auto" style:column-width="2.051cm"/>
    </style:style>
    <style:style style:name="co72" style:family="table-column">
      <style:table-column-properties fo:break-before="auto" style:column-width="7.751cm"/>
    </style:style>
    <style:style style:name="co73" style:family="table-column">
      <style:table-column-properties fo:break-before="auto" style:column-width="3.401cm"/>
    </style:style>
    <style:style style:name="co74" style:family="table-column">
      <style:table-column-properties fo:break-before="auto" style:column-width="3.676cm"/>
    </style:style>
    <style:style style:name="co75" style:family="table-column">
      <style:table-column-properties fo:break-before="auto" style:column-width="3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527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4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3" style:family="table" style:master-page-name="MasterPage2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bold" style:font-size-asian="10pt" style:font-size-complex="10pt"/>
    </style:style>
    <style:style style:name="ce15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0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fo:background-color="transparent" fo:border="none"/>
      <style:paragraph-properties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bold" style:font-size-asian="10pt" style:font-size-complex="10pt"/>
    </style:style>
    <style:style style:name="ce2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text-shadow="none" style:text-underline-style="non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0" style:family="table-cell" style:parent-style-name="Default">
      <style:table-cell-properties fo:background-color="transparent" fo:border="none"/>
      <style:paragraph-properties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2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T3" style:family="text">
      <style:text-properties fo:color="#000000" loext:opacity="100%" fo:font-size="10pt" fo:font-style="italic" style:text-underline-style="none"/>
    </style:style>
    <style:style style:name="T1" style:family="text">
      <style:text-properties fo:color="#000000" loext:opacity="100%" fo:font-size="10pt" fo:font-style="normal" style:text-underline-style="none" fo:font-weight="bold"/>
    </style:style>
    <style:style style:name="T4" style:family="text">
      <style:text-properties fo:color="#000000" fo:font-size="10pt" fo:font-weight="bold" style:text-underline-style="none" style:text-underline-color="font-color" fo:font-style="normal"/>
    </style:style>
    <style:style style:name="T5" style:family="text">
      <style:text-properties fo:color="#000000" fo:font-size="10pt" fo:font-weight="normal" style:text-underline-style="none" style:text-underline-color="font-color" fo:font-style="normal"/>
    </style:style>
    <style:style style:name="T6" style:family="text">
      <style:text-properties fo:color="#000000" fo:font-size="10pt" style:text-underline-style="none" style:text-underline-color="font-color" fo:font-style="italic"/>
    </style:style>
  </office:automatic-styles>
  <office:body>
    <office:spreadsheet>
      <table:table table:name="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1007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19" office:value-type="string" calcext:value-type="string">
            <text:p>Période</text:p>
          </table:table-cell>
          <table:table-cell table:style-name="ce19" office:value-type="string" calcext:value-type="string">
            <text:p>Crédits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Biennal</text:p>
          </table:table-cell>
          <table:table-cell table:style-name="ce19"/>
          <table:table-cell table:style-name="ce19" office:value-type="string" calcext:value-type="string">
            <text:p>Computer Engineering-SP</text:p>
          </table:table-cell>
          <table:table-cell table:style-name="ce19" office:value-type="string" calcext:value-type="string">
            <text:p>Computer Science Theory</text:p>
          </table:table-cell>
          <table:table-cell table:style-name="ce19" office:value-type="string" calcext:value-type="string">
            <text:p>Data Analytics</text:p>
          </table:table-cell>
          <table:table-cell table:style-name="ce19" office:value-type="string" calcext:value-type="string">
            <text:p>Foundations of software</text:p>
          </table:table-cell>
          <table:table-cell table:style-name="ce19" office:value-type="string" calcext:value-type="string">
            <text:p>Information Security-SP</text:p>
          </table:table-cell>
          <table:table-cell table:style-name="ce19" office:value-type="string" calcext:value-type="string">
            <text:p>Internet Information Systems</text:p>
          </table:table-cell>
          <table:table-cell table:style-name="ce19" office:value-type="string" calcext:value-type="string">
            <text:p>Networking and Mobility</text:p>
          </table:table-cell>
          <table:table-cell table:style-name="ce19" office:value-type="string" calcext:value-type="string">
            <text:p>Signals, Images and Interfaces</text:p>
          </table:table-cell>
          <table:table-cell table:style-name="ce19" office:value-type="string" calcext:value-type="string">
            <text:p>Software Systems</text:p>
          </table:table-cell>
          <table:table-cell table:style-name="ce19" office:value-type="string" calcext:value-type="string">
            <text:p>Wireless Communications</text:p>
          </table:table-cell>
          <table:table-cell table:style-name="ce19" office:value-type="string" calcext:value-type="string">
            <text:p>Exam session</text:p>
          </table:table-cell>
          <table:table-cell table:style-name="ce19" table:number-columns-repeated="1007"/>
        </table:table-row>
        <table:table-row table:style-name="ro2">
          <table:table-cell table:style-name="ce21" office:value-type="string" calcext:value-type="string">
            <text:p>Internship credited with Master Project -master in Computer Science-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pro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 project in Computer Science</text:p>
          </table:table-cell>
          <table:table-cell office:value-type="string" calcext:value-type="string">
            <text:p>bo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ster project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algorithms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computer architecture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ryptography and security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base systems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centralized systems engineer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tributed algorithm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undations of software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ormation security and privacy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P/IP network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compiler construction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vanced computer graphics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anced multiprocessor architecture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vanced probability and applications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vanced topics on privacy enhancing technologies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2 : Option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lied biostatistics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ed data analysi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tificial neural networks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tomatic speech processing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image informatic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logical modeling of neural network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edical signal process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siness design for IT services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llular biology and biochemistry for engineer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ational complexity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utational photography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rs and music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er vision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current algorithm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 visualization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 learning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sign technologies for integrated system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ital education &amp; learning analytic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tributed information system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tributed intelligent systems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ynamical system theory for engineer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mbedded system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nterprise and service-oriented architecture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perience design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rmal verification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etric comput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ödel and recursivity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mage processing I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mage processing II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dustrial automation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formation theory and coding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2 : Option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telligent agent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action design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roduction to natural language processing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arning theory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chine learning for behavioral data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rkov chains and algorithmic application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thematical foundations of signal processing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bile network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rn digital communications: a hands-on approach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works out of control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mber theory in cryptography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ptimization for machine learning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ptional project in computer science</text:p>
          </table:table-cell>
          <table:table-cell office:value-type="string" calcext:value-type="string">
            <text:p>bo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p 2 : Op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ciples of computer system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p 2 : 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babilistic methods in combinatoric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al-time embedded systems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s in medical instrumentation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2 : Option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t theory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art grids technologies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p 2 : Option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ftware security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tistical signal and data processing through applications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linear algorithms for big data analysi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chnology ventures in IC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GC maker project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pics in theoretical computer science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tual reality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 2 : Optio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sual intelligence : machines and mind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p 2 : Op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ester project in Computer Science II</text:p>
          </table:table-cell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ock "Projects &amp; SHS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S : Introduction to project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 "Projects &amp; SHS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S : Project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 "Projects &amp; SHS"</text:p>
          </table:table-cell>
          <table:table-cell table:number-columns-repeated="1020"/>
        </table:table-row>
      </table:table>
      <table:table table:name="S1" table:style-name="ta3">
        <table:table-column table:style-name="co29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7" table:default-cell-style-name="ce24"/>
        <table:table-column table:style-name="co38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number-columns-repeated="1009" table:default-cell-style-name="ce24"/>
        <table:table-column table:style-name="co31" table:default-cell-style-name="ce24"/>
        <table:table-row table:style-name="ro3">
          <table:table-cell table:style-name="ce22"/>
          <table:table-cell table:style-name="ce27" office:value-type="string" calcext:value-type="string">
            <text:p><text:span text:style-name="T6">Crédits</text:span></text:p>
          </table:table-cell>
          <table:table-cell table:style-name="ce27" office:value-type="string" calcext:value-type="string">
            <text:p><text:span text:style-name="T6">Core</text:span></text:p>
          </table:table-cell>
          <table:table-cell table:style-name="ce19" office:value-type="string" calcext:value-type="string">
            <text:p>Computer Engineering-SP</text:p>
          </table:table-cell>
          <table:table-cell table:style-name="ce19" office:value-type="string" calcext:value-type="string">
            <text:p>Computer Science Theory</text:p>
          </table:table-cell>
          <table:table-cell table:style-name="ce19" office:value-type="string" calcext:value-type="string">
            <text:p>Data Analytics</text:p>
          </table:table-cell>
          <table:table-cell table:style-name="ce19" office:value-type="string" calcext:value-type="string">
            <text:p>Foundations of software</text:p>
          </table:table-cell>
          <table:table-cell table:style-name="ce19" office:value-type="string" calcext:value-type="string">
            <text:p>Information Security-SP</text:p>
          </table:table-cell>
          <table:table-cell table:style-name="ce19" office:value-type="string" calcext:value-type="string">
            <text:p>Internet Information Systems</text:p>
          </table:table-cell>
          <table:table-cell table:style-name="ce19" office:value-type="string" calcext:value-type="string">
            <text:p>Networking and Mobility</text:p>
          </table:table-cell>
          <table:table-cell table:style-name="ce19" office:value-type="string" calcext:value-type="string">
            <text:p>Signals, Images and Interfaces</text:p>
          </table:table-cell>
          <table:table-cell table:style-name="ce19" office:value-type="string" calcext:value-type="string">
            <text:p>Software Systems</text:p>
          </table:table-cell>
          <table:table-cell table:style-name="ce19" office:value-type="string" calcext:value-type="string">
            <text:p>Wireless Communications</text:p>
          </table:table-cell>
          <table:table-cell table:style-name="ce22" office:value-type="string" calcext:value-type="string">
            <text:p><text:span text:style-name="T6">Exam session</text:span></text:p>
          </table:table-cell>
          <table:table-cell table:style-name="ce22" table:number-columns-repeated="19"/>
          <table:table-cell table:style-name="ce30" table:number-columns-repeated="991"/>
        </table:table-row>
        <table:table-row table:style-name="ro3">
          <table:table-cell table:style-name="ce23" office:value-type="string" calcext:value-type="string">
            <text:p><text:span text:style-name="T4">Total :</text:span></text:p>
          </table:table-cell>
          <table:table-cell table:style-name="Good" table:formula="of:=SUM([.B4:.B30])+ORG.OPENOFFICE.STYLE(IF(ORG.OPENOFFICE.CURRENT() &gt;= 30; &quot;Good&quot;; &quot;Warning&quot;))" office:value-type="float" office:value="36" calcext:value-type="float">
            <text:p>36</text:p>
          </table:table-cell>
          <table:table-cell table:style-name="ce23" table:formula="of:=SUM([.C4:.C30])" office:value-type="float" office:value="16" calcext:value-type="float">
            <text:p>16</text:p>
          </table:table-cell>
          <table:table-cell table:style-name="ce23" table:formula="of:=SUM([.D4:.D30])" office:value-type="float" office:value="6" calcext:value-type="float">
            <text:p>6</text:p>
          </table:table-cell>
          <table:table-cell table:style-name="ce23" table:formula="of:=SUM([.E4:.E30])" office:value-type="float" office:value="11" calcext:value-type="float">
            <text:p>11</text:p>
          </table:table-cell>
          <table:table-cell table:style-name="ce23" table:formula="of:=SUM([.F4:.F30])" office:value-type="float" office:value="6" calcext:value-type="float">
            <text:p>6</text:p>
          </table:table-cell>
          <table:table-cell table:style-name="ce23" table:formula="of:=SUM([.G4:.G30])" office:value-type="float" office:value="15" calcext:value-type="float">
            <text:p>15</text:p>
          </table:table-cell>
          <table:table-cell table:style-name="ce23" table:formula="of:=SUM([.H4:.H30])" office:value-type="float" office:value="0" calcext:value-type="float">
            <text:p>0</text:p>
          </table:table-cell>
          <table:table-cell table:style-name="ce23" table:formula="of:=SUM([.I4:.I30])" office:value-type="float" office:value="6" calcext:value-type="float">
            <text:p>6</text:p>
          </table:table-cell>
          <table:table-cell table:style-name="ce23" table:formula="of:=SUM([.J4:.J30])" office:value-type="float" office:value="6" calcext:value-type="float">
            <text:p>6</text:p>
          </table:table-cell>
          <table:table-cell table:style-name="ce23" table:formula="of:=SUM([.K4:.K30])" office:value-type="float" office:value="0" calcext:value-type="float">
            <text:p>0</text:p>
          </table:table-cell>
          <table:table-cell table:style-name="ce23" table:formula="of:=SUM([.L4:.L30])" office:value-type="float" office:value="27" calcext:value-type="float">
            <text:p>27</text:p>
          </table:table-cell>
          <table:table-cell table:style-name="ce23" table:formula="of:=SUM([.M4:.M30])" office:value-type="float" office:value="0" calcext:value-type="float">
            <text:p>0</text:p>
          </table:table-cell>
          <table:table-cell table:style-name="ce23" table:formula="of:=SUM([.N4:.N30])" office:value-type="float" office:value="5" calcext:value-type="float">
            <text:p>5</text:p>
          </table:table-cell>
          <table:table-cell table:style-name="ce23" table:number-columns-repeated="19"/>
          <table:table-cell table:number-columns-repeated="991"/>
        </table:table-row>
        <table:table-row table:style-name="ro3">
          <table:table-cell/>
          <table:table-cell table:style-name="ce8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span text:style-name="T5">Advanced multiprocessor architecture</text:span></text:p>
          </table:table-cell>
          <table:table-cell table:style-name="Good" table:formula="of:=IFERROR(INT(IFERROR(VLOOKUP([.$A4];[$L.$A$1:$L.$Q$80];3;FALSE());&quot;&quot;)&amp;T(ORG.OPENOFFICE.STYLE(IFERROR(IF(VLOOKUP([.$A4];[$L.$A$1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formula="of:=IFERROR(IF(VLOOKUP([.$A4];[$L.$A$1:$L.$Q$99];4;FALSE())=&quot;Group 1&quot;;[.B4];0);&quot;&quot;)" office:value-type="float" office:value="0" calcext:value-type="float">
            <text:p>0</text:p>
          </table:table-cell>
          <table:table-cell table:formula="of:=IFERROR(VLOOKUP([.$A4];[$L.$A$1:$L.$Q$99];7;FALSE())*[.$B4];&quot;&quot;)" office:value-type="float" office:value="6" calcext:value-type="float">
            <text:p>6</text:p>
          </table:table-cell>
          <table:table-cell table:formula="of:=IFERROR(VLOOKUP([.$A4];[$L.$A$1:$L.$Q$99];8;FALSE())*[.$B4];&quot;&quot;)" office:value-type="float" office:value="0" calcext:value-type="float">
            <text:p>0</text:p>
          </table:table-cell>
          <table:table-cell table:formula="of:=IFERROR(VLOOKUP([.$A4];[$L.$A$1:$L.$Q$99];9;FALSE())*[.$B4];&quot;&quot;)" office:value-type="float" office:value="0" calcext:value-type="float">
            <text:p>0</text:p>
          </table:table-cell>
          <table:table-cell table:formula="of:=IFERROR(VLOOKUP([.$A4];[$L.$A$1:$L.$Q$99];10;FALSE())*[.$B4];&quot;&quot;)" office:value-type="float" office:value="0" calcext:value-type="float">
            <text:p>0</text:p>
          </table:table-cell>
          <table:table-cell table:formula="of:=IFERROR(VLOOKUP([.$A4];[$L.$A$1:$L.$Q$99];11;FALSE())*[.$B4];&quot;&quot;)" office:value-type="float" office:value="0" calcext:value-type="float">
            <text:p>0</text:p>
          </table:table-cell>
          <table:table-cell table:formula="of:=IFERROR(VLOOKUP([.$A4];[$L.$A$1:$L.$Q$99];12;FALSE())*[.$B4];&quot;&quot;)" office:value-type="float" office:value="0" calcext:value-type="float">
            <text:p>0</text:p>
          </table:table-cell>
          <table:table-cell table:formula="of:=IFERROR(VLOOKUP([.$A4];[$L.$A$1:$L.$Q$99];13;FALSE())*[.$B4];&quot;&quot;)" office:value-type="float" office:value="0" calcext:value-type="float">
            <text:p>0</text:p>
          </table:table-cell>
          <table:table-cell table:formula="of:=IFERROR(VLOOKUP([.$A4];[$L.$A$1:$L.$Q$99];14;FALSE())*[.$B4];&quot;&quot;)" office:value-type="float" office:value="0" calcext:value-type="float">
            <text:p>0</text:p>
          </table:table-cell>
          <table:table-cell table:formula="of:=IFERROR(VLOOKUP([.$A4];[$L.$A$1:$L.$Q$99];15;FALSE())*[.$B4];&quot;&quot;)" office:value-type="float" office:value="6" calcext:value-type="float">
            <text:p>6</text:p>
          </table:table-cell>
          <table:table-cell table:formula="of:=IFERROR(VLOOKUP([.$A4];[$L.$A$1:$L.$Q$99];16;FALSE())*[.$B4];&quot;&quot;)" office:value-type="float" office:value="0" calcext:value-type="float">
            <text:p>0</text:p>
          </table:table-cell>
          <table:table-cell table:formula="of:=IFERROR(VLOOKUP([.$A4];[$L.$A$1:$L.$Q$99];17;FALSE());&quot;&quot;)" office:value-type="float" office:value="0" calcext:value-type="float">
            <text:p/>
          </table:table-cell>
          <table:table-cell table:style-name="ce21"/>
          <table:table-cell table:number-columns-repeated="1009"/>
        </table:table-row>
        <table:table-row table:style-name="ro3">
          <table:table-cell office:value-type="string" calcext:value-type="string">
            <text:p><text:span text:style-name="T5">Applied data analysis</text:span></text:p>
          </table:table-cell>
          <table:table-cell table:style-name="Good" table:formula="of:=IFERROR(INT(IFERROR(VLOOKUP([.$A5];[$L.$A$1:$L.$Q$80];3;FALSE());&quot;&quot;)&amp;T(ORG.OPENOFFICE.STYLE(IFERROR(IF(VLOOKUP([.$A5];[$L.$A$1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formula="of:=IFERROR(IF(VLOOKUP([.$A5];[$L.$A$1:$L.$Q$99];4;FALSE())=&quot;Group 1&quot;;[.B5];0);&quot;&quot;)" office:value-type="float" office:value="0" calcext:value-type="float">
            <text:p>0</text:p>
          </table:table-cell>
          <table:table-cell table:formula="of:=IFERROR(VLOOKUP([.$A5];[$L.$A$1:$L.$Q$99];7;FALSE())*[.$B5];&quot;&quot;)" office:value-type="float" office:value="0" calcext:value-type="float">
            <text:p>0</text:p>
          </table:table-cell>
          <table:table-cell table:formula="of:=IFERROR(VLOOKUP([.$A5];[$L.$A$1:$L.$Q$99];8;FALSE())*[.$B5];&quot;&quot;)" office:value-type="float" office:value="0" calcext:value-type="float">
            <text:p>0</text:p>
          </table:table-cell>
          <table:table-cell table:formula="of:=IFERROR(VLOOKUP([.$A5];[$L.$A$1:$L.$Q$99];9;FALSE())*[.$B5];&quot;&quot;)" office:value-type="float" office:value="6" calcext:value-type="float">
            <text:p>6</text:p>
          </table:table-cell>
          <table:table-cell table:formula="of:=IFERROR(VLOOKUP([.$A5];[$L.$A$1:$L.$Q$99];10;FALSE())*[.$B5];&quot;&quot;)" office:value-type="float" office:value="0" calcext:value-type="float">
            <text:p>0</text:p>
          </table:table-cell>
          <table:table-cell table:formula="of:=IFERROR(VLOOKUP([.$A5];[$L.$A$1:$L.$Q$99];11;FALSE())*[.$B5];&quot;&quot;)" office:value-type="float" office:value="0" calcext:value-type="float">
            <text:p>0</text:p>
          </table:table-cell>
          <table:table-cell table:formula="of:=IFERROR(VLOOKUP([.$A5];[$L.$A$1:$L.$Q$99];12;FALSE())*[.$B5];&quot;&quot;)" office:value-type="float" office:value="0" calcext:value-type="float">
            <text:p>0</text:p>
          </table:table-cell>
          <table:table-cell table:formula="of:=IFERROR(VLOOKUP([.$A5];[$L.$A$1:$L.$Q$99];13;FALSE())*[.$B5];&quot;&quot;)" office:value-type="float" office:value="0" calcext:value-type="float">
            <text:p>0</text:p>
          </table:table-cell>
          <table:table-cell table:formula="of:=IFERROR(VLOOKUP([.$A5];[$L.$A$1:$L.$Q$99];14;FALSE())*[.$B5];&quot;&quot;)" office:value-type="float" office:value="0" calcext:value-type="float">
            <text:p>0</text:p>
          </table:table-cell>
          <table:table-cell table:formula="of:=IFERROR(VLOOKUP([.$A5];[$L.$A$1:$L.$Q$99];15;FALSE())*[.$B5];&quot;&quot;)" office:value-type="float" office:value="0" calcext:value-type="float">
            <text:p>0</text:p>
          </table:table-cell>
          <table:table-cell table:formula="of:=IFERROR(VLOOKUP([.$A5];[$L.$A$1:$L.$Q$99];16;FALSE())*[.$B5];&quot;&quot;)" office:value-type="float" office:value="0" calcext:value-type="float">
            <text:p>0</text:p>
          </table:table-cell>
          <table:table-cell table:formula="of:=IFERROR(VLOOKUP([.$A5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Decentralized systems engineering</text:span></text:p>
          </table:table-cell>
          <table:table-cell table:style-name="Good" table:formula="of:=IFERROR(INT(IFERROR(VLOOKUP([.$A6];[$L.$A$1:$L.$Q$80];3;FALSE());&quot;&quot;)&amp;T(ORG.OPENOFFICE.STYLE(IFERROR(IF(VLOOKUP([.$A6];[$L.$A$1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formula="of:=IFERROR(IF(VLOOKUP([.$A6];[$L.$A$1:$L.$Q$99];4;FALSE())=&quot;Group 1&quot;;[.B6];0);&quot;&quot;)" office:value-type="float" office:value="6" calcext:value-type="float">
            <text:p>6</text:p>
          </table:table-cell>
          <table:table-cell table:formula="of:=IFERROR(VLOOKUP([.$A6];[$L.$A$1:$L.$Q$99];7;FALSE())*[.$B6];&quot;&quot;)" office:value-type="float" office:value="0" calcext:value-type="float">
            <text:p>0</text:p>
          </table:table-cell>
          <table:table-cell table:formula="of:=IFERROR(VLOOKUP([.$A6];[$L.$A$1:$L.$Q$99];8;FALSE())*[.$B6];&quot;&quot;)" office:value-type="float" office:value="0" calcext:value-type="float">
            <text:p>0</text:p>
          </table:table-cell>
          <table:table-cell table:formula="of:=IFERROR(VLOOKUP([.$A6];[$L.$A$1:$L.$Q$99];9;FALSE())*[.$B6];&quot;&quot;)" office:value-type="float" office:value="0" calcext:value-type="float">
            <text:p>0</text:p>
          </table:table-cell>
          <table:table-cell table:formula="of:=IFERROR(VLOOKUP([.$A6];[$L.$A$1:$L.$Q$99];10;FALSE())*[.$B6];&quot;&quot;)" office:value-type="float" office:value="0" calcext:value-type="float">
            <text:p>0</text:p>
          </table:table-cell>
          <table:table-cell table:formula="of:=IFERROR(VLOOKUP([.$A6];[$L.$A$1:$L.$Q$99];11;FALSE())*[.$B6];&quot;&quot;)" office:value-type="float" office:value="0" calcext:value-type="float">
            <text:p>0</text:p>
          </table:table-cell>
          <table:table-cell table:formula="of:=IFERROR(VLOOKUP([.$A6];[$L.$A$1:$L.$Q$99];12;FALSE())*[.$B6];&quot;&quot;)" office:value-type="float" office:value="0" calcext:value-type="float">
            <text:p>0</text:p>
          </table:table-cell>
          <table:table-cell table:formula="of:=IFERROR(VLOOKUP([.$A6];[$L.$A$1:$L.$Q$99];13;FALSE())*[.$B6];&quot;&quot;)" office:value-type="float" office:value="0" calcext:value-type="float">
            <text:p>0</text:p>
          </table:table-cell>
          <table:table-cell table:formula="of:=IFERROR(VLOOKUP([.$A6];[$L.$A$1:$L.$Q$99];14;FALSE())*[.$B6];&quot;&quot;)" office:value-type="float" office:value="0" calcext:value-type="float">
            <text:p>0</text:p>
          </table:table-cell>
          <table:table-cell table:formula="of:=IFERROR(VLOOKUP([.$A6];[$L.$A$1:$L.$Q$99];15;FALSE())*[.$B6];&quot;&quot;)" office:value-type="float" office:value="6" calcext:value-type="float">
            <text:p>6</text:p>
          </table:table-cell>
          <table:table-cell table:formula="of:=IFERROR(VLOOKUP([.$A6];[$L.$A$1:$L.$Q$99];16;FALSE())*[.$B6];&quot;&quot;)" office:value-type="float" office:value="0" calcext:value-type="float">
            <text:p>0</text:p>
          </table:table-cell>
          <table:table-cell table:formula="of:=IFERROR(VLOOKUP([.$A6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Default" office:value-type="string" calcext:value-type="string">
            <text:p>HSS : Introduction to project</text:p>
          </table:table-cell>
          <table:table-cell table:style-name="Good" table:formula="of:=IFERROR(INT(IFERROR(VLOOKUP([.$A7];[$L.$A$1:$L.$Q$80];3;FALSE());&quot;&quot;)&amp;T(ORG.OPENOFFICE.STYLE(IFERROR(IF(VLOOKUP([.$A7];[$L.$A$1:$L.$Q$80];2;FALSE())&lt;&gt;IF(MOD(SHEET();2)=0;&quot;S&quot;;&quot;W&quot;);&quot;Good&quot;;&quot;Error&quot;);&quot;Default&quot;))));&quot;&quot;)" office:value-type="float" office:value="3" calcext:value-type="float">
            <text:p>3</text:p>
          </table:table-cell>
          <table:table-cell table:formula="of:=IFERROR(IF(VLOOKUP([.$A7];[$L.$A$1:$L.$Q$99];4;FALSE())=&quot;Group 1&quot;;[.B7];0);&quot;&quot;)" office:value-type="float" office:value="0" calcext:value-type="float">
            <text:p>0</text:p>
          </table:table-cell>
          <table:table-cell table:formula="of:=IFERROR(VLOOKUP([.$A7];[$L.$A$1:$L.$Q$99];7;FALSE())*[.$B7];&quot;&quot;)" office:value-type="float" office:value="0" calcext:value-type="float">
            <text:p>0</text:p>
          </table:table-cell>
          <table:table-cell table:formula="of:=IFERROR(VLOOKUP([.$A7];[$L.$A$1:$L.$Q$99];8;FALSE())*[.$B7];&quot;&quot;)" office:value-type="float" office:value="0" calcext:value-type="float">
            <text:p>0</text:p>
          </table:table-cell>
          <table:table-cell table:formula="of:=IFERROR(VLOOKUP([.$A7];[$L.$A$1:$L.$Q$99];9;FALSE())*[.$B7];&quot;&quot;)" office:value-type="float" office:value="0" calcext:value-type="float">
            <text:p>0</text:p>
          </table:table-cell>
          <table:table-cell table:formula="of:=IFERROR(VLOOKUP([.$A7];[$L.$A$1:$L.$Q$99];10;FALSE())*[.$B7];&quot;&quot;)" office:value-type="float" office:value="0" calcext:value-type="float">
            <text:p>0</text:p>
          </table:table-cell>
          <table:table-cell table:formula="of:=IFERROR(VLOOKUP([.$A7];[$L.$A$1:$L.$Q$99];11;FALSE())*[.$B7];&quot;&quot;)" office:value-type="float" office:value="0" calcext:value-type="float">
            <text:p>0</text:p>
          </table:table-cell>
          <table:table-cell table:formula="of:=IFERROR(VLOOKUP([.$A7];[$L.$A$1:$L.$Q$99];12;FALSE())*[.$B7];&quot;&quot;)" office:value-type="float" office:value="0" calcext:value-type="float">
            <text:p>0</text:p>
          </table:table-cell>
          <table:table-cell table:formula="of:=IFERROR(VLOOKUP([.$A7];[$L.$A$1:$L.$Q$99];13;FALSE())*[.$B7];&quot;&quot;)" office:value-type="float" office:value="0" calcext:value-type="float">
            <text:p>0</text:p>
          </table:table-cell>
          <table:table-cell table:formula="of:=IFERROR(VLOOKUP([.$A7];[$L.$A$1:$L.$Q$99];14;FALSE())*[.$B7];&quot;&quot;)" office:value-type="float" office:value="0" calcext:value-type="float">
            <text:p>0</text:p>
          </table:table-cell>
          <table:table-cell table:formula="of:=IFERROR(VLOOKUP([.$A7];[$L.$A$1:$L.$Q$99];15;FALSE())*[.$B7];&quot;&quot;)" office:value-type="float" office:value="0" calcext:value-type="float">
            <text:p>0</text:p>
          </table:table-cell>
          <table:table-cell table:formula="of:=IFERROR(VLOOKUP([.$A7];[$L.$A$1:$L.$Q$99];16;FALSE())*[.$B7];&quot;&quot;)" office:value-type="float" office:value="0" calcext:value-type="float">
            <text:p>0</text:p>
          </table:table-cell>
          <table:table-cell table:formula="of:=IFERROR(VLOOKUP([.$A7];[$L.$A$1:$L.$Q$99];17;FALSE());&quot;&quot;)" office:value-type="float" office:value="0" calcext:value-type="float"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Concurrent algorithms</text:span></text:p>
          </table:table-cell>
          <table:table-cell table:style-name="Good" table:formula="of:=IFERROR(INT(IFERROR(VLOOKUP([.$A8];[$L.$A$1:$L.$Q$80];3;FALSE());&quot;&quot;)&amp;T(ORG.OPENOFFICE.STYLE(IFERROR(IF(VLOOKUP([.$A8];[$L.$A$1:$L.$Q$80];2;FALSE())&lt;&gt;IF(MOD(SHEET();2)=0;&quot;S&quot;;&quot;W&quot;);&quot;Good&quot;;&quot;Error&quot;);&quot;Default&quot;))));&quot;&quot;)" office:value-type="float" office:value="5" calcext:value-type="float">
            <text:p>5</text:p>
          </table:table-cell>
          <table:table-cell table:formula="of:=IFERROR(IF(VLOOKUP([.$A8];[$L.$A$1:$L.$Q$99];4;FALSE())=&quot;Group 1&quot;;[.B8];0);&quot;&quot;)" office:value-type="float" office:value="0" calcext:value-type="float">
            <text:p>0</text:p>
          </table:table-cell>
          <table:table-cell table:formula="of:=IFERROR(VLOOKUP([.$A8];[$L.$A$1:$L.$Q$99];7;FALSE())*[.$B8];&quot;&quot;)" office:value-type="float" office:value="0" calcext:value-type="float">
            <text:p>0</text:p>
          </table:table-cell>
          <table:table-cell table:formula="of:=IFERROR(VLOOKUP([.$A8];[$L.$A$1:$L.$Q$99];8;FALSE())*[.$B8];&quot;&quot;)" office:value-type="float" office:value="5" calcext:value-type="float">
            <text:p>5</text:p>
          </table:table-cell>
          <table:table-cell table:formula="of:=IFERROR(VLOOKUP([.$A8];[$L.$A$1:$L.$Q$99];9;FALSE())*[.$B8];&quot;&quot;)" office:value-type="float" office:value="0" calcext:value-type="float">
            <text:p>0</text:p>
          </table:table-cell>
          <table:table-cell table:formula="of:=IFERROR(VLOOKUP([.$A8];[$L.$A$1:$L.$Q$99];10;FALSE())*[.$B8];&quot;&quot;)" office:value-type="float" office:value="5" calcext:value-type="float">
            <text:p>5</text:p>
          </table:table-cell>
          <table:table-cell table:formula="of:=IFERROR(VLOOKUP([.$A8];[$L.$A$1:$L.$Q$99];11;FALSE())*[.$B8];&quot;&quot;)" office:value-type="float" office:value="0" calcext:value-type="float">
            <text:p>0</text:p>
          </table:table-cell>
          <table:table-cell table:formula="of:=IFERROR(VLOOKUP([.$A8];[$L.$A$1:$L.$Q$99];12;FALSE())*[.$B8];&quot;&quot;)" office:value-type="float" office:value="0" calcext:value-type="float">
            <text:p>0</text:p>
          </table:table-cell>
          <table:table-cell table:formula="of:=IFERROR(VLOOKUP([.$A8];[$L.$A$1:$L.$Q$99];13;FALSE())*[.$B8];&quot;&quot;)" office:value-type="float" office:value="0" calcext:value-type="float">
            <text:p>0</text:p>
          </table:table-cell>
          <table:table-cell table:formula="of:=IFERROR(VLOOKUP([.$A8];[$L.$A$1:$L.$Q$99];14;FALSE())*[.$B8];&quot;&quot;)" office:value-type="float" office:value="0" calcext:value-type="float">
            <text:p>0</text:p>
          </table:table-cell>
          <table:table-cell table:formula="of:=IFERROR(VLOOKUP([.$A8];[$L.$A$1:$L.$Q$99];15;FALSE())*[.$B8];&quot;&quot;)" office:value-type="float" office:value="5" calcext:value-type="float">
            <text:p>5</text:p>
          </table:table-cell>
          <table:table-cell table:formula="of:=IFERROR(VLOOKUP([.$A8];[$L.$A$1:$L.$Q$99];16;FALSE())*[.$B8];&quot;&quot;)" office:value-type="float" office:value="0" calcext:value-type="float">
            <text:p>0</text:p>
          </table:table-cell>
          <table:table-cell table:formula="of:=IFERROR(VLOOKUP([.$A8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Foundations of software</text:span></text:p>
          </table:table-cell>
          <table:table-cell table:style-name="Good" table:formula="of:=IFERROR(INT(IFERROR(VLOOKUP([.$A9];[$L.$A$1:$L.$Q$80];3;FALSE());&quot;&quot;)&amp;T(ORG.OPENOFFICE.STYLE(IFERROR(IF(VLOOKUP([.$A9];[$L.$A$1:$L.$Q$80];2;FALSE())&lt;&gt;IF(MOD(SHEET();2)=0;&quot;S&quot;;&quot;W&quot;);&quot;Good&quot;;&quot;Error&quot;);&quot;Default&quot;))));&quot;&quot;)" office:value-type="float" office:value="4" calcext:value-type="float">
            <text:p>4</text:p>
          </table:table-cell>
          <table:table-cell table:formula="of:=IFERROR(IF(VLOOKUP([.$A9];[$L.$A$1:$L.$Q$99];4;FALSE())=&quot;Group 1&quot;;[.B9];0);&quot;&quot;)" office:value-type="float" office:value="4" calcext:value-type="float">
            <text:p>4</text:p>
          </table:table-cell>
          <table:table-cell table:formula="of:=IFERROR(VLOOKUP([.$A9];[$L.$A$1:$L.$Q$99];7;FALSE())*[.$B9];&quot;&quot;)" office:value-type="float" office:value="0" calcext:value-type="float">
            <text:p>0</text:p>
          </table:table-cell>
          <table:table-cell table:formula="of:=IFERROR(VLOOKUP([.$A9];[$L.$A$1:$L.$Q$99];8;FALSE())*[.$B9];&quot;&quot;)" office:value-type="float" office:value="0" calcext:value-type="float">
            <text:p>0</text:p>
          </table:table-cell>
          <table:table-cell table:formula="of:=IFERROR(VLOOKUP([.$A9];[$L.$A$1:$L.$Q$99];9;FALSE())*[.$B9];&quot;&quot;)" office:value-type="float" office:value="0" calcext:value-type="float">
            <text:p>0</text:p>
          </table:table-cell>
          <table:table-cell table:formula="of:=IFERROR(VLOOKUP([.$A9];[$L.$A$1:$L.$Q$99];10;FALSE())*[.$B9];&quot;&quot;)" office:value-type="float" office:value="4" calcext:value-type="float">
            <text:p>4</text:p>
          </table:table-cell>
          <table:table-cell table:formula="of:=IFERROR(VLOOKUP([.$A9];[$L.$A$1:$L.$Q$99];11;FALSE())*[.$B9];&quot;&quot;)" office:value-type="float" office:value="0" calcext:value-type="float">
            <text:p>0</text:p>
          </table:table-cell>
          <table:table-cell table:formula="of:=IFERROR(VLOOKUP([.$A9];[$L.$A$1:$L.$Q$99];12;FALSE())*[.$B9];&quot;&quot;)" office:value-type="float" office:value="0" calcext:value-type="float">
            <text:p>0</text:p>
          </table:table-cell>
          <table:table-cell table:formula="of:=IFERROR(VLOOKUP([.$A9];[$L.$A$1:$L.$Q$99];13;FALSE())*[.$B9];&quot;&quot;)" office:value-type="float" office:value="0" calcext:value-type="float">
            <text:p>0</text:p>
          </table:table-cell>
          <table:table-cell table:formula="of:=IFERROR(VLOOKUP([.$A9];[$L.$A$1:$L.$Q$99];14;FALSE())*[.$B9];&quot;&quot;)" office:value-type="float" office:value="0" calcext:value-type="float">
            <text:p>0</text:p>
          </table:table-cell>
          <table:table-cell table:formula="of:=IFERROR(VLOOKUP([.$A9];[$L.$A$1:$L.$Q$99];15;FALSE())*[.$B9];&quot;&quot;)" office:value-type="float" office:value="4" calcext:value-type="float">
            <text:p>4</text:p>
          </table:table-cell>
          <table:table-cell table:formula="of:=IFERROR(VLOOKUP([.$A9];[$L.$A$1:$L.$Q$99];16;FALSE())*[.$B9];&quot;&quot;)" office:value-type="float" office:value="0" calcext:value-type="float">
            <text:p>0</text:p>
          </table:table-cell>
          <table:table-cell table:formula="of:=IFERROR(VLOOKUP([.$A9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Distributed algorithms</text:span></text:p>
          </table:table-cell>
          <table:table-cell table:style-name="Good" table:formula="of:=IFERROR(INT(IFERROR(VLOOKUP([.$A10];[$L.$A$1:$L.$Q$80];3;FALSE());&quot;&quot;)&amp;T(ORG.OPENOFFICE.STYLE(IFERROR(IF(VLOOKUP([.$A10];[$L.$A$1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formula="of:=IFERROR(IF(VLOOKUP([.$A10];[$L.$A$1:$L.$Q$99];4;FALSE())=&quot;Group 1&quot;;[.B10];0);&quot;&quot;)" office:value-type="float" office:value="6" calcext:value-type="float">
            <text:p>6</text:p>
          </table:table-cell>
          <table:table-cell table:formula="of:=IFERROR(VLOOKUP([.$A10];[$L.$A$1:$L.$Q$99];7;FALSE())*[.$B10];&quot;&quot;)" office:value-type="float" office:value="0" calcext:value-type="float">
            <text:p>0</text:p>
          </table:table-cell>
          <table:table-cell table:formula="of:=IFERROR(VLOOKUP([.$A10];[$L.$A$1:$L.$Q$99];8;FALSE())*[.$B10];&quot;&quot;)" office:value-type="float" office:value="6" calcext:value-type="float">
            <text:p>6</text:p>
          </table:table-cell>
          <table:table-cell table:formula="of:=IFERROR(VLOOKUP([.$A10];[$L.$A$1:$L.$Q$99];9;FALSE())*[.$B10];&quot;&quot;)" office:value-type="float" office:value="0" calcext:value-type="float">
            <text:p>0</text:p>
          </table:table-cell>
          <table:table-cell table:formula="of:=IFERROR(VLOOKUP([.$A10];[$L.$A$1:$L.$Q$99];10;FALSE())*[.$B10];&quot;&quot;)" office:value-type="float" office:value="6" calcext:value-type="float">
            <text:p>6</text:p>
          </table:table-cell>
          <table:table-cell table:formula="of:=IFERROR(VLOOKUP([.$A10];[$L.$A$1:$L.$Q$99];11;FALSE())*[.$B10];&quot;&quot;)" office:value-type="float" office:value="0" calcext:value-type="float">
            <text:p>0</text:p>
          </table:table-cell>
          <table:table-cell table:formula="of:=IFERROR(VLOOKUP([.$A10];[$L.$A$1:$L.$Q$99];12;FALSE())*[.$B10];&quot;&quot;)" office:value-type="float" office:value="6" calcext:value-type="float">
            <text:p>6</text:p>
          </table:table-cell>
          <table:table-cell table:formula="of:=IFERROR(VLOOKUP([.$A10];[$L.$A$1:$L.$Q$99];13;FALSE())*[.$B10];&quot;&quot;)" office:value-type="float" office:value="6" calcext:value-type="float">
            <text:p>6</text:p>
          </table:table-cell>
          <table:table-cell table:formula="of:=IFERROR(VLOOKUP([.$A10];[$L.$A$1:$L.$Q$99];14;FALSE())*[.$B10];&quot;&quot;)" office:value-type="float" office:value="0" calcext:value-type="float">
            <text:p>0</text:p>
          </table:table-cell>
          <table:table-cell table:formula="of:=IFERROR(VLOOKUP([.$A10];[$L.$A$1:$L.$Q$99];15;FALSE())*[.$B10];&quot;&quot;)" office:value-type="float" office:value="6" calcext:value-type="float">
            <text:p>6</text:p>
          </table:table-cell>
          <table:table-cell table:formula="of:=IFERROR(VLOOKUP([.$A10];[$L.$A$1:$L.$Q$99];16;FALSE())*[.$B10];&quot;&quot;)" office:value-type="float" office:value="0" calcext:value-type="float">
            <text:p>0</text:p>
          </table:table-cell>
          <table:table-cell table:formula="of:=IFERROR(VLOOKUP([.$A10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1];[$L.$A$1:$L.$Q$80];3;FALSE());&quot;&quot;)&amp;T(ORG.OPENOFFICE.STYLE(IFERROR(IF(VLOOKUP([.$A11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1:$L.$Q$99];4;FALSE())=&quot;Group 1&quot;;[.B11];0);&quot;&quot;)">
            <text:p/>
          </table:table-cell>
          <table:table-cell table:formula="of:=IFERROR(VLOOKUP([.$A11];[$L.$A$1:$L.$Q$99];7;FALSE())*[.$B11];&quot;&quot;)">
            <text:p/>
          </table:table-cell>
          <table:table-cell table:formula="of:=IFERROR(VLOOKUP([.$A11];[$L.$A$1:$L.$Q$99];8;FALSE())*[.$B11];&quot;&quot;)">
            <text:p/>
          </table:table-cell>
          <table:table-cell table:formula="of:=IFERROR(VLOOKUP([.$A11];[$L.$A$1:$L.$Q$99];9;FALSE())*[.$B11];&quot;&quot;)">
            <text:p/>
          </table:table-cell>
          <table:table-cell table:formula="of:=IFERROR(VLOOKUP([.$A11];[$L.$A$1:$L.$Q$99];10;FALSE())*[.$B11];&quot;&quot;)">
            <text:p/>
          </table:table-cell>
          <table:table-cell table:formula="of:=IFERROR(VLOOKUP([.$A11];[$L.$A$1:$L.$Q$99];11;FALSE())*[.$B11];&quot;&quot;)">
            <text:p/>
          </table:table-cell>
          <table:table-cell table:formula="of:=IFERROR(VLOOKUP([.$A11];[$L.$A$1:$L.$Q$99];12;FALSE())*[.$B11];&quot;&quot;)">
            <text:p/>
          </table:table-cell>
          <table:table-cell table:formula="of:=IFERROR(VLOOKUP([.$A11];[$L.$A$1:$L.$Q$99];13;FALSE())*[.$B11];&quot;&quot;)">
            <text:p/>
          </table:table-cell>
          <table:table-cell table:formula="of:=IFERROR(VLOOKUP([.$A11];[$L.$A$1:$L.$Q$99];14;FALSE())*[.$B11];&quot;&quot;)">
            <text:p/>
          </table:table-cell>
          <table:table-cell table:formula="of:=IFERROR(VLOOKUP([.$A11];[$L.$A$1:$L.$Q$99];15;FALSE())*[.$B11];&quot;&quot;)">
            <text:p/>
          </table:table-cell>
          <table:table-cell table:formula="of:=IFERROR(VLOOKUP([.$A11];[$L.$A$1:$L.$Q$99];16;FALSE())*[.$B11];&quot;&quot;)">
            <text:p/>
          </table:table-cell>
          <table:table-cell table:formula="of:=IFERROR(VLOOKUP([.$A11];[$L.$A$1:$L.$Q$99];17;FALSE());&quot;&quot;)">
            <text:p/>
          </table:table-cell>
          <table:table-cell table:number-columns-repeated="1010"/>
        </table:table-row>
        <table:table-row table:style-name="ro3">
          <table:table-cell table:style-name="Default"/>
          <table:table-cell table:style-name="Default" table:formula="of:=IFERROR(INT(IFERROR(VLOOKUP([.$A12];[$L.$A$1:$L.$Q$80];3;FALSE());&quot;&quot;)&amp;T(ORG.OPENOFFICE.STYLE(IFERROR(IF(VLOOKUP([.$A12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1:$L.$Q$99];4;FALSE())=&quot;Group 1&quot;;[.B12];0);&quot;&quot;)">
            <text:p/>
          </table:table-cell>
          <table:table-cell table:formula="of:=IFERROR(VLOOKUP([.$A12];[$L.$A$1:$L.$Q$99];7;FALSE())*[.$B12];&quot;&quot;)">
            <text:p/>
          </table:table-cell>
          <table:table-cell table:formula="of:=IFERROR(VLOOKUP([.$A12];[$L.$A$1:$L.$Q$99];8;FALSE())*[.$B12];&quot;&quot;)">
            <text:p/>
          </table:table-cell>
          <table:table-cell table:formula="of:=IFERROR(VLOOKUP([.$A12];[$L.$A$1:$L.$Q$99];9;FALSE())*[.$B12];&quot;&quot;)">
            <text:p/>
          </table:table-cell>
          <table:table-cell table:formula="of:=IFERROR(VLOOKUP([.$A12];[$L.$A$1:$L.$Q$99];10;FALSE())*[.$B12];&quot;&quot;)">
            <text:p/>
          </table:table-cell>
          <table:table-cell table:formula="of:=IFERROR(VLOOKUP([.$A12];[$L.$A$1:$L.$Q$99];11;FALSE())*[.$B12];&quot;&quot;)">
            <text:p/>
          </table:table-cell>
          <table:table-cell table:formula="of:=IFERROR(VLOOKUP([.$A12];[$L.$A$1:$L.$Q$99];12;FALSE())*[.$B12];&quot;&quot;)">
            <text:p/>
          </table:table-cell>
          <table:table-cell table:formula="of:=IFERROR(VLOOKUP([.$A12];[$L.$A$1:$L.$Q$99];13;FALSE())*[.$B12];&quot;&quot;)">
            <text:p/>
          </table:table-cell>
          <table:table-cell table:formula="of:=IFERROR(VLOOKUP([.$A12];[$L.$A$1:$L.$Q$99];14;FALSE())*[.$B12];&quot;&quot;)">
            <text:p/>
          </table:table-cell>
          <table:table-cell table:formula="of:=IFERROR(VLOOKUP([.$A12];[$L.$A$1:$L.$Q$99];15;FALSE())*[.$B12];&quot;&quot;)">
            <text:p/>
          </table:table-cell>
          <table:table-cell table:formula="of:=IFERROR(VLOOKUP([.$A12];[$L.$A$1:$L.$Q$99];16;FALSE())*[.$B12];&quot;&quot;)">
            <text:p/>
          </table:table-cell>
          <table:table-cell table:formula="of:=IFERROR(VLOOKUP([.$A12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3];[$L.$A$1:$L.$Q$80];3;FALSE());&quot;&quot;)&amp;T(ORG.OPENOFFICE.STYLE(IFERROR(IF(VLOOKUP([.$A13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1:$L.$Q$99];4;FALSE())=&quot;Group 1&quot;;[.B13];0);&quot;&quot;)">
            <text:p/>
          </table:table-cell>
          <table:table-cell table:formula="of:=IFERROR(VLOOKUP([.$A13];[$L.$A$1:$L.$Q$99];7;FALSE())*[.$B13];&quot;&quot;)">
            <text:p/>
          </table:table-cell>
          <table:table-cell table:formula="of:=IFERROR(VLOOKUP([.$A13];[$L.$A$1:$L.$Q$99];8;FALSE())*[.$B13];&quot;&quot;)">
            <text:p/>
          </table:table-cell>
          <table:table-cell table:formula="of:=IFERROR(VLOOKUP([.$A13];[$L.$A$1:$L.$Q$99];9;FALSE())*[.$B13];&quot;&quot;)">
            <text:p/>
          </table:table-cell>
          <table:table-cell table:formula="of:=IFERROR(VLOOKUP([.$A13];[$L.$A$1:$L.$Q$99];10;FALSE())*[.$B13];&quot;&quot;)">
            <text:p/>
          </table:table-cell>
          <table:table-cell table:formula="of:=IFERROR(VLOOKUP([.$A13];[$L.$A$1:$L.$Q$99];11;FALSE())*[.$B13];&quot;&quot;)">
            <text:p/>
          </table:table-cell>
          <table:table-cell table:formula="of:=IFERROR(VLOOKUP([.$A13];[$L.$A$1:$L.$Q$99];12;FALSE())*[.$B13];&quot;&quot;)">
            <text:p/>
          </table:table-cell>
          <table:table-cell table:formula="of:=IFERROR(VLOOKUP([.$A13];[$L.$A$1:$L.$Q$99];13;FALSE())*[.$B13];&quot;&quot;)">
            <text:p/>
          </table:table-cell>
          <table:table-cell table:formula="of:=IFERROR(VLOOKUP([.$A13];[$L.$A$1:$L.$Q$99];14;FALSE())*[.$B13];&quot;&quot;)">
            <text:p/>
          </table:table-cell>
          <table:table-cell table:formula="of:=IFERROR(VLOOKUP([.$A13];[$L.$A$1:$L.$Q$99];15;FALSE())*[.$B13];&quot;&quot;)">
            <text:p/>
          </table:table-cell>
          <table:table-cell table:formula="of:=IFERROR(VLOOKUP([.$A13];[$L.$A$1:$L.$Q$99];16;FALSE())*[.$B13];&quot;&quot;)">
            <text:p/>
          </table:table-cell>
          <table:table-cell table:formula="of:=IFERROR(VLOOKUP([.$A13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4];[$L.$A$1:$L.$Q$80];3;FALSE());&quot;&quot;)&amp;T(ORG.OPENOFFICE.STYLE(IFERROR(IF(VLOOKUP([.$A14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1:$L.$Q$99];4;FALSE())=&quot;Group 1&quot;;[.B14];0);&quot;&quot;)">
            <text:p/>
          </table:table-cell>
          <table:table-cell table:formula="of:=IFERROR(VLOOKUP([.$A14];[$L.$A$1:$L.$Q$99];7;FALSE())*[.$B14];&quot;&quot;)">
            <text:p/>
          </table:table-cell>
          <table:table-cell table:formula="of:=IFERROR(VLOOKUP([.$A14];[$L.$A$1:$L.$Q$99];8;FALSE())*[.$B14];&quot;&quot;)">
            <text:p/>
          </table:table-cell>
          <table:table-cell table:formula="of:=IFERROR(VLOOKUP([.$A14];[$L.$A$1:$L.$Q$99];9;FALSE())*[.$B14];&quot;&quot;)">
            <text:p/>
          </table:table-cell>
          <table:table-cell table:formula="of:=IFERROR(VLOOKUP([.$A14];[$L.$A$1:$L.$Q$99];10;FALSE())*[.$B14];&quot;&quot;)">
            <text:p/>
          </table:table-cell>
          <table:table-cell table:formula="of:=IFERROR(VLOOKUP([.$A14];[$L.$A$1:$L.$Q$99];11;FALSE())*[.$B14];&quot;&quot;)">
            <text:p/>
          </table:table-cell>
          <table:table-cell table:formula="of:=IFERROR(VLOOKUP([.$A14];[$L.$A$1:$L.$Q$99];12;FALSE())*[.$B14];&quot;&quot;)">
            <text:p/>
          </table:table-cell>
          <table:table-cell table:formula="of:=IFERROR(VLOOKUP([.$A14];[$L.$A$1:$L.$Q$99];13;FALSE())*[.$B14];&quot;&quot;)">
            <text:p/>
          </table:table-cell>
          <table:table-cell table:formula="of:=IFERROR(VLOOKUP([.$A14];[$L.$A$1:$L.$Q$99];14;FALSE())*[.$B14];&quot;&quot;)">
            <text:p/>
          </table:table-cell>
          <table:table-cell table:formula="of:=IFERROR(VLOOKUP([.$A14];[$L.$A$1:$L.$Q$99];15;FALSE())*[.$B14];&quot;&quot;)">
            <text:p/>
          </table:table-cell>
          <table:table-cell table:formula="of:=IFERROR(VLOOKUP([.$A14];[$L.$A$1:$L.$Q$99];16;FALSE())*[.$B14];&quot;&quot;)">
            <text:p/>
          </table:table-cell>
          <table:table-cell table:formula="of:=IFERROR(VLOOKUP([.$A14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5];[$L.$A$1:$L.$Q$80];3;FALSE());&quot;&quot;)&amp;T(ORG.OPENOFFICE.STYLE(IFERROR(IF(VLOOKUP([.$A15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1:$L.$Q$99];4;FALSE())=&quot;Group 1&quot;;[.B15];0);&quot;&quot;)">
            <text:p/>
          </table:table-cell>
          <table:table-cell table:formula="of:=IFERROR(VLOOKUP([.$A15];[$L.$A$1:$L.$Q$99];7;FALSE())*[.$B15];&quot;&quot;)">
            <text:p/>
          </table:table-cell>
          <table:table-cell table:formula="of:=IFERROR(VLOOKUP([.$A15];[$L.$A$1:$L.$Q$99];8;FALSE())*[.$B15];&quot;&quot;)">
            <text:p/>
          </table:table-cell>
          <table:table-cell table:formula="of:=IFERROR(VLOOKUP([.$A15];[$L.$A$1:$L.$Q$99];9;FALSE())*[.$B15];&quot;&quot;)">
            <text:p/>
          </table:table-cell>
          <table:table-cell table:formula="of:=IFERROR(VLOOKUP([.$A15];[$L.$A$1:$L.$Q$99];10;FALSE())*[.$B15];&quot;&quot;)">
            <text:p/>
          </table:table-cell>
          <table:table-cell table:formula="of:=IFERROR(VLOOKUP([.$A15];[$L.$A$1:$L.$Q$99];11;FALSE())*[.$B15];&quot;&quot;)">
            <text:p/>
          </table:table-cell>
          <table:table-cell table:formula="of:=IFERROR(VLOOKUP([.$A15];[$L.$A$1:$L.$Q$99];12;FALSE())*[.$B15];&quot;&quot;)">
            <text:p/>
          </table:table-cell>
          <table:table-cell table:formula="of:=IFERROR(VLOOKUP([.$A15];[$L.$A$1:$L.$Q$99];13;FALSE())*[.$B15];&quot;&quot;)">
            <text:p/>
          </table:table-cell>
          <table:table-cell table:formula="of:=IFERROR(VLOOKUP([.$A15];[$L.$A$1:$L.$Q$99];14;FALSE())*[.$B15];&quot;&quot;)">
            <text:p/>
          </table:table-cell>
          <table:table-cell table:formula="of:=IFERROR(VLOOKUP([.$A15];[$L.$A$1:$L.$Q$99];15;FALSE())*[.$B15];&quot;&quot;)">
            <text:p/>
          </table:table-cell>
          <table:table-cell table:formula="of:=IFERROR(VLOOKUP([.$A15];[$L.$A$1:$L.$Q$99];16;FALSE())*[.$B15];&quot;&quot;)">
            <text:p/>
          </table:table-cell>
          <table:table-cell table:formula="of:=IFERROR(VLOOKUP([.$A15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6];[$L.$A$1:$L.$Q$80];3;FALSE());&quot;&quot;)&amp;T(ORG.OPENOFFICE.STYLE(IFERROR(IF(VLOOKUP([.$A16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1:$L.$Q$99];4;FALSE())=&quot;Group 1&quot;;[.B16];0);&quot;&quot;)">
            <text:p/>
          </table:table-cell>
          <table:table-cell table:formula="of:=IFERROR(VLOOKUP([.$A16];[$L.$A$1:$L.$Q$99];7;FALSE())*[.$B16];&quot;&quot;)">
            <text:p/>
          </table:table-cell>
          <table:table-cell table:formula="of:=IFERROR(VLOOKUP([.$A16];[$L.$A$1:$L.$Q$99];8;FALSE())*[.$B16];&quot;&quot;)">
            <text:p/>
          </table:table-cell>
          <table:table-cell table:formula="of:=IFERROR(VLOOKUP([.$A16];[$L.$A$1:$L.$Q$99];9;FALSE())*[.$B16];&quot;&quot;)">
            <text:p/>
          </table:table-cell>
          <table:table-cell table:formula="of:=IFERROR(VLOOKUP([.$A16];[$L.$A$1:$L.$Q$99];10;FALSE())*[.$B16];&quot;&quot;)">
            <text:p/>
          </table:table-cell>
          <table:table-cell table:formula="of:=IFERROR(VLOOKUP([.$A16];[$L.$A$1:$L.$Q$99];11;FALSE())*[.$B16];&quot;&quot;)">
            <text:p/>
          </table:table-cell>
          <table:table-cell table:formula="of:=IFERROR(VLOOKUP([.$A16];[$L.$A$1:$L.$Q$99];12;FALSE())*[.$B16];&quot;&quot;)">
            <text:p/>
          </table:table-cell>
          <table:table-cell table:formula="of:=IFERROR(VLOOKUP([.$A16];[$L.$A$1:$L.$Q$99];13;FALSE())*[.$B16];&quot;&quot;)">
            <text:p/>
          </table:table-cell>
          <table:table-cell table:formula="of:=IFERROR(VLOOKUP([.$A16];[$L.$A$1:$L.$Q$99];14;FALSE())*[.$B16];&quot;&quot;)">
            <text:p/>
          </table:table-cell>
          <table:table-cell table:formula="of:=IFERROR(VLOOKUP([.$A16];[$L.$A$1:$L.$Q$99];15;FALSE())*[.$B16];&quot;&quot;)">
            <text:p/>
          </table:table-cell>
          <table:table-cell table:formula="of:=IFERROR(VLOOKUP([.$A16];[$L.$A$1:$L.$Q$99];16;FALSE())*[.$B16];&quot;&quot;)">
            <text:p/>
          </table:table-cell>
          <table:table-cell table:formula="of:=IFERROR(VLOOKUP([.$A16];[$L.$A$1:$L.$Q$99];17;FALSE());&quot;&quot;)">
            <text:p/>
          </table:table-cell>
          <table:table-cell table:number-columns-repeated="1010"/>
        </table:table-row>
        <table:table-row table:style-name="ro3">
          <table:table-cell table:style-name="ce18"/>
          <table:table-cell table:style-name="Default" table:formula="of:=IFERROR(INT(IFERROR(VLOOKUP([.$A17];[$L.$A$1:$L.$Q$80];3;FALSE());&quot;&quot;)&amp;T(ORG.OPENOFFICE.STYLE(IFERROR(IF(VLOOKUP([.$A17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1:$L.$Q$99];4;FALSE())=&quot;Group 1&quot;;[.B17];0);&quot;&quot;)">
            <text:p/>
          </table:table-cell>
          <table:table-cell table:formula="of:=IFERROR(VLOOKUP([.$A17];[$L.$A$1:$L.$Q$99];7;FALSE())*[.$B17];&quot;&quot;)">
            <text:p/>
          </table:table-cell>
          <table:table-cell table:formula="of:=IFERROR(VLOOKUP([.$A17];[$L.$A$1:$L.$Q$99];8;FALSE())*[.$B17];&quot;&quot;)">
            <text:p/>
          </table:table-cell>
          <table:table-cell table:formula="of:=IFERROR(VLOOKUP([.$A17];[$L.$A$1:$L.$Q$99];9;FALSE())*[.$B17];&quot;&quot;)">
            <text:p/>
          </table:table-cell>
          <table:table-cell table:formula="of:=IFERROR(VLOOKUP([.$A17];[$L.$A$1:$L.$Q$99];10;FALSE())*[.$B17];&quot;&quot;)">
            <text:p/>
          </table:table-cell>
          <table:table-cell table:formula="of:=IFERROR(VLOOKUP([.$A17];[$L.$A$1:$L.$Q$99];11;FALSE())*[.$B17];&quot;&quot;)">
            <text:p/>
          </table:table-cell>
          <table:table-cell table:formula="of:=IFERROR(VLOOKUP([.$A17];[$L.$A$1:$L.$Q$99];12;FALSE())*[.$B17];&quot;&quot;)">
            <text:p/>
          </table:table-cell>
          <table:table-cell table:formula="of:=IFERROR(VLOOKUP([.$A17];[$L.$A$1:$L.$Q$99];13;FALSE())*[.$B17];&quot;&quot;)">
            <text:p/>
          </table:table-cell>
          <table:table-cell table:formula="of:=IFERROR(VLOOKUP([.$A17];[$L.$A$1:$L.$Q$99];14;FALSE())*[.$B17];&quot;&quot;)">
            <text:p/>
          </table:table-cell>
          <table:table-cell table:formula="of:=IFERROR(VLOOKUP([.$A17];[$L.$A$1:$L.$Q$99];15;FALSE())*[.$B17];&quot;&quot;)">
            <text:p/>
          </table:table-cell>
          <table:table-cell table:formula="of:=IFERROR(VLOOKUP([.$A17];[$L.$A$1:$L.$Q$99];16;FALSE())*[.$B17];&quot;&quot;)">
            <text:p/>
          </table:table-cell>
          <table:table-cell table:formula="of:=IFERROR(VLOOKUP([.$A17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8];[$L.$A$1:$L.$Q$80];3;FALSE());&quot;&quot;)&amp;T(ORG.OPENOFFICE.STYLE(IFERROR(IF(VLOOKUP([.$A1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1:$L.$Q$99];4;FALSE())=&quot;Group 1&quot;;[.B18];0);&quot;&quot;)">
            <text:p/>
          </table:table-cell>
          <table:table-cell table:formula="of:=IFERROR(VLOOKUP([.$A18];[$L.$A$1:$L.$Q$99];7;FALSE())*[.$B18];&quot;&quot;)">
            <text:p/>
          </table:table-cell>
          <table:table-cell table:formula="of:=IFERROR(VLOOKUP([.$A18];[$L.$A$1:$L.$Q$99];8;FALSE())*[.$B18];&quot;&quot;)">
            <text:p/>
          </table:table-cell>
          <table:table-cell table:formula="of:=IFERROR(VLOOKUP([.$A18];[$L.$A$1:$L.$Q$99];9;FALSE())*[.$B18];&quot;&quot;)">
            <text:p/>
          </table:table-cell>
          <table:table-cell table:formula="of:=IFERROR(VLOOKUP([.$A18];[$L.$A$1:$L.$Q$99];10;FALSE())*[.$B18];&quot;&quot;)">
            <text:p/>
          </table:table-cell>
          <table:table-cell table:formula="of:=IFERROR(VLOOKUP([.$A18];[$L.$A$1:$L.$Q$99];11;FALSE())*[.$B18];&quot;&quot;)">
            <text:p/>
          </table:table-cell>
          <table:table-cell table:formula="of:=IFERROR(VLOOKUP([.$A18];[$L.$A$1:$L.$Q$99];12;FALSE())*[.$B18];&quot;&quot;)">
            <text:p/>
          </table:table-cell>
          <table:table-cell table:formula="of:=IFERROR(VLOOKUP([.$A18];[$L.$A$1:$L.$Q$99];13;FALSE())*[.$B18];&quot;&quot;)">
            <text:p/>
          </table:table-cell>
          <table:table-cell table:formula="of:=IFERROR(VLOOKUP([.$A18];[$L.$A$1:$L.$Q$99];14;FALSE())*[.$B18];&quot;&quot;)">
            <text:p/>
          </table:table-cell>
          <table:table-cell table:formula="of:=IFERROR(VLOOKUP([.$A18];[$L.$A$1:$L.$Q$99];15;FALSE())*[.$B18];&quot;&quot;)">
            <text:p/>
          </table:table-cell>
          <table:table-cell table:formula="of:=IFERROR(VLOOKUP([.$A18];[$L.$A$1:$L.$Q$99];16;FALSE())*[.$B18];&quot;&quot;)">
            <text:p/>
          </table:table-cell>
          <table:table-cell table:formula="of:=IFERROR(VLOOKUP([.$A18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9];[$L.$A$1:$L.$Q$80];3;FALSE());&quot;&quot;)&amp;T(ORG.OPENOFFICE.STYLE(IFERROR(IF(VLOOKUP([.$A1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9];[$L.$A$1:$L.$Q$99];4;FALSE())=&quot;Group 1&quot;;[.B19];0);&quot;&quot;)">
            <text:p/>
          </table:table-cell>
          <table:table-cell table:formula="of:=IFERROR(VLOOKUP([.$A19];[$L.$A$1:$L.$Q$99];7;FALSE())*[.$B19];&quot;&quot;)">
            <text:p/>
          </table:table-cell>
          <table:table-cell table:formula="of:=IFERROR(VLOOKUP([.$A19];[$L.$A$1:$L.$Q$99];8;FALSE())*[.$B19];&quot;&quot;)">
            <text:p/>
          </table:table-cell>
          <table:table-cell table:formula="of:=IFERROR(VLOOKUP([.$A19];[$L.$A$1:$L.$Q$99];9;FALSE())*[.$B19];&quot;&quot;)">
            <text:p/>
          </table:table-cell>
          <table:table-cell table:formula="of:=IFERROR(VLOOKUP([.$A19];[$L.$A$1:$L.$Q$99];10;FALSE())*[.$B19];&quot;&quot;)">
            <text:p/>
          </table:table-cell>
          <table:table-cell table:formula="of:=IFERROR(VLOOKUP([.$A19];[$L.$A$1:$L.$Q$99];11;FALSE())*[.$B19];&quot;&quot;)">
            <text:p/>
          </table:table-cell>
          <table:table-cell table:formula="of:=IFERROR(VLOOKUP([.$A19];[$L.$A$1:$L.$Q$99];12;FALSE())*[.$B19];&quot;&quot;)">
            <text:p/>
          </table:table-cell>
          <table:table-cell table:formula="of:=IFERROR(VLOOKUP([.$A19];[$L.$A$1:$L.$Q$99];13;FALSE())*[.$B19];&quot;&quot;)">
            <text:p/>
          </table:table-cell>
          <table:table-cell table:formula="of:=IFERROR(VLOOKUP([.$A19];[$L.$A$1:$L.$Q$99];14;FALSE())*[.$B19];&quot;&quot;)">
            <text:p/>
          </table:table-cell>
          <table:table-cell table:formula="of:=IFERROR(VLOOKUP([.$A19];[$L.$A$1:$L.$Q$99];15;FALSE())*[.$B19];&quot;&quot;)">
            <text:p/>
          </table:table-cell>
          <table:table-cell table:formula="of:=IFERROR(VLOOKUP([.$A19];[$L.$A$1:$L.$Q$99];16;FALSE())*[.$B19];&quot;&quot;)">
            <text:p/>
          </table:table-cell>
          <table:table-cell table:formula="of:=IFERROR(VLOOKUP([.$A19];[$L.$A$1:$L.$Q$99];17;FALSE());&quot;&quot;)">
            <text:p/>
          </table:table-cell>
          <table:table-cell table:number-columns-repeated="1010"/>
        </table:table-row>
        <table:table-row table:style-name="ro6">
          <table:table-cell/>
          <table:table-cell table:style-name="Default" table:formula="of:=IFERROR(INT(IFERROR(VLOOKUP([.$A20];[$L.$A$1:$L.$Q$80];3;FALSE());&quot;&quot;)&amp;T(ORG.OPENOFFICE.STYLE(IFERROR(IF(VLOOKUP([.$A2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0];[$L.$A$1:$L.$Q$99];4;FALSE())=&quot;Group 1&quot;;[.B20];0);&quot;&quot;)">
            <text:p/>
          </table:table-cell>
          <table:table-cell table:formula="of:=IFERROR(VLOOKUP([.$A20];[$L.$A$1:$L.$Q$99];7;FALSE())*[.$B20];&quot;&quot;)">
            <text:p/>
          </table:table-cell>
          <table:table-cell table:formula="of:=IFERROR(VLOOKUP([.$A20];[$L.$A$1:$L.$Q$99];8;FALSE())*[.$B20];&quot;&quot;)">
            <text:p/>
          </table:table-cell>
          <table:table-cell table:formula="of:=IFERROR(VLOOKUP([.$A20];[$L.$A$1:$L.$Q$99];9;FALSE())*[.$B20];&quot;&quot;)">
            <text:p/>
          </table:table-cell>
          <table:table-cell table:formula="of:=IFERROR(VLOOKUP([.$A20];[$L.$A$1:$L.$Q$99];10;FALSE())*[.$B20];&quot;&quot;)">
            <text:p/>
          </table:table-cell>
          <table:table-cell table:formula="of:=IFERROR(VLOOKUP([.$A20];[$L.$A$1:$L.$Q$99];11;FALSE())*[.$B20];&quot;&quot;)">
            <text:p/>
          </table:table-cell>
          <table:table-cell table:formula="of:=IFERROR(VLOOKUP([.$A20];[$L.$A$1:$L.$Q$99];12;FALSE())*[.$B20];&quot;&quot;)">
            <text:p/>
          </table:table-cell>
          <table:table-cell table:formula="of:=IFERROR(VLOOKUP([.$A20];[$L.$A$1:$L.$Q$99];13;FALSE())*[.$B20];&quot;&quot;)">
            <text:p/>
          </table:table-cell>
          <table:table-cell table:formula="of:=IFERROR(VLOOKUP([.$A20];[$L.$A$1:$L.$Q$99];14;FALSE())*[.$B20];&quot;&quot;)">
            <text:p/>
          </table:table-cell>
          <table:table-cell table:formula="of:=IFERROR(VLOOKUP([.$A20];[$L.$A$1:$L.$Q$99];15;FALSE())*[.$B20];&quot;&quot;)">
            <text:p/>
          </table:table-cell>
          <table:table-cell table:formula="of:=IFERROR(VLOOKUP([.$A20];[$L.$A$1:$L.$Q$99];16;FALSE())*[.$B20];&quot;&quot;)">
            <text:p/>
          </table:table-cell>
          <table:table-cell table:formula="of:=IFERROR(VLOOKUP([.$A20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21];[$L.$A$1:$L.$Q$80];3;FALSE());&quot;&quot;)&amp;T(ORG.OPENOFFICE.STYLE(IFERROR(IF(VLOOKUP([.$A21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1];[$L.$A$1:$L.$Q$99];4;FALSE())=&quot;Group 1&quot;;[.B21];0);&quot;&quot;)">
            <text:p/>
          </table:table-cell>
          <table:table-cell table:formula="of:=IFERROR(VLOOKUP([.$A21];[$L.$A$1:$L.$Q$99];7;FALSE())*[.$B21];&quot;&quot;)">
            <text:p/>
          </table:table-cell>
          <table:table-cell table:formula="of:=IFERROR(VLOOKUP([.$A21];[$L.$A$1:$L.$Q$99];8;FALSE())*[.$B21];&quot;&quot;)">
            <text:p/>
          </table:table-cell>
          <table:table-cell table:formula="of:=IFERROR(VLOOKUP([.$A21];[$L.$A$1:$L.$Q$99];9;FALSE())*[.$B21];&quot;&quot;)">
            <text:p/>
          </table:table-cell>
          <table:table-cell table:formula="of:=IFERROR(VLOOKUP([.$A21];[$L.$A$1:$L.$Q$99];10;FALSE())*[.$B21];&quot;&quot;)">
            <text:p/>
          </table:table-cell>
          <table:table-cell table:formula="of:=IFERROR(VLOOKUP([.$A21];[$L.$A$1:$L.$Q$99];11;FALSE())*[.$B21];&quot;&quot;)">
            <text:p/>
          </table:table-cell>
          <table:table-cell table:formula="of:=IFERROR(VLOOKUP([.$A21];[$L.$A$1:$L.$Q$99];12;FALSE())*[.$B21];&quot;&quot;)">
            <text:p/>
          </table:table-cell>
          <table:table-cell table:formula="of:=IFERROR(VLOOKUP([.$A21];[$L.$A$1:$L.$Q$99];13;FALSE())*[.$B21];&quot;&quot;)">
            <text:p/>
          </table:table-cell>
          <table:table-cell table:formula="of:=IFERROR(VLOOKUP([.$A21];[$L.$A$1:$L.$Q$99];14;FALSE())*[.$B21];&quot;&quot;)">
            <text:p/>
          </table:table-cell>
          <table:table-cell table:formula="of:=IFERROR(VLOOKUP([.$A21];[$L.$A$1:$L.$Q$99];15;FALSE())*[.$B21];&quot;&quot;)">
            <text:p/>
          </table:table-cell>
          <table:table-cell table:formula="of:=IFERROR(VLOOKUP([.$A21];[$L.$A$1:$L.$Q$99];16;FALSE())*[.$B21];&quot;&quot;)">
            <text:p/>
          </table:table-cell>
          <table:table-cell table:formula="of:=IFERROR(VLOOKUP([.$A21];[$L.$A$1:$L.$Q$99];17;FALSE());&quot;&quot;)">
            <text:p/>
          </table:table-cell>
          <table:table-cell table:number-columns-repeated="1010"/>
        </table:table-row>
        <table:table-row table:style-name="ro7">
          <table:table-cell/>
          <table:table-cell table:style-name="Default" table:formula="of:=IFERROR(INT(IFERROR(VLOOKUP([.$A22];[$L.$A$1:$L.$Q$80];3;FALSE());&quot;&quot;)&amp;T(ORG.OPENOFFICE.STYLE(IFERROR(IF(VLOOKUP([.$A22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2];[$L.$A$1:$L.$Q$99];4;FALSE())=&quot;Group 1&quot;;[.B22];0);&quot;&quot;)">
            <text:p/>
          </table:table-cell>
          <table:table-cell table:formula="of:=IFERROR(VLOOKUP([.$A22];[$L.$A$1:$L.$Q$99];7;FALSE())*[.$B22];&quot;&quot;)">
            <text:p/>
          </table:table-cell>
          <table:table-cell table:formula="of:=IFERROR(VLOOKUP([.$A22];[$L.$A$1:$L.$Q$99];8;FALSE())*[.$B22];&quot;&quot;)">
            <text:p/>
          </table:table-cell>
          <table:table-cell table:formula="of:=IFERROR(VLOOKUP([.$A22];[$L.$A$1:$L.$Q$99];9;FALSE())*[.$B22];&quot;&quot;)">
            <text:p/>
          </table:table-cell>
          <table:table-cell table:formula="of:=IFERROR(VLOOKUP([.$A22];[$L.$A$1:$L.$Q$99];10;FALSE())*[.$B22];&quot;&quot;)">
            <text:p/>
          </table:table-cell>
          <table:table-cell table:formula="of:=IFERROR(VLOOKUP([.$A22];[$L.$A$1:$L.$Q$99];11;FALSE())*[.$B22];&quot;&quot;)">
            <text:p/>
          </table:table-cell>
          <table:table-cell table:formula="of:=IFERROR(VLOOKUP([.$A22];[$L.$A$1:$L.$Q$99];12;FALSE())*[.$B22];&quot;&quot;)">
            <text:p/>
          </table:table-cell>
          <table:table-cell table:formula="of:=IFERROR(VLOOKUP([.$A22];[$L.$A$1:$L.$Q$99];13;FALSE())*[.$B22];&quot;&quot;)">
            <text:p/>
          </table:table-cell>
          <table:table-cell table:formula="of:=IFERROR(VLOOKUP([.$A22];[$L.$A$1:$L.$Q$99];14;FALSE())*[.$B22];&quot;&quot;)">
            <text:p/>
          </table:table-cell>
          <table:table-cell table:formula="of:=IFERROR(VLOOKUP([.$A22];[$L.$A$1:$L.$Q$99];15;FALSE())*[.$B22];&quot;&quot;)">
            <text:p/>
          </table:table-cell>
          <table:table-cell table:formula="of:=IFERROR(VLOOKUP([.$A22];[$L.$A$1:$L.$Q$99];16;FALSE())*[.$B22];&quot;&quot;)">
            <text:p/>
          </table:table-cell>
          <table:table-cell table:formula="of:=IFERROR(VLOOKUP([.$A22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3];[$L.$A$1:$L.$Q$80];3;FALSE());&quot;&quot;)&amp;T(ORG.OPENOFFICE.STYLE(IFERROR(IF(VLOOKUP([.$A23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3];[$L.$A$1:$L.$Q$99];4;FALSE())=&quot;Group 1&quot;;[.B23];0);&quot;&quot;)">
            <text:p/>
          </table:table-cell>
          <table:table-cell table:formula="of:=IFERROR(VLOOKUP([.$A23];[$L.$A$1:$L.$Q$99];7;FALSE())*[.$B23];&quot;&quot;)">
            <text:p/>
          </table:table-cell>
          <table:table-cell table:formula="of:=IFERROR(VLOOKUP([.$A23];[$L.$A$1:$L.$Q$99];8;FALSE())*[.$B23];&quot;&quot;)">
            <text:p/>
          </table:table-cell>
          <table:table-cell table:formula="of:=IFERROR(VLOOKUP([.$A23];[$L.$A$1:$L.$Q$99];9;FALSE())*[.$B23];&quot;&quot;)">
            <text:p/>
          </table:table-cell>
          <table:table-cell table:formula="of:=IFERROR(VLOOKUP([.$A23];[$L.$A$1:$L.$Q$99];10;FALSE())*[.$B23];&quot;&quot;)">
            <text:p/>
          </table:table-cell>
          <table:table-cell table:formula="of:=IFERROR(VLOOKUP([.$A23];[$L.$A$1:$L.$Q$99];11;FALSE())*[.$B23];&quot;&quot;)">
            <text:p/>
          </table:table-cell>
          <table:table-cell table:formula="of:=IFERROR(VLOOKUP([.$A23];[$L.$A$1:$L.$Q$99];12;FALSE())*[.$B23];&quot;&quot;)">
            <text:p/>
          </table:table-cell>
          <table:table-cell table:formula="of:=IFERROR(VLOOKUP([.$A23];[$L.$A$1:$L.$Q$99];13;FALSE())*[.$B23];&quot;&quot;)">
            <text:p/>
          </table:table-cell>
          <table:table-cell table:formula="of:=IFERROR(VLOOKUP([.$A23];[$L.$A$1:$L.$Q$99];14;FALSE())*[.$B23];&quot;&quot;)">
            <text:p/>
          </table:table-cell>
          <table:table-cell table:formula="of:=IFERROR(VLOOKUP([.$A23];[$L.$A$1:$L.$Q$99];15;FALSE())*[.$B23];&quot;&quot;)">
            <text:p/>
          </table:table-cell>
          <table:table-cell table:formula="of:=IFERROR(VLOOKUP([.$A23];[$L.$A$1:$L.$Q$99];16;FALSE())*[.$B23];&quot;&quot;)">
            <text:p/>
          </table:table-cell>
          <table:table-cell table:formula="of:=IFERROR(VLOOKUP([.$A23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4];[$L.$A$1:$L.$Q$80];3;FALSE());&quot;&quot;)&amp;T(ORG.OPENOFFICE.STYLE(IFERROR(IF(VLOOKUP([.$A24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4];[$L.$A$1:$L.$Q$99];4;FALSE())=&quot;Group 1&quot;;[.B24];0);&quot;&quot;)">
            <text:p/>
          </table:table-cell>
          <table:table-cell table:formula="of:=IFERROR(VLOOKUP([.$A24];[$L.$A$1:$L.$Q$99];7;FALSE())*[.$B24];&quot;&quot;)">
            <text:p/>
          </table:table-cell>
          <table:table-cell table:formula="of:=IFERROR(VLOOKUP([.$A24];[$L.$A$1:$L.$Q$99];8;FALSE())*[.$B24];&quot;&quot;)">
            <text:p/>
          </table:table-cell>
          <table:table-cell table:formula="of:=IFERROR(VLOOKUP([.$A24];[$L.$A$1:$L.$Q$99];9;FALSE())*[.$B24];&quot;&quot;)">
            <text:p/>
          </table:table-cell>
          <table:table-cell table:formula="of:=IFERROR(VLOOKUP([.$A24];[$L.$A$1:$L.$Q$99];10;FALSE())*[.$B24];&quot;&quot;)">
            <text:p/>
          </table:table-cell>
          <table:table-cell table:formula="of:=IFERROR(VLOOKUP([.$A24];[$L.$A$1:$L.$Q$99];11;FALSE())*[.$B24];&quot;&quot;)">
            <text:p/>
          </table:table-cell>
          <table:table-cell table:formula="of:=IFERROR(VLOOKUP([.$A24];[$L.$A$1:$L.$Q$99];12;FALSE())*[.$B24];&quot;&quot;)">
            <text:p/>
          </table:table-cell>
          <table:table-cell table:formula="of:=IFERROR(VLOOKUP([.$A24];[$L.$A$1:$L.$Q$99];13;FALSE())*[.$B24];&quot;&quot;)">
            <text:p/>
          </table:table-cell>
          <table:table-cell table:formula="of:=IFERROR(VLOOKUP([.$A24];[$L.$A$1:$L.$Q$99];14;FALSE())*[.$B24];&quot;&quot;)">
            <text:p/>
          </table:table-cell>
          <table:table-cell table:formula="of:=IFERROR(VLOOKUP([.$A24];[$L.$A$1:$L.$Q$99];15;FALSE())*[.$B24];&quot;&quot;)">
            <text:p/>
          </table:table-cell>
          <table:table-cell table:formula="of:=IFERROR(VLOOKUP([.$A24];[$L.$A$1:$L.$Q$99];16;FALSE())*[.$B24];&quot;&quot;)">
            <text:p/>
          </table:table-cell>
          <table:table-cell table:formula="of:=IFERROR(VLOOKUP([.$A24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5];[$L.$A$1:$L.$Q$80];3;FALSE());&quot;&quot;)&amp;T(ORG.OPENOFFICE.STYLE(IFERROR(IF(VLOOKUP([.$A25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5];[$L.$A$1:$L.$Q$99];4;FALSE())=&quot;Group 1&quot;;[.B25];0);&quot;&quot;)">
            <text:p/>
          </table:table-cell>
          <table:table-cell table:formula="of:=IFERROR(VLOOKUP([.$A25];[$L.$A$1:$L.$Q$99];7;FALSE())*[.$B25];&quot;&quot;)">
            <text:p/>
          </table:table-cell>
          <table:table-cell table:formula="of:=IFERROR(VLOOKUP([.$A25];[$L.$A$1:$L.$Q$99];8;FALSE())*[.$B25];&quot;&quot;)">
            <text:p/>
          </table:table-cell>
          <table:table-cell table:formula="of:=IFERROR(VLOOKUP([.$A25];[$L.$A$1:$L.$Q$99];9;FALSE())*[.$B25];&quot;&quot;)">
            <text:p/>
          </table:table-cell>
          <table:table-cell table:formula="of:=IFERROR(VLOOKUP([.$A25];[$L.$A$1:$L.$Q$99];10;FALSE())*[.$B25];&quot;&quot;)">
            <text:p/>
          </table:table-cell>
          <table:table-cell table:formula="of:=IFERROR(VLOOKUP([.$A25];[$L.$A$1:$L.$Q$99];11;FALSE())*[.$B25];&quot;&quot;)">
            <text:p/>
          </table:table-cell>
          <table:table-cell table:formula="of:=IFERROR(VLOOKUP([.$A25];[$L.$A$1:$L.$Q$99];12;FALSE())*[.$B25];&quot;&quot;)">
            <text:p/>
          </table:table-cell>
          <table:table-cell table:formula="of:=IFERROR(VLOOKUP([.$A25];[$L.$A$1:$L.$Q$99];13;FALSE())*[.$B25];&quot;&quot;)">
            <text:p/>
          </table:table-cell>
          <table:table-cell table:formula="of:=IFERROR(VLOOKUP([.$A25];[$L.$A$1:$L.$Q$99];14;FALSE())*[.$B25];&quot;&quot;)">
            <text:p/>
          </table:table-cell>
          <table:table-cell table:formula="of:=IFERROR(VLOOKUP([.$A25];[$L.$A$1:$L.$Q$99];15;FALSE())*[.$B25];&quot;&quot;)">
            <text:p/>
          </table:table-cell>
          <table:table-cell table:formula="of:=IFERROR(VLOOKUP([.$A25];[$L.$A$1:$L.$Q$99];16;FALSE())*[.$B25];&quot;&quot;)">
            <text:p/>
          </table:table-cell>
          <table:table-cell table:formula="of:=IFERROR(VLOOKUP([.$A25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6];[$L.$A$1:$L.$Q$80];3;FALSE());&quot;&quot;)&amp;T(ORG.OPENOFFICE.STYLE(IFERROR(IF(VLOOKUP([.$A26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6];[$L.$A$1:$L.$Q$99];4;FALSE())=&quot;Group 1&quot;;[.B26];0);&quot;&quot;)">
            <text:p/>
          </table:table-cell>
          <table:table-cell table:formula="of:=IFERROR(VLOOKUP([.$A26];[$L.$A$1:$L.$Q$99];7;FALSE())*[.$B26];&quot;&quot;)">
            <text:p/>
          </table:table-cell>
          <table:table-cell table:formula="of:=IFERROR(VLOOKUP([.$A26];[$L.$A$1:$L.$Q$99];8;FALSE())*[.$B26];&quot;&quot;)">
            <text:p/>
          </table:table-cell>
          <table:table-cell table:formula="of:=IFERROR(VLOOKUP([.$A26];[$L.$A$1:$L.$Q$99];9;FALSE())*[.$B26];&quot;&quot;)">
            <text:p/>
          </table:table-cell>
          <table:table-cell table:formula="of:=IFERROR(VLOOKUP([.$A26];[$L.$A$1:$L.$Q$99];10;FALSE())*[.$B26];&quot;&quot;)">
            <text:p/>
          </table:table-cell>
          <table:table-cell table:formula="of:=IFERROR(VLOOKUP([.$A26];[$L.$A$1:$L.$Q$99];11;FALSE())*[.$B26];&quot;&quot;)">
            <text:p/>
          </table:table-cell>
          <table:table-cell table:formula="of:=IFERROR(VLOOKUP([.$A26];[$L.$A$1:$L.$Q$99];12;FALSE())*[.$B26];&quot;&quot;)">
            <text:p/>
          </table:table-cell>
          <table:table-cell table:formula="of:=IFERROR(VLOOKUP([.$A26];[$L.$A$1:$L.$Q$99];13;FALSE())*[.$B26];&quot;&quot;)">
            <text:p/>
          </table:table-cell>
          <table:table-cell table:formula="of:=IFERROR(VLOOKUP([.$A26];[$L.$A$1:$L.$Q$99];14;FALSE())*[.$B26];&quot;&quot;)">
            <text:p/>
          </table:table-cell>
          <table:table-cell table:formula="of:=IFERROR(VLOOKUP([.$A26];[$L.$A$1:$L.$Q$99];15;FALSE())*[.$B26];&quot;&quot;)">
            <text:p/>
          </table:table-cell>
          <table:table-cell table:formula="of:=IFERROR(VLOOKUP([.$A26];[$L.$A$1:$L.$Q$99];16;FALSE())*[.$B26];&quot;&quot;)">
            <text:p/>
          </table:table-cell>
          <table:table-cell table:formula="of:=IFERROR(VLOOKUP([.$A26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7];[$L.$A$1:$L.$Q$80];3;FALSE());&quot;&quot;)&amp;T(ORG.OPENOFFICE.STYLE(IFERROR(IF(VLOOKUP([.$A27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7];[$L.$A$1:$L.$Q$99];4;FALSE())=&quot;Group 1&quot;;[.B27];0);&quot;&quot;)">
            <text:p/>
          </table:table-cell>
          <table:table-cell table:formula="of:=IFERROR(VLOOKUP([.$A27];[$L.$A$1:$L.$Q$99];7;FALSE())*[.$B27];&quot;&quot;)">
            <text:p/>
          </table:table-cell>
          <table:table-cell table:formula="of:=IFERROR(VLOOKUP([.$A27];[$L.$A$1:$L.$Q$99];8;FALSE())*[.$B27];&quot;&quot;)">
            <text:p/>
          </table:table-cell>
          <table:table-cell table:formula="of:=IFERROR(VLOOKUP([.$A27];[$L.$A$1:$L.$Q$99];9;FALSE())*[.$B27];&quot;&quot;)">
            <text:p/>
          </table:table-cell>
          <table:table-cell table:formula="of:=IFERROR(VLOOKUP([.$A27];[$L.$A$1:$L.$Q$99];10;FALSE())*[.$B27];&quot;&quot;)">
            <text:p/>
          </table:table-cell>
          <table:table-cell table:formula="of:=IFERROR(VLOOKUP([.$A27];[$L.$A$1:$L.$Q$99];11;FALSE())*[.$B27];&quot;&quot;)">
            <text:p/>
          </table:table-cell>
          <table:table-cell table:formula="of:=IFERROR(VLOOKUP([.$A27];[$L.$A$1:$L.$Q$99];12;FALSE())*[.$B27];&quot;&quot;)">
            <text:p/>
          </table:table-cell>
          <table:table-cell table:formula="of:=IFERROR(VLOOKUP([.$A27];[$L.$A$1:$L.$Q$99];13;FALSE())*[.$B27];&quot;&quot;)">
            <text:p/>
          </table:table-cell>
          <table:table-cell table:formula="of:=IFERROR(VLOOKUP([.$A27];[$L.$A$1:$L.$Q$99];14;FALSE())*[.$B27];&quot;&quot;)">
            <text:p/>
          </table:table-cell>
          <table:table-cell table:formula="of:=IFERROR(VLOOKUP([.$A27];[$L.$A$1:$L.$Q$99];15;FALSE())*[.$B27];&quot;&quot;)">
            <text:p/>
          </table:table-cell>
          <table:table-cell table:formula="of:=IFERROR(VLOOKUP([.$A27];[$L.$A$1:$L.$Q$99];16;FALSE())*[.$B27];&quot;&quot;)">
            <text:p/>
          </table:table-cell>
          <table:table-cell table:formula="of:=IFERROR(VLOOKUP([.$A27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8];[$L.$A$1:$L.$Q$80];3;FALSE());&quot;&quot;)&amp;T(ORG.OPENOFFICE.STYLE(IFERROR(IF(VLOOKUP([.$A2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8];[$L.$A$1:$L.$Q$99];4;FALSE())=&quot;Group 1&quot;;[.B28];0);&quot;&quot;)">
            <text:p/>
          </table:table-cell>
          <table:table-cell table:formula="of:=IFERROR(VLOOKUP([.$A28];[$L.$A$1:$L.$Q$99];7;FALSE())*[.$B28];&quot;&quot;)">
            <text:p/>
          </table:table-cell>
          <table:table-cell table:formula="of:=IFERROR(VLOOKUP([.$A28];[$L.$A$1:$L.$Q$99];8;FALSE())*[.$B28];&quot;&quot;)">
            <text:p/>
          </table:table-cell>
          <table:table-cell table:formula="of:=IFERROR(VLOOKUP([.$A28];[$L.$A$1:$L.$Q$99];9;FALSE())*[.$B28];&quot;&quot;)">
            <text:p/>
          </table:table-cell>
          <table:table-cell table:formula="of:=IFERROR(VLOOKUP([.$A28];[$L.$A$1:$L.$Q$99];10;FALSE())*[.$B28];&quot;&quot;)">
            <text:p/>
          </table:table-cell>
          <table:table-cell table:formula="of:=IFERROR(VLOOKUP([.$A28];[$L.$A$1:$L.$Q$99];11;FALSE())*[.$B28];&quot;&quot;)">
            <text:p/>
          </table:table-cell>
          <table:table-cell table:formula="of:=IFERROR(VLOOKUP([.$A28];[$L.$A$1:$L.$Q$99];12;FALSE())*[.$B28];&quot;&quot;)">
            <text:p/>
          </table:table-cell>
          <table:table-cell table:formula="of:=IFERROR(VLOOKUP([.$A28];[$L.$A$1:$L.$Q$99];13;FALSE())*[.$B28];&quot;&quot;)">
            <text:p/>
          </table:table-cell>
          <table:table-cell table:formula="of:=IFERROR(VLOOKUP([.$A28];[$L.$A$1:$L.$Q$99];14;FALSE())*[.$B28];&quot;&quot;)">
            <text:p/>
          </table:table-cell>
          <table:table-cell table:formula="of:=IFERROR(VLOOKUP([.$A28];[$L.$A$1:$L.$Q$99];15;FALSE())*[.$B28];&quot;&quot;)">
            <text:p/>
          </table:table-cell>
          <table:table-cell table:formula="of:=IFERROR(VLOOKUP([.$A28];[$L.$A$1:$L.$Q$99];16;FALSE())*[.$B28];&quot;&quot;)">
            <text:p/>
          </table:table-cell>
          <table:table-cell table:formula="of:=IFERROR(VLOOKUP([.$A28];[$L.$A$1:$L.$Q$99];17;FALSE());&quot;&quot;)">
            <text:p/>
          </table:table-cell>
          <table:table-cell table:number-columns-repeated="1010"/>
        </table:table-row>
        <table:table-row table:style-name="ro11">
          <table:table-cell/>
          <table:table-cell table:style-name="Default" table:formula="of:=IFERROR(INT(IFERROR(VLOOKUP([.$A29];[$L.$A$1:$L.$Q$80];3;FALSE());&quot;&quot;)&amp;T(ORG.OPENOFFICE.STYLE(IFERROR(IF(VLOOKUP([.$A2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9];[$L.$A$1:$L.$Q$99];4;FALSE())=&quot;Group 1&quot;;[.B29];0);&quot;&quot;)">
            <text:p/>
          </table:table-cell>
          <table:table-cell table:formula="of:=IFERROR(VLOOKUP([.$A29];[$L.$A$1:$L.$Q$99];7;FALSE())*[.$B29];&quot;&quot;)">
            <text:p/>
          </table:table-cell>
          <table:table-cell table:formula="of:=IFERROR(VLOOKUP([.$A29];[$L.$A$1:$L.$Q$99];8;FALSE())*[.$B29];&quot;&quot;)">
            <text:p/>
          </table:table-cell>
          <table:table-cell table:formula="of:=IFERROR(VLOOKUP([.$A29];[$L.$A$1:$L.$Q$99];9;FALSE())*[.$B29];&quot;&quot;)">
            <text:p/>
          </table:table-cell>
          <table:table-cell table:formula="of:=IFERROR(VLOOKUP([.$A29];[$L.$A$1:$L.$Q$99];10;FALSE())*[.$B29];&quot;&quot;)">
            <text:p/>
          </table:table-cell>
          <table:table-cell table:formula="of:=IFERROR(VLOOKUP([.$A29];[$L.$A$1:$L.$Q$99];11;FALSE())*[.$B29];&quot;&quot;)">
            <text:p/>
          </table:table-cell>
          <table:table-cell table:formula="of:=IFERROR(VLOOKUP([.$A29];[$L.$A$1:$L.$Q$99];12;FALSE())*[.$B29];&quot;&quot;)">
            <text:p/>
          </table:table-cell>
          <table:table-cell table:formula="of:=IFERROR(VLOOKUP([.$A29];[$L.$A$1:$L.$Q$99];13;FALSE())*[.$B29];&quot;&quot;)">
            <text:p/>
          </table:table-cell>
          <table:table-cell table:formula="of:=IFERROR(VLOOKUP([.$A29];[$L.$A$1:$L.$Q$99];14;FALSE())*[.$B29];&quot;&quot;)">
            <text:p/>
          </table:table-cell>
          <table:table-cell table:formula="of:=IFERROR(VLOOKUP([.$A29];[$L.$A$1:$L.$Q$99];15;FALSE())*[.$B29];&quot;&quot;)">
            <text:p/>
          </table:table-cell>
          <table:table-cell table:formula="of:=IFERROR(VLOOKUP([.$A29];[$L.$A$1:$L.$Q$99];16;FALSE())*[.$B29];&quot;&quot;)">
            <text:p/>
          </table:table-cell>
          <table:table-cell table:formula="of:=IFERROR(VLOOKUP([.$A29];[$L.$A$1:$L.$Q$99];17;FALSE());&quot;&quot;)">
            <text:p/>
          </table:table-cell>
          <table:table-cell table:number-columns-repeated="1010"/>
        </table:table-row>
        <table:table-row table:style-name="ro7">
          <table:table-cell/>
          <table:table-cell table:style-name="Default" table:formula="of:=IFERROR(INT(IFERROR(VLOOKUP([.$A30];[$L.$A$1:$L.$Q$80];3;FALSE());&quot;&quot;)&amp;T(ORG.OPENOFFICE.STYLE(IFERROR(IF(VLOOKUP([.$A3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30];[$L.$A$1:$L.$Q$99];4;FALSE())=&quot;Group 1&quot;;[.B30];0);&quot;&quot;)">
            <text:p/>
          </table:table-cell>
          <table:table-cell table:formula="of:=IFERROR(VLOOKUP([.$A30];[$L.$A$1:$L.$Q$99];7;FALSE())*[.$B30];&quot;&quot;)">
            <text:p/>
          </table:table-cell>
          <table:table-cell table:formula="of:=IFERROR(VLOOKUP([.$A30];[$L.$A$1:$L.$Q$99];8;FALSE())*[.$B30];&quot;&quot;)">
            <text:p/>
          </table:table-cell>
          <table:table-cell table:formula="of:=IFERROR(VLOOKUP([.$A30];[$L.$A$1:$L.$Q$99];9;FALSE())*[.$B30];&quot;&quot;)">
            <text:p/>
          </table:table-cell>
          <table:table-cell table:formula="of:=IFERROR(VLOOKUP([.$A30];[$L.$A$1:$L.$Q$99];10;FALSE())*[.$B30];&quot;&quot;)">
            <text:p/>
          </table:table-cell>
          <table:table-cell table:formula="of:=IFERROR(VLOOKUP([.$A30];[$L.$A$1:$L.$Q$99];11;FALSE())*[.$B30];&quot;&quot;)">
            <text:p/>
          </table:table-cell>
          <table:table-cell table:formula="of:=IFERROR(VLOOKUP([.$A30];[$L.$A$1:$L.$Q$99];12;FALSE())*[.$B30];&quot;&quot;)">
            <text:p/>
          </table:table-cell>
          <table:table-cell table:formula="of:=IFERROR(VLOOKUP([.$A30];[$L.$A$1:$L.$Q$99];13;FALSE())*[.$B30];&quot;&quot;)">
            <text:p/>
          </table:table-cell>
          <table:table-cell table:formula="of:=IFERROR(VLOOKUP([.$A30];[$L.$A$1:$L.$Q$99];14;FALSE())*[.$B30];&quot;&quot;)">
            <text:p/>
          </table:table-cell>
          <table:table-cell table:formula="of:=IFERROR(VLOOKUP([.$A30];[$L.$A$1:$L.$Q$99];15;FALSE())*[.$B30];&quot;&quot;)">
            <text:p/>
          </table:table-cell>
          <table:table-cell table:formula="of:=IFERROR(VLOOKUP([.$A30];[$L.$A$1:$L.$Q$99];16;FALSE())*[.$B30];&quot;&quot;)">
            <text:p/>
          </table:table-cell>
          <table:table-cell table:formula="of:=IFERROR(VLOOKUP([.$A30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/>
          <table:table-cell table:formula="of:=IFERROR(IF(VLOOKUP([.$A31];[$L.$A$1:$L.$Q$99];4;FALSE())=&quot;Group 1&quot;;[.B31];0);&quot;&quot;)">
            <text:p/>
          </table:table-cell>
          <table:table-cell table:formula="of:=IFERROR(VLOOKUP([.$A31];[$L.$A$1:$L.$Q$99];7;FALSE())*[.$B31];&quot;&quot;)">
            <text:p/>
          </table:table-cell>
          <table:table-cell table:formula="of:=IFERROR(VLOOKUP([.$A31];[$L.$A$1:$L.$Q$99];8;FALSE())*[.$B31];&quot;&quot;)">
            <text:p/>
          </table:table-cell>
          <table:table-cell table:formula="of:=IFERROR(VLOOKUP([.$A31];[$L.$A$1:$L.$Q$99];9;FALSE())*[.$B31];&quot;&quot;)">
            <text:p/>
          </table:table-cell>
          <table:table-cell table:formula="of:=IFERROR(VLOOKUP([.$A31];[$L.$A$1:$L.$Q$99];10;FALSE())*[.$B31];&quot;&quot;)">
            <text:p/>
          </table:table-cell>
          <table:table-cell table:formula="of:=IFERROR(VLOOKUP([.$A31];[$L.$A$1:$L.$Q$99];11;FALSE())*[.$B31];&quot;&quot;)">
            <text:p/>
          </table:table-cell>
          <table:table-cell table:formula="of:=IFERROR(VLOOKUP([.$A31];[$L.$A$1:$L.$Q$99];12;FALSE())*[.$B31];&quot;&quot;)">
            <text:p/>
          </table:table-cell>
          <table:table-cell table:formula="of:=IFERROR(VLOOKUP([.$A31];[$L.$A$1:$L.$Q$99];13;FALSE())*[.$B31];&quot;&quot;)">
            <text:p/>
          </table:table-cell>
          <table:table-cell table:formula="of:=IFERROR(VLOOKUP([.$A31];[$L.$A$1:$L.$Q$99];14;FALSE())*[.$B31];&quot;&quot;)">
            <text:p/>
          </table:table-cell>
          <table:table-cell table:formula="of:=IFERROR(VLOOKUP([.$A31];[$L.$A$1:$L.$Q$99];15;FALSE())*[.$B31];&quot;&quot;)">
            <text:p/>
          </table:table-cell>
          <table:table-cell table:formula="of:=IFERROR(VLOOKUP([.$A31];[$L.$A$1:$L.$Q$99];16;FALSE())*[.$B31];&quot;&quot;)">
            <text:p/>
          </table:table-cell>
          <table:table-cell table:formula="of:=IFERROR(VLOOKUP([.$A31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/>
          <table:table-cell table:formula="of:=IFERROR(IF(VLOOKUP([.$A32];[$L.$A$1:$L.$Q$99];4;FALSE())=&quot;Group 1&quot;;[.B32];0);&quot;&quot;)">
            <text:p/>
          </table:table-cell>
          <table:table-cell table:formula="of:=IFERROR(VLOOKUP([.$A32];[$L.$A$1:$L.$Q$99];7;FALSE())*[.$B32];&quot;&quot;)">
            <text:p/>
          </table:table-cell>
          <table:table-cell table:formula="of:=IFERROR(VLOOKUP([.$A32];[$L.$A$1:$L.$Q$99];8;FALSE())*[.$B32];&quot;&quot;)">
            <text:p/>
          </table:table-cell>
          <table:table-cell table:formula="of:=IFERROR(VLOOKUP([.$A32];[$L.$A$1:$L.$Q$99];9;FALSE())*[.$B32];&quot;&quot;)">
            <text:p/>
          </table:table-cell>
          <table:table-cell table:formula="of:=IFERROR(VLOOKUP([.$A32];[$L.$A$1:$L.$Q$99];10;FALSE())*[.$B32];&quot;&quot;)">
            <text:p/>
          </table:table-cell>
          <table:table-cell table:formula="of:=IFERROR(VLOOKUP([.$A32];[$L.$A$1:$L.$Q$99];11;FALSE())*[.$B32];&quot;&quot;)">
            <text:p/>
          </table:table-cell>
          <table:table-cell table:formula="of:=IFERROR(VLOOKUP([.$A32];[$L.$A$1:$L.$Q$99];12;FALSE())*[.$B32];&quot;&quot;)">
            <text:p/>
          </table:table-cell>
          <table:table-cell table:formula="of:=IFERROR(VLOOKUP([.$A32];[$L.$A$1:$L.$Q$99];13;FALSE())*[.$B32];&quot;&quot;)">
            <text:p/>
          </table:table-cell>
          <table:table-cell table:formula="of:=IFERROR(VLOOKUP([.$A32];[$L.$A$1:$L.$Q$99];14;FALSE())*[.$B32];&quot;&quot;)">
            <text:p/>
          </table:table-cell>
          <table:table-cell table:formula="of:=IFERROR(VLOOKUP([.$A32];[$L.$A$1:$L.$Q$99];15;FALSE())*[.$B32];&quot;&quot;)">
            <text:p/>
          </table:table-cell>
          <table:table-cell table:formula="of:=IFERROR(VLOOKUP([.$A32];[$L.$A$1:$L.$Q$99];16;FALSE())*[.$B32];&quot;&quot;)">
            <text:p/>
          </table:table-cell>
          <table:table-cell table:formula="of:=IFERROR(VLOOKUP([.$A32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/>
          <table:table-cell table:formula="of:=IFERROR(IF(VLOOKUP([.$A33];[$L.$A$1:$L.$Q$99];4;FALSE())=&quot;Group 1&quot;;[.B33];0);&quot;&quot;)">
            <text:p/>
          </table:table-cell>
          <table:table-cell table:formula="of:=IFERROR(VLOOKUP([.$A33];[$L.$A$1:$L.$Q$99];7;FALSE())*[.$B33];&quot;&quot;)">
            <text:p/>
          </table:table-cell>
          <table:table-cell table:formula="of:=IFERROR(VLOOKUP([.$A33];[$L.$A$1:$L.$Q$99];8;FALSE())*[.$B33];&quot;&quot;)">
            <text:p/>
          </table:table-cell>
          <table:table-cell table:formula="of:=IFERROR(VLOOKUP([.$A33];[$L.$A$1:$L.$Q$99];9;FALSE())*[.$B33];&quot;&quot;)">
            <text:p/>
          </table:table-cell>
          <table:table-cell table:formula="of:=IFERROR(VLOOKUP([.$A33];[$L.$A$1:$L.$Q$99];10;FALSE())*[.$B33];&quot;&quot;)">
            <text:p/>
          </table:table-cell>
          <table:table-cell table:formula="of:=IFERROR(VLOOKUP([.$A33];[$L.$A$1:$L.$Q$99];11;FALSE())*[.$B33];&quot;&quot;)">
            <text:p/>
          </table:table-cell>
          <table:table-cell table:formula="of:=IFERROR(VLOOKUP([.$A33];[$L.$A$1:$L.$Q$99];12;FALSE())*[.$B33];&quot;&quot;)">
            <text:p/>
          </table:table-cell>
          <table:table-cell table:formula="of:=IFERROR(VLOOKUP([.$A33];[$L.$A$1:$L.$Q$99];13;FALSE())*[.$B33];&quot;&quot;)">
            <text:p/>
          </table:table-cell>
          <table:table-cell table:formula="of:=IFERROR(VLOOKUP([.$A33];[$L.$A$1:$L.$Q$99];14;FALSE())*[.$B33];&quot;&quot;)">
            <text:p/>
          </table:table-cell>
          <table:table-cell table:formula="of:=IFERROR(VLOOKUP([.$A33];[$L.$A$1:$L.$Q$99];15;FALSE())*[.$B33];&quot;&quot;)">
            <text:p/>
          </table:table-cell>
          <table:table-cell table:formula="of:=IFERROR(VLOOKUP([.$A33];[$L.$A$1:$L.$Q$99];16;FALSE())*[.$B33];&quot;&quot;)">
            <text:p/>
          </table:table-cell>
          <table:table-cell table:formula="of:=IFERROR(VLOOKUP([.$A33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/>
          <table:table-cell table:formula="of:=IFERROR(IF(VLOOKUP([.$A34];[$L.$A$1:$L.$Q$99];4;FALSE())=&quot;Core&quot;;[.B34];0);&quot;&quot;)">
            <text:p/>
          </table:table-cell>
          <table:table-cell table:formula="of:=IFERROR(VLOOKUP([.$A34];[$L.$A$1:$L.$Q$99];7;FALSE())*[.$B34];&quot;&quot;)">
            <text:p/>
          </table:table-cell>
          <table:table-cell table:formula="of:=IFERROR(VLOOKUP([.$A34];[$L.$A$1:$L.$Q$99];8;FALSE())*[.$B34];&quot;&quot;)">
            <text:p/>
          </table:table-cell>
          <table:table-cell table:formula="of:=IFERROR(VLOOKUP([.$A34];[$L.$A$1:$L.$Q$99];9;FALSE())*[.$B34];&quot;&quot;)">
            <text:p/>
          </table:table-cell>
          <table:table-cell table:formula="of:=IFERROR(VLOOKUP([.$A34];[$L.$A$1:$L.$Q$99];10;FALSE())*[.$B34];&quot;&quot;)">
            <text:p/>
          </table:table-cell>
          <table:table-cell table:formula="of:=IFERROR(VLOOKUP([.$A34];[$L.$A$1:$L.$Q$99];11;FALSE())*[.$B34];&quot;&quot;)">
            <text:p/>
          </table:table-cell>
          <table:table-cell table:formula="of:=IFERROR(VLOOKUP([.$A34];[$L.$A$1:$L.$Q$99];12;FALSE())*[.$B34];&quot;&quot;)">
            <text:p/>
          </table:table-cell>
          <table:table-cell table:formula="of:=IFERROR(VLOOKUP([.$A34];[$L.$A$1:$L.$Q$99];13;FALSE())*[.$B34];&quot;&quot;)">
            <text:p/>
          </table:table-cell>
          <table:table-cell table:formula="of:=IFERROR(VLOOKUP([.$A34];[$L.$A$1:$L.$Q$99];14;FALSE())*[.$B34];&quot;&quot;)">
            <text:p/>
          </table:table-cell>
          <table:table-cell table:formula="of:=IFERROR(VLOOKUP([.$A34];[$L.$A$1:$L.$Q$99];15;FALSE())*[.$B34];&quot;&quot;)">
            <text:p/>
          </table:table-cell>
          <table:table-cell table:formula="of:=IFERROR(VLOOKUP([.$A34];[$L.$A$1:$L.$Q$99];16;FALSE())*[.$B34];&quot;&quot;)">
            <text:p/>
          </table:table-cell>
          <table:table-cell table:formula="of:=IFERROR(VLOOKUP([.$A34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5];[$L.$A$1:$L.$Q$99];4;FALSE())=&quot;Core&quot;;[.B35];0);&quot;&quot;)">
            <text:p/>
          </table:table-cell>
          <table:table-cell table:formula="of:=IFERROR(VLOOKUP([.$A35];[$L.$A$1:$L.$Q$99];7;FALSE())*[.$B35];&quot;&quot;)">
            <text:p/>
          </table:table-cell>
          <table:table-cell table:formula="of:=IFERROR(VLOOKUP([.$A35];[$L.$A$1:$L.$Q$99];8;FALSE())*[.$B35];&quot;&quot;)">
            <text:p/>
          </table:table-cell>
          <table:table-cell table:formula="of:=IFERROR(VLOOKUP([.$A35];[$L.$A$1:$L.$Q$99];9;FALSE())*[.$B35];&quot;&quot;)">
            <text:p/>
          </table:table-cell>
          <table:table-cell table:formula="of:=IFERROR(VLOOKUP([.$A35];[$L.$A$1:$L.$Q$99];10;FALSE())*[.$B35];&quot;&quot;)">
            <text:p/>
          </table:table-cell>
          <table:table-cell table:formula="of:=IFERROR(VLOOKUP([.$A35];[$L.$A$1:$L.$Q$99];11;FALSE())*[.$B35];&quot;&quot;)">
            <text:p/>
          </table:table-cell>
          <table:table-cell table:formula="of:=IFERROR(VLOOKUP([.$A35];[$L.$A$1:$L.$Q$99];12;FALSE())*[.$B35];&quot;&quot;)">
            <text:p/>
          </table:table-cell>
          <table:table-cell table:formula="of:=IFERROR(VLOOKUP([.$A35];[$L.$A$1:$L.$Q$99];13;FALSE())*[.$B35];&quot;&quot;)">
            <text:p/>
          </table:table-cell>
          <table:table-cell table:formula="of:=IFERROR(VLOOKUP([.$A35];[$L.$A$1:$L.$Q$99];14;FALSE())*[.$B35];&quot;&quot;)">
            <text:p/>
          </table:table-cell>
          <table:table-cell table:formula="of:=IFERROR(VLOOKUP([.$A35];[$L.$A$1:$L.$Q$99];15;FALSE())*[.$B35];&quot;&quot;)">
            <text:p/>
          </table:table-cell>
          <table:table-cell table:formula="of:=IFERROR(VLOOKUP([.$A35];[$L.$A$1:$L.$Q$99];16;FALSE())*[.$B35];&quot;&quot;)">
            <text:p/>
          </table:table-cell>
          <table:table-cell table:formula="of:=IFERROR(VLOOKUP([.$A35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6];[$L.$A$1:$L.$Q$99];4;FALSE())=&quot;Core&quot;;[.B36];0);&quot;&quot;)">
            <text:p/>
          </table:table-cell>
          <table:table-cell table:formula="of:=IFERROR(VLOOKUP([.$A36];[$L.$A$1:$L.$Q$99];7;FALSE())*[.$B36];&quot;&quot;)">
            <text:p/>
          </table:table-cell>
          <table:table-cell table:formula="of:=IFERROR(VLOOKUP([.$A36];[$L.$A$1:$L.$Q$99];8;FALSE())*[.$B36];&quot;&quot;)">
            <text:p/>
          </table:table-cell>
          <table:table-cell table:formula="of:=IFERROR(VLOOKUP([.$A36];[$L.$A$1:$L.$Q$99];9;FALSE())*[.$B36];&quot;&quot;)">
            <text:p/>
          </table:table-cell>
          <table:table-cell table:formula="of:=IFERROR(VLOOKUP([.$A36];[$L.$A$1:$L.$Q$99];10;FALSE())*[.$B36];&quot;&quot;)">
            <text:p/>
          </table:table-cell>
          <table:table-cell table:formula="of:=IFERROR(VLOOKUP([.$A36];[$L.$A$1:$L.$Q$99];11;FALSE())*[.$B36];&quot;&quot;)">
            <text:p/>
          </table:table-cell>
          <table:table-cell table:formula="of:=IFERROR(VLOOKUP([.$A36];[$L.$A$1:$L.$Q$99];12;FALSE())*[.$B36];&quot;&quot;)">
            <text:p/>
          </table:table-cell>
          <table:table-cell table:formula="of:=IFERROR(VLOOKUP([.$A36];[$L.$A$1:$L.$Q$99];13;FALSE())*[.$B36];&quot;&quot;)">
            <text:p/>
          </table:table-cell>
          <table:table-cell table:formula="of:=IFERROR(VLOOKUP([.$A36];[$L.$A$1:$L.$Q$99];14;FALSE())*[.$B36];&quot;&quot;)">
            <text:p/>
          </table:table-cell>
          <table:table-cell table:formula="of:=IFERROR(VLOOKUP([.$A36];[$L.$A$1:$L.$Q$99];15;FALSE())*[.$B36];&quot;&quot;)">
            <text:p/>
          </table:table-cell>
          <table:table-cell table:formula="of:=IFERROR(VLOOKUP([.$A36];[$L.$A$1:$L.$Q$99];16;FALSE())*[.$B36];&quot;&quot;)">
            <text:p/>
          </table:table-cell>
          <table:table-cell table:formula="of:=IFERROR(VLOOKUP([.$A36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7];[$L.$A$1:$L.$Q$99];4;FALSE())=&quot;Core&quot;;[.B37];0);&quot;&quot;)">
            <text:p/>
          </table:table-cell>
          <table:table-cell table:formula="of:=IFERROR(VLOOKUP([.$A37];[$L.$A$1:$L.$Q$99];7;FALSE())*[.$B37];&quot;&quot;)">
            <text:p/>
          </table:table-cell>
          <table:table-cell table:formula="of:=IFERROR(VLOOKUP([.$A37];[$L.$A$1:$L.$Q$99];8;FALSE())*[.$B37];&quot;&quot;)">
            <text:p/>
          </table:table-cell>
          <table:table-cell table:formula="of:=IFERROR(VLOOKUP([.$A37];[$L.$A$1:$L.$Q$99];9;FALSE())*[.$B37];&quot;&quot;)">
            <text:p/>
          </table:table-cell>
          <table:table-cell table:formula="of:=IFERROR(VLOOKUP([.$A37];[$L.$A$1:$L.$Q$99];10;FALSE())*[.$B37];&quot;&quot;)">
            <text:p/>
          </table:table-cell>
          <table:table-cell table:formula="of:=IFERROR(VLOOKUP([.$A37];[$L.$A$1:$L.$Q$99];11;FALSE())*[.$B37];&quot;&quot;)">
            <text:p/>
          </table:table-cell>
          <table:table-cell table:formula="of:=IFERROR(VLOOKUP([.$A37];[$L.$A$1:$L.$Q$99];12;FALSE())*[.$B37];&quot;&quot;)">
            <text:p/>
          </table:table-cell>
          <table:table-cell table:formula="of:=IFERROR(VLOOKUP([.$A37];[$L.$A$1:$L.$Q$99];13;FALSE())*[.$B37];&quot;&quot;)">
            <text:p/>
          </table:table-cell>
          <table:table-cell table:formula="of:=IFERROR(VLOOKUP([.$A37];[$L.$A$1:$L.$Q$99];14;FALSE())*[.$B37];&quot;&quot;)">
            <text:p/>
          </table:table-cell>
          <table:table-cell table:formula="of:=IFERROR(VLOOKUP([.$A37];[$L.$A$1:$L.$Q$99];15;FALSE())*[.$B37];&quot;&quot;)">
            <text:p/>
          </table:table-cell>
          <table:table-cell table:formula="of:=IFERROR(VLOOKUP([.$A37];[$L.$A$1:$L.$Q$99];16;FALSE())*[.$B37];&quot;&quot;)">
            <text:p/>
          </table:table-cell>
          <table:table-cell table:formula="of:=IFERROR(VLOOKUP([.$A37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8];[$L.$A$1:$L.$Q$99];4;FALSE())=&quot;Core&quot;;[.B38];0);&quot;&quot;)">
            <text:p/>
          </table:table-cell>
          <table:table-cell table:formula="of:=IFERROR(VLOOKUP([.$A38];[$L.$A$1:$L.$Q$99];7;FALSE())*[.$B38];&quot;&quot;)">
            <text:p/>
          </table:table-cell>
          <table:table-cell table:formula="of:=IFERROR(VLOOKUP([.$A38];[$L.$A$1:$L.$Q$99];8;FALSE())*[.$B38];&quot;&quot;)">
            <text:p/>
          </table:table-cell>
          <table:table-cell table:formula="of:=IFERROR(VLOOKUP([.$A38];[$L.$A$1:$L.$Q$99];9;FALSE())*[.$B38];&quot;&quot;)">
            <text:p/>
          </table:table-cell>
          <table:table-cell table:formula="of:=IFERROR(VLOOKUP([.$A38];[$L.$A$1:$L.$Q$99];10;FALSE())*[.$B38];&quot;&quot;)">
            <text:p/>
          </table:table-cell>
          <table:table-cell table:formula="of:=IFERROR(VLOOKUP([.$A38];[$L.$A$1:$L.$Q$99];11;FALSE())*[.$B38];&quot;&quot;)">
            <text:p/>
          </table:table-cell>
          <table:table-cell table:formula="of:=IFERROR(VLOOKUP([.$A38];[$L.$A$1:$L.$Q$99];12;FALSE())*[.$B38];&quot;&quot;)">
            <text:p/>
          </table:table-cell>
          <table:table-cell table:formula="of:=IFERROR(VLOOKUP([.$A38];[$L.$A$1:$L.$Q$99];13;FALSE())*[.$B38];&quot;&quot;)">
            <text:p/>
          </table:table-cell>
          <table:table-cell table:formula="of:=IFERROR(VLOOKUP([.$A38];[$L.$A$1:$L.$Q$99];14;FALSE())*[.$B38];&quot;&quot;)">
            <text:p/>
          </table:table-cell>
          <table:table-cell table:formula="of:=IFERROR(VLOOKUP([.$A38];[$L.$A$1:$L.$Q$99];15;FALSE())*[.$B38];&quot;&quot;)">
            <text:p/>
          </table:table-cell>
          <table:table-cell table:formula="of:=IFERROR(VLOOKUP([.$A38];[$L.$A$1:$L.$Q$99];16;FALSE())*[.$B38];&quot;&quot;)">
            <text:p/>
          </table:table-cell>
          <table:table-cell table:formula="of:=IFERROR(VLOOKUP([.$A38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9];[$L.$A$1:$L.$Q$99];4;FALSE())=&quot;Core&quot;;[.B39];0);&quot;&quot;)">
            <text:p/>
          </table:table-cell>
          <table:table-cell table:formula="of:=IFERROR(VLOOKUP([.$A39];[$L.$A$1:$L.$Q$99];7;FALSE())*[.$B39];&quot;&quot;)">
            <text:p/>
          </table:table-cell>
          <table:table-cell table:formula="of:=IFERROR(VLOOKUP([.$A39];[$L.$A$1:$L.$Q$99];8;FALSE())*[.$B39];&quot;&quot;)">
            <text:p/>
          </table:table-cell>
          <table:table-cell table:formula="of:=IFERROR(VLOOKUP([.$A39];[$L.$A$1:$L.$Q$99];9;FALSE())*[.$B39];&quot;&quot;)">
            <text:p/>
          </table:table-cell>
          <table:table-cell table:formula="of:=IFERROR(VLOOKUP([.$A39];[$L.$A$1:$L.$Q$99];10;FALSE())*[.$B39];&quot;&quot;)">
            <text:p/>
          </table:table-cell>
          <table:table-cell table:formula="of:=IFERROR(VLOOKUP([.$A39];[$L.$A$1:$L.$Q$99];11;FALSE())*[.$B39];&quot;&quot;)">
            <text:p/>
          </table:table-cell>
          <table:table-cell table:formula="of:=IFERROR(VLOOKUP([.$A39];[$L.$A$1:$L.$Q$99];12;FALSE())*[.$B39];&quot;&quot;)">
            <text:p/>
          </table:table-cell>
          <table:table-cell table:formula="of:=IFERROR(VLOOKUP([.$A39];[$L.$A$1:$L.$Q$99];13;FALSE())*[.$B39];&quot;&quot;)">
            <text:p/>
          </table:table-cell>
          <table:table-cell table:formula="of:=IFERROR(VLOOKUP([.$A39];[$L.$A$1:$L.$Q$99];14;FALSE())*[.$B39];&quot;&quot;)">
            <text:p/>
          </table:table-cell>
          <table:table-cell table:formula="of:=IFERROR(VLOOKUP([.$A39];[$L.$A$1:$L.$Q$99];15;FALSE())*[.$B39];&quot;&quot;)">
            <text:p/>
          </table:table-cell>
          <table:table-cell table:formula="of:=IFERROR(VLOOKUP([.$A39];[$L.$A$1:$L.$Q$99];16;FALSE())*[.$B39];&quot;&quot;)">
            <text:p/>
          </table:table-cell>
          <table:table-cell table:formula="of:=IFERROR(VLOOKUP([.$A39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0];[$L.$A$1:$L.$Q$99];4;FALSE())=&quot;Core&quot;;[.B40];0);&quot;&quot;)">
            <text:p/>
          </table:table-cell>
          <table:table-cell table:formula="of:=IFERROR(VLOOKUP([.$A40];[$L.$A$1:$L.$Q$99];7;FALSE())*[.$B40];&quot;&quot;)">
            <text:p/>
          </table:table-cell>
          <table:table-cell table:formula="of:=IFERROR(VLOOKUP([.$A40];[$L.$A$1:$L.$Q$99];8;FALSE())*[.$B40];&quot;&quot;)">
            <text:p/>
          </table:table-cell>
          <table:table-cell table:formula="of:=IFERROR(VLOOKUP([.$A40];[$L.$A$1:$L.$Q$99];9;FALSE())*[.$B40];&quot;&quot;)">
            <text:p/>
          </table:table-cell>
          <table:table-cell table:formula="of:=IFERROR(VLOOKUP([.$A40];[$L.$A$1:$L.$Q$99];10;FALSE())*[.$B40];&quot;&quot;)">
            <text:p/>
          </table:table-cell>
          <table:table-cell table:formula="of:=IFERROR(VLOOKUP([.$A40];[$L.$A$1:$L.$Q$99];11;FALSE())*[.$B40];&quot;&quot;)">
            <text:p/>
          </table:table-cell>
          <table:table-cell table:formula="of:=IFERROR(VLOOKUP([.$A40];[$L.$A$1:$L.$Q$99];12;FALSE())*[.$B40];&quot;&quot;)">
            <text:p/>
          </table:table-cell>
          <table:table-cell table:formula="of:=IFERROR(VLOOKUP([.$A40];[$L.$A$1:$L.$Q$99];13;FALSE())*[.$B40];&quot;&quot;)">
            <text:p/>
          </table:table-cell>
          <table:table-cell table:formula="of:=IFERROR(VLOOKUP([.$A40];[$L.$A$1:$L.$Q$99];14;FALSE())*[.$B40];&quot;&quot;)">
            <text:p/>
          </table:table-cell>
          <table:table-cell table:formula="of:=IFERROR(VLOOKUP([.$A40];[$L.$A$1:$L.$Q$99];15;FALSE())*[.$B40];&quot;&quot;)">
            <text:p/>
          </table:table-cell>
          <table:table-cell table:formula="of:=IFERROR(VLOOKUP([.$A40];[$L.$A$1:$L.$Q$99];16;FALSE())*[.$B40];&quot;&quot;)">
            <text:p/>
          </table:table-cell>
          <table:table-cell table:formula="of:=IFERROR(VLOOKUP([.$A40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1];[$L.$A$1:$L.$Q$99];4;FALSE())=&quot;Core&quot;;[.B41];0);&quot;&quot;)">
            <text:p/>
          </table:table-cell>
          <table:table-cell table:formula="of:=IFERROR(VLOOKUP([.$A41];[$L.$A$1:$L.$Q$99];7;FALSE())*[.$B41];&quot;&quot;)">
            <text:p/>
          </table:table-cell>
          <table:table-cell table:formula="of:=IFERROR(VLOOKUP([.$A41];[$L.$A$1:$L.$Q$99];8;FALSE())*[.$B41];&quot;&quot;)">
            <text:p/>
          </table:table-cell>
          <table:table-cell table:formula="of:=IFERROR(VLOOKUP([.$A41];[$L.$A$1:$L.$Q$99];9;FALSE())*[.$B41];&quot;&quot;)">
            <text:p/>
          </table:table-cell>
          <table:table-cell table:formula="of:=IFERROR(VLOOKUP([.$A41];[$L.$A$1:$L.$Q$99];10;FALSE())*[.$B41];&quot;&quot;)">
            <text:p/>
          </table:table-cell>
          <table:table-cell table:formula="of:=IFERROR(VLOOKUP([.$A41];[$L.$A$1:$L.$Q$99];11;FALSE())*[.$B41];&quot;&quot;)">
            <text:p/>
          </table:table-cell>
          <table:table-cell table:formula="of:=IFERROR(VLOOKUP([.$A41];[$L.$A$1:$L.$Q$99];12;FALSE())*[.$B41];&quot;&quot;)">
            <text:p/>
          </table:table-cell>
          <table:table-cell table:formula="of:=IFERROR(VLOOKUP([.$A41];[$L.$A$1:$L.$Q$99];13;FALSE())*[.$B41];&quot;&quot;)">
            <text:p/>
          </table:table-cell>
          <table:table-cell table:formula="of:=IFERROR(VLOOKUP([.$A41];[$L.$A$1:$L.$Q$99];14;FALSE())*[.$B41];&quot;&quot;)">
            <text:p/>
          </table:table-cell>
          <table:table-cell table:formula="of:=IFERROR(VLOOKUP([.$A41];[$L.$A$1:$L.$Q$99];15;FALSE())*[.$B41];&quot;&quot;)">
            <text:p/>
          </table:table-cell>
          <table:table-cell table:formula="of:=IFERROR(VLOOKUP([.$A41];[$L.$A$1:$L.$Q$99];16;FALSE())*[.$B41];&quot;&quot;)">
            <text:p/>
          </table:table-cell>
          <table:table-cell table:formula="of:=IFERROR(VLOOKUP([.$A41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2];[$L.$A$1:$L.$Q$99];4;FALSE())=&quot;Core&quot;;[.B42];0);&quot;&quot;)">
            <text:p/>
          </table:table-cell>
          <table:table-cell table:formula="of:=IFERROR(VLOOKUP([.$A42];[$L.$A$1:$L.$Q$99];7;FALSE())*[.$B42];&quot;&quot;)">
            <text:p/>
          </table:table-cell>
          <table:table-cell table:formula="of:=IFERROR(VLOOKUP([.$A42];[$L.$A$1:$L.$Q$99];8;FALSE())*[.$B42];&quot;&quot;)">
            <text:p/>
          </table:table-cell>
          <table:table-cell table:formula="of:=IFERROR(VLOOKUP([.$A42];[$L.$A$1:$L.$Q$99];9;FALSE())*[.$B42];&quot;&quot;)">
            <text:p/>
          </table:table-cell>
          <table:table-cell table:formula="of:=IFERROR(VLOOKUP([.$A42];[$L.$A$1:$L.$Q$99];10;FALSE())*[.$B42];&quot;&quot;)">
            <text:p/>
          </table:table-cell>
          <table:table-cell table:formula="of:=IFERROR(VLOOKUP([.$A42];[$L.$A$1:$L.$Q$99];11;FALSE())*[.$B42];&quot;&quot;)">
            <text:p/>
          </table:table-cell>
          <table:table-cell table:formula="of:=IFERROR(VLOOKUP([.$A42];[$L.$A$1:$L.$Q$99];12;FALSE())*[.$B42];&quot;&quot;)">
            <text:p/>
          </table:table-cell>
          <table:table-cell table:formula="of:=IFERROR(VLOOKUP([.$A42];[$L.$A$1:$L.$Q$99];13;FALSE())*[.$B42];&quot;&quot;)">
            <text:p/>
          </table:table-cell>
          <table:table-cell table:formula="of:=IFERROR(VLOOKUP([.$A42];[$L.$A$1:$L.$Q$99];14;FALSE())*[.$B42];&quot;&quot;)">
            <text:p/>
          </table:table-cell>
          <table:table-cell table:formula="of:=IFERROR(VLOOKUP([.$A42];[$L.$A$1:$L.$Q$99];15;FALSE())*[.$B42];&quot;&quot;)">
            <text:p/>
          </table:table-cell>
          <table:table-cell table:formula="of:=IFERROR(VLOOKUP([.$A42];[$L.$A$1:$L.$Q$99];16;FALSE())*[.$B42];&quot;&quot;)">
            <text:p/>
          </table:table-cell>
          <table:table-cell table:formula="of:=IFERROR(VLOOKUP([.$A42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3];[$L.$A$1:$L.$Q$99];4;FALSE())=&quot;Core&quot;;[.B43];0);&quot;&quot;)">
            <text:p/>
          </table:table-cell>
          <table:table-cell table:formula="of:=IFERROR(VLOOKUP([.$A43];[$L.$A$1:$L.$Q$99];7;FALSE())*[.$B43];&quot;&quot;)">
            <text:p/>
          </table:table-cell>
          <table:table-cell table:formula="of:=IFERROR(VLOOKUP([.$A43];[$L.$A$1:$L.$Q$99];8;FALSE())*[.$B43];&quot;&quot;)">
            <text:p/>
          </table:table-cell>
          <table:table-cell table:formula="of:=IFERROR(VLOOKUP([.$A43];[$L.$A$1:$L.$Q$99];9;FALSE())*[.$B43];&quot;&quot;)">
            <text:p/>
          </table:table-cell>
          <table:table-cell table:formula="of:=IFERROR(VLOOKUP([.$A43];[$L.$A$1:$L.$Q$99];10;FALSE())*[.$B43];&quot;&quot;)">
            <text:p/>
          </table:table-cell>
          <table:table-cell table:formula="of:=IFERROR(VLOOKUP([.$A43];[$L.$A$1:$L.$Q$99];11;FALSE())*[.$B43];&quot;&quot;)">
            <text:p/>
          </table:table-cell>
          <table:table-cell table:formula="of:=IFERROR(VLOOKUP([.$A43];[$L.$A$1:$L.$Q$99];12;FALSE())*[.$B43];&quot;&quot;)">
            <text:p/>
          </table:table-cell>
          <table:table-cell table:formula="of:=IFERROR(VLOOKUP([.$A43];[$L.$A$1:$L.$Q$99];13;FALSE())*[.$B43];&quot;&quot;)">
            <text:p/>
          </table:table-cell>
          <table:table-cell table:formula="of:=IFERROR(VLOOKUP([.$A43];[$L.$A$1:$L.$Q$99];14;FALSE())*[.$B43];&quot;&quot;)">
            <text:p/>
          </table:table-cell>
          <table:table-cell table:formula="of:=IFERROR(VLOOKUP([.$A43];[$L.$A$1:$L.$Q$99];15;FALSE())*[.$B43];&quot;&quot;)">
            <text:p/>
          </table:table-cell>
          <table:table-cell table:formula="of:=IFERROR(VLOOKUP([.$A43];[$L.$A$1:$L.$Q$99];16;FALSE())*[.$B43];&quot;&quot;)">
            <text:p/>
          </table:table-cell>
          <table:table-cell table:formula="of:=IFERROR(VLOOKUP([.$A43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4];[$L.$A$1:$L.$Q$99];4;FALSE())=&quot;Core&quot;;[.B44];0);&quot;&quot;)">
            <text:p/>
          </table:table-cell>
          <table:table-cell table:formula="of:=IFERROR(VLOOKUP([.$A44];[$L.$A$1:$L.$Q$99];7;FALSE())*[.$B44];&quot;&quot;)">
            <text:p/>
          </table:table-cell>
          <table:table-cell table:formula="of:=IFERROR(VLOOKUP([.$A44];[$L.$A$1:$L.$Q$99];8;FALSE())*[.$B44];&quot;&quot;)">
            <text:p/>
          </table:table-cell>
          <table:table-cell table:formula="of:=IFERROR(VLOOKUP([.$A44];[$L.$A$1:$L.$Q$99];9;FALSE())*[.$B44];&quot;&quot;)">
            <text:p/>
          </table:table-cell>
          <table:table-cell table:formula="of:=IFERROR(VLOOKUP([.$A44];[$L.$A$1:$L.$Q$99];10;FALSE())*[.$B44];&quot;&quot;)">
            <text:p/>
          </table:table-cell>
          <table:table-cell table:formula="of:=IFERROR(VLOOKUP([.$A44];[$L.$A$1:$L.$Q$99];11;FALSE())*[.$B44];&quot;&quot;)">
            <text:p/>
          </table:table-cell>
          <table:table-cell table:formula="of:=IFERROR(VLOOKUP([.$A44];[$L.$A$1:$L.$Q$99];12;FALSE())*[.$B44];&quot;&quot;)">
            <text:p/>
          </table:table-cell>
          <table:table-cell table:formula="of:=IFERROR(VLOOKUP([.$A44];[$L.$A$1:$L.$Q$99];13;FALSE())*[.$B44];&quot;&quot;)">
            <text:p/>
          </table:table-cell>
          <table:table-cell table:formula="of:=IFERROR(VLOOKUP([.$A44];[$L.$A$1:$L.$Q$99];14;FALSE())*[.$B44];&quot;&quot;)">
            <text:p/>
          </table:table-cell>
          <table:table-cell table:formula="of:=IFERROR(VLOOKUP([.$A44];[$L.$A$1:$L.$Q$99];15;FALSE())*[.$B44];&quot;&quot;)">
            <text:p/>
          </table:table-cell>
          <table:table-cell table:formula="of:=IFERROR(VLOOKUP([.$A44];[$L.$A$1:$L.$Q$99];16;FALSE())*[.$B44];&quot;&quot;)">
            <text:p/>
          </table:table-cell>
          <table:table-cell table:formula="of:=IFERROR(VLOOKUP([.$A44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5];[$L.$A$1:$L.$Q$99];4;FALSE())=&quot;Core&quot;;[.B45];0);&quot;&quot;)">
            <text:p/>
          </table:table-cell>
          <table:table-cell table:formula="of:=IFERROR(VLOOKUP([.$A45];[$L.$A$1:$L.$Q$99];7;FALSE())*[.$B45];&quot;&quot;)">
            <text:p/>
          </table:table-cell>
          <table:table-cell table:formula="of:=IFERROR(VLOOKUP([.$A45];[$L.$A$1:$L.$Q$99];8;FALSE())*[.$B45];&quot;&quot;)">
            <text:p/>
          </table:table-cell>
          <table:table-cell table:formula="of:=IFERROR(VLOOKUP([.$A45];[$L.$A$1:$L.$Q$99];9;FALSE())*[.$B45];&quot;&quot;)">
            <text:p/>
          </table:table-cell>
          <table:table-cell table:formula="of:=IFERROR(VLOOKUP([.$A45];[$L.$A$1:$L.$Q$99];10;FALSE())*[.$B45];&quot;&quot;)">
            <text:p/>
          </table:table-cell>
          <table:table-cell table:formula="of:=IFERROR(VLOOKUP([.$A45];[$L.$A$1:$L.$Q$99];11;FALSE())*[.$B45];&quot;&quot;)">
            <text:p/>
          </table:table-cell>
          <table:table-cell table:formula="of:=IFERROR(VLOOKUP([.$A45];[$L.$A$1:$L.$Q$99];12;FALSE())*[.$B45];&quot;&quot;)">
            <text:p/>
          </table:table-cell>
          <table:table-cell table:formula="of:=IFERROR(VLOOKUP([.$A45];[$L.$A$1:$L.$Q$99];13;FALSE())*[.$B45];&quot;&quot;)">
            <text:p/>
          </table:table-cell>
          <table:table-cell table:formula="of:=IFERROR(VLOOKUP([.$A45];[$L.$A$1:$L.$Q$99];14;FALSE())*[.$B45];&quot;&quot;)">
            <text:p/>
          </table:table-cell>
          <table:table-cell table:formula="of:=IFERROR(VLOOKUP([.$A45];[$L.$A$1:$L.$Q$99];15;FALSE())*[.$B45];&quot;&quot;)">
            <text:p/>
          </table:table-cell>
          <table:table-cell table:formula="of:=IFERROR(VLOOKUP([.$A45];[$L.$A$1:$L.$Q$99];16;FALSE())*[.$B45];&quot;&quot;)">
            <text:p/>
          </table:table-cell>
          <table:table-cell table:formula="of:=IFERROR(VLOOKUP([.$A45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6];[$L.$A$1:$L.$Q$99];4;FALSE())=&quot;Core&quot;;[.B46];0);&quot;&quot;)">
            <text:p/>
          </table:table-cell>
          <table:table-cell table:formula="of:=IFERROR(VLOOKUP([.$A46];[$L.$A$1:$L.$Q$99];7;FALSE())*[.$B46];&quot;&quot;)">
            <text:p/>
          </table:table-cell>
          <table:table-cell table:formula="of:=IFERROR(VLOOKUP([.$A46];[$L.$A$1:$L.$Q$99];8;FALSE())*[.$B46];&quot;&quot;)">
            <text:p/>
          </table:table-cell>
          <table:table-cell table:formula="of:=IFERROR(VLOOKUP([.$A46];[$L.$A$1:$L.$Q$99];9;FALSE())*[.$B46];&quot;&quot;)">
            <text:p/>
          </table:table-cell>
          <table:table-cell table:formula="of:=IFERROR(VLOOKUP([.$A46];[$L.$A$1:$L.$Q$99];10;FALSE())*[.$B46];&quot;&quot;)">
            <text:p/>
          </table:table-cell>
          <table:table-cell table:formula="of:=IFERROR(VLOOKUP([.$A46];[$L.$A$1:$L.$Q$99];11;FALSE())*[.$B46];&quot;&quot;)">
            <text:p/>
          </table:table-cell>
          <table:table-cell table:formula="of:=IFERROR(VLOOKUP([.$A46];[$L.$A$1:$L.$Q$99];12;FALSE())*[.$B46];&quot;&quot;)">
            <text:p/>
          </table:table-cell>
          <table:table-cell table:formula="of:=IFERROR(VLOOKUP([.$A46];[$L.$A$1:$L.$Q$99];13;FALSE())*[.$B46];&quot;&quot;)">
            <text:p/>
          </table:table-cell>
          <table:table-cell table:formula="of:=IFERROR(VLOOKUP([.$A46];[$L.$A$1:$L.$Q$99];14;FALSE())*[.$B46];&quot;&quot;)">
            <text:p/>
          </table:table-cell>
          <table:table-cell table:formula="of:=IFERROR(VLOOKUP([.$A46];[$L.$A$1:$L.$Q$99];15;FALSE())*[.$B46];&quot;&quot;)">
            <text:p/>
          </table:table-cell>
          <table:table-cell table:formula="of:=IFERROR(VLOOKUP([.$A46];[$L.$A$1:$L.$Q$99];16;FALSE())*[.$B46];&quot;&quot;)">
            <text:p/>
          </table:table-cell>
          <table:table-cell table:formula="of:=IFERROR(VLOOKUP([.$A46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7];[$L.$A$1:$L.$Q$99];4;FALSE())=&quot;Core&quot;;[.B47];0);&quot;&quot;)">
            <text:p/>
          </table:table-cell>
          <table:table-cell table:formula="of:=IFERROR(VLOOKUP([.$A47];[$L.$A$1:$L.$Q$99];7;FALSE())*[.$B47];&quot;&quot;)">
            <text:p/>
          </table:table-cell>
          <table:table-cell table:formula="of:=IFERROR(VLOOKUP([.$A47];[$L.$A$1:$L.$Q$99];8;FALSE())*[.$B47];&quot;&quot;)">
            <text:p/>
          </table:table-cell>
          <table:table-cell table:formula="of:=IFERROR(VLOOKUP([.$A47];[$L.$A$1:$L.$Q$99];9;FALSE())*[.$B47];&quot;&quot;)">
            <text:p/>
          </table:table-cell>
          <table:table-cell table:formula="of:=IFERROR(VLOOKUP([.$A47];[$L.$A$1:$L.$Q$99];10;FALSE())*[.$B47];&quot;&quot;)">
            <text:p/>
          </table:table-cell>
          <table:table-cell table:formula="of:=IFERROR(VLOOKUP([.$A47];[$L.$A$1:$L.$Q$99];11;FALSE())*[.$B47];&quot;&quot;)">
            <text:p/>
          </table:table-cell>
          <table:table-cell table:formula="of:=IFERROR(VLOOKUP([.$A47];[$L.$A$1:$L.$Q$99];12;FALSE())*[.$B47];&quot;&quot;)">
            <text:p/>
          </table:table-cell>
          <table:table-cell table:formula="of:=IFERROR(VLOOKUP([.$A47];[$L.$A$1:$L.$Q$99];13;FALSE())*[.$B47];&quot;&quot;)">
            <text:p/>
          </table:table-cell>
          <table:table-cell table:formula="of:=IFERROR(VLOOKUP([.$A47];[$L.$A$1:$L.$Q$99];14;FALSE())*[.$B47];&quot;&quot;)">
            <text:p/>
          </table:table-cell>
          <table:table-cell table:formula="of:=IFERROR(VLOOKUP([.$A47];[$L.$A$1:$L.$Q$99];15;FALSE())*[.$B47];&quot;&quot;)">
            <text:p/>
          </table:table-cell>
          <table:table-cell table:formula="of:=IFERROR(VLOOKUP([.$A47];[$L.$A$1:$L.$Q$99];16;FALSE())*[.$B47];&quot;&quot;)">
            <text:p/>
          </table:table-cell>
          <table:table-cell table:formula="of:=IFERROR(VLOOKUP([.$A47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8];[$L.$A$1:$L.$Q$99];4;FALSE())=&quot;Core&quot;;[.B48];0);&quot;&quot;)">
            <text:p/>
          </table:table-cell>
          <table:table-cell table:formula="of:=IFERROR(VLOOKUP([.$A48];[$L.$A$1:$L.$Q$99];7;FALSE())*[.$B48];&quot;&quot;)">
            <text:p/>
          </table:table-cell>
          <table:table-cell table:formula="of:=IFERROR(VLOOKUP([.$A48];[$L.$A$1:$L.$Q$99];8;FALSE())*[.$B48];&quot;&quot;)">
            <text:p/>
          </table:table-cell>
          <table:table-cell table:formula="of:=IFERROR(VLOOKUP([.$A48];[$L.$A$1:$L.$Q$99];9;FALSE())*[.$B48];&quot;&quot;)">
            <text:p/>
          </table:table-cell>
          <table:table-cell table:formula="of:=IFERROR(VLOOKUP([.$A48];[$L.$A$1:$L.$Q$99];10;FALSE())*[.$B48];&quot;&quot;)">
            <text:p/>
          </table:table-cell>
          <table:table-cell table:formula="of:=IFERROR(VLOOKUP([.$A48];[$L.$A$1:$L.$Q$99];11;FALSE())*[.$B48];&quot;&quot;)">
            <text:p/>
          </table:table-cell>
          <table:table-cell table:formula="of:=IFERROR(VLOOKUP([.$A48];[$L.$A$1:$L.$Q$99];12;FALSE())*[.$B48];&quot;&quot;)">
            <text:p/>
          </table:table-cell>
          <table:table-cell table:formula="of:=IFERROR(VLOOKUP([.$A48];[$L.$A$1:$L.$Q$99];13;FALSE())*[.$B48];&quot;&quot;)">
            <text:p/>
          </table:table-cell>
          <table:table-cell table:formula="of:=IFERROR(VLOOKUP([.$A48];[$L.$A$1:$L.$Q$99];14;FALSE())*[.$B48];&quot;&quot;)">
            <text:p/>
          </table:table-cell>
          <table:table-cell table:formula="of:=IFERROR(VLOOKUP([.$A48];[$L.$A$1:$L.$Q$99];15;FALSE())*[.$B48];&quot;&quot;)">
            <text:p/>
          </table:table-cell>
          <table:table-cell table:formula="of:=IFERROR(VLOOKUP([.$A48];[$L.$A$1:$L.$Q$99];16;FALSE())*[.$B48];&quot;&quot;)">
            <text:p/>
          </table:table-cell>
          <table:table-cell table:formula="of:=IFERROR(VLOOKUP([.$A48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49];[$L.$A$1:$L.$Q$99];4;FALSE())=&quot;Core&quot;;[.B49];0);&quot;&quot;)">
            <text:p/>
          </table:table-cell>
          <table:table-cell table:formula="of:=IFERROR(VLOOKUP([.$A49];[$L.$A$1:$L.$Q$99];7;FALSE())*[.$B49];&quot;&quot;)">
            <text:p/>
          </table:table-cell>
          <table:table-cell table:formula="of:=IFERROR(VLOOKUP([.$A49];[$L.$A$1:$L.$Q$99];8;FALSE())*[.$B49];&quot;&quot;)">
            <text:p/>
          </table:table-cell>
          <table:table-cell table:formula="of:=IFERROR(VLOOKUP([.$A49];[$L.$A$1:$L.$Q$99];9;FALSE())*[.$B49];&quot;&quot;)">
            <text:p/>
          </table:table-cell>
          <table:table-cell table:formula="of:=IFERROR(VLOOKUP([.$A49];[$L.$A$1:$L.$Q$99];10;FALSE())*[.$B49];&quot;&quot;)">
            <text:p/>
          </table:table-cell>
          <table:table-cell table:formula="of:=IFERROR(VLOOKUP([.$A49];[$L.$A$1:$L.$Q$99];11;FALSE())*[.$B49];&quot;&quot;)">
            <text:p/>
          </table:table-cell>
          <table:table-cell table:formula="of:=IFERROR(VLOOKUP([.$A49];[$L.$A$1:$L.$Q$99];12;FALSE())*[.$B49];&quot;&quot;)">
            <text:p/>
          </table:table-cell>
          <table:table-cell table:formula="of:=IFERROR(VLOOKUP([.$A49];[$L.$A$1:$L.$Q$99];13;FALSE())*[.$B49];&quot;&quot;)">
            <text:p/>
          </table:table-cell>
          <table:table-cell table:formula="of:=IFERROR(VLOOKUP([.$A49];[$L.$A$1:$L.$Q$99];14;FALSE())*[.$B49];&quot;&quot;)">
            <text:p/>
          </table:table-cell>
          <table:table-cell table:formula="of:=IFERROR(VLOOKUP([.$A49];[$L.$A$1:$L.$Q$99];15;FALSE())*[.$B49];&quot;&quot;)">
            <text:p/>
          </table:table-cell>
          <table:table-cell table:formula="of:=IFERROR(VLOOKUP([.$A49];[$L.$A$1:$L.$Q$99];16;FALSE())*[.$B49];&quot;&quot;)">
            <text:p/>
          </table:table-cell>
          <table:table-cell table:formula="of:=IFERROR(VLOOKUP([.$A49];[$L.$A$1:$L.$Q$99];17;FALSE());&quot;&quot;)">
            <text:p/>
          </table:table-cell>
          <table:table-cell table:number-columns-repeated="1010"/>
        </table:table-row>
        <table:table-row table:style-name="ro8" table:number-rows-repeated="32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<text:span text:style-name="T5">Master project</text:span>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2" table:style-name="ta4">
        <table:table-column table:style-name="co47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60" table:number-columns-repeated="2" table:default-cell-style-name="ce24"/>
        <table:table-column table:style-name="co61" table:default-cell-style-name="ce24"/>
        <table:table-column table:style-name="co39" table:default-cell-style-name="ce24"/>
        <table:table-column table:style-name="co62" table:default-cell-style-name="ce24"/>
        <table:table-column table:style-name="co63" table:default-cell-style-name="ce24"/>
        <table:table-column table:style-name="co64" table:default-cell-style-name="ce24"/>
        <table:table-column table:style-name="co30" table:number-columns-repeated="1009" table:default-cell-style-name="ce24"/>
        <table:table-column table:style-name="co31" table:default-cell-style-name="ce24"/>
        <table:table-row table:style-name="ro3">
          <table:table-cell table:style-name="ce22"/>
          <table:table-cell table:style-name="ce27" office:value-type="string" calcext:value-type="string">
            <text:p><text:span text:style-name="T6">Crédits</text:span></text:p>
          </table:table-cell>
          <table:table-cell table:style-name="ce27" office:value-type="string" calcext:value-type="string">
            <text:p><text:span text:style-name="T6">Core</text:span></text:p>
          </table:table-cell>
          <table:table-cell table:style-name="ce19" office:value-type="string" calcext:value-type="string">
            <text:p>Computer Engineering-SP</text:p>
          </table:table-cell>
          <table:table-cell table:style-name="ce19" office:value-type="string" calcext:value-type="string">
            <text:p>Computer Science Theory</text:p>
          </table:table-cell>
          <table:table-cell table:style-name="ce19" office:value-type="string" calcext:value-type="string">
            <text:p>Data Analytics</text:p>
          </table:table-cell>
          <table:table-cell table:style-name="ce19" office:value-type="string" calcext:value-type="string">
            <text:p>Foundations of software</text:p>
          </table:table-cell>
          <table:table-cell table:style-name="ce19" office:value-type="string" calcext:value-type="string">
            <text:p>Information Security-SP</text:p>
          </table:table-cell>
          <table:table-cell table:style-name="ce19" office:value-type="string" calcext:value-type="string">
            <text:p>Internet Information Systems</text:p>
          </table:table-cell>
          <table:table-cell table:style-name="ce19" office:value-type="string" calcext:value-type="string">
            <text:p>Networking and Mobility</text:p>
          </table:table-cell>
          <table:table-cell table:style-name="ce19" office:value-type="string" calcext:value-type="string">
            <text:p>Signals, Images and Interfaces</text:p>
          </table:table-cell>
          <table:table-cell table:style-name="ce19" office:value-type="string" calcext:value-type="string">
            <text:p>Software Systems</text:p>
          </table:table-cell>
          <table:table-cell table:style-name="ce19" office:value-type="string" calcext:value-type="string">
            <text:p>Wireless Communications</text:p>
          </table:table-cell>
          <table:table-cell table:style-name="ce22" office:value-type="string" calcext:value-type="string">
            <text:p><text:span text:style-name="T6">Exam session</text:span></text:p>
          </table:table-cell>
          <table:table-cell table:style-name="ce22" table:number-columns-repeated="19"/>
          <table:table-cell table:style-name="ce30" table:number-columns-repeated="991"/>
        </table:table-row>
        <table:table-row table:style-name="ro3">
          <table:table-cell table:style-name="ce23" office:value-type="string" calcext:value-type="string">
            <text:p><text:span text:style-name="T4">Total :</text:span></text:p>
          </table:table-cell>
          <table:table-cell table:style-name="Good" table:formula="of:=SUM([.B4:.B30])+ORG.OPENOFFICE.STYLE(IF(ORG.OPENOFFICE.CURRENT() &gt;= 30; &quot;Good&quot;; &quot;Warning&quot;))" office:value-type="float" office:value="36" calcext:value-type="float">
            <text:p>36</text:p>
          </table:table-cell>
          <table:table-cell table:style-name="ce23" table:formula="of:=SUM([.C4:.C30])" office:value-type="float" office:value="14" calcext:value-type="float">
            <text:p>14</text:p>
          </table:table-cell>
          <table:table-cell table:style-name="ce23" table:formula="of:=SUM([.D4:.D30])" office:value-type="float" office:value="9" calcext:value-type="float">
            <text:p>9</text:p>
          </table:table-cell>
          <table:table-cell table:style-name="ce23" table:formula="of:=SUM([.E4:.E30])" office:value-type="float" office:value="7" calcext:value-type="float">
            <text:p>7</text:p>
          </table:table-cell>
          <table:table-cell table:style-name="ce23" table:formula="of:=SUM([.F4:.F30])" office:value-type="float" office:value="18" calcext:value-type="float">
            <text:p>18</text:p>
          </table:table-cell>
          <table:table-cell table:style-name="ce23" table:formula="of:=SUM([.G4:.G30])" office:value-type="float" office:value="18" calcext:value-type="float">
            <text:p>18</text:p>
          </table:table-cell>
          <table:table-cell table:style-name="ce23" table:formula="of:=SUM([.H4:.H30])" office:value-type="float" office:value="13" calcext:value-type="float">
            <text:p>13</text:p>
          </table:table-cell>
          <table:table-cell table:style-name="ce23" table:formula="of:=SUM([.I4:.I30])" office:value-type="float" office:value="11" calcext:value-type="float">
            <text:p>11</text:p>
          </table:table-cell>
          <table:table-cell table:style-name="ce23" table:formula="of:=SUM([.J4:.J30])" office:value-type="float" office:value="11" calcext:value-type="float">
            <text:p>11</text:p>
          </table:table-cell>
          <table:table-cell table:style-name="ce23" table:formula="of:=SUM([.K4:.K30])" office:value-type="float" office:value="0" calcext:value-type="float">
            <text:p>0</text:p>
          </table:table-cell>
          <table:table-cell table:style-name="ce23" table:formula="of:=SUM([.L4:.L30])" office:value-type="float" office:value="11" calcext:value-type="float">
            <text:p>11</text:p>
          </table:table-cell>
          <table:table-cell table:style-name="ce23" table:formula="of:=SUM([.M4:.M30])" office:value-type="float" office:value="4" calcext:value-type="float">
            <text:p>4</text:p>
          </table:table-cell>
          <table:table-cell table:style-name="ce23" table:formula="of:=SUM([.N4:.N30])" office:value-type="float" office:value="4" calcext:value-type="float">
            <text:p>4</text:p>
          </table:table-cell>
          <table:table-cell table:style-name="ce23" table:number-columns-repeated="19"/>
          <table:table-cell table:number-columns-repeated="991"/>
        </table:table-row>
        <table:table-row table:style-name="ro3">
          <table:table-cell/>
          <table:table-cell table:style-name="ce8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<text:span text:style-name="T5">Advanced algorithms</text:span></text:p>
          </table:table-cell>
          <table:table-cell table:style-name="Good" table:formula="of:=IFERROR(INT(IFERROR(VLOOKUP([.$A4];[$L.$A$1:$L.$Q$80];3;FALSE());&quot;&quot;)&amp;T(ORG.OPENOFFICE.STYLE(IFERROR(IF(VLOOKUP([.$A4];[$L.$A$1:$L.$Q$80];2;FALSE())&lt;&gt;IF(MOD(SHEET();2)=0;&quot;S&quot;;&quot;W&quot;);&quot;Good&quot;;&quot;Error&quot;);&quot;Default&quot;))));&quot;&quot;)" office:value-type="float" office:value="7" calcext:value-type="float">
            <text:p>7</text:p>
          </table:table-cell>
          <table:table-cell table:formula="of:=IFERROR(IF(VLOOKUP([.$A4];[$L.$A$1:$L.$Q$99];4;FALSE())=&quot;Group 1&quot;;[.B4];0);&quot;&quot;)" office:value-type="float" office:value="7" calcext:value-type="float">
            <text:p>7</text:p>
          </table:table-cell>
          <table:table-cell table:formula="of:=IFERROR(VLOOKUP([.$A4];[$L.$A$1:$L.$Q$99];7;FALSE())*[.$B4];&quot;&quot;)" office:value-type="float" office:value="0" calcext:value-type="float">
            <text:p>0</text:p>
          </table:table-cell>
          <table:table-cell table:formula="of:=IFERROR(VLOOKUP([.$A4];[$L.$A$1:$L.$Q$99];8;FALSE())*[.$B4];&quot;&quot;)" office:value-type="float" office:value="7" calcext:value-type="float">
            <text:p>7</text:p>
          </table:table-cell>
          <table:table-cell table:formula="of:=IFERROR(VLOOKUP([.$A4];[$L.$A$1:$L.$Q$99];9;FALSE())*[.$B4];&quot;&quot;)" office:value-type="float" office:value="7" calcext:value-type="float">
            <text:p>7</text:p>
          </table:table-cell>
          <table:table-cell table:formula="of:=IFERROR(VLOOKUP([.$A4];[$L.$A$1:$L.$Q$99];10;FALSE())*[.$B4];&quot;&quot;)" office:value-type="float" office:value="7" calcext:value-type="float">
            <text:p>7</text:p>
          </table:table-cell>
          <table:table-cell table:formula="of:=IFERROR(VLOOKUP([.$A4];[$L.$A$1:$L.$Q$99];11;FALSE())*[.$B4];&quot;&quot;)" office:value-type="float" office:value="7" calcext:value-type="float">
            <text:p>7</text:p>
          </table:table-cell>
          <table:table-cell table:formula="of:=IFERROR(VLOOKUP([.$A4];[$L.$A$1:$L.$Q$99];12;FALSE())*[.$B4];&quot;&quot;)" office:value-type="float" office:value="0" calcext:value-type="float">
            <text:p>0</text:p>
          </table:table-cell>
          <table:table-cell table:formula="of:=IFERROR(VLOOKUP([.$A4];[$L.$A$1:$L.$Q$99];13;FALSE())*[.$B4];&quot;&quot;)" office:value-type="float" office:value="7" calcext:value-type="float">
            <text:p>7</text:p>
          </table:table-cell>
          <table:table-cell table:formula="of:=IFERROR(VLOOKUP([.$A4];[$L.$A$1:$L.$Q$99];14;FALSE())*[.$B4];&quot;&quot;)" office:value-type="float" office:value="0" calcext:value-type="float">
            <text:p>0</text:p>
          </table:table-cell>
          <table:table-cell table:formula="of:=IFERROR(VLOOKUP([.$A4];[$L.$A$1:$L.$Q$99];15;FALSE())*[.$B4];&quot;&quot;)" office:value-type="float" office:value="0" calcext:value-type="float">
            <text:p>0</text:p>
          </table:table-cell>
          <table:table-cell table:formula="of:=IFERROR(VLOOKUP([.$A4];[$L.$A$1:$L.$Q$99];16;FALSE())*[.$B4];&quot;&quot;)" office:value-type="float" office:value="0" calcext:value-type="float">
            <text:p>0</text:p>
          </table:table-cell>
          <table:table-cell table:formula="of:=IFERROR(VLOOKUP([.$A4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Advanced compiler construction</text:span></text:p>
          </table:table-cell>
          <table:table-cell table:style-name="Good" table:formula="of:=IFERROR(INT(IFERROR(VLOOKUP([.$A5];[$L.$A$1:$L.$Q$80];3;FALSE());&quot;&quot;)&amp;T(ORG.OPENOFFICE.STYLE(IFERROR(IF(VLOOKUP([.$A5];[$L.$A$1:$L.$Q$80];2;FALSE())&lt;&gt;IF(MOD(SHEET();2)=0;&quot;S&quot;;&quot;W&quot;);&quot;Good&quot;;&quot;Error&quot;);&quot;Default&quot;))));&quot;&quot;)" office:value-type="float" office:value="4" calcext:value-type="float">
            <text:p>4</text:p>
          </table:table-cell>
          <table:table-cell table:formula="of:=IFERROR(IF(VLOOKUP([.$A5];[$L.$A$1:$L.$Q$99];4;FALSE())=&quot;Group 1&quot;;[.B5];0);&quot;&quot;)" office:value-type="float" office:value="0" calcext:value-type="float">
            <text:p>0</text:p>
          </table:table-cell>
          <table:table-cell table:formula="of:=IFERROR(VLOOKUP([.$A5];[$L.$A$1:$L.$Q$99];7;FALSE())*[.$B5];&quot;&quot;)" office:value-type="float" office:value="4" calcext:value-type="float">
            <text:p>4</text:p>
          </table:table-cell>
          <table:table-cell table:formula="of:=IFERROR(VLOOKUP([.$A5];[$L.$A$1:$L.$Q$99];8;FALSE())*[.$B5];&quot;&quot;)" office:value-type="float" office:value="0" calcext:value-type="float">
            <text:p>0</text:p>
          </table:table-cell>
          <table:table-cell table:formula="of:=IFERROR(VLOOKUP([.$A5];[$L.$A$1:$L.$Q$99];9;FALSE())*[.$B5];&quot;&quot;)" office:value-type="float" office:value="0" calcext:value-type="float">
            <text:p>0</text:p>
          </table:table-cell>
          <table:table-cell table:formula="of:=IFERROR(VLOOKUP([.$A5];[$L.$A$1:$L.$Q$99];10;FALSE())*[.$B5];&quot;&quot;)" office:value-type="float" office:value="4" calcext:value-type="float">
            <text:p>4</text:p>
          </table:table-cell>
          <table:table-cell table:formula="of:=IFERROR(VLOOKUP([.$A5];[$L.$A$1:$L.$Q$99];11;FALSE())*[.$B5];&quot;&quot;)" office:value-type="float" office:value="0" calcext:value-type="float">
            <text:p>0</text:p>
          </table:table-cell>
          <table:table-cell table:formula="of:=IFERROR(VLOOKUP([.$A5];[$L.$A$1:$L.$Q$99];12;FALSE())*[.$B5];&quot;&quot;)" office:value-type="float" office:value="0" calcext:value-type="float">
            <text:p>0</text:p>
          </table:table-cell>
          <table:table-cell table:formula="of:=IFERROR(VLOOKUP([.$A5];[$L.$A$1:$L.$Q$99];13;FALSE())*[.$B5];&quot;&quot;)" office:value-type="float" office:value="0" calcext:value-type="float">
            <text:p>0</text:p>
          </table:table-cell>
          <table:table-cell table:formula="of:=IFERROR(VLOOKUP([.$A5];[$L.$A$1:$L.$Q$99];14;FALSE())*[.$B5];&quot;&quot;)" office:value-type="float" office:value="0" calcext:value-type="float">
            <text:p>0</text:p>
          </table:table-cell>
          <table:table-cell table:formula="of:=IFERROR(VLOOKUP([.$A5];[$L.$A$1:$L.$Q$99];15;FALSE())*[.$B5];&quot;&quot;)" office:value-type="float" office:value="4" calcext:value-type="float">
            <text:p>4</text:p>
          </table:table-cell>
          <table:table-cell table:formula="of:=IFERROR(VLOOKUP([.$A5];[$L.$A$1:$L.$Q$99];16;FALSE())*[.$B5];&quot;&quot;)" office:value-type="float" office:value="0" calcext:value-type="float">
            <text:p>0</text:p>
          </table:table-cell>
          <table:table-cell table:formula="of:=IFERROR(VLOOKUP([.$A5];[$L.$A$1:$L.$Q$99];17;FALSE());&quot;&quot;)" office:value-type="float" office:value="0" calcext:value-type="float"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Database systems</text:span></text:p>
          </table:table-cell>
          <table:table-cell table:style-name="Good" table:formula="of:=IFERROR(INT(IFERROR(VLOOKUP([.$A6];[$L.$A$1:$L.$Q$80];3;FALSE());&quot;&quot;)&amp;T(ORG.OPENOFFICE.STYLE(IFERROR(IF(VLOOKUP([.$A6];[$L.$A$1:$L.$Q$80];2;FALSE())&lt;&gt;IF(MOD(SHEET();2)=0;&quot;S&quot;;&quot;W&quot;);&quot;Good&quot;;&quot;Error&quot;);&quot;Default&quot;))));&quot;&quot;)" office:value-type="float" office:value="7" calcext:value-type="float">
            <text:p>7</text:p>
          </table:table-cell>
          <table:table-cell table:formula="of:=IFERROR(IF(VLOOKUP([.$A6];[$L.$A$1:$L.$Q$99];4;FALSE())=&quot;Group 1&quot;;[.B6];0);&quot;&quot;)" office:value-type="float" office:value="7" calcext:value-type="float">
            <text:p>7</text:p>
          </table:table-cell>
          <table:table-cell table:formula="of:=IFERROR(VLOOKUP([.$A6];[$L.$A$1:$L.$Q$99];7;FALSE())*[.$B6];&quot;&quot;)" office:value-type="float" office:value="0" calcext:value-type="float">
            <text:p>0</text:p>
          </table:table-cell>
          <table:table-cell table:formula="of:=IFERROR(VLOOKUP([.$A6];[$L.$A$1:$L.$Q$99];8;FALSE())*[.$B6];&quot;&quot;)" office:value-type="float" office:value="0" calcext:value-type="float">
            <text:p>0</text:p>
          </table:table-cell>
          <table:table-cell table:formula="of:=IFERROR(VLOOKUP([.$A6];[$L.$A$1:$L.$Q$99];9;FALSE())*[.$B6];&quot;&quot;)" office:value-type="float" office:value="7" calcext:value-type="float">
            <text:p>7</text:p>
          </table:table-cell>
          <table:table-cell table:formula="of:=IFERROR(VLOOKUP([.$A6];[$L.$A$1:$L.$Q$99];10;FALSE())*[.$B6];&quot;&quot;)" office:value-type="float" office:value="7" calcext:value-type="float">
            <text:p>7</text:p>
          </table:table-cell>
          <table:table-cell table:formula="of:=IFERROR(VLOOKUP([.$A6];[$L.$A$1:$L.$Q$99];11;FALSE())*[.$B6];&quot;&quot;)" office:value-type="float" office:value="0" calcext:value-type="float">
            <text:p>0</text:p>
          </table:table-cell>
          <table:table-cell table:formula="of:=IFERROR(VLOOKUP([.$A6];[$L.$A$1:$L.$Q$99];12;FALSE())*[.$B6];&quot;&quot;)" office:value-type="float" office:value="7" calcext:value-type="float">
            <text:p>7</text:p>
          </table:table-cell>
          <table:table-cell table:formula="of:=IFERROR(VLOOKUP([.$A6];[$L.$A$1:$L.$Q$99];13;FALSE())*[.$B6];&quot;&quot;)" office:value-type="float" office:value="0" calcext:value-type="float">
            <text:p>0</text:p>
          </table:table-cell>
          <table:table-cell table:formula="of:=IFERROR(VLOOKUP([.$A6];[$L.$A$1:$L.$Q$99];14;FALSE())*[.$B6];&quot;&quot;)" office:value-type="float" office:value="0" calcext:value-type="float">
            <text:p>0</text:p>
          </table:table-cell>
          <table:table-cell table:formula="of:=IFERROR(VLOOKUP([.$A6];[$L.$A$1:$L.$Q$99];15;FALSE())*[.$B6];&quot;&quot;)" office:value-type="float" office:value="7" calcext:value-type="float">
            <text:p>7</text:p>
          </table:table-cell>
          <table:table-cell table:formula="of:=IFERROR(VLOOKUP([.$A6];[$L.$A$1:$L.$Q$99];16;FALSE())*[.$B6];&quot;&quot;)" office:value-type="float" office:value="0" calcext:value-type="float">
            <text:p>0</text:p>
          </table:table-cell>
          <table:table-cell table:formula="of:=IFERROR(VLOOKUP([.$A6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Distributed intelligent systems</text:span></text:p>
          </table:table-cell>
          <table:table-cell table:style-name="Good" table:formula="of:=IFERROR(INT(IFERROR(VLOOKUP([.$A7];[$L.$A$1:$L.$Q$80];3;FALSE());&quot;&quot;)&amp;T(ORG.OPENOFFICE.STYLE(IFERROR(IF(VLOOKUP([.$A7];[$L.$A$1:$L.$Q$80];2;FALSE())&lt;&gt;IF(MOD(SHEET();2)=0;&quot;S&quot;;&quot;W&quot;);&quot;Good&quot;;&quot;Error&quot;);&quot;Default&quot;))));&quot;&quot;)" office:value-type="float" office:value="5" calcext:value-type="float">
            <text:p>5</text:p>
          </table:table-cell>
          <table:table-cell table:formula="of:=IFERROR(IF(VLOOKUP([.$A7];[$L.$A$1:$L.$Q$99];4;FALSE())=&quot;Group 1&quot;;[.B7];0);&quot;&quot;)" office:value-type="float" office:value="0" calcext:value-type="float">
            <text:p>0</text:p>
          </table:table-cell>
          <table:table-cell table:formula="of:=IFERROR(VLOOKUP([.$A7];[$L.$A$1:$L.$Q$99];7;FALSE())*[.$B7];&quot;&quot;)" office:value-type="float" office:value="5" calcext:value-type="float">
            <text:p>5</text:p>
          </table:table-cell>
          <table:table-cell table:formula="of:=IFERROR(VLOOKUP([.$A7];[$L.$A$1:$L.$Q$99];8;FALSE())*[.$B7];&quot;&quot;)" office:value-type="float" office:value="0" calcext:value-type="float">
            <text:p>0</text:p>
          </table:table-cell>
          <table:table-cell table:formula="of:=IFERROR(VLOOKUP([.$A7];[$L.$A$1:$L.$Q$99];9;FALSE())*[.$B7];&quot;&quot;)" office:value-type="float" office:value="0" calcext:value-type="float">
            <text:p>0</text:p>
          </table:table-cell>
          <table:table-cell table:formula="of:=IFERROR(VLOOKUP([.$A7];[$L.$A$1:$L.$Q$99];10;FALSE())*[.$B7];&quot;&quot;)" office:value-type="float" office:value="0" calcext:value-type="float">
            <text:p>0</text:p>
          </table:table-cell>
          <table:table-cell table:formula="of:=IFERROR(VLOOKUP([.$A7];[$L.$A$1:$L.$Q$99];11;FALSE())*[.$B7];&quot;&quot;)" office:value-type="float" office:value="0" calcext:value-type="float">
            <text:p>0</text:p>
          </table:table-cell>
          <table:table-cell table:formula="of:=IFERROR(VLOOKUP([.$A7];[$L.$A$1:$L.$Q$99];12;FALSE())*[.$B7];&quot;&quot;)" office:value-type="float" office:value="0" calcext:value-type="float">
            <text:p>0</text:p>
          </table:table-cell>
          <table:table-cell table:formula="of:=IFERROR(VLOOKUP([.$A7];[$L.$A$1:$L.$Q$99];13;FALSE())*[.$B7];&quot;&quot;)" office:value-type="float" office:value="0" calcext:value-type="float">
            <text:p>0</text:p>
          </table:table-cell>
          <table:table-cell table:formula="of:=IFERROR(VLOOKUP([.$A7];[$L.$A$1:$L.$Q$99];14;FALSE())*[.$B7];&quot;&quot;)" office:value-type="float" office:value="0" calcext:value-type="float">
            <text:p>0</text:p>
          </table:table-cell>
          <table:table-cell table:formula="of:=IFERROR(VLOOKUP([.$A7];[$L.$A$1:$L.$Q$99];15;FALSE())*[.$B7];&quot;&quot;)" office:value-type="float" office:value="0" calcext:value-type="float">
            <text:p>0</text:p>
          </table:table-cell>
          <table:table-cell table:formula="of:=IFERROR(VLOOKUP([.$A7];[$L.$A$1:$L.$Q$99];16;FALSE())*[.$B7];&quot;&quot;)" office:value-type="float" office:value="0" calcext:value-type="float">
            <text:p>0</text:p>
          </table:table-cell>
          <table:table-cell table:formula="of:=IFERROR(VLOOKUP([.$A7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Default" office:value-type="string" calcext:value-type="string">
            <text:p>HSS : Project</text:p>
          </table:table-cell>
          <table:table-cell table:style-name="Good" table:formula="of:=IFERROR(INT(IFERROR(VLOOKUP([.$A8];[$L.$A$1:$L.$Q$80];3;FALSE());&quot;&quot;)&amp;T(ORG.OPENOFFICE.STYLE(IFERROR(IF(VLOOKUP([.$A8];[$L.$A$1:$L.$Q$80];2;FALSE())&lt;&gt;IF(MOD(SHEET();2)=0;&quot;S&quot;;&quot;W&quot;);&quot;Good&quot;;&quot;Error&quot;);&quot;Default&quot;))));&quot;&quot;)" office:value-type="float" office:value="3" calcext:value-type="float">
            <text:p>3</text:p>
          </table:table-cell>
          <table:table-cell table:formula="of:=IFERROR(IF(VLOOKUP([.$A8];[$L.$A$1:$L.$Q$99];4;FALSE())=&quot;Group 1&quot;;[.B8];0);&quot;&quot;)" office:value-type="float" office:value="0" calcext:value-type="float">
            <text:p>0</text:p>
          </table:table-cell>
          <table:table-cell table:formula="of:=IFERROR(VLOOKUP([.$A8];[$L.$A$1:$L.$Q$99];7;FALSE())*[.$B8];&quot;&quot;)" office:value-type="float" office:value="0" calcext:value-type="float">
            <text:p>0</text:p>
          </table:table-cell>
          <table:table-cell table:formula="of:=IFERROR(VLOOKUP([.$A8];[$L.$A$1:$L.$Q$99];8;FALSE())*[.$B8];&quot;&quot;)" office:value-type="float" office:value="0" calcext:value-type="float">
            <text:p>0</text:p>
          </table:table-cell>
          <table:table-cell table:formula="of:=IFERROR(VLOOKUP([.$A8];[$L.$A$1:$L.$Q$99];9;FALSE())*[.$B8];&quot;&quot;)" office:value-type="float" office:value="0" calcext:value-type="float">
            <text:p>0</text:p>
          </table:table-cell>
          <table:table-cell table:formula="of:=IFERROR(VLOOKUP([.$A8];[$L.$A$1:$L.$Q$99];10;FALSE())*[.$B8];&quot;&quot;)" office:value-type="float" office:value="0" calcext:value-type="float">
            <text:p>0</text:p>
          </table:table-cell>
          <table:table-cell table:formula="of:=IFERROR(VLOOKUP([.$A8];[$L.$A$1:$L.$Q$99];11;FALSE())*[.$B8];&quot;&quot;)" office:value-type="float" office:value="0" calcext:value-type="float">
            <text:p>0</text:p>
          </table:table-cell>
          <table:table-cell table:formula="of:=IFERROR(VLOOKUP([.$A8];[$L.$A$1:$L.$Q$99];12;FALSE())*[.$B8];&quot;&quot;)" office:value-type="float" office:value="0" calcext:value-type="float">
            <text:p>0</text:p>
          </table:table-cell>
          <table:table-cell table:formula="of:=IFERROR(VLOOKUP([.$A8];[$L.$A$1:$L.$Q$99];13;FALSE())*[.$B8];&quot;&quot;)" office:value-type="float" office:value="0" calcext:value-type="float">
            <text:p>0</text:p>
          </table:table-cell>
          <table:table-cell table:formula="of:=IFERROR(VLOOKUP([.$A8];[$L.$A$1:$L.$Q$99];14;FALSE())*[.$B8];&quot;&quot;)" office:value-type="float" office:value="0" calcext:value-type="float">
            <text:p>0</text:p>
          </table:table-cell>
          <table:table-cell table:formula="of:=IFERROR(VLOOKUP([.$A8];[$L.$A$1:$L.$Q$99];15;FALSE())*[.$B8];&quot;&quot;)" office:value-type="float" office:value="0" calcext:value-type="float">
            <text:p>0</text:p>
          </table:table-cell>
          <table:table-cell table:formula="of:=IFERROR(VLOOKUP([.$A8];[$L.$A$1:$L.$Q$99];16;FALSE())*[.$B8];&quot;&quot;)" office:value-type="float" office:value="0" calcext:value-type="float">
            <text:p>0</text:p>
          </table:table-cell>
          <table:table-cell table:formula="of:=IFERROR(VLOOKUP([.$A8];[$L.$A$1:$L.$Q$99];17;FALSE());&quot;&quot;)" office:value-type="float" office:value="0" calcext:value-type="float"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Software security</text:span></text:p>
          </table:table-cell>
          <table:table-cell table:style-name="Good" table:formula="of:=IFERROR(INT(IFERROR(VLOOKUP([.$A9];[$L.$A$1:$L.$Q$80];3;FALSE());&quot;&quot;)&amp;T(ORG.OPENOFFICE.STYLE(IFERROR(IF(VLOOKUP([.$A9];[$L.$A$1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formula="of:=IFERROR(IF(VLOOKUP([.$A9];[$L.$A$1:$L.$Q$99];4;FALSE())=&quot;Group 1&quot;;[.B9];0);&quot;&quot;)" office:value-type="float" office:value="0" calcext:value-type="float">
            <text:p>0</text:p>
          </table:table-cell>
          <table:table-cell table:formula="of:=IFERROR(VLOOKUP([.$A9];[$L.$A$1:$L.$Q$99];7;FALSE())*[.$B9];&quot;&quot;)" office:value-type="float" office:value="0" calcext:value-type="float">
            <text:p>0</text:p>
          </table:table-cell>
          <table:table-cell table:formula="of:=IFERROR(VLOOKUP([.$A9];[$L.$A$1:$L.$Q$99];8;FALSE())*[.$B9];&quot;&quot;)" office:value-type="float" office:value="0" calcext:value-type="float">
            <text:p>0</text:p>
          </table:table-cell>
          <table:table-cell table:formula="of:=IFERROR(VLOOKUP([.$A9];[$L.$A$1:$L.$Q$99];9;FALSE())*[.$B9];&quot;&quot;)" office:value-type="float" office:value="0" calcext:value-type="float">
            <text:p>0</text:p>
          </table:table-cell>
          <table:table-cell table:formula="of:=IFERROR(VLOOKUP([.$A9];[$L.$A$1:$L.$Q$99];10;FALSE())*[.$B9];&quot;&quot;)" office:value-type="float" office:value="0" calcext:value-type="float">
            <text:p>0</text:p>
          </table:table-cell>
          <table:table-cell table:formula="of:=IFERROR(VLOOKUP([.$A9];[$L.$A$1:$L.$Q$99];11;FALSE())*[.$B9];&quot;&quot;)" office:value-type="float" office:value="6" calcext:value-type="float">
            <text:p>6</text:p>
          </table:table-cell>
          <table:table-cell table:formula="of:=IFERROR(VLOOKUP([.$A9];[$L.$A$1:$L.$Q$99];12;FALSE())*[.$B9];&quot;&quot;)" office:value-type="float" office:value="0" calcext:value-type="float">
            <text:p>0</text:p>
          </table:table-cell>
          <table:table-cell table:formula="of:=IFERROR(VLOOKUP([.$A9];[$L.$A$1:$L.$Q$99];13;FALSE())*[.$B9];&quot;&quot;)" office:value-type="float" office:value="0" calcext:value-type="float">
            <text:p>0</text:p>
          </table:table-cell>
          <table:table-cell table:formula="of:=IFERROR(VLOOKUP([.$A9];[$L.$A$1:$L.$Q$99];14;FALSE())*[.$B9];&quot;&quot;)" office:value-type="float" office:value="0" calcext:value-type="float">
            <text:p>0</text:p>
          </table:table-cell>
          <table:table-cell table:formula="of:=IFERROR(VLOOKUP([.$A9];[$L.$A$1:$L.$Q$99];15;FALSE())*[.$B9];&quot;&quot;)" office:value-type="float" office:value="0" calcext:value-type="float">
            <text:p>0</text:p>
          </table:table-cell>
          <table:table-cell table:formula="of:=IFERROR(VLOOKUP([.$A9];[$L.$A$1:$L.$Q$99];16;FALSE())*[.$B9];&quot;&quot;)" office:value-type="float" office:value="0" calcext:value-type="float">
            <text:p>0</text:p>
          </table:table-cell>
          <table:table-cell table:formula="of:=IFERROR(VLOOKUP([.$A9];[$L.$A$1:$L.$Q$99];17;FALSE());&quot;&quot;)" office:value-type="float" office:value="0" calcext:value-type="float"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Networks out of control</text:span></text:p>
          </table:table-cell>
          <table:table-cell table:style-name="Good" table:formula="of:=IFERROR(INT(IFERROR(VLOOKUP([.$A10];[$L.$A$1:$L.$Q$80];3;FALSE());&quot;&quot;)&amp;T(ORG.OPENOFFICE.STYLE(IFERROR(IF(VLOOKUP([.$A10];[$L.$A$1:$L.$Q$80];2;FALSE())&lt;&gt;IF(MOD(SHEET();2)=0;&quot;S&quot;;&quot;W&quot;);&quot;Good&quot;;&quot;Error&quot;);&quot;Default&quot;))));&quot;&quot;)" office:value-type="float" office:value="4" calcext:value-type="float">
            <text:p>4</text:p>
          </table:table-cell>
          <table:table-cell table:formula="of:=IFERROR(IF(VLOOKUP([.$A10];[$L.$A$1:$L.$Q$99];4;FALSE())=&quot;Group 1&quot;;[.B10];0);&quot;&quot;)" office:value-type="float" office:value="0" calcext:value-type="float">
            <text:p>0</text:p>
          </table:table-cell>
          <table:table-cell table:formula="of:=IFERROR(VLOOKUP([.$A10];[$L.$A$1:$L.$Q$99];7;FALSE())*[.$B10];&quot;&quot;)" office:value-type="float" office:value="0" calcext:value-type="float">
            <text:p>0</text:p>
          </table:table-cell>
          <table:table-cell table:formula="of:=IFERROR(VLOOKUP([.$A10];[$L.$A$1:$L.$Q$99];8;FALSE())*[.$B10];&quot;&quot;)" office:value-type="float" office:value="0" calcext:value-type="float">
            <text:p>0</text:p>
          </table:table-cell>
          <table:table-cell table:formula="of:=IFERROR(VLOOKUP([.$A10];[$L.$A$1:$L.$Q$99];9;FALSE())*[.$B10];&quot;&quot;)" office:value-type="float" office:value="4" calcext:value-type="float">
            <text:p>4</text:p>
          </table:table-cell>
          <table:table-cell table:formula="of:=IFERROR(VLOOKUP([.$A10];[$L.$A$1:$L.$Q$99];10;FALSE())*[.$B10];&quot;&quot;)" office:value-type="float" office:value="0" calcext:value-type="float">
            <text:p>0</text:p>
          </table:table-cell>
          <table:table-cell table:formula="of:=IFERROR(VLOOKUP([.$A10];[$L.$A$1:$L.$Q$99];11;FALSE())*[.$B10];&quot;&quot;)" office:value-type="float" office:value="0" calcext:value-type="float">
            <text:p>0</text:p>
          </table:table-cell>
          <table:table-cell table:formula="of:=IFERROR(VLOOKUP([.$A10];[$L.$A$1:$L.$Q$99];12;FALSE())*[.$B10];&quot;&quot;)" office:value-type="float" office:value="4" calcext:value-type="float">
            <text:p>4</text:p>
          </table:table-cell>
          <table:table-cell table:formula="of:=IFERROR(VLOOKUP([.$A10];[$L.$A$1:$L.$Q$99];13;FALSE())*[.$B10];&quot;&quot;)" office:value-type="float" office:value="4" calcext:value-type="float">
            <text:p>4</text:p>
          </table:table-cell>
          <table:table-cell table:formula="of:=IFERROR(VLOOKUP([.$A10];[$L.$A$1:$L.$Q$99];14;FALSE())*[.$B10];&quot;&quot;)" office:value-type="float" office:value="0" calcext:value-type="float">
            <text:p>0</text:p>
          </table:table-cell>
          <table:table-cell table:formula="of:=IFERROR(VLOOKUP([.$A10];[$L.$A$1:$L.$Q$99];15;FALSE())*[.$B10];&quot;&quot;)" office:value-type="float" office:value="0" calcext:value-type="float">
            <text:p>0</text:p>
          </table:table-cell>
          <table:table-cell table:formula="of:=IFERROR(VLOOKUP([.$A10];[$L.$A$1:$L.$Q$99];16;FALSE())*[.$B10];&quot;&quot;)" office:value-type="float" office:value="4" calcext:value-type="float">
            <text:p>4</text:p>
          </table:table-cell>
          <table:table-cell table:formula="of:=IFERROR(VLOOKUP([.$A10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1];[$L.$A$1:$L.$Q$80];3;FALSE());&quot;&quot;)&amp;T(ORG.OPENOFFICE.STYLE(IFERROR(IF(VLOOKUP([.$A11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1:$L.$Q$99];4;FALSE())=&quot;Group 1&quot;;[.B11];0);&quot;&quot;)">
            <text:p/>
          </table:table-cell>
          <table:table-cell table:formula="of:=IFERROR(VLOOKUP([.$A11];[$L.$A$1:$L.$Q$99];7;FALSE())*[.$B11];&quot;&quot;)">
            <text:p/>
          </table:table-cell>
          <table:table-cell table:formula="of:=IFERROR(VLOOKUP([.$A11];[$L.$A$1:$L.$Q$99];8;FALSE())*[.$B11];&quot;&quot;)">
            <text:p/>
          </table:table-cell>
          <table:table-cell table:formula="of:=IFERROR(VLOOKUP([.$A11];[$L.$A$1:$L.$Q$99];9;FALSE())*[.$B11];&quot;&quot;)">
            <text:p/>
          </table:table-cell>
          <table:table-cell table:formula="of:=IFERROR(VLOOKUP([.$A11];[$L.$A$1:$L.$Q$99];10;FALSE())*[.$B11];&quot;&quot;)">
            <text:p/>
          </table:table-cell>
          <table:table-cell table:formula="of:=IFERROR(VLOOKUP([.$A11];[$L.$A$1:$L.$Q$99];11;FALSE())*[.$B11];&quot;&quot;)">
            <text:p/>
          </table:table-cell>
          <table:table-cell table:formula="of:=IFERROR(VLOOKUP([.$A11];[$L.$A$1:$L.$Q$99];12;FALSE())*[.$B11];&quot;&quot;)">
            <text:p/>
          </table:table-cell>
          <table:table-cell table:formula="of:=IFERROR(VLOOKUP([.$A11];[$L.$A$1:$L.$Q$99];13;FALSE())*[.$B11];&quot;&quot;)">
            <text:p/>
          </table:table-cell>
          <table:table-cell table:formula="of:=IFERROR(VLOOKUP([.$A11];[$L.$A$1:$L.$Q$99];14;FALSE())*[.$B11];&quot;&quot;)">
            <text:p/>
          </table:table-cell>
          <table:table-cell table:formula="of:=IFERROR(VLOOKUP([.$A11];[$L.$A$1:$L.$Q$99];15;FALSE())*[.$B11];&quot;&quot;)">
            <text:p/>
          </table:table-cell>
          <table:table-cell table:formula="of:=IFERROR(VLOOKUP([.$A11];[$L.$A$1:$L.$Q$99];16;FALSE())*[.$B11];&quot;&quot;)">
            <text:p/>
          </table:table-cell>
          <table:table-cell table:formula="of:=IFERROR(VLOOKUP([.$A11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2];[$L.$A$1:$L.$Q$80];3;FALSE());&quot;&quot;)&amp;T(ORG.OPENOFFICE.STYLE(IFERROR(IF(VLOOKUP([.$A12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1:$L.$Q$99];4;FALSE())=&quot;Group 1&quot;;[.B12];0);&quot;&quot;)">
            <text:p/>
          </table:table-cell>
          <table:table-cell table:formula="of:=IFERROR(VLOOKUP([.$A12];[$L.$A$1:$L.$Q$99];7;FALSE())*[.$B12];&quot;&quot;)">
            <text:p/>
          </table:table-cell>
          <table:table-cell table:formula="of:=IFERROR(VLOOKUP([.$A12];[$L.$A$1:$L.$Q$99];8;FALSE())*[.$B12];&quot;&quot;)">
            <text:p/>
          </table:table-cell>
          <table:table-cell table:formula="of:=IFERROR(VLOOKUP([.$A12];[$L.$A$1:$L.$Q$99];9;FALSE())*[.$B12];&quot;&quot;)">
            <text:p/>
          </table:table-cell>
          <table:table-cell table:formula="of:=IFERROR(VLOOKUP([.$A12];[$L.$A$1:$L.$Q$99];10;FALSE())*[.$B12];&quot;&quot;)">
            <text:p/>
          </table:table-cell>
          <table:table-cell table:formula="of:=IFERROR(VLOOKUP([.$A12];[$L.$A$1:$L.$Q$99];11;FALSE())*[.$B12];&quot;&quot;)">
            <text:p/>
          </table:table-cell>
          <table:table-cell table:formula="of:=IFERROR(VLOOKUP([.$A12];[$L.$A$1:$L.$Q$99];12;FALSE())*[.$B12];&quot;&quot;)">
            <text:p/>
          </table:table-cell>
          <table:table-cell table:formula="of:=IFERROR(VLOOKUP([.$A12];[$L.$A$1:$L.$Q$99];13;FALSE())*[.$B12];&quot;&quot;)">
            <text:p/>
          </table:table-cell>
          <table:table-cell table:formula="of:=IFERROR(VLOOKUP([.$A12];[$L.$A$1:$L.$Q$99];14;FALSE())*[.$B12];&quot;&quot;)">
            <text:p/>
          </table:table-cell>
          <table:table-cell table:formula="of:=IFERROR(VLOOKUP([.$A12];[$L.$A$1:$L.$Q$99];15;FALSE())*[.$B12];&quot;&quot;)">
            <text:p/>
          </table:table-cell>
          <table:table-cell table:formula="of:=IFERROR(VLOOKUP([.$A12];[$L.$A$1:$L.$Q$99];16;FALSE())*[.$B12];&quot;&quot;)">
            <text:p/>
          </table:table-cell>
          <table:table-cell table:formula="of:=IFERROR(VLOOKUP([.$A12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3];[$L.$A$1:$L.$Q$80];3;FALSE());&quot;&quot;)&amp;T(ORG.OPENOFFICE.STYLE(IFERROR(IF(VLOOKUP([.$A13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1:$L.$Q$99];4;FALSE())=&quot;Group 1&quot;;[.B13];0);&quot;&quot;)">
            <text:p/>
          </table:table-cell>
          <table:table-cell table:formula="of:=IFERROR(VLOOKUP([.$A13];[$L.$A$1:$L.$Q$99];7;FALSE())*[.$B13];&quot;&quot;)">
            <text:p/>
          </table:table-cell>
          <table:table-cell table:formula="of:=IFERROR(VLOOKUP([.$A13];[$L.$A$1:$L.$Q$99];8;FALSE())*[.$B13];&quot;&quot;)">
            <text:p/>
          </table:table-cell>
          <table:table-cell table:formula="of:=IFERROR(VLOOKUP([.$A13];[$L.$A$1:$L.$Q$99];9;FALSE())*[.$B13];&quot;&quot;)">
            <text:p/>
          </table:table-cell>
          <table:table-cell table:formula="of:=IFERROR(VLOOKUP([.$A13];[$L.$A$1:$L.$Q$99];10;FALSE())*[.$B13];&quot;&quot;)">
            <text:p/>
          </table:table-cell>
          <table:table-cell table:formula="of:=IFERROR(VLOOKUP([.$A13];[$L.$A$1:$L.$Q$99];11;FALSE())*[.$B13];&quot;&quot;)">
            <text:p/>
          </table:table-cell>
          <table:table-cell table:formula="of:=IFERROR(VLOOKUP([.$A13];[$L.$A$1:$L.$Q$99];12;FALSE())*[.$B13];&quot;&quot;)">
            <text:p/>
          </table:table-cell>
          <table:table-cell table:formula="of:=IFERROR(VLOOKUP([.$A13];[$L.$A$1:$L.$Q$99];13;FALSE())*[.$B13];&quot;&quot;)">
            <text:p/>
          </table:table-cell>
          <table:table-cell table:formula="of:=IFERROR(VLOOKUP([.$A13];[$L.$A$1:$L.$Q$99];14;FALSE())*[.$B13];&quot;&quot;)">
            <text:p/>
          </table:table-cell>
          <table:table-cell table:formula="of:=IFERROR(VLOOKUP([.$A13];[$L.$A$1:$L.$Q$99];15;FALSE())*[.$B13];&quot;&quot;)">
            <text:p/>
          </table:table-cell>
          <table:table-cell table:formula="of:=IFERROR(VLOOKUP([.$A13];[$L.$A$1:$L.$Q$99];16;FALSE())*[.$B13];&quot;&quot;)">
            <text:p/>
          </table:table-cell>
          <table:table-cell table:formula="of:=IFERROR(VLOOKUP([.$A13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4];[$L.$A$1:$L.$Q$80];3;FALSE());&quot;&quot;)&amp;T(ORG.OPENOFFICE.STYLE(IFERROR(IF(VLOOKUP([.$A14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1:$L.$Q$99];4;FALSE())=&quot;Group 1&quot;;[.B14];0);&quot;&quot;)">
            <text:p/>
          </table:table-cell>
          <table:table-cell table:formula="of:=IFERROR(VLOOKUP([.$A14];[$L.$A$1:$L.$Q$99];7;FALSE())*[.$B14];&quot;&quot;)">
            <text:p/>
          </table:table-cell>
          <table:table-cell table:formula="of:=IFERROR(VLOOKUP([.$A14];[$L.$A$1:$L.$Q$99];8;FALSE())*[.$B14];&quot;&quot;)">
            <text:p/>
          </table:table-cell>
          <table:table-cell table:formula="of:=IFERROR(VLOOKUP([.$A14];[$L.$A$1:$L.$Q$99];9;FALSE())*[.$B14];&quot;&quot;)">
            <text:p/>
          </table:table-cell>
          <table:table-cell table:formula="of:=IFERROR(VLOOKUP([.$A14];[$L.$A$1:$L.$Q$99];10;FALSE())*[.$B14];&quot;&quot;)">
            <text:p/>
          </table:table-cell>
          <table:table-cell table:formula="of:=IFERROR(VLOOKUP([.$A14];[$L.$A$1:$L.$Q$99];11;FALSE())*[.$B14];&quot;&quot;)">
            <text:p/>
          </table:table-cell>
          <table:table-cell table:formula="of:=IFERROR(VLOOKUP([.$A14];[$L.$A$1:$L.$Q$99];12;FALSE())*[.$B14];&quot;&quot;)">
            <text:p/>
          </table:table-cell>
          <table:table-cell table:formula="of:=IFERROR(VLOOKUP([.$A14];[$L.$A$1:$L.$Q$99];13;FALSE())*[.$B14];&quot;&quot;)">
            <text:p/>
          </table:table-cell>
          <table:table-cell table:formula="of:=IFERROR(VLOOKUP([.$A14];[$L.$A$1:$L.$Q$99];14;FALSE())*[.$B14];&quot;&quot;)">
            <text:p/>
          </table:table-cell>
          <table:table-cell table:formula="of:=IFERROR(VLOOKUP([.$A14];[$L.$A$1:$L.$Q$99];15;FALSE())*[.$B14];&quot;&quot;)">
            <text:p/>
          </table:table-cell>
          <table:table-cell table:formula="of:=IFERROR(VLOOKUP([.$A14];[$L.$A$1:$L.$Q$99];16;FALSE())*[.$B14];&quot;&quot;)">
            <text:p/>
          </table:table-cell>
          <table:table-cell table:formula="of:=IFERROR(VLOOKUP([.$A14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5];[$L.$A$1:$L.$Q$80];3;FALSE());&quot;&quot;)&amp;T(ORG.OPENOFFICE.STYLE(IFERROR(IF(VLOOKUP([.$A15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1:$L.$Q$99];4;FALSE())=&quot;Group 1&quot;;[.B15];0);&quot;&quot;)">
            <text:p/>
          </table:table-cell>
          <table:table-cell table:formula="of:=IFERROR(VLOOKUP([.$A15];[$L.$A$1:$L.$Q$99];7;FALSE())*[.$B15];&quot;&quot;)">
            <text:p/>
          </table:table-cell>
          <table:table-cell table:formula="of:=IFERROR(VLOOKUP([.$A15];[$L.$A$1:$L.$Q$99];8;FALSE())*[.$B15];&quot;&quot;)">
            <text:p/>
          </table:table-cell>
          <table:table-cell table:formula="of:=IFERROR(VLOOKUP([.$A15];[$L.$A$1:$L.$Q$99];9;FALSE())*[.$B15];&quot;&quot;)">
            <text:p/>
          </table:table-cell>
          <table:table-cell table:formula="of:=IFERROR(VLOOKUP([.$A15];[$L.$A$1:$L.$Q$99];10;FALSE())*[.$B15];&quot;&quot;)">
            <text:p/>
          </table:table-cell>
          <table:table-cell table:formula="of:=IFERROR(VLOOKUP([.$A15];[$L.$A$1:$L.$Q$99];11;FALSE())*[.$B15];&quot;&quot;)">
            <text:p/>
          </table:table-cell>
          <table:table-cell table:formula="of:=IFERROR(VLOOKUP([.$A15];[$L.$A$1:$L.$Q$99];12;FALSE())*[.$B15];&quot;&quot;)">
            <text:p/>
          </table:table-cell>
          <table:table-cell table:formula="of:=IFERROR(VLOOKUP([.$A15];[$L.$A$1:$L.$Q$99];13;FALSE())*[.$B15];&quot;&quot;)">
            <text:p/>
          </table:table-cell>
          <table:table-cell table:formula="of:=IFERROR(VLOOKUP([.$A15];[$L.$A$1:$L.$Q$99];14;FALSE())*[.$B15];&quot;&quot;)">
            <text:p/>
          </table:table-cell>
          <table:table-cell table:formula="of:=IFERROR(VLOOKUP([.$A15];[$L.$A$1:$L.$Q$99];15;FALSE())*[.$B15];&quot;&quot;)">
            <text:p/>
          </table:table-cell>
          <table:table-cell table:formula="of:=IFERROR(VLOOKUP([.$A15];[$L.$A$1:$L.$Q$99];16;FALSE())*[.$B15];&quot;&quot;)">
            <text:p/>
          </table:table-cell>
          <table:table-cell table:formula="of:=IFERROR(VLOOKUP([.$A15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6];[$L.$A$1:$L.$Q$80];3;FALSE());&quot;&quot;)&amp;T(ORG.OPENOFFICE.STYLE(IFERROR(IF(VLOOKUP([.$A16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1:$L.$Q$99];4;FALSE())=&quot;Group 1&quot;;[.B16];0);&quot;&quot;)">
            <text:p/>
          </table:table-cell>
          <table:table-cell table:formula="of:=IFERROR(VLOOKUP([.$A16];[$L.$A$1:$L.$Q$99];7;FALSE())*[.$B16];&quot;&quot;)">
            <text:p/>
          </table:table-cell>
          <table:table-cell table:formula="of:=IFERROR(VLOOKUP([.$A16];[$L.$A$1:$L.$Q$99];8;FALSE())*[.$B16];&quot;&quot;)">
            <text:p/>
          </table:table-cell>
          <table:table-cell table:formula="of:=IFERROR(VLOOKUP([.$A16];[$L.$A$1:$L.$Q$99];9;FALSE())*[.$B16];&quot;&quot;)">
            <text:p/>
          </table:table-cell>
          <table:table-cell table:formula="of:=IFERROR(VLOOKUP([.$A16];[$L.$A$1:$L.$Q$99];10;FALSE())*[.$B16];&quot;&quot;)">
            <text:p/>
          </table:table-cell>
          <table:table-cell table:formula="of:=IFERROR(VLOOKUP([.$A16];[$L.$A$1:$L.$Q$99];11;FALSE())*[.$B16];&quot;&quot;)">
            <text:p/>
          </table:table-cell>
          <table:table-cell table:formula="of:=IFERROR(VLOOKUP([.$A16];[$L.$A$1:$L.$Q$99];12;FALSE())*[.$B16];&quot;&quot;)">
            <text:p/>
          </table:table-cell>
          <table:table-cell table:formula="of:=IFERROR(VLOOKUP([.$A16];[$L.$A$1:$L.$Q$99];13;FALSE())*[.$B16];&quot;&quot;)">
            <text:p/>
          </table:table-cell>
          <table:table-cell table:formula="of:=IFERROR(VLOOKUP([.$A16];[$L.$A$1:$L.$Q$99];14;FALSE())*[.$B16];&quot;&quot;)">
            <text:p/>
          </table:table-cell>
          <table:table-cell table:formula="of:=IFERROR(VLOOKUP([.$A16];[$L.$A$1:$L.$Q$99];15;FALSE())*[.$B16];&quot;&quot;)">
            <text:p/>
          </table:table-cell>
          <table:table-cell table:formula="of:=IFERROR(VLOOKUP([.$A16];[$L.$A$1:$L.$Q$99];16;FALSE())*[.$B16];&quot;&quot;)">
            <text:p/>
          </table:table-cell>
          <table:table-cell table:formula="of:=IFERROR(VLOOKUP([.$A16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7];[$L.$A$1:$L.$Q$80];3;FALSE());&quot;&quot;)&amp;T(ORG.OPENOFFICE.STYLE(IFERROR(IF(VLOOKUP([.$A17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1:$L.$Q$99];4;FALSE())=&quot;Group 1&quot;;[.B17];0);&quot;&quot;)">
            <text:p/>
          </table:table-cell>
          <table:table-cell table:formula="of:=IFERROR(VLOOKUP([.$A17];[$L.$A$1:$L.$Q$99];7;FALSE())*[.$B17];&quot;&quot;)">
            <text:p/>
          </table:table-cell>
          <table:table-cell table:formula="of:=IFERROR(VLOOKUP([.$A17];[$L.$A$1:$L.$Q$99];8;FALSE())*[.$B17];&quot;&quot;)">
            <text:p/>
          </table:table-cell>
          <table:table-cell table:formula="of:=IFERROR(VLOOKUP([.$A17];[$L.$A$1:$L.$Q$99];9;FALSE())*[.$B17];&quot;&quot;)">
            <text:p/>
          </table:table-cell>
          <table:table-cell table:formula="of:=IFERROR(VLOOKUP([.$A17];[$L.$A$1:$L.$Q$99];10;FALSE())*[.$B17];&quot;&quot;)">
            <text:p/>
          </table:table-cell>
          <table:table-cell table:formula="of:=IFERROR(VLOOKUP([.$A17];[$L.$A$1:$L.$Q$99];11;FALSE())*[.$B17];&quot;&quot;)">
            <text:p/>
          </table:table-cell>
          <table:table-cell table:formula="of:=IFERROR(VLOOKUP([.$A17];[$L.$A$1:$L.$Q$99];12;FALSE())*[.$B17];&quot;&quot;)">
            <text:p/>
          </table:table-cell>
          <table:table-cell table:formula="of:=IFERROR(VLOOKUP([.$A17];[$L.$A$1:$L.$Q$99];13;FALSE())*[.$B17];&quot;&quot;)">
            <text:p/>
          </table:table-cell>
          <table:table-cell table:formula="of:=IFERROR(VLOOKUP([.$A17];[$L.$A$1:$L.$Q$99];14;FALSE())*[.$B17];&quot;&quot;)">
            <text:p/>
          </table:table-cell>
          <table:table-cell table:formula="of:=IFERROR(VLOOKUP([.$A17];[$L.$A$1:$L.$Q$99];15;FALSE())*[.$B17];&quot;&quot;)">
            <text:p/>
          </table:table-cell>
          <table:table-cell table:formula="of:=IFERROR(VLOOKUP([.$A17];[$L.$A$1:$L.$Q$99];16;FALSE())*[.$B17];&quot;&quot;)">
            <text:p/>
          </table:table-cell>
          <table:table-cell table:formula="of:=IFERROR(VLOOKUP([.$A17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8];[$L.$A$1:$L.$Q$80];3;FALSE());&quot;&quot;)&amp;T(ORG.OPENOFFICE.STYLE(IFERROR(IF(VLOOKUP([.$A1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1:$L.$Q$99];4;FALSE())=&quot;Group 1&quot;;[.B18];0);&quot;&quot;)">
            <text:p/>
          </table:table-cell>
          <table:table-cell table:formula="of:=IFERROR(VLOOKUP([.$A18];[$L.$A$1:$L.$Q$99];7;FALSE())*[.$B18];&quot;&quot;)">
            <text:p/>
          </table:table-cell>
          <table:table-cell table:formula="of:=IFERROR(VLOOKUP([.$A18];[$L.$A$1:$L.$Q$99];8;FALSE())*[.$B18];&quot;&quot;)">
            <text:p/>
          </table:table-cell>
          <table:table-cell table:formula="of:=IFERROR(VLOOKUP([.$A18];[$L.$A$1:$L.$Q$99];9;FALSE())*[.$B18];&quot;&quot;)">
            <text:p/>
          </table:table-cell>
          <table:table-cell table:formula="of:=IFERROR(VLOOKUP([.$A18];[$L.$A$1:$L.$Q$99];10;FALSE())*[.$B18];&quot;&quot;)">
            <text:p/>
          </table:table-cell>
          <table:table-cell table:formula="of:=IFERROR(VLOOKUP([.$A18];[$L.$A$1:$L.$Q$99];11;FALSE())*[.$B18];&quot;&quot;)">
            <text:p/>
          </table:table-cell>
          <table:table-cell table:formula="of:=IFERROR(VLOOKUP([.$A18];[$L.$A$1:$L.$Q$99];12;FALSE())*[.$B18];&quot;&quot;)">
            <text:p/>
          </table:table-cell>
          <table:table-cell table:formula="of:=IFERROR(VLOOKUP([.$A18];[$L.$A$1:$L.$Q$99];13;FALSE())*[.$B18];&quot;&quot;)">
            <text:p/>
          </table:table-cell>
          <table:table-cell table:formula="of:=IFERROR(VLOOKUP([.$A18];[$L.$A$1:$L.$Q$99];14;FALSE())*[.$B18];&quot;&quot;)">
            <text:p/>
          </table:table-cell>
          <table:table-cell table:formula="of:=IFERROR(VLOOKUP([.$A18];[$L.$A$1:$L.$Q$99];15;FALSE())*[.$B18];&quot;&quot;)">
            <text:p/>
          </table:table-cell>
          <table:table-cell table:formula="of:=IFERROR(VLOOKUP([.$A18];[$L.$A$1:$L.$Q$99];16;FALSE())*[.$B18];&quot;&quot;)">
            <text:p/>
          </table:table-cell>
          <table:table-cell table:formula="of:=IFERROR(VLOOKUP([.$A18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9];[$L.$A$1:$L.$Q$80];3;FALSE());&quot;&quot;)&amp;T(ORG.OPENOFFICE.STYLE(IFERROR(IF(VLOOKUP([.$A1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9];[$L.$A$1:$L.$Q$99];4;FALSE())=&quot;Group 1&quot;;[.B19];0);&quot;&quot;)">
            <text:p/>
          </table:table-cell>
          <table:table-cell table:formula="of:=IFERROR(VLOOKUP([.$A19];[$L.$A$1:$L.$Q$99];7;FALSE())*[.$B19];&quot;&quot;)">
            <text:p/>
          </table:table-cell>
          <table:table-cell table:formula="of:=IFERROR(VLOOKUP([.$A19];[$L.$A$1:$L.$Q$99];8;FALSE())*[.$B19];&quot;&quot;)">
            <text:p/>
          </table:table-cell>
          <table:table-cell table:formula="of:=IFERROR(VLOOKUP([.$A19];[$L.$A$1:$L.$Q$99];9;FALSE())*[.$B19];&quot;&quot;)">
            <text:p/>
          </table:table-cell>
          <table:table-cell table:formula="of:=IFERROR(VLOOKUP([.$A19];[$L.$A$1:$L.$Q$99];10;FALSE())*[.$B19];&quot;&quot;)">
            <text:p/>
          </table:table-cell>
          <table:table-cell table:formula="of:=IFERROR(VLOOKUP([.$A19];[$L.$A$1:$L.$Q$99];11;FALSE())*[.$B19];&quot;&quot;)">
            <text:p/>
          </table:table-cell>
          <table:table-cell table:formula="of:=IFERROR(VLOOKUP([.$A19];[$L.$A$1:$L.$Q$99];12;FALSE())*[.$B19];&quot;&quot;)">
            <text:p/>
          </table:table-cell>
          <table:table-cell table:formula="of:=IFERROR(VLOOKUP([.$A19];[$L.$A$1:$L.$Q$99];13;FALSE())*[.$B19];&quot;&quot;)">
            <text:p/>
          </table:table-cell>
          <table:table-cell table:formula="of:=IFERROR(VLOOKUP([.$A19];[$L.$A$1:$L.$Q$99];14;FALSE())*[.$B19];&quot;&quot;)">
            <text:p/>
          </table:table-cell>
          <table:table-cell table:formula="of:=IFERROR(VLOOKUP([.$A19];[$L.$A$1:$L.$Q$99];15;FALSE())*[.$B19];&quot;&quot;)">
            <text:p/>
          </table:table-cell>
          <table:table-cell table:formula="of:=IFERROR(VLOOKUP([.$A19];[$L.$A$1:$L.$Q$99];16;FALSE())*[.$B19];&quot;&quot;)">
            <text:p/>
          </table:table-cell>
          <table:table-cell table:formula="of:=IFERROR(VLOOKUP([.$A19];[$L.$A$1:$L.$Q$99];17;FALSE());&quot;&quot;)">
            <text:p/>
          </table:table-cell>
          <table:table-cell table:number-columns-repeated="1010"/>
        </table:table-row>
        <table:table-row table:style-name="ro6">
          <table:table-cell/>
          <table:table-cell table:style-name="Default" table:formula="of:=IFERROR(INT(IFERROR(VLOOKUP([.$A20];[$L.$A$1:$L.$Q$80];3;FALSE());&quot;&quot;)&amp;T(ORG.OPENOFFICE.STYLE(IFERROR(IF(VLOOKUP([.$A2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0];[$L.$A$1:$L.$Q$99];4;FALSE())=&quot;Group 1&quot;;[.B20];0);&quot;&quot;)">
            <text:p/>
          </table:table-cell>
          <table:table-cell table:formula="of:=IFERROR(VLOOKUP([.$A20];[$L.$A$1:$L.$Q$99];7;FALSE())*[.$B20];&quot;&quot;)">
            <text:p/>
          </table:table-cell>
          <table:table-cell table:formula="of:=IFERROR(VLOOKUP([.$A20];[$L.$A$1:$L.$Q$99];8;FALSE())*[.$B20];&quot;&quot;)">
            <text:p/>
          </table:table-cell>
          <table:table-cell table:formula="of:=IFERROR(VLOOKUP([.$A20];[$L.$A$1:$L.$Q$99];9;FALSE())*[.$B20];&quot;&quot;)">
            <text:p/>
          </table:table-cell>
          <table:table-cell table:formula="of:=IFERROR(VLOOKUP([.$A20];[$L.$A$1:$L.$Q$99];10;FALSE())*[.$B20];&quot;&quot;)">
            <text:p/>
          </table:table-cell>
          <table:table-cell table:formula="of:=IFERROR(VLOOKUP([.$A20];[$L.$A$1:$L.$Q$99];11;FALSE())*[.$B20];&quot;&quot;)">
            <text:p/>
          </table:table-cell>
          <table:table-cell table:formula="of:=IFERROR(VLOOKUP([.$A20];[$L.$A$1:$L.$Q$99];12;FALSE())*[.$B20];&quot;&quot;)">
            <text:p/>
          </table:table-cell>
          <table:table-cell table:formula="of:=IFERROR(VLOOKUP([.$A20];[$L.$A$1:$L.$Q$99];13;FALSE())*[.$B20];&quot;&quot;)">
            <text:p/>
          </table:table-cell>
          <table:table-cell table:formula="of:=IFERROR(VLOOKUP([.$A20];[$L.$A$1:$L.$Q$99];14;FALSE())*[.$B20];&quot;&quot;)">
            <text:p/>
          </table:table-cell>
          <table:table-cell table:formula="of:=IFERROR(VLOOKUP([.$A20];[$L.$A$1:$L.$Q$99];15;FALSE())*[.$B20];&quot;&quot;)">
            <text:p/>
          </table:table-cell>
          <table:table-cell table:formula="of:=IFERROR(VLOOKUP([.$A20];[$L.$A$1:$L.$Q$99];16;FALSE())*[.$B20];&quot;&quot;)">
            <text:p/>
          </table:table-cell>
          <table:table-cell table:formula="of:=IFERROR(VLOOKUP([.$A20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21];[$L.$A$1:$L.$Q$80];3;FALSE());&quot;&quot;)&amp;T(ORG.OPENOFFICE.STYLE(IFERROR(IF(VLOOKUP([.$A21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1];[$L.$A$1:$L.$Q$99];4;FALSE())=&quot;Group 1&quot;;[.B21];0);&quot;&quot;)">
            <text:p/>
          </table:table-cell>
          <table:table-cell table:formula="of:=IFERROR(VLOOKUP([.$A21];[$L.$A$1:$L.$Q$99];7;FALSE())*[.$B21];&quot;&quot;)">
            <text:p/>
          </table:table-cell>
          <table:table-cell table:formula="of:=IFERROR(VLOOKUP([.$A21];[$L.$A$1:$L.$Q$99];8;FALSE())*[.$B21];&quot;&quot;)">
            <text:p/>
          </table:table-cell>
          <table:table-cell table:formula="of:=IFERROR(VLOOKUP([.$A21];[$L.$A$1:$L.$Q$99];9;FALSE())*[.$B21];&quot;&quot;)">
            <text:p/>
          </table:table-cell>
          <table:table-cell table:formula="of:=IFERROR(VLOOKUP([.$A21];[$L.$A$1:$L.$Q$99];10;FALSE())*[.$B21];&quot;&quot;)">
            <text:p/>
          </table:table-cell>
          <table:table-cell table:formula="of:=IFERROR(VLOOKUP([.$A21];[$L.$A$1:$L.$Q$99];11;FALSE())*[.$B21];&quot;&quot;)">
            <text:p/>
          </table:table-cell>
          <table:table-cell table:formula="of:=IFERROR(VLOOKUP([.$A21];[$L.$A$1:$L.$Q$99];12;FALSE())*[.$B21];&quot;&quot;)">
            <text:p/>
          </table:table-cell>
          <table:table-cell table:formula="of:=IFERROR(VLOOKUP([.$A21];[$L.$A$1:$L.$Q$99];13;FALSE())*[.$B21];&quot;&quot;)">
            <text:p/>
          </table:table-cell>
          <table:table-cell table:formula="of:=IFERROR(VLOOKUP([.$A21];[$L.$A$1:$L.$Q$99];14;FALSE())*[.$B21];&quot;&quot;)">
            <text:p/>
          </table:table-cell>
          <table:table-cell table:formula="of:=IFERROR(VLOOKUP([.$A21];[$L.$A$1:$L.$Q$99];15;FALSE())*[.$B21];&quot;&quot;)">
            <text:p/>
          </table:table-cell>
          <table:table-cell table:formula="of:=IFERROR(VLOOKUP([.$A21];[$L.$A$1:$L.$Q$99];16;FALSE())*[.$B21];&quot;&quot;)">
            <text:p/>
          </table:table-cell>
          <table:table-cell table:formula="of:=IFERROR(VLOOKUP([.$A21];[$L.$A$1:$L.$Q$99];17;FALSE());&quot;&quot;)">
            <text:p/>
          </table:table-cell>
          <table:table-cell table:number-columns-repeated="1010"/>
        </table:table-row>
        <table:table-row table:style-name="ro7">
          <table:table-cell/>
          <table:table-cell table:style-name="Default" table:formula="of:=IFERROR(INT(IFERROR(VLOOKUP([.$A22];[$L.$A$1:$L.$Q$80];3;FALSE());&quot;&quot;)&amp;T(ORG.OPENOFFICE.STYLE(IFERROR(IF(VLOOKUP([.$A22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2];[$L.$A$1:$L.$Q$99];4;FALSE())=&quot;Group 1&quot;;[.B22];0);&quot;&quot;)">
            <text:p/>
          </table:table-cell>
          <table:table-cell table:formula="of:=IFERROR(VLOOKUP([.$A22];[$L.$A$1:$L.$Q$99];7;FALSE())*[.$B22];&quot;&quot;)">
            <text:p/>
          </table:table-cell>
          <table:table-cell table:formula="of:=IFERROR(VLOOKUP([.$A22];[$L.$A$1:$L.$Q$99];8;FALSE())*[.$B22];&quot;&quot;)">
            <text:p/>
          </table:table-cell>
          <table:table-cell table:formula="of:=IFERROR(VLOOKUP([.$A22];[$L.$A$1:$L.$Q$99];9;FALSE())*[.$B22];&quot;&quot;)">
            <text:p/>
          </table:table-cell>
          <table:table-cell table:formula="of:=IFERROR(VLOOKUP([.$A22];[$L.$A$1:$L.$Q$99];10;FALSE())*[.$B22];&quot;&quot;)">
            <text:p/>
          </table:table-cell>
          <table:table-cell table:formula="of:=IFERROR(VLOOKUP([.$A22];[$L.$A$1:$L.$Q$99];11;FALSE())*[.$B22];&quot;&quot;)">
            <text:p/>
          </table:table-cell>
          <table:table-cell table:formula="of:=IFERROR(VLOOKUP([.$A22];[$L.$A$1:$L.$Q$99];12;FALSE())*[.$B22];&quot;&quot;)">
            <text:p/>
          </table:table-cell>
          <table:table-cell table:formula="of:=IFERROR(VLOOKUP([.$A22];[$L.$A$1:$L.$Q$99];13;FALSE())*[.$B22];&quot;&quot;)">
            <text:p/>
          </table:table-cell>
          <table:table-cell table:formula="of:=IFERROR(VLOOKUP([.$A22];[$L.$A$1:$L.$Q$99];14;FALSE())*[.$B22];&quot;&quot;)">
            <text:p/>
          </table:table-cell>
          <table:table-cell table:formula="of:=IFERROR(VLOOKUP([.$A22];[$L.$A$1:$L.$Q$99];15;FALSE())*[.$B22];&quot;&quot;)">
            <text:p/>
          </table:table-cell>
          <table:table-cell table:formula="of:=IFERROR(VLOOKUP([.$A22];[$L.$A$1:$L.$Q$99];16;FALSE())*[.$B22];&quot;&quot;)">
            <text:p/>
          </table:table-cell>
          <table:table-cell table:formula="of:=IFERROR(VLOOKUP([.$A22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3];[$L.$A$1:$L.$Q$80];3;FALSE());&quot;&quot;)&amp;T(ORG.OPENOFFICE.STYLE(IFERROR(IF(VLOOKUP([.$A23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3];[$L.$A$1:$L.$Q$99];4;FALSE())=&quot;Group 1&quot;;[.B23];0);&quot;&quot;)">
            <text:p/>
          </table:table-cell>
          <table:table-cell table:formula="of:=IFERROR(VLOOKUP([.$A23];[$L.$A$1:$L.$Q$99];7;FALSE())*[.$B23];&quot;&quot;)">
            <text:p/>
          </table:table-cell>
          <table:table-cell table:formula="of:=IFERROR(VLOOKUP([.$A23];[$L.$A$1:$L.$Q$99];8;FALSE())*[.$B23];&quot;&quot;)">
            <text:p/>
          </table:table-cell>
          <table:table-cell table:formula="of:=IFERROR(VLOOKUP([.$A23];[$L.$A$1:$L.$Q$99];9;FALSE())*[.$B23];&quot;&quot;)">
            <text:p/>
          </table:table-cell>
          <table:table-cell table:formula="of:=IFERROR(VLOOKUP([.$A23];[$L.$A$1:$L.$Q$99];10;FALSE())*[.$B23];&quot;&quot;)">
            <text:p/>
          </table:table-cell>
          <table:table-cell table:formula="of:=IFERROR(VLOOKUP([.$A23];[$L.$A$1:$L.$Q$99];11;FALSE())*[.$B23];&quot;&quot;)">
            <text:p/>
          </table:table-cell>
          <table:table-cell table:formula="of:=IFERROR(VLOOKUP([.$A23];[$L.$A$1:$L.$Q$99];12;FALSE())*[.$B23];&quot;&quot;)">
            <text:p/>
          </table:table-cell>
          <table:table-cell table:formula="of:=IFERROR(VLOOKUP([.$A23];[$L.$A$1:$L.$Q$99];13;FALSE())*[.$B23];&quot;&quot;)">
            <text:p/>
          </table:table-cell>
          <table:table-cell table:formula="of:=IFERROR(VLOOKUP([.$A23];[$L.$A$1:$L.$Q$99];14;FALSE())*[.$B23];&quot;&quot;)">
            <text:p/>
          </table:table-cell>
          <table:table-cell table:formula="of:=IFERROR(VLOOKUP([.$A23];[$L.$A$1:$L.$Q$99];15;FALSE())*[.$B23];&quot;&quot;)">
            <text:p/>
          </table:table-cell>
          <table:table-cell table:formula="of:=IFERROR(VLOOKUP([.$A23];[$L.$A$1:$L.$Q$99];16;FALSE())*[.$B23];&quot;&quot;)">
            <text:p/>
          </table:table-cell>
          <table:table-cell table:formula="of:=IFERROR(VLOOKUP([.$A23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4];[$L.$A$1:$L.$Q$80];3;FALSE());&quot;&quot;)&amp;T(ORG.OPENOFFICE.STYLE(IFERROR(IF(VLOOKUP([.$A24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4];[$L.$A$1:$L.$Q$99];4;FALSE())=&quot;Group 1&quot;;[.B24];0);&quot;&quot;)">
            <text:p/>
          </table:table-cell>
          <table:table-cell table:formula="of:=IFERROR(VLOOKUP([.$A24];[$L.$A$1:$L.$Q$99];7;FALSE())*[.$B24];&quot;&quot;)">
            <text:p/>
          </table:table-cell>
          <table:table-cell table:formula="of:=IFERROR(VLOOKUP([.$A24];[$L.$A$1:$L.$Q$99];8;FALSE())*[.$B24];&quot;&quot;)">
            <text:p/>
          </table:table-cell>
          <table:table-cell table:formula="of:=IFERROR(VLOOKUP([.$A24];[$L.$A$1:$L.$Q$99];9;FALSE())*[.$B24];&quot;&quot;)">
            <text:p/>
          </table:table-cell>
          <table:table-cell table:formula="of:=IFERROR(VLOOKUP([.$A24];[$L.$A$1:$L.$Q$99];10;FALSE())*[.$B24];&quot;&quot;)">
            <text:p/>
          </table:table-cell>
          <table:table-cell table:formula="of:=IFERROR(VLOOKUP([.$A24];[$L.$A$1:$L.$Q$99];11;FALSE())*[.$B24];&quot;&quot;)">
            <text:p/>
          </table:table-cell>
          <table:table-cell table:formula="of:=IFERROR(VLOOKUP([.$A24];[$L.$A$1:$L.$Q$99];12;FALSE())*[.$B24];&quot;&quot;)">
            <text:p/>
          </table:table-cell>
          <table:table-cell table:formula="of:=IFERROR(VLOOKUP([.$A24];[$L.$A$1:$L.$Q$99];13;FALSE())*[.$B24];&quot;&quot;)">
            <text:p/>
          </table:table-cell>
          <table:table-cell table:formula="of:=IFERROR(VLOOKUP([.$A24];[$L.$A$1:$L.$Q$99];14;FALSE())*[.$B24];&quot;&quot;)">
            <text:p/>
          </table:table-cell>
          <table:table-cell table:formula="of:=IFERROR(VLOOKUP([.$A24];[$L.$A$1:$L.$Q$99];15;FALSE())*[.$B24];&quot;&quot;)">
            <text:p/>
          </table:table-cell>
          <table:table-cell table:formula="of:=IFERROR(VLOOKUP([.$A24];[$L.$A$1:$L.$Q$99];16;FALSE())*[.$B24];&quot;&quot;)">
            <text:p/>
          </table:table-cell>
          <table:table-cell table:formula="of:=IFERROR(VLOOKUP([.$A24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5];[$L.$A$1:$L.$Q$80];3;FALSE());&quot;&quot;)&amp;T(ORG.OPENOFFICE.STYLE(IFERROR(IF(VLOOKUP([.$A25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5];[$L.$A$1:$L.$Q$99];4;FALSE())=&quot;Group 1&quot;;[.B25];0);&quot;&quot;)">
            <text:p/>
          </table:table-cell>
          <table:table-cell table:formula="of:=IFERROR(VLOOKUP([.$A25];[$L.$A$1:$L.$Q$99];7;FALSE())*[.$B25];&quot;&quot;)">
            <text:p/>
          </table:table-cell>
          <table:table-cell table:formula="of:=IFERROR(VLOOKUP([.$A25];[$L.$A$1:$L.$Q$99];8;FALSE())*[.$B25];&quot;&quot;)">
            <text:p/>
          </table:table-cell>
          <table:table-cell table:formula="of:=IFERROR(VLOOKUP([.$A25];[$L.$A$1:$L.$Q$99];9;FALSE())*[.$B25];&quot;&quot;)">
            <text:p/>
          </table:table-cell>
          <table:table-cell table:formula="of:=IFERROR(VLOOKUP([.$A25];[$L.$A$1:$L.$Q$99];10;FALSE())*[.$B25];&quot;&quot;)">
            <text:p/>
          </table:table-cell>
          <table:table-cell table:formula="of:=IFERROR(VLOOKUP([.$A25];[$L.$A$1:$L.$Q$99];11;FALSE())*[.$B25];&quot;&quot;)">
            <text:p/>
          </table:table-cell>
          <table:table-cell table:formula="of:=IFERROR(VLOOKUP([.$A25];[$L.$A$1:$L.$Q$99];12;FALSE())*[.$B25];&quot;&quot;)">
            <text:p/>
          </table:table-cell>
          <table:table-cell table:formula="of:=IFERROR(VLOOKUP([.$A25];[$L.$A$1:$L.$Q$99];13;FALSE())*[.$B25];&quot;&quot;)">
            <text:p/>
          </table:table-cell>
          <table:table-cell table:formula="of:=IFERROR(VLOOKUP([.$A25];[$L.$A$1:$L.$Q$99];14;FALSE())*[.$B25];&quot;&quot;)">
            <text:p/>
          </table:table-cell>
          <table:table-cell table:formula="of:=IFERROR(VLOOKUP([.$A25];[$L.$A$1:$L.$Q$99];15;FALSE())*[.$B25];&quot;&quot;)">
            <text:p/>
          </table:table-cell>
          <table:table-cell table:formula="of:=IFERROR(VLOOKUP([.$A25];[$L.$A$1:$L.$Q$99];16;FALSE())*[.$B25];&quot;&quot;)">
            <text:p/>
          </table:table-cell>
          <table:table-cell table:formula="of:=IFERROR(VLOOKUP([.$A25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6];[$L.$A$1:$L.$Q$80];3;FALSE());&quot;&quot;)&amp;T(ORG.OPENOFFICE.STYLE(IFERROR(IF(VLOOKUP([.$A26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6];[$L.$A$1:$L.$Q$99];4;FALSE())=&quot;Group 1&quot;;[.B26];0);&quot;&quot;)">
            <text:p/>
          </table:table-cell>
          <table:table-cell table:formula="of:=IFERROR(VLOOKUP([.$A26];[$L.$A$1:$L.$Q$99];7;FALSE())*[.$B26];&quot;&quot;)">
            <text:p/>
          </table:table-cell>
          <table:table-cell table:formula="of:=IFERROR(VLOOKUP([.$A26];[$L.$A$1:$L.$Q$99];8;FALSE())*[.$B26];&quot;&quot;)">
            <text:p/>
          </table:table-cell>
          <table:table-cell table:formula="of:=IFERROR(VLOOKUP([.$A26];[$L.$A$1:$L.$Q$99];9;FALSE())*[.$B26];&quot;&quot;)">
            <text:p/>
          </table:table-cell>
          <table:table-cell table:formula="of:=IFERROR(VLOOKUP([.$A26];[$L.$A$1:$L.$Q$99];10;FALSE())*[.$B26];&quot;&quot;)">
            <text:p/>
          </table:table-cell>
          <table:table-cell table:formula="of:=IFERROR(VLOOKUP([.$A26];[$L.$A$1:$L.$Q$99];11;FALSE())*[.$B26];&quot;&quot;)">
            <text:p/>
          </table:table-cell>
          <table:table-cell table:formula="of:=IFERROR(VLOOKUP([.$A26];[$L.$A$1:$L.$Q$99];12;FALSE())*[.$B26];&quot;&quot;)">
            <text:p/>
          </table:table-cell>
          <table:table-cell table:formula="of:=IFERROR(VLOOKUP([.$A26];[$L.$A$1:$L.$Q$99];13;FALSE())*[.$B26];&quot;&quot;)">
            <text:p/>
          </table:table-cell>
          <table:table-cell table:formula="of:=IFERROR(VLOOKUP([.$A26];[$L.$A$1:$L.$Q$99];14;FALSE())*[.$B26];&quot;&quot;)">
            <text:p/>
          </table:table-cell>
          <table:table-cell table:formula="of:=IFERROR(VLOOKUP([.$A26];[$L.$A$1:$L.$Q$99];15;FALSE())*[.$B26];&quot;&quot;)">
            <text:p/>
          </table:table-cell>
          <table:table-cell table:formula="of:=IFERROR(VLOOKUP([.$A26];[$L.$A$1:$L.$Q$99];16;FALSE())*[.$B26];&quot;&quot;)">
            <text:p/>
          </table:table-cell>
          <table:table-cell table:formula="of:=IFERROR(VLOOKUP([.$A26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7];[$L.$A$1:$L.$Q$80];3;FALSE());&quot;&quot;)&amp;T(ORG.OPENOFFICE.STYLE(IFERROR(IF(VLOOKUP([.$A27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7];[$L.$A$1:$L.$Q$99];4;FALSE())=&quot;Group 1&quot;;[.B27];0);&quot;&quot;)">
            <text:p/>
          </table:table-cell>
          <table:table-cell table:formula="of:=IFERROR(VLOOKUP([.$A27];[$L.$A$1:$L.$Q$99];7;FALSE())*[.$B27];&quot;&quot;)">
            <text:p/>
          </table:table-cell>
          <table:table-cell table:formula="of:=IFERROR(VLOOKUP([.$A27];[$L.$A$1:$L.$Q$99];8;FALSE())*[.$B27];&quot;&quot;)">
            <text:p/>
          </table:table-cell>
          <table:table-cell table:formula="of:=IFERROR(VLOOKUP([.$A27];[$L.$A$1:$L.$Q$99];9;FALSE())*[.$B27];&quot;&quot;)">
            <text:p/>
          </table:table-cell>
          <table:table-cell table:formula="of:=IFERROR(VLOOKUP([.$A27];[$L.$A$1:$L.$Q$99];10;FALSE())*[.$B27];&quot;&quot;)">
            <text:p/>
          </table:table-cell>
          <table:table-cell table:formula="of:=IFERROR(VLOOKUP([.$A27];[$L.$A$1:$L.$Q$99];11;FALSE())*[.$B27];&quot;&quot;)">
            <text:p/>
          </table:table-cell>
          <table:table-cell table:formula="of:=IFERROR(VLOOKUP([.$A27];[$L.$A$1:$L.$Q$99];12;FALSE())*[.$B27];&quot;&quot;)">
            <text:p/>
          </table:table-cell>
          <table:table-cell table:formula="of:=IFERROR(VLOOKUP([.$A27];[$L.$A$1:$L.$Q$99];13;FALSE())*[.$B27];&quot;&quot;)">
            <text:p/>
          </table:table-cell>
          <table:table-cell table:formula="of:=IFERROR(VLOOKUP([.$A27];[$L.$A$1:$L.$Q$99];14;FALSE())*[.$B27];&quot;&quot;)">
            <text:p/>
          </table:table-cell>
          <table:table-cell table:formula="of:=IFERROR(VLOOKUP([.$A27];[$L.$A$1:$L.$Q$99];15;FALSE())*[.$B27];&quot;&quot;)">
            <text:p/>
          </table:table-cell>
          <table:table-cell table:formula="of:=IFERROR(VLOOKUP([.$A27];[$L.$A$1:$L.$Q$99];16;FALSE())*[.$B27];&quot;&quot;)">
            <text:p/>
          </table:table-cell>
          <table:table-cell table:formula="of:=IFERROR(VLOOKUP([.$A27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8];[$L.$A$1:$L.$Q$80];3;FALSE());&quot;&quot;)&amp;T(ORG.OPENOFFICE.STYLE(IFERROR(IF(VLOOKUP([.$A2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8];[$L.$A$1:$L.$Q$99];4;FALSE())=&quot;Group 1&quot;;[.B28];0);&quot;&quot;)">
            <text:p/>
          </table:table-cell>
          <table:table-cell table:formula="of:=IFERROR(VLOOKUP([.$A28];[$L.$A$1:$L.$Q$99];7;FALSE())*[.$B28];&quot;&quot;)">
            <text:p/>
          </table:table-cell>
          <table:table-cell table:formula="of:=IFERROR(VLOOKUP([.$A28];[$L.$A$1:$L.$Q$99];8;FALSE())*[.$B28];&quot;&quot;)">
            <text:p/>
          </table:table-cell>
          <table:table-cell table:formula="of:=IFERROR(VLOOKUP([.$A28];[$L.$A$1:$L.$Q$99];9;FALSE())*[.$B28];&quot;&quot;)">
            <text:p/>
          </table:table-cell>
          <table:table-cell table:formula="of:=IFERROR(VLOOKUP([.$A28];[$L.$A$1:$L.$Q$99];10;FALSE())*[.$B28];&quot;&quot;)">
            <text:p/>
          </table:table-cell>
          <table:table-cell table:formula="of:=IFERROR(VLOOKUP([.$A28];[$L.$A$1:$L.$Q$99];11;FALSE())*[.$B28];&quot;&quot;)">
            <text:p/>
          </table:table-cell>
          <table:table-cell table:formula="of:=IFERROR(VLOOKUP([.$A28];[$L.$A$1:$L.$Q$99];12;FALSE())*[.$B28];&quot;&quot;)">
            <text:p/>
          </table:table-cell>
          <table:table-cell table:formula="of:=IFERROR(VLOOKUP([.$A28];[$L.$A$1:$L.$Q$99];13;FALSE())*[.$B28];&quot;&quot;)">
            <text:p/>
          </table:table-cell>
          <table:table-cell table:formula="of:=IFERROR(VLOOKUP([.$A28];[$L.$A$1:$L.$Q$99];14;FALSE())*[.$B28];&quot;&quot;)">
            <text:p/>
          </table:table-cell>
          <table:table-cell table:formula="of:=IFERROR(VLOOKUP([.$A28];[$L.$A$1:$L.$Q$99];15;FALSE())*[.$B28];&quot;&quot;)">
            <text:p/>
          </table:table-cell>
          <table:table-cell table:formula="of:=IFERROR(VLOOKUP([.$A28];[$L.$A$1:$L.$Q$99];16;FALSE())*[.$B28];&quot;&quot;)">
            <text:p/>
          </table:table-cell>
          <table:table-cell table:formula="of:=IFERROR(VLOOKUP([.$A28];[$L.$A$1:$L.$Q$99];17;FALSE());&quot;&quot;)">
            <text:p/>
          </table:table-cell>
          <table:table-cell table:number-columns-repeated="1010"/>
        </table:table-row>
        <table:table-row table:style-name="ro11">
          <table:table-cell/>
          <table:table-cell table:style-name="Default" table:formula="of:=IFERROR(INT(IFERROR(VLOOKUP([.$A29];[$L.$A$1:$L.$Q$80];3;FALSE());&quot;&quot;)&amp;T(ORG.OPENOFFICE.STYLE(IFERROR(IF(VLOOKUP([.$A2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9];[$L.$A$1:$L.$Q$99];4;FALSE())=&quot;Group 1&quot;;[.B29];0);&quot;&quot;)">
            <text:p/>
          </table:table-cell>
          <table:table-cell table:formula="of:=IFERROR(VLOOKUP([.$A29];[$L.$A$1:$L.$Q$99];7;FALSE())*[.$B29];&quot;&quot;)">
            <text:p/>
          </table:table-cell>
          <table:table-cell table:formula="of:=IFERROR(VLOOKUP([.$A29];[$L.$A$1:$L.$Q$99];8;FALSE())*[.$B29];&quot;&quot;)">
            <text:p/>
          </table:table-cell>
          <table:table-cell table:formula="of:=IFERROR(VLOOKUP([.$A29];[$L.$A$1:$L.$Q$99];9;FALSE())*[.$B29];&quot;&quot;)">
            <text:p/>
          </table:table-cell>
          <table:table-cell table:formula="of:=IFERROR(VLOOKUP([.$A29];[$L.$A$1:$L.$Q$99];10;FALSE())*[.$B29];&quot;&quot;)">
            <text:p/>
          </table:table-cell>
          <table:table-cell table:formula="of:=IFERROR(VLOOKUP([.$A29];[$L.$A$1:$L.$Q$99];11;FALSE())*[.$B29];&quot;&quot;)">
            <text:p/>
          </table:table-cell>
          <table:table-cell table:formula="of:=IFERROR(VLOOKUP([.$A29];[$L.$A$1:$L.$Q$99];12;FALSE())*[.$B29];&quot;&quot;)">
            <text:p/>
          </table:table-cell>
          <table:table-cell table:formula="of:=IFERROR(VLOOKUP([.$A29];[$L.$A$1:$L.$Q$99];13;FALSE())*[.$B29];&quot;&quot;)">
            <text:p/>
          </table:table-cell>
          <table:table-cell table:formula="of:=IFERROR(VLOOKUP([.$A29];[$L.$A$1:$L.$Q$99];14;FALSE())*[.$B29];&quot;&quot;)">
            <text:p/>
          </table:table-cell>
          <table:table-cell table:formula="of:=IFERROR(VLOOKUP([.$A29];[$L.$A$1:$L.$Q$99];15;FALSE())*[.$B29];&quot;&quot;)">
            <text:p/>
          </table:table-cell>
          <table:table-cell table:formula="of:=IFERROR(VLOOKUP([.$A29];[$L.$A$1:$L.$Q$99];16;FALSE())*[.$B29];&quot;&quot;)">
            <text:p/>
          </table:table-cell>
          <table:table-cell table:formula="of:=IFERROR(VLOOKUP([.$A29];[$L.$A$1:$L.$Q$99];17;FALSE());&quot;&quot;)">
            <text:p/>
          </table:table-cell>
          <table:table-cell table:number-columns-repeated="1010"/>
        </table:table-row>
        <table:table-row table:style-name="ro7">
          <table:table-cell/>
          <table:table-cell table:style-name="Default" table:formula="of:=IFERROR(INT(IFERROR(VLOOKUP([.$A30];[$L.$A$1:$L.$Q$80];3;FALSE());&quot;&quot;)&amp;T(ORG.OPENOFFICE.STYLE(IFERROR(IF(VLOOKUP([.$A3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30];[$L.$A$1:$L.$Q$99];4;FALSE())=&quot;Group 1&quot;;[.B30];0);&quot;&quot;)">
            <text:p/>
          </table:table-cell>
          <table:table-cell table:formula="of:=IFERROR(VLOOKUP([.$A30];[$L.$A$1:$L.$Q$99];7;FALSE())*[.$B30];&quot;&quot;)">
            <text:p/>
          </table:table-cell>
          <table:table-cell table:formula="of:=IFERROR(VLOOKUP([.$A30];[$L.$A$1:$L.$Q$99];8;FALSE())*[.$B30];&quot;&quot;)">
            <text:p/>
          </table:table-cell>
          <table:table-cell table:formula="of:=IFERROR(VLOOKUP([.$A30];[$L.$A$1:$L.$Q$99];9;FALSE())*[.$B30];&quot;&quot;)">
            <text:p/>
          </table:table-cell>
          <table:table-cell table:formula="of:=IFERROR(VLOOKUP([.$A30];[$L.$A$1:$L.$Q$99];10;FALSE())*[.$B30];&quot;&quot;)">
            <text:p/>
          </table:table-cell>
          <table:table-cell table:formula="of:=IFERROR(VLOOKUP([.$A30];[$L.$A$1:$L.$Q$99];11;FALSE())*[.$B30];&quot;&quot;)">
            <text:p/>
          </table:table-cell>
          <table:table-cell table:formula="of:=IFERROR(VLOOKUP([.$A30];[$L.$A$1:$L.$Q$99];12;FALSE())*[.$B30];&quot;&quot;)">
            <text:p/>
          </table:table-cell>
          <table:table-cell table:formula="of:=IFERROR(VLOOKUP([.$A30];[$L.$A$1:$L.$Q$99];13;FALSE())*[.$B30];&quot;&quot;)">
            <text:p/>
          </table:table-cell>
          <table:table-cell table:formula="of:=IFERROR(VLOOKUP([.$A30];[$L.$A$1:$L.$Q$99];14;FALSE())*[.$B30];&quot;&quot;)">
            <text:p/>
          </table:table-cell>
          <table:table-cell table:formula="of:=IFERROR(VLOOKUP([.$A30];[$L.$A$1:$L.$Q$99];15;FALSE())*[.$B30];&quot;&quot;)">
            <text:p/>
          </table:table-cell>
          <table:table-cell table:formula="of:=IFERROR(VLOOKUP([.$A30];[$L.$A$1:$L.$Q$99];16;FALSE())*[.$B30];&quot;&quot;)">
            <text:p/>
          </table:table-cell>
          <table:table-cell table:formula="of:=IFERROR(VLOOKUP([.$A30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1];[$L.$A$1:$L.$Q$99];4;FALSE())=&quot;Group 1&quot;;[.B31];0);&quot;&quot;)">
            <text:p/>
          </table:table-cell>
          <table:table-cell table:formula="of:=IFERROR(VLOOKUP([.$A31];[$L.$A$1:$L.$Q$99];7;FALSE())*[.$B31];&quot;&quot;)">
            <text:p/>
          </table:table-cell>
          <table:table-cell table:formula="of:=IFERROR(VLOOKUP([.$A31];[$L.$A$1:$L.$Q$99];8;FALSE())*[.$B31];&quot;&quot;)">
            <text:p/>
          </table:table-cell>
          <table:table-cell table:formula="of:=IFERROR(VLOOKUP([.$A31];[$L.$A$1:$L.$Q$99];9;FALSE())*[.$B31];&quot;&quot;)">
            <text:p/>
          </table:table-cell>
          <table:table-cell table:formula="of:=IFERROR(VLOOKUP([.$A31];[$L.$A$1:$L.$Q$99];10;FALSE())*[.$B31];&quot;&quot;)">
            <text:p/>
          </table:table-cell>
          <table:table-cell table:formula="of:=IFERROR(VLOOKUP([.$A31];[$L.$A$1:$L.$Q$99];11;FALSE())*[.$B31];&quot;&quot;)">
            <text:p/>
          </table:table-cell>
          <table:table-cell table:formula="of:=IFERROR(VLOOKUP([.$A31];[$L.$A$1:$L.$Q$99];12;FALSE())*[.$B31];&quot;&quot;)">
            <text:p/>
          </table:table-cell>
          <table:table-cell table:formula="of:=IFERROR(VLOOKUP([.$A31];[$L.$A$1:$L.$Q$99];13;FALSE())*[.$B31];&quot;&quot;)">
            <text:p/>
          </table:table-cell>
          <table:table-cell table:formula="of:=IFERROR(VLOOKUP([.$A31];[$L.$A$1:$L.$Q$99];14;FALSE())*[.$B31];&quot;&quot;)">
            <text:p/>
          </table:table-cell>
          <table:table-cell table:formula="of:=IFERROR(VLOOKUP([.$A31];[$L.$A$1:$L.$Q$99];15;FALSE())*[.$B31];&quot;&quot;)">
            <text:p/>
          </table:table-cell>
          <table:table-cell table:formula="of:=IFERROR(VLOOKUP([.$A31];[$L.$A$1:$L.$Q$99];16;FALSE())*[.$B31];&quot;&quot;)">
            <text:p/>
          </table:table-cell>
          <table:table-cell table:formula="of:=IFERROR(VLOOKUP([.$A31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2];[$L.$A$1:$L.$Q$99];4;FALSE())=&quot;Group 1&quot;;[.B32];0);&quot;&quot;)">
            <text:p/>
          </table:table-cell>
          <table:table-cell table:formula="of:=IFERROR(VLOOKUP([.$A32];[$L.$A$1:$L.$Q$99];7;FALSE())*[.$B32];&quot;&quot;)">
            <text:p/>
          </table:table-cell>
          <table:table-cell table:formula="of:=IFERROR(VLOOKUP([.$A32];[$L.$A$1:$L.$Q$99];8;FALSE())*[.$B32];&quot;&quot;)">
            <text:p/>
          </table:table-cell>
          <table:table-cell table:formula="of:=IFERROR(VLOOKUP([.$A32];[$L.$A$1:$L.$Q$99];9;FALSE())*[.$B32];&quot;&quot;)">
            <text:p/>
          </table:table-cell>
          <table:table-cell table:formula="of:=IFERROR(VLOOKUP([.$A32];[$L.$A$1:$L.$Q$99];10;FALSE())*[.$B32];&quot;&quot;)">
            <text:p/>
          </table:table-cell>
          <table:table-cell table:formula="of:=IFERROR(VLOOKUP([.$A32];[$L.$A$1:$L.$Q$99];11;FALSE())*[.$B32];&quot;&quot;)">
            <text:p/>
          </table:table-cell>
          <table:table-cell table:formula="of:=IFERROR(VLOOKUP([.$A32];[$L.$A$1:$L.$Q$99];12;FALSE())*[.$B32];&quot;&quot;)">
            <text:p/>
          </table:table-cell>
          <table:table-cell table:formula="of:=IFERROR(VLOOKUP([.$A32];[$L.$A$1:$L.$Q$99];13;FALSE())*[.$B32];&quot;&quot;)">
            <text:p/>
          </table:table-cell>
          <table:table-cell table:formula="of:=IFERROR(VLOOKUP([.$A32];[$L.$A$1:$L.$Q$99];14;FALSE())*[.$B32];&quot;&quot;)">
            <text:p/>
          </table:table-cell>
          <table:table-cell table:formula="of:=IFERROR(VLOOKUP([.$A32];[$L.$A$1:$L.$Q$99];15;FALSE())*[.$B32];&quot;&quot;)">
            <text:p/>
          </table:table-cell>
          <table:table-cell table:formula="of:=IFERROR(VLOOKUP([.$A32];[$L.$A$1:$L.$Q$99];16;FALSE())*[.$B32];&quot;&quot;)">
            <text:p/>
          </table:table-cell>
          <table:table-cell table:formula="of:=IFERROR(VLOOKUP([.$A32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3];[$L.$A$1:$L.$Q$99];4;FALSE())=&quot;Group 1&quot;;[.B33];0);&quot;&quot;)">
            <text:p/>
          </table:table-cell>
          <table:table-cell table:formula="of:=IFERROR(VLOOKUP([.$A33];[$L.$A$1:$L.$Q$99];7;FALSE())*[.$B33];&quot;&quot;)">
            <text:p/>
          </table:table-cell>
          <table:table-cell table:formula="of:=IFERROR(VLOOKUP([.$A33];[$L.$A$1:$L.$Q$99];8;FALSE())*[.$B33];&quot;&quot;)">
            <text:p/>
          </table:table-cell>
          <table:table-cell table:formula="of:=IFERROR(VLOOKUP([.$A33];[$L.$A$1:$L.$Q$99];9;FALSE())*[.$B33];&quot;&quot;)">
            <text:p/>
          </table:table-cell>
          <table:table-cell table:formula="of:=IFERROR(VLOOKUP([.$A33];[$L.$A$1:$L.$Q$99];10;FALSE())*[.$B33];&quot;&quot;)">
            <text:p/>
          </table:table-cell>
          <table:table-cell table:formula="of:=IFERROR(VLOOKUP([.$A33];[$L.$A$1:$L.$Q$99];11;FALSE())*[.$B33];&quot;&quot;)">
            <text:p/>
          </table:table-cell>
          <table:table-cell table:formula="of:=IFERROR(VLOOKUP([.$A33];[$L.$A$1:$L.$Q$99];12;FALSE())*[.$B33];&quot;&quot;)">
            <text:p/>
          </table:table-cell>
          <table:table-cell table:formula="of:=IFERROR(VLOOKUP([.$A33];[$L.$A$1:$L.$Q$99];13;FALSE())*[.$B33];&quot;&quot;)">
            <text:p/>
          </table:table-cell>
          <table:table-cell table:formula="of:=IFERROR(VLOOKUP([.$A33];[$L.$A$1:$L.$Q$99];14;FALSE())*[.$B33];&quot;&quot;)">
            <text:p/>
          </table:table-cell>
          <table:table-cell table:formula="of:=IFERROR(VLOOKUP([.$A33];[$L.$A$1:$L.$Q$99];15;FALSE())*[.$B33];&quot;&quot;)">
            <text:p/>
          </table:table-cell>
          <table:table-cell table:formula="of:=IFERROR(VLOOKUP([.$A33];[$L.$A$1:$L.$Q$99];16;FALSE())*[.$B33];&quot;&quot;)">
            <text:p/>
          </table:table-cell>
          <table:table-cell table:formula="of:=IFERROR(VLOOKUP([.$A33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4];[$L.$A$1:$L.$Q$99];4;FALSE())=&quot;Group 1&quot;;[.B34];0);&quot;&quot;)">
            <text:p/>
          </table:table-cell>
          <table:table-cell table:formula="of:=IFERROR(VLOOKUP([.$A34];[$L.$A$1:$L.$Q$99];7;FALSE())*[.$B34];&quot;&quot;)">
            <text:p/>
          </table:table-cell>
          <table:table-cell table:formula="of:=IFERROR(VLOOKUP([.$A34];[$L.$A$1:$L.$Q$99];8;FALSE())*[.$B34];&quot;&quot;)">
            <text:p/>
          </table:table-cell>
          <table:table-cell table:formula="of:=IFERROR(VLOOKUP([.$A34];[$L.$A$1:$L.$Q$99];9;FALSE())*[.$B34];&quot;&quot;)">
            <text:p/>
          </table:table-cell>
          <table:table-cell table:formula="of:=IFERROR(VLOOKUP([.$A34];[$L.$A$1:$L.$Q$99];10;FALSE())*[.$B34];&quot;&quot;)">
            <text:p/>
          </table:table-cell>
          <table:table-cell table:formula="of:=IFERROR(VLOOKUP([.$A34];[$L.$A$1:$L.$Q$99];11;FALSE())*[.$B34];&quot;&quot;)">
            <text:p/>
          </table:table-cell>
          <table:table-cell table:formula="of:=IFERROR(VLOOKUP([.$A34];[$L.$A$1:$L.$Q$99];12;FALSE())*[.$B34];&quot;&quot;)">
            <text:p/>
          </table:table-cell>
          <table:table-cell table:formula="of:=IFERROR(VLOOKUP([.$A34];[$L.$A$1:$L.$Q$99];13;FALSE())*[.$B34];&quot;&quot;)">
            <text:p/>
          </table:table-cell>
          <table:table-cell table:formula="of:=IFERROR(VLOOKUP([.$A34];[$L.$A$1:$L.$Q$99];14;FALSE())*[.$B34];&quot;&quot;)">
            <text:p/>
          </table:table-cell>
          <table:table-cell table:formula="of:=IFERROR(VLOOKUP([.$A34];[$L.$A$1:$L.$Q$99];15;FALSE())*[.$B34];&quot;&quot;)">
            <text:p/>
          </table:table-cell>
          <table:table-cell table:formula="of:=IFERROR(VLOOKUP([.$A34];[$L.$A$1:$L.$Q$99];16;FALSE())*[.$B34];&quot;&quot;)">
            <text:p/>
          </table:table-cell>
          <table:table-cell table:formula="of:=IFERROR(VLOOKUP([.$A34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5];[$L.$A$1:$L.$Q$99];4;FALSE())=&quot;Group 1&quot;;[.B35];0);&quot;&quot;)">
            <text:p/>
          </table:table-cell>
          <table:table-cell table:formula="of:=IFERROR(VLOOKUP([.$A35];[$L.$A$1:$L.$Q$99];7;FALSE())*[.$B35];&quot;&quot;)">
            <text:p/>
          </table:table-cell>
          <table:table-cell table:formula="of:=IFERROR(VLOOKUP([.$A35];[$L.$A$1:$L.$Q$99];8;FALSE())*[.$B35];&quot;&quot;)">
            <text:p/>
          </table:table-cell>
          <table:table-cell table:formula="of:=IFERROR(VLOOKUP([.$A35];[$L.$A$1:$L.$Q$99];9;FALSE())*[.$B35];&quot;&quot;)">
            <text:p/>
          </table:table-cell>
          <table:table-cell table:formula="of:=IFERROR(VLOOKUP([.$A35];[$L.$A$1:$L.$Q$99];10;FALSE())*[.$B35];&quot;&quot;)">
            <text:p/>
          </table:table-cell>
          <table:table-cell table:formula="of:=IFERROR(VLOOKUP([.$A35];[$L.$A$1:$L.$Q$99];11;FALSE())*[.$B35];&quot;&quot;)">
            <text:p/>
          </table:table-cell>
          <table:table-cell table:formula="of:=IFERROR(VLOOKUP([.$A35];[$L.$A$1:$L.$Q$99];12;FALSE())*[.$B35];&quot;&quot;)">
            <text:p/>
          </table:table-cell>
          <table:table-cell table:formula="of:=IFERROR(VLOOKUP([.$A35];[$L.$A$1:$L.$Q$99];13;FALSE())*[.$B35];&quot;&quot;)">
            <text:p/>
          </table:table-cell>
          <table:table-cell table:formula="of:=IFERROR(VLOOKUP([.$A35];[$L.$A$1:$L.$Q$99];14;FALSE())*[.$B35];&quot;&quot;)">
            <text:p/>
          </table:table-cell>
          <table:table-cell table:formula="of:=IFERROR(VLOOKUP([.$A35];[$L.$A$1:$L.$Q$99];15;FALSE())*[.$B35];&quot;&quot;)">
            <text:p/>
          </table:table-cell>
          <table:table-cell table:formula="of:=IFERROR(VLOOKUP([.$A35];[$L.$A$1:$L.$Q$99];16;FALSE())*[.$B35];&quot;&quot;)">
            <text:p/>
          </table:table-cell>
          <table:table-cell table:formula="of:=IFERROR(VLOOKUP([.$A35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6];[$L.$A$1:$L.$Q$99];4;FALSE())=&quot;Group 1&quot;;[.B36];0);&quot;&quot;)">
            <text:p/>
          </table:table-cell>
          <table:table-cell table:formula="of:=IFERROR(VLOOKUP([.$A36];[$L.$A$1:$L.$Q$99];7;FALSE())*[.$B36];&quot;&quot;)">
            <text:p/>
          </table:table-cell>
          <table:table-cell table:formula="of:=IFERROR(VLOOKUP([.$A36];[$L.$A$1:$L.$Q$99];8;FALSE())*[.$B36];&quot;&quot;)">
            <text:p/>
          </table:table-cell>
          <table:table-cell table:formula="of:=IFERROR(VLOOKUP([.$A36];[$L.$A$1:$L.$Q$99];9;FALSE())*[.$B36];&quot;&quot;)">
            <text:p/>
          </table:table-cell>
          <table:table-cell table:formula="of:=IFERROR(VLOOKUP([.$A36];[$L.$A$1:$L.$Q$99];10;FALSE())*[.$B36];&quot;&quot;)">
            <text:p/>
          </table:table-cell>
          <table:table-cell table:formula="of:=IFERROR(VLOOKUP([.$A36];[$L.$A$1:$L.$Q$99];11;FALSE())*[.$B36];&quot;&quot;)">
            <text:p/>
          </table:table-cell>
          <table:table-cell table:formula="of:=IFERROR(VLOOKUP([.$A36];[$L.$A$1:$L.$Q$99];12;FALSE())*[.$B36];&quot;&quot;)">
            <text:p/>
          </table:table-cell>
          <table:table-cell table:formula="of:=IFERROR(VLOOKUP([.$A36];[$L.$A$1:$L.$Q$99];13;FALSE())*[.$B36];&quot;&quot;)">
            <text:p/>
          </table:table-cell>
          <table:table-cell table:formula="of:=IFERROR(VLOOKUP([.$A36];[$L.$A$1:$L.$Q$99];14;FALSE())*[.$B36];&quot;&quot;)">
            <text:p/>
          </table:table-cell>
          <table:table-cell table:formula="of:=IFERROR(VLOOKUP([.$A36];[$L.$A$1:$L.$Q$99];15;FALSE())*[.$B36];&quot;&quot;)">
            <text:p/>
          </table:table-cell>
          <table:table-cell table:formula="of:=IFERROR(VLOOKUP([.$A36];[$L.$A$1:$L.$Q$99];16;FALSE())*[.$B36];&quot;&quot;)">
            <text:p/>
          </table:table-cell>
          <table:table-cell table:formula="of:=IFERROR(VLOOKUP([.$A36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formula="of:=IFERROR(IF(VLOOKUP([.$A37];[$L.$A$1:$L.$Q$99];4;FALSE())=&quot;Group 1&quot;;[.B37];0);&quot;&quot;)">
            <text:p/>
          </table:table-cell>
          <table:table-cell table:formula="of:=IFERROR(VLOOKUP([.$A37];[$L.$A$1:$L.$Q$99];7;FALSE())*[.$B37];&quot;&quot;)">
            <text:p/>
          </table:table-cell>
          <table:table-cell table:formula="of:=IFERROR(VLOOKUP([.$A37];[$L.$A$1:$L.$Q$99];8;FALSE())*[.$B37];&quot;&quot;)">
            <text:p/>
          </table:table-cell>
          <table:table-cell table:formula="of:=IFERROR(VLOOKUP([.$A37];[$L.$A$1:$L.$Q$99];9;FALSE())*[.$B37];&quot;&quot;)">
            <text:p/>
          </table:table-cell>
          <table:table-cell table:formula="of:=IFERROR(VLOOKUP([.$A37];[$L.$A$1:$L.$Q$99];10;FALSE())*[.$B37];&quot;&quot;)">
            <text:p/>
          </table:table-cell>
          <table:table-cell table:formula="of:=IFERROR(VLOOKUP([.$A37];[$L.$A$1:$L.$Q$99];11;FALSE())*[.$B37];&quot;&quot;)">
            <text:p/>
          </table:table-cell>
          <table:table-cell table:formula="of:=IFERROR(VLOOKUP([.$A37];[$L.$A$1:$L.$Q$99];12;FALSE())*[.$B37];&quot;&quot;)">
            <text:p/>
          </table:table-cell>
          <table:table-cell table:formula="of:=IFERROR(VLOOKUP([.$A37];[$L.$A$1:$L.$Q$99];13;FALSE())*[.$B37];&quot;&quot;)">
            <text:p/>
          </table:table-cell>
          <table:table-cell table:formula="of:=IFERROR(VLOOKUP([.$A37];[$L.$A$1:$L.$Q$99];14;FALSE())*[.$B37];&quot;&quot;)">
            <text:p/>
          </table:table-cell>
          <table:table-cell table:formula="of:=IFERROR(VLOOKUP([.$A37];[$L.$A$1:$L.$Q$99];15;FALSE())*[.$B37];&quot;&quot;)">
            <text:p/>
          </table:table-cell>
          <table:table-cell table:formula="of:=IFERROR(VLOOKUP([.$A37];[$L.$A$1:$L.$Q$99];16;FALSE())*[.$B37];&quot;&quot;)">
            <text:p/>
          </table:table-cell>
          <table:table-cell table:formula="of:=IFERROR(VLOOKUP([.$A37];[$L.$A$1:$L.$Q$99];17;FALSE());&quot;&quot;)">
            <text:p/>
          </table:table-cell>
          <table:table-cell table:number-columns-repeated="1010"/>
        </table:table-row>
        <table:table-row table:style-name="ro8" table:number-rows-repeated="44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<text:span text:style-name="T5">Master project</text:span>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3" table:style-name="ta5">
        <table:table-column table:style-name="co65" table:default-cell-style-name="ce24"/>
        <table:table-column table:style-name="co5" table:default-cell-style-name="ce24"/>
        <table:table-column table:style-name="co33" table:default-cell-style-name="ce24"/>
        <table:table-column table:style-name="co66" table:default-cell-style-name="ce24"/>
        <table:table-column table:style-name="co67" table:default-cell-style-name="ce24"/>
        <table:table-column table:style-name="co37" table:default-cell-style-name="ce24"/>
        <table:table-column table:style-name="co68" table:default-cell-style-name="ce24"/>
        <table:table-column table:style-name="co44" table:default-cell-style-name="ce24"/>
        <table:table-column table:style-name="co69" table:default-cell-style-name="ce24"/>
        <table:table-column table:style-name="co48" table:default-cell-style-name="ce24"/>
        <table:table-column table:style-name="co70" table:default-cell-style-name="ce24"/>
        <table:table-column table:style-name="co62" table:default-cell-style-name="ce24"/>
        <table:table-column table:style-name="co71" table:default-cell-style-name="ce24"/>
        <table:table-column table:style-name="co64" table:default-cell-style-name="ce24"/>
        <table:table-column table:style-name="co30" table:number-columns-repeated="1009" table:default-cell-style-name="ce24"/>
        <table:table-column table:style-name="co31" table:default-cell-style-name="ce24"/>
        <table:table-row table:style-name="ro3">
          <table:table-cell table:style-name="ce22"/>
          <table:table-cell table:style-name="ce27" office:value-type="string" calcext:value-type="string">
            <text:p><text:span text:style-name="T6">Crédits</text:span></text:p>
          </table:table-cell>
          <table:table-cell table:style-name="ce27" office:value-type="string" calcext:value-type="string">
            <text:p><text:span text:style-name="T6">Core</text:span></text:p>
          </table:table-cell>
          <table:table-cell table:style-name="ce19" office:value-type="string" calcext:value-type="string">
            <text:p>Computer Engineering-SP</text:p>
          </table:table-cell>
          <table:table-cell table:style-name="ce19" office:value-type="string" calcext:value-type="string">
            <text:p>Computer Science Theory</text:p>
          </table:table-cell>
          <table:table-cell table:style-name="ce19" office:value-type="string" calcext:value-type="string">
            <text:p>Data Analytics</text:p>
          </table:table-cell>
          <table:table-cell table:style-name="ce19" office:value-type="string" calcext:value-type="string">
            <text:p>Foundations of software</text:p>
          </table:table-cell>
          <table:table-cell table:style-name="ce19" office:value-type="string" calcext:value-type="string">
            <text:p>Information Security-SP</text:p>
          </table:table-cell>
          <table:table-cell table:style-name="ce19" office:value-type="string" calcext:value-type="string">
            <text:p>Internet Information Systems</text:p>
          </table:table-cell>
          <table:table-cell table:style-name="ce19" office:value-type="string" calcext:value-type="string">
            <text:p>Networking and Mobility</text:p>
          </table:table-cell>
          <table:table-cell table:style-name="ce19" office:value-type="string" calcext:value-type="string">
            <text:p>Signals, Images and Interfaces</text:p>
          </table:table-cell>
          <table:table-cell table:style-name="ce19" office:value-type="string" calcext:value-type="string">
            <text:p>Software Systems</text:p>
          </table:table-cell>
          <table:table-cell table:style-name="ce19" office:value-type="string" calcext:value-type="string">
            <text:p>Wireless Communications</text:p>
          </table:table-cell>
          <table:table-cell table:style-name="ce22" office:value-type="string" calcext:value-type="string">
            <text:p><text:span text:style-name="T6">Exam session</text:span></text:p>
          </table:table-cell>
          <table:table-cell table:style-name="ce22" table:number-columns-repeated="19"/>
          <table:table-cell table:style-name="ce30" table:number-columns-repeated="991"/>
        </table:table-row>
        <table:table-row table:style-name="ro3">
          <table:table-cell table:style-name="ce23" office:value-type="string" calcext:value-type="string">
            <text:p><text:span text:style-name="T4">Total :</text:span></text:p>
          </table:table-cell>
          <table:table-cell table:style-name="Warning" table:formula="of:=SUM([.B4:.B26])+ORG.OPENOFFICE.STYLE(IF(ORG.OPENOFFICE.CURRENT() &gt;= 30; &quot;Good&quot;; &quot;Warning&quot;))" office:value-type="float" office:value="29" calcext:value-type="float">
            <text:p>29</text:p>
          </table:table-cell>
          <table:table-cell table:style-name="ce23" table:formula="of:=SUM([.C4:.C26])" office:value-type="float" office:value="0" calcext:value-type="float">
            <text:p>0</text:p>
          </table:table-cell>
          <table:table-cell table:style-name="ce23" table:formula="of:=SUM([.D4:.D26])" office:value-type="float" office:value="7" calcext:value-type="float">
            <text:p>7</text:p>
          </table:table-cell>
          <table:table-cell table:style-name="ce23" table:formula="of:=SUM([.E4:.E26])" office:value-type="float" office:value="0" calcext:value-type="float">
            <text:p>0</text:p>
          </table:table-cell>
          <table:table-cell table:style-name="ce23" table:formula="of:=SUM([.F4:.F26])" office:value-type="float" office:value="4" calcext:value-type="float">
            <text:p>4</text:p>
          </table:table-cell>
          <table:table-cell table:style-name="ce23" table:formula="of:=SUM([.G4:.G26])" office:value-type="float" office:value="7" calcext:value-type="float">
            <text:p>7</text:p>
          </table:table-cell>
          <table:table-cell table:style-name="ce23" table:formula="of:=SUM([.H4:.H26])" office:value-type="float" office:value="0" calcext:value-type="float">
            <text:p>0</text:p>
          </table:table-cell>
          <table:table-cell table:style-name="ce23" table:formula="of:=SUM([.I4:.I26])" office:value-type="float" office:value="10" calcext:value-type="float">
            <text:p>10</text:p>
          </table:table-cell>
          <table:table-cell table:style-name="ce23" table:formula="of:=SUM([.J4:.J26])" office:value-type="float" office:value="4" calcext:value-type="float">
            <text:p>4</text:p>
          </table:table-cell>
          <table:table-cell table:style-name="ce23" table:formula="of:=SUM([.K4:.K26])" office:value-type="float" office:value="0" calcext:value-type="float">
            <text:p>0</text:p>
          </table:table-cell>
          <table:table-cell table:style-name="ce23" table:formula="of:=SUM([.L4:.L26])" office:value-type="float" office:value="7" calcext:value-type="float">
            <text:p>7</text:p>
          </table:table-cell>
          <table:table-cell table:style-name="ce23" table:formula="of:=SUM([.M4:.M26])" office:value-type="float" office:value="0" calcext:value-type="float">
            <text:p>0</text:p>
          </table:table-cell>
          <table:table-cell table:style-name="ce23" table:formula="of:=SUM([.N4:.N29])" office:value-type="float" office:value="1" calcext:value-type="float">
            <text:p>1</text:p>
          </table:table-cell>
          <table:table-cell table:style-name="ce23" table:number-columns-repeated="19"/>
          <table:table-cell table:number-columns-repeated="991"/>
        </table:table-row>
        <table:table-row table:style-name="ro3">
          <table:table-cell/>
          <table:table-cell table:style-name="ce8" table:number-columns-repeated="2"/>
          <table:table-cell table:number-columns-repeated="1021"/>
        </table:table-row>
        <table:table-row table:style-name="ro3">
          <table:table-cell table:style-name="Default" office:value-type="string" calcext:value-type="string">
            <text:p>Semester project in Computer Science II</text:p>
          </table:table-cell>
          <table:table-cell table:style-name="Good" table:formula="of:=IFERROR(INT(IFERROR(VLOOKUP([.$A4];[$L.$A$1:$L.$Q$80];3;FALSE());&quot;&quot;)&amp;T(ORG.OPENOFFICE.STYLE(IFERROR(IF(VLOOKUP([.$A4];[$L.$A$1:$L.$Q$80];2;FALSE())&lt;&gt;IF(MOD(SHEET();2)=0;&quot;S&quot;;&quot;W&quot;);&quot;Good&quot;;&quot;Error&quot;);&quot;Default&quot;))));&quot;&quot;)" office:value-type="float" office:value="12" calcext:value-type="float">
            <text:p>12</text:p>
          </table:table-cell>
          <table:table-cell table:formula="of:=IFERROR(IF(VLOOKUP([.$A4];[$L.$A$1:$L.$Q$99];4;FALSE())=&quot;Group 1&quot;;[.B4];0);&quot;&quot;)" office:value-type="float" office:value="0" calcext:value-type="float">
            <text:p>0</text:p>
          </table:table-cell>
          <table:table-cell table:formula="of:=IFERROR(VLOOKUP([.$A4];[$L.$A$1:$L.$Q$99];7;FALSE())*[.$B4];&quot;&quot;)" office:value-type="float" office:value="0" calcext:value-type="float">
            <text:p>0</text:p>
          </table:table-cell>
          <table:table-cell table:formula="of:=IFERROR(VLOOKUP([.$A4];[$L.$A$1:$L.$Q$99];8;FALSE())*[.$B4];&quot;&quot;)" office:value-type="float" office:value="0" calcext:value-type="float">
            <text:p>0</text:p>
          </table:table-cell>
          <table:table-cell table:formula="of:=IFERROR(VLOOKUP([.$A4];[$L.$A$1:$L.$Q$99];9;FALSE())*[.$B4];&quot;&quot;)" office:value-type="float" office:value="0" calcext:value-type="float">
            <text:p>0</text:p>
          </table:table-cell>
          <table:table-cell table:formula="of:=IFERROR(VLOOKUP([.$A4];[$L.$A$1:$L.$Q$99];10;FALSE())*[.$B4];&quot;&quot;)" office:value-type="float" office:value="0" calcext:value-type="float">
            <text:p>0</text:p>
          </table:table-cell>
          <table:table-cell table:formula="of:=IFERROR(VLOOKUP([.$A4];[$L.$A$1:$L.$Q$99];11;FALSE())*[.$B4];&quot;&quot;)" office:value-type="float" office:value="0" calcext:value-type="float">
            <text:p>0</text:p>
          </table:table-cell>
          <table:table-cell table:formula="of:=IFERROR(VLOOKUP([.$A4];[$L.$A$1:$L.$Q$99];12;FALSE())*[.$B4];&quot;&quot;)" office:value-type="float" office:value="0" calcext:value-type="float">
            <text:p>0</text:p>
          </table:table-cell>
          <table:table-cell table:formula="of:=IFERROR(VLOOKUP([.$A4];[$L.$A$1:$L.$Q$99];13;FALSE())*[.$B4];&quot;&quot;)" office:value-type="float" office:value="0" calcext:value-type="float">
            <text:p>0</text:p>
          </table:table-cell>
          <table:table-cell table:formula="of:=IFERROR(VLOOKUP([.$A4];[$L.$A$1:$L.$Q$99];14;FALSE())*[.$B4];&quot;&quot;)" office:value-type="float" office:value="0" calcext:value-type="float">
            <text:p>0</text:p>
          </table:table-cell>
          <table:table-cell table:formula="of:=IFERROR(VLOOKUP([.$A4];[$L.$A$1:$L.$Q$99];15;FALSE())*[.$B4];&quot;&quot;)" office:value-type="float" office:value="0" calcext:value-type="float">
            <text:p>0</text:p>
          </table:table-cell>
          <table:table-cell table:formula="of:=IFERROR(VLOOKUP([.$A4];[$L.$A$1:$L.$Q$99];16;FALSE())*[.$B4];&quot;&quot;)" office:value-type="float" office:value="0" calcext:value-type="float">
            <text:p>0</text:p>
          </table:table-cell>
          <table:table-cell table:formula="of:=IFERROR(VLOOKUP([.$A4];[$L.$A$1:$L.$Q$99];17;FALSE());&quot;&quot;)" office:value-type="float" office:value="0" calcext:value-type="float"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Principles of computer systems</text:span></text:p>
          </table:table-cell>
          <table:table-cell table:style-name="Good" table:formula="of:=IFERROR(INT(IFERROR(VLOOKUP([.$A5];[$L.$A$1:$L.$Q$80];3;FALSE());&quot;&quot;)&amp;T(ORG.OPENOFFICE.STYLE(IFERROR(IF(VLOOKUP([.$A5];[$L.$A$1:$L.$Q$80];2;FALSE())&lt;&gt;IF(MOD(SHEET();2)=0;&quot;S&quot;;&quot;W&quot;);&quot;Good&quot;;&quot;Error&quot;);&quot;Default&quot;))));&quot;&quot;)" office:value-type="float" office:value="7" calcext:value-type="float">
            <text:p>7</text:p>
          </table:table-cell>
          <table:table-cell table:formula="of:=IFERROR(IF(VLOOKUP([.$A5];[$L.$A$1:$L.$Q$99];4;FALSE())=&quot;Group 1&quot;;[.B5];0);&quot;&quot;)" office:value-type="float" office:value="0" calcext:value-type="float">
            <text:p>0</text:p>
          </table:table-cell>
          <table:table-cell table:formula="of:=IFERROR(VLOOKUP([.$A5];[$L.$A$1:$L.$Q$99];7;FALSE())*[.$B5];&quot;&quot;)" office:value-type="float" office:value="7" calcext:value-type="float">
            <text:p>7</text:p>
          </table:table-cell>
          <table:table-cell table:formula="of:=IFERROR(VLOOKUP([.$A5];[$L.$A$1:$L.$Q$99];8;FALSE())*[.$B5];&quot;&quot;)" office:value-type="float" office:value="0" calcext:value-type="float">
            <text:p>0</text:p>
          </table:table-cell>
          <table:table-cell table:formula="of:=IFERROR(VLOOKUP([.$A5];[$L.$A$1:$L.$Q$99];9;FALSE())*[.$B5];&quot;&quot;)" office:value-type="float" office:value="0" calcext:value-type="float">
            <text:p>0</text:p>
          </table:table-cell>
          <table:table-cell table:formula="of:=IFERROR(VLOOKUP([.$A5];[$L.$A$1:$L.$Q$99];10;FALSE())*[.$B5];&quot;&quot;)" office:value-type="float" office:value="7" calcext:value-type="float">
            <text:p>7</text:p>
          </table:table-cell>
          <table:table-cell table:formula="of:=IFERROR(VLOOKUP([.$A5];[$L.$A$1:$L.$Q$99];11;FALSE())*[.$B5];&quot;&quot;)" office:value-type="float" office:value="0" calcext:value-type="float">
            <text:p>0</text:p>
          </table:table-cell>
          <table:table-cell table:formula="of:=IFERROR(VLOOKUP([.$A5];[$L.$A$1:$L.$Q$99];12;FALSE())*[.$B5];&quot;&quot;)" office:value-type="float" office:value="0" calcext:value-type="float">
            <text:p>0</text:p>
          </table:table-cell>
          <table:table-cell table:formula="of:=IFERROR(VLOOKUP([.$A5];[$L.$A$1:$L.$Q$99];13;FALSE())*[.$B5];&quot;&quot;)" office:value-type="float" office:value="0" calcext:value-type="float">
            <text:p>0</text:p>
          </table:table-cell>
          <table:table-cell table:formula="of:=IFERROR(VLOOKUP([.$A5];[$L.$A$1:$L.$Q$99];14;FALSE())*[.$B5];&quot;&quot;)" office:value-type="float" office:value="0" calcext:value-type="float">
            <text:p>0</text:p>
          </table:table-cell>
          <table:table-cell table:formula="of:=IFERROR(VLOOKUP([.$A5];[$L.$A$1:$L.$Q$99];15;FALSE())*[.$B5];&quot;&quot;)" office:value-type="float" office:value="7" calcext:value-type="float">
            <text:p>7</text:p>
          </table:table-cell>
          <table:table-cell table:formula="of:=IFERROR(VLOOKUP([.$A5];[$L.$A$1:$L.$Q$99];16;FALSE())*[.$B5];&quot;&quot;)" office:value-type="float" office:value="0" calcext:value-type="float">
            <text:p>0</text:p>
          </table:table-cell>
          <table:table-cell table:formula="of:=IFERROR(VLOOKUP([.$A5];[$L.$A$1:$L.$Q$99];17;FALSE());&quot;&quot;)" office:value-type="float" office:value="0" calcext:value-type="float">
            <text:p/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Distributed information systems</text:span></text:p>
          </table:table-cell>
          <table:table-cell table:style-name="Good" table:formula="of:=IFERROR(INT(IFERROR(VLOOKUP([.$A6];[$L.$A$1:$L.$Q$80];3;FALSE());&quot;&quot;)&amp;T(ORG.OPENOFFICE.STYLE(IFERROR(IF(VLOOKUP([.$A6];[$L.$A$1:$L.$Q$80];2;FALSE())&lt;&gt;IF(MOD(SHEET();2)=0;&quot;S&quot;;&quot;W&quot;);&quot;Good&quot;;&quot;Error&quot;);&quot;Default&quot;))));&quot;&quot;)" office:value-type="float" office:value="4" calcext:value-type="float">
            <text:p>4</text:p>
          </table:table-cell>
          <table:table-cell table:formula="of:=IFERROR(IF(VLOOKUP([.$A6];[$L.$A$1:$L.$Q$99];4;FALSE())=&quot;Group 1&quot;;[.B6];0);&quot;&quot;)" office:value-type="float" office:value="0" calcext:value-type="float">
            <text:p>0</text:p>
          </table:table-cell>
          <table:table-cell table:formula="of:=IFERROR(VLOOKUP([.$A6];[$L.$A$1:$L.$Q$99];7;FALSE())*[.$B6];&quot;&quot;)" office:value-type="float" office:value="0" calcext:value-type="float">
            <text:p>0</text:p>
          </table:table-cell>
          <table:table-cell table:formula="of:=IFERROR(VLOOKUP([.$A6];[$L.$A$1:$L.$Q$99];8;FALSE())*[.$B6];&quot;&quot;)" office:value-type="float" office:value="0" calcext:value-type="float">
            <text:p>0</text:p>
          </table:table-cell>
          <table:table-cell table:formula="of:=IFERROR(VLOOKUP([.$A6];[$L.$A$1:$L.$Q$99];9;FALSE())*[.$B6];&quot;&quot;)" office:value-type="float" office:value="4" calcext:value-type="float">
            <text:p>4</text:p>
          </table:table-cell>
          <table:table-cell table:formula="of:=IFERROR(VLOOKUP([.$A6];[$L.$A$1:$L.$Q$99];10;FALSE())*[.$B6];&quot;&quot;)" office:value-type="float" office:value="0" calcext:value-type="float">
            <text:p>0</text:p>
          </table:table-cell>
          <table:table-cell table:formula="of:=IFERROR(VLOOKUP([.$A6];[$L.$A$1:$L.$Q$99];11;FALSE())*[.$B6];&quot;&quot;)" office:value-type="float" office:value="0" calcext:value-type="float">
            <text:p>0</text:p>
          </table:table-cell>
          <table:table-cell table:formula="of:=IFERROR(VLOOKUP([.$A6];[$L.$A$1:$L.$Q$99];12;FALSE())*[.$B6];&quot;&quot;)" office:value-type="float" office:value="4" calcext:value-type="float">
            <text:p>4</text:p>
          </table:table-cell>
          <table:table-cell table:formula="of:=IFERROR(VLOOKUP([.$A6];[$L.$A$1:$L.$Q$99];13;FALSE())*[.$B6];&quot;&quot;)" office:value-type="float" office:value="4" calcext:value-type="float">
            <text:p>4</text:p>
          </table:table-cell>
          <table:table-cell table:formula="of:=IFERROR(VLOOKUP([.$A6];[$L.$A$1:$L.$Q$99];14;FALSE())*[.$B6];&quot;&quot;)" office:value-type="float" office:value="0" calcext:value-type="float">
            <text:p>0</text:p>
          </table:table-cell>
          <table:table-cell table:formula="of:=IFERROR(VLOOKUP([.$A6];[$L.$A$1:$L.$Q$99];15;FALSE())*[.$B6];&quot;&quot;)" office:value-type="float" office:value="0" calcext:value-type="float">
            <text:p>0</text:p>
          </table:table-cell>
          <table:table-cell table:formula="of:=IFERROR(VLOOKUP([.$A6];[$L.$A$1:$L.$Q$99];16;FALSE())*[.$B6];&quot;&quot;)" office:value-type="float" office:value="0" calcext:value-type="float">
            <text:p>0</text:p>
          </table:table-cell>
          <table:table-cell table:formula="of:=IFERROR(VLOOKUP([.$A6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<text:span text:style-name="T5">Intelligent agents</text:span></text:p>
          </table:table-cell>
          <table:table-cell table:style-name="Good" table:formula="of:=IFERROR(INT(IFERROR(VLOOKUP([.$A7];[$L.$A$1:$L.$Q$80];3;FALSE());&quot;&quot;)&amp;T(ORG.OPENOFFICE.STYLE(IFERROR(IF(VLOOKUP([.$A7];[$L.$A$1:$L.$Q$80];2;FALSE())&lt;&gt;IF(MOD(SHEET();2)=0;&quot;S&quot;;&quot;W&quot;);&quot;Good&quot;;&quot;Error&quot;);&quot;Default&quot;))));&quot;&quot;)" office:value-type="float" office:value="6" calcext:value-type="float">
            <text:p>6</text:p>
          </table:table-cell>
          <table:table-cell table:formula="of:=IFERROR(IF(VLOOKUP([.$A7];[$L.$A$1:$L.$Q$99];4;FALSE())=&quot;Group 1&quot;;[.B7];0);&quot;&quot;)" office:value-type="float" office:value="0" calcext:value-type="float">
            <text:p>0</text:p>
          </table:table-cell>
          <table:table-cell table:formula="of:=IFERROR(VLOOKUP([.$A7];[$L.$A$1:$L.$Q$99];7;FALSE())*[.$B7];&quot;&quot;)" office:value-type="float" office:value="0" calcext:value-type="float">
            <text:p>0</text:p>
          </table:table-cell>
          <table:table-cell table:formula="of:=IFERROR(VLOOKUP([.$A7];[$L.$A$1:$L.$Q$99];8;FALSE())*[.$B7];&quot;&quot;)" office:value-type="float" office:value="0" calcext:value-type="float">
            <text:p>0</text:p>
          </table:table-cell>
          <table:table-cell table:formula="of:=IFERROR(VLOOKUP([.$A7];[$L.$A$1:$L.$Q$99];9;FALSE())*[.$B7];&quot;&quot;)" office:value-type="float" office:value="0" calcext:value-type="float">
            <text:p>0</text:p>
          </table:table-cell>
          <table:table-cell table:formula="of:=IFERROR(VLOOKUP([.$A7];[$L.$A$1:$L.$Q$99];10;FALSE())*[.$B7];&quot;&quot;)" office:value-type="float" office:value="0" calcext:value-type="float">
            <text:p>0</text:p>
          </table:table-cell>
          <table:table-cell table:formula="of:=IFERROR(VLOOKUP([.$A7];[$L.$A$1:$L.$Q$99];11;FALSE())*[.$B7];&quot;&quot;)" office:value-type="float" office:value="0" calcext:value-type="float">
            <text:p>0</text:p>
          </table:table-cell>
          <table:table-cell table:formula="of:=IFERROR(VLOOKUP([.$A7];[$L.$A$1:$L.$Q$99];12;FALSE())*[.$B7];&quot;&quot;)" office:value-type="float" office:value="6" calcext:value-type="float">
            <text:p>6</text:p>
          </table:table-cell>
          <table:table-cell table:formula="of:=IFERROR(VLOOKUP([.$A7];[$L.$A$1:$L.$Q$99];13;FALSE())*[.$B7];&quot;&quot;)" office:value-type="float" office:value="0" calcext:value-type="float">
            <text:p>0</text:p>
          </table:table-cell>
          <table:table-cell table:formula="of:=IFERROR(VLOOKUP([.$A7];[$L.$A$1:$L.$Q$99];14;FALSE())*[.$B7];&quot;&quot;)" office:value-type="float" office:value="0" calcext:value-type="float">
            <text:p>0</text:p>
          </table:table-cell>
          <table:table-cell table:formula="of:=IFERROR(VLOOKUP([.$A7];[$L.$A$1:$L.$Q$99];15;FALSE())*[.$B7];&quot;&quot;)" office:value-type="float" office:value="0" calcext:value-type="float">
            <text:p>0</text:p>
          </table:table-cell>
          <table:table-cell table:formula="of:=IFERROR(VLOOKUP([.$A7];[$L.$A$1:$L.$Q$99];16;FALSE())*[.$B7];&quot;&quot;)" office:value-type="float" office:value="0" calcext:value-type="float">
            <text:p>0</text:p>
          </table:table-cell>
          <table:table-cell table:formula="of:=IFERROR(VLOOKUP([.$A7];[$L.$A$1:$L.$Q$99];17;FALSE());&quot;&quot;)" office:value-type="float" office:value="0" calcext:value-type="float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8];[$L.$A$1:$L.$Q$80];3;FALSE());&quot;&quot;)&amp;T(ORG.OPENOFFICE.STYLE(IFERROR(IF(VLOOKUP([.$A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8];[$L.$A$1:$L.$Q$99];4;FALSE())=&quot;Group 1&quot;;[.B8];0);&quot;&quot;)">
            <text:p/>
          </table:table-cell>
          <table:table-cell table:formula="of:=IFERROR(VLOOKUP([.$A8];[$L.$A$1:$L.$Q$99];7;FALSE())*[.$B8];&quot;&quot;)">
            <text:p/>
          </table:table-cell>
          <table:table-cell table:formula="of:=IFERROR(VLOOKUP([.$A8];[$L.$A$1:$L.$Q$99];8;FALSE())*[.$B8];&quot;&quot;)">
            <text:p/>
          </table:table-cell>
          <table:table-cell table:formula="of:=IFERROR(VLOOKUP([.$A8];[$L.$A$1:$L.$Q$99];9;FALSE())*[.$B8];&quot;&quot;)">
            <text:p/>
          </table:table-cell>
          <table:table-cell table:formula="of:=IFERROR(VLOOKUP([.$A8];[$L.$A$1:$L.$Q$99];10;FALSE())*[.$B8];&quot;&quot;)">
            <text:p/>
          </table:table-cell>
          <table:table-cell table:formula="of:=IFERROR(VLOOKUP([.$A8];[$L.$A$1:$L.$Q$99];11;FALSE())*[.$B8];&quot;&quot;)">
            <text:p/>
          </table:table-cell>
          <table:table-cell table:formula="of:=IFERROR(VLOOKUP([.$A8];[$L.$A$1:$L.$Q$99];12;FALSE())*[.$B8];&quot;&quot;)">
            <text:p/>
          </table:table-cell>
          <table:table-cell table:formula="of:=IFERROR(VLOOKUP([.$A8];[$L.$A$1:$L.$Q$99];13;FALSE())*[.$B8];&quot;&quot;)">
            <text:p/>
          </table:table-cell>
          <table:table-cell table:formula="of:=IFERROR(VLOOKUP([.$A8];[$L.$A$1:$L.$Q$99];14;FALSE())*[.$B8];&quot;&quot;)">
            <text:p/>
          </table:table-cell>
          <table:table-cell table:formula="of:=IFERROR(VLOOKUP([.$A8];[$L.$A$1:$L.$Q$99];15;FALSE())*[.$B8];&quot;&quot;)">
            <text:p/>
          </table:table-cell>
          <table:table-cell table:formula="of:=IFERROR(VLOOKUP([.$A8];[$L.$A$1:$L.$Q$99];16;FALSE())*[.$B8];&quot;&quot;)">
            <text:p/>
          </table:table-cell>
          <table:table-cell table:formula="of:=IFERROR(VLOOKUP([.$A8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9];[$L.$A$1:$L.$Q$80];3;FALSE());&quot;&quot;)&amp;T(ORG.OPENOFFICE.STYLE(IFERROR(IF(VLOOKUP([.$A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9];[$L.$A$1:$L.$Q$99];4;FALSE())=&quot;Group 1&quot;;[.B9];0);&quot;&quot;)">
            <text:p/>
          </table:table-cell>
          <table:table-cell table:formula="of:=IFERROR(VLOOKUP([.$A9];[$L.$A$1:$L.$Q$99];7;FALSE())*[.$B9];&quot;&quot;)">
            <text:p/>
          </table:table-cell>
          <table:table-cell table:formula="of:=IFERROR(VLOOKUP([.$A9];[$L.$A$1:$L.$Q$99];8;FALSE())*[.$B9];&quot;&quot;)">
            <text:p/>
          </table:table-cell>
          <table:table-cell table:formula="of:=IFERROR(VLOOKUP([.$A9];[$L.$A$1:$L.$Q$99];9;FALSE())*[.$B9];&quot;&quot;)">
            <text:p/>
          </table:table-cell>
          <table:table-cell table:formula="of:=IFERROR(VLOOKUP([.$A9];[$L.$A$1:$L.$Q$99];10;FALSE())*[.$B9];&quot;&quot;)">
            <text:p/>
          </table:table-cell>
          <table:table-cell table:formula="of:=IFERROR(VLOOKUP([.$A9];[$L.$A$1:$L.$Q$99];11;FALSE())*[.$B9];&quot;&quot;)">
            <text:p/>
          </table:table-cell>
          <table:table-cell table:formula="of:=IFERROR(VLOOKUP([.$A9];[$L.$A$1:$L.$Q$99];12;FALSE())*[.$B9];&quot;&quot;)">
            <text:p/>
          </table:table-cell>
          <table:table-cell table:formula="of:=IFERROR(VLOOKUP([.$A9];[$L.$A$1:$L.$Q$99];13;FALSE())*[.$B9];&quot;&quot;)">
            <text:p/>
          </table:table-cell>
          <table:table-cell table:formula="of:=IFERROR(VLOOKUP([.$A9];[$L.$A$1:$L.$Q$99];14;FALSE())*[.$B9];&quot;&quot;)">
            <text:p/>
          </table:table-cell>
          <table:table-cell table:formula="of:=IFERROR(VLOOKUP([.$A9];[$L.$A$1:$L.$Q$99];15;FALSE())*[.$B9];&quot;&quot;)">
            <text:p/>
          </table:table-cell>
          <table:table-cell table:formula="of:=IFERROR(VLOOKUP([.$A9];[$L.$A$1:$L.$Q$99];16;FALSE())*[.$B9];&quot;&quot;)">
            <text:p/>
          </table:table-cell>
          <table:table-cell table:formula="of:=IFERROR(VLOOKUP([.$A9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0];[$L.$A$1:$L.$Q$80];3;FALSE());&quot;&quot;)&amp;T(ORG.OPENOFFICE.STYLE(IFERROR(IF(VLOOKUP([.$A1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0];[$L.$A$1:$L.$Q$99];4;FALSE())=&quot;Group 1&quot;;[.B10];0);&quot;&quot;)">
            <text:p/>
          </table:table-cell>
          <table:table-cell table:formula="of:=IFERROR(VLOOKUP([.$A10];[$L.$A$1:$L.$Q$99];7;FALSE())*[.$B10];&quot;&quot;)">
            <text:p/>
          </table:table-cell>
          <table:table-cell table:formula="of:=IFERROR(VLOOKUP([.$A10];[$L.$A$1:$L.$Q$99];8;FALSE())*[.$B10];&quot;&quot;)">
            <text:p/>
          </table:table-cell>
          <table:table-cell table:formula="of:=IFERROR(VLOOKUP([.$A10];[$L.$A$1:$L.$Q$99];9;FALSE())*[.$B10];&quot;&quot;)">
            <text:p/>
          </table:table-cell>
          <table:table-cell table:formula="of:=IFERROR(VLOOKUP([.$A10];[$L.$A$1:$L.$Q$99];10;FALSE())*[.$B10];&quot;&quot;)">
            <text:p/>
          </table:table-cell>
          <table:table-cell table:formula="of:=IFERROR(VLOOKUP([.$A10];[$L.$A$1:$L.$Q$99];11;FALSE())*[.$B10];&quot;&quot;)">
            <text:p/>
          </table:table-cell>
          <table:table-cell table:formula="of:=IFERROR(VLOOKUP([.$A10];[$L.$A$1:$L.$Q$99];12;FALSE())*[.$B10];&quot;&quot;)">
            <text:p/>
          </table:table-cell>
          <table:table-cell table:formula="of:=IFERROR(VLOOKUP([.$A10];[$L.$A$1:$L.$Q$99];13;FALSE())*[.$B10];&quot;&quot;)">
            <text:p/>
          </table:table-cell>
          <table:table-cell table:formula="of:=IFERROR(VLOOKUP([.$A10];[$L.$A$1:$L.$Q$99];14;FALSE())*[.$B10];&quot;&quot;)">
            <text:p/>
          </table:table-cell>
          <table:table-cell table:formula="of:=IFERROR(VLOOKUP([.$A10];[$L.$A$1:$L.$Q$99];15;FALSE())*[.$B10];&quot;&quot;)">
            <text:p/>
          </table:table-cell>
          <table:table-cell table:formula="of:=IFERROR(VLOOKUP([.$A10];[$L.$A$1:$L.$Q$99];16;FALSE())*[.$B10];&quot;&quot;)">
            <text:p/>
          </table:table-cell>
          <table:table-cell table:formula="of:=IFERROR(VLOOKUP([.$A10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1];[$L.$A$1:$L.$Q$80];3;FALSE());&quot;&quot;)&amp;T(ORG.OPENOFFICE.STYLE(IFERROR(IF(VLOOKUP([.$A11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1:$L.$Q$99];4;FALSE())=&quot;Group 1&quot;;[.B11];0);&quot;&quot;)">
            <text:p/>
          </table:table-cell>
          <table:table-cell table:formula="of:=IFERROR(VLOOKUP([.$A11];[$L.$A$1:$L.$Q$99];7;FALSE())*[.$B11];&quot;&quot;)">
            <text:p/>
          </table:table-cell>
          <table:table-cell table:formula="of:=IFERROR(VLOOKUP([.$A11];[$L.$A$1:$L.$Q$99];8;FALSE())*[.$B11];&quot;&quot;)">
            <text:p/>
          </table:table-cell>
          <table:table-cell table:formula="of:=IFERROR(VLOOKUP([.$A11];[$L.$A$1:$L.$Q$99];9;FALSE())*[.$B11];&quot;&quot;)">
            <text:p/>
          </table:table-cell>
          <table:table-cell table:formula="of:=IFERROR(VLOOKUP([.$A11];[$L.$A$1:$L.$Q$99];10;FALSE())*[.$B11];&quot;&quot;)">
            <text:p/>
          </table:table-cell>
          <table:table-cell table:formula="of:=IFERROR(VLOOKUP([.$A11];[$L.$A$1:$L.$Q$99];11;FALSE())*[.$B11];&quot;&quot;)">
            <text:p/>
          </table:table-cell>
          <table:table-cell table:formula="of:=IFERROR(VLOOKUP([.$A11];[$L.$A$1:$L.$Q$99];12;FALSE())*[.$B11];&quot;&quot;)">
            <text:p/>
          </table:table-cell>
          <table:table-cell table:formula="of:=IFERROR(VLOOKUP([.$A11];[$L.$A$1:$L.$Q$99];13;FALSE())*[.$B11];&quot;&quot;)">
            <text:p/>
          </table:table-cell>
          <table:table-cell table:formula="of:=IFERROR(VLOOKUP([.$A11];[$L.$A$1:$L.$Q$99];14;FALSE())*[.$B11];&quot;&quot;)">
            <text:p/>
          </table:table-cell>
          <table:table-cell table:formula="of:=IFERROR(VLOOKUP([.$A11];[$L.$A$1:$L.$Q$99];15;FALSE())*[.$B11];&quot;&quot;)">
            <text:p/>
          </table:table-cell>
          <table:table-cell table:formula="of:=IFERROR(VLOOKUP([.$A11];[$L.$A$1:$L.$Q$99];16;FALSE())*[.$B11];&quot;&quot;)">
            <text:p/>
          </table:table-cell>
          <table:table-cell table:formula="of:=IFERROR(VLOOKUP([.$A11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2];[$L.$A$1:$L.$Q$80];3;FALSE());&quot;&quot;)&amp;T(ORG.OPENOFFICE.STYLE(IFERROR(IF(VLOOKUP([.$A12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1:$L.$Q$99];4;FALSE())=&quot;Group 1&quot;;[.B12];0);&quot;&quot;)">
            <text:p/>
          </table:table-cell>
          <table:table-cell table:formula="of:=IFERROR(VLOOKUP([.$A12];[$L.$A$1:$L.$Q$99];7;FALSE())*[.$B12];&quot;&quot;)">
            <text:p/>
          </table:table-cell>
          <table:table-cell table:formula="of:=IFERROR(VLOOKUP([.$A12];[$L.$A$1:$L.$Q$99];8;FALSE())*[.$B12];&quot;&quot;)">
            <text:p/>
          </table:table-cell>
          <table:table-cell table:formula="of:=IFERROR(VLOOKUP([.$A12];[$L.$A$1:$L.$Q$99];9;FALSE())*[.$B12];&quot;&quot;)">
            <text:p/>
          </table:table-cell>
          <table:table-cell table:formula="of:=IFERROR(VLOOKUP([.$A12];[$L.$A$1:$L.$Q$99];10;FALSE())*[.$B12];&quot;&quot;)">
            <text:p/>
          </table:table-cell>
          <table:table-cell table:formula="of:=IFERROR(VLOOKUP([.$A12];[$L.$A$1:$L.$Q$99];11;FALSE())*[.$B12];&quot;&quot;)">
            <text:p/>
          </table:table-cell>
          <table:table-cell table:formula="of:=IFERROR(VLOOKUP([.$A12];[$L.$A$1:$L.$Q$99];12;FALSE())*[.$B12];&quot;&quot;)">
            <text:p/>
          </table:table-cell>
          <table:table-cell table:formula="of:=IFERROR(VLOOKUP([.$A12];[$L.$A$1:$L.$Q$99];13;FALSE())*[.$B12];&quot;&quot;)">
            <text:p/>
          </table:table-cell>
          <table:table-cell table:formula="of:=IFERROR(VLOOKUP([.$A12];[$L.$A$1:$L.$Q$99];14;FALSE())*[.$B12];&quot;&quot;)">
            <text:p/>
          </table:table-cell>
          <table:table-cell table:formula="of:=IFERROR(VLOOKUP([.$A12];[$L.$A$1:$L.$Q$99];15;FALSE())*[.$B12];&quot;&quot;)">
            <text:p/>
          </table:table-cell>
          <table:table-cell table:formula="of:=IFERROR(VLOOKUP([.$A12];[$L.$A$1:$L.$Q$99];16;FALSE())*[.$B12];&quot;&quot;)">
            <text:p/>
          </table:table-cell>
          <table:table-cell table:formula="of:=IFERROR(VLOOKUP([.$A12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3];[$L.$A$1:$L.$Q$80];3;FALSE());&quot;&quot;)&amp;T(ORG.OPENOFFICE.STYLE(IFERROR(IF(VLOOKUP([.$A13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1:$L.$Q$99];4;FALSE())=&quot;Group 1&quot;;[.B13];0);&quot;&quot;)">
            <text:p/>
          </table:table-cell>
          <table:table-cell table:formula="of:=IFERROR(VLOOKUP([.$A13];[$L.$A$1:$L.$Q$99];7;FALSE())*[.$B13];&quot;&quot;)">
            <text:p/>
          </table:table-cell>
          <table:table-cell table:formula="of:=IFERROR(VLOOKUP([.$A13];[$L.$A$1:$L.$Q$99];8;FALSE())*[.$B13];&quot;&quot;)">
            <text:p/>
          </table:table-cell>
          <table:table-cell table:formula="of:=IFERROR(VLOOKUP([.$A13];[$L.$A$1:$L.$Q$99];9;FALSE())*[.$B13];&quot;&quot;)">
            <text:p/>
          </table:table-cell>
          <table:table-cell table:formula="of:=IFERROR(VLOOKUP([.$A13];[$L.$A$1:$L.$Q$99];10;FALSE())*[.$B13];&quot;&quot;)">
            <text:p/>
          </table:table-cell>
          <table:table-cell table:formula="of:=IFERROR(VLOOKUP([.$A13];[$L.$A$1:$L.$Q$99];11;FALSE())*[.$B13];&quot;&quot;)">
            <text:p/>
          </table:table-cell>
          <table:table-cell table:formula="of:=IFERROR(VLOOKUP([.$A13];[$L.$A$1:$L.$Q$99];12;FALSE())*[.$B13];&quot;&quot;)">
            <text:p/>
          </table:table-cell>
          <table:table-cell table:formula="of:=IFERROR(VLOOKUP([.$A13];[$L.$A$1:$L.$Q$99];13;FALSE())*[.$B13];&quot;&quot;)">
            <text:p/>
          </table:table-cell>
          <table:table-cell table:formula="of:=IFERROR(VLOOKUP([.$A13];[$L.$A$1:$L.$Q$99];14;FALSE())*[.$B13];&quot;&quot;)">
            <text:p/>
          </table:table-cell>
          <table:table-cell table:formula="of:=IFERROR(VLOOKUP([.$A13];[$L.$A$1:$L.$Q$99];15;FALSE())*[.$B13];&quot;&quot;)">
            <text:p/>
          </table:table-cell>
          <table:table-cell table:formula="of:=IFERROR(VLOOKUP([.$A13];[$L.$A$1:$L.$Q$99];16;FALSE())*[.$B13];&quot;&quot;)">
            <text:p/>
          </table:table-cell>
          <table:table-cell table:formula="of:=IFERROR(VLOOKUP([.$A13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4];[$L.$A$1:$L.$Q$80];3;FALSE());&quot;&quot;)&amp;T(ORG.OPENOFFICE.STYLE(IFERROR(IF(VLOOKUP([.$A14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1:$L.$Q$99];4;FALSE())=&quot;Group 1&quot;;[.B14];0);&quot;&quot;)">
            <text:p/>
          </table:table-cell>
          <table:table-cell table:formula="of:=IFERROR(VLOOKUP([.$A14];[$L.$A$1:$L.$Q$99];7;FALSE())*[.$B14];&quot;&quot;)">
            <text:p/>
          </table:table-cell>
          <table:table-cell table:formula="of:=IFERROR(VLOOKUP([.$A14];[$L.$A$1:$L.$Q$99];8;FALSE())*[.$B14];&quot;&quot;)">
            <text:p/>
          </table:table-cell>
          <table:table-cell table:formula="of:=IFERROR(VLOOKUP([.$A14];[$L.$A$1:$L.$Q$99];9;FALSE())*[.$B14];&quot;&quot;)">
            <text:p/>
          </table:table-cell>
          <table:table-cell table:formula="of:=IFERROR(VLOOKUP([.$A14];[$L.$A$1:$L.$Q$99];10;FALSE())*[.$B14];&quot;&quot;)">
            <text:p/>
          </table:table-cell>
          <table:table-cell table:formula="of:=IFERROR(VLOOKUP([.$A14];[$L.$A$1:$L.$Q$99];11;FALSE())*[.$B14];&quot;&quot;)">
            <text:p/>
          </table:table-cell>
          <table:table-cell table:formula="of:=IFERROR(VLOOKUP([.$A14];[$L.$A$1:$L.$Q$99];12;FALSE())*[.$B14];&quot;&quot;)">
            <text:p/>
          </table:table-cell>
          <table:table-cell table:formula="of:=IFERROR(VLOOKUP([.$A14];[$L.$A$1:$L.$Q$99];13;FALSE())*[.$B14];&quot;&quot;)">
            <text:p/>
          </table:table-cell>
          <table:table-cell table:formula="of:=IFERROR(VLOOKUP([.$A14];[$L.$A$1:$L.$Q$99];14;FALSE())*[.$B14];&quot;&quot;)">
            <text:p/>
          </table:table-cell>
          <table:table-cell table:formula="of:=IFERROR(VLOOKUP([.$A14];[$L.$A$1:$L.$Q$99];15;FALSE())*[.$B14];&quot;&quot;)">
            <text:p/>
          </table:table-cell>
          <table:table-cell table:formula="of:=IFERROR(VLOOKUP([.$A14];[$L.$A$1:$L.$Q$99];16;FALSE())*[.$B14];&quot;&quot;)">
            <text:p/>
          </table:table-cell>
          <table:table-cell table:formula="of:=IFERROR(VLOOKUP([.$A14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5];[$L.$A$1:$L.$Q$80];3;FALSE());&quot;&quot;)&amp;T(ORG.OPENOFFICE.STYLE(IFERROR(IF(VLOOKUP([.$A15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1:$L.$Q$99];4;FALSE())=&quot;Group 1&quot;;[.B15];0);&quot;&quot;)">
            <text:p/>
          </table:table-cell>
          <table:table-cell table:formula="of:=IFERROR(VLOOKUP([.$A15];[$L.$A$1:$L.$Q$99];7;FALSE())*[.$B15];&quot;&quot;)">
            <text:p/>
          </table:table-cell>
          <table:table-cell table:formula="of:=IFERROR(VLOOKUP([.$A15];[$L.$A$1:$L.$Q$99];8;FALSE())*[.$B15];&quot;&quot;)">
            <text:p/>
          </table:table-cell>
          <table:table-cell table:formula="of:=IFERROR(VLOOKUP([.$A15];[$L.$A$1:$L.$Q$99];9;FALSE())*[.$B15];&quot;&quot;)">
            <text:p/>
          </table:table-cell>
          <table:table-cell table:formula="of:=IFERROR(VLOOKUP([.$A15];[$L.$A$1:$L.$Q$99];10;FALSE())*[.$B15];&quot;&quot;)">
            <text:p/>
          </table:table-cell>
          <table:table-cell table:formula="of:=IFERROR(VLOOKUP([.$A15];[$L.$A$1:$L.$Q$99];11;FALSE())*[.$B15];&quot;&quot;)">
            <text:p/>
          </table:table-cell>
          <table:table-cell table:formula="of:=IFERROR(VLOOKUP([.$A15];[$L.$A$1:$L.$Q$99];12;FALSE())*[.$B15];&quot;&quot;)">
            <text:p/>
          </table:table-cell>
          <table:table-cell table:formula="of:=IFERROR(VLOOKUP([.$A15];[$L.$A$1:$L.$Q$99];13;FALSE())*[.$B15];&quot;&quot;)">
            <text:p/>
          </table:table-cell>
          <table:table-cell table:formula="of:=IFERROR(VLOOKUP([.$A15];[$L.$A$1:$L.$Q$99];14;FALSE())*[.$B15];&quot;&quot;)">
            <text:p/>
          </table:table-cell>
          <table:table-cell table:formula="of:=IFERROR(VLOOKUP([.$A15];[$L.$A$1:$L.$Q$99];15;FALSE())*[.$B15];&quot;&quot;)">
            <text:p/>
          </table:table-cell>
          <table:table-cell table:formula="of:=IFERROR(VLOOKUP([.$A15];[$L.$A$1:$L.$Q$99];16;FALSE())*[.$B15];&quot;&quot;)">
            <text:p/>
          </table:table-cell>
          <table:table-cell table:formula="of:=IFERROR(VLOOKUP([.$A15];[$L.$A$1:$L.$Q$99];17;FALSE());&quot;&quot;)">
            <text:p/>
          </table:table-cell>
          <table:table-cell table:number-columns-repeated="1010"/>
        </table:table-row>
        <table:table-row table:style-name="ro6">
          <table:table-cell/>
          <table:table-cell table:style-name="Default" table:formula="of:=IFERROR(INT(IFERROR(VLOOKUP([.$A16];[$L.$A$1:$L.$Q$80];3;FALSE());&quot;&quot;)&amp;T(ORG.OPENOFFICE.STYLE(IFERROR(IF(VLOOKUP([.$A16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1:$L.$Q$99];4;FALSE())=&quot;Group 1&quot;;[.B16];0);&quot;&quot;)">
            <text:p/>
          </table:table-cell>
          <table:table-cell table:formula="of:=IFERROR(VLOOKUP([.$A16];[$L.$A$1:$L.$Q$99];7;FALSE())*[.$B16];&quot;&quot;)">
            <text:p/>
          </table:table-cell>
          <table:table-cell table:formula="of:=IFERROR(VLOOKUP([.$A16];[$L.$A$1:$L.$Q$99];8;FALSE())*[.$B16];&quot;&quot;)">
            <text:p/>
          </table:table-cell>
          <table:table-cell table:formula="of:=IFERROR(VLOOKUP([.$A16];[$L.$A$1:$L.$Q$99];9;FALSE())*[.$B16];&quot;&quot;)">
            <text:p/>
          </table:table-cell>
          <table:table-cell table:formula="of:=IFERROR(VLOOKUP([.$A16];[$L.$A$1:$L.$Q$99];10;FALSE())*[.$B16];&quot;&quot;)">
            <text:p/>
          </table:table-cell>
          <table:table-cell table:formula="of:=IFERROR(VLOOKUP([.$A16];[$L.$A$1:$L.$Q$99];11;FALSE())*[.$B16];&quot;&quot;)">
            <text:p/>
          </table:table-cell>
          <table:table-cell table:formula="of:=IFERROR(VLOOKUP([.$A16];[$L.$A$1:$L.$Q$99];12;FALSE())*[.$B16];&quot;&quot;)">
            <text:p/>
          </table:table-cell>
          <table:table-cell table:formula="of:=IFERROR(VLOOKUP([.$A16];[$L.$A$1:$L.$Q$99];13;FALSE())*[.$B16];&quot;&quot;)">
            <text:p/>
          </table:table-cell>
          <table:table-cell table:formula="of:=IFERROR(VLOOKUP([.$A16];[$L.$A$1:$L.$Q$99];14;FALSE())*[.$B16];&quot;&quot;)">
            <text:p/>
          </table:table-cell>
          <table:table-cell table:formula="of:=IFERROR(VLOOKUP([.$A16];[$L.$A$1:$L.$Q$99];15;FALSE())*[.$B16];&quot;&quot;)">
            <text:p/>
          </table:table-cell>
          <table:table-cell table:formula="of:=IFERROR(VLOOKUP([.$A16];[$L.$A$1:$L.$Q$99];16;FALSE())*[.$B16];&quot;&quot;)">
            <text:p/>
          </table:table-cell>
          <table:table-cell table:formula="of:=IFERROR(VLOOKUP([.$A16];[$L.$A$1:$L.$Q$99];17;FALSE());&quot;&quot;)">
            <text:p/>
          </table:table-cell>
          <table:table-cell table:number-columns-repeated="1010"/>
        </table:table-row>
        <table:table-row table:style-name="ro3">
          <table:table-cell/>
          <table:table-cell table:style-name="Default" table:formula="of:=IFERROR(INT(IFERROR(VLOOKUP([.$A17];[$L.$A$1:$L.$Q$80];3;FALSE());&quot;&quot;)&amp;T(ORG.OPENOFFICE.STYLE(IFERROR(IF(VLOOKUP([.$A17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1:$L.$Q$99];4;FALSE())=&quot;Group 1&quot;;[.B17];0);&quot;&quot;)">
            <text:p/>
          </table:table-cell>
          <table:table-cell table:formula="of:=IFERROR(VLOOKUP([.$A17];[$L.$A$1:$L.$Q$99];7;FALSE())*[.$B17];&quot;&quot;)">
            <text:p/>
          </table:table-cell>
          <table:table-cell table:formula="of:=IFERROR(VLOOKUP([.$A17];[$L.$A$1:$L.$Q$99];8;FALSE())*[.$B17];&quot;&quot;)">
            <text:p/>
          </table:table-cell>
          <table:table-cell table:formula="of:=IFERROR(VLOOKUP([.$A17];[$L.$A$1:$L.$Q$99];9;FALSE())*[.$B17];&quot;&quot;)">
            <text:p/>
          </table:table-cell>
          <table:table-cell table:formula="of:=IFERROR(VLOOKUP([.$A17];[$L.$A$1:$L.$Q$99];10;FALSE())*[.$B17];&quot;&quot;)">
            <text:p/>
          </table:table-cell>
          <table:table-cell table:formula="of:=IFERROR(VLOOKUP([.$A17];[$L.$A$1:$L.$Q$99];11;FALSE())*[.$B17];&quot;&quot;)">
            <text:p/>
          </table:table-cell>
          <table:table-cell table:formula="of:=IFERROR(VLOOKUP([.$A17];[$L.$A$1:$L.$Q$99];12;FALSE())*[.$B17];&quot;&quot;)">
            <text:p/>
          </table:table-cell>
          <table:table-cell table:formula="of:=IFERROR(VLOOKUP([.$A17];[$L.$A$1:$L.$Q$99];13;FALSE())*[.$B17];&quot;&quot;)">
            <text:p/>
          </table:table-cell>
          <table:table-cell table:formula="of:=IFERROR(VLOOKUP([.$A17];[$L.$A$1:$L.$Q$99];14;FALSE())*[.$B17];&quot;&quot;)">
            <text:p/>
          </table:table-cell>
          <table:table-cell table:formula="of:=IFERROR(VLOOKUP([.$A17];[$L.$A$1:$L.$Q$99];15;FALSE())*[.$B17];&quot;&quot;)">
            <text:p/>
          </table:table-cell>
          <table:table-cell table:formula="of:=IFERROR(VLOOKUP([.$A17];[$L.$A$1:$L.$Q$99];16;FALSE())*[.$B17];&quot;&quot;)">
            <text:p/>
          </table:table-cell>
          <table:table-cell table:formula="of:=IFERROR(VLOOKUP([.$A17];[$L.$A$1:$L.$Q$99];17;FALSE());&quot;&quot;)">
            <text:p/>
          </table:table-cell>
          <table:table-cell table:number-columns-repeated="1010"/>
        </table:table-row>
        <table:table-row table:style-name="ro7">
          <table:table-cell/>
          <table:table-cell table:style-name="Default" table:formula="of:=IFERROR(INT(IFERROR(VLOOKUP([.$A18];[$L.$A$1:$L.$Q$80];3;FALSE());&quot;&quot;)&amp;T(ORG.OPENOFFICE.STYLE(IFERROR(IF(VLOOKUP([.$A1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1:$L.$Q$99];4;FALSE())=&quot;Group 1&quot;;[.B18];0);&quot;&quot;)">
            <text:p/>
          </table:table-cell>
          <table:table-cell table:formula="of:=IFERROR(VLOOKUP([.$A18];[$L.$A$1:$L.$Q$99];7;FALSE())*[.$B18];&quot;&quot;)">
            <text:p/>
          </table:table-cell>
          <table:table-cell table:formula="of:=IFERROR(VLOOKUP([.$A18];[$L.$A$1:$L.$Q$99];8;FALSE())*[.$B18];&quot;&quot;)">
            <text:p/>
          </table:table-cell>
          <table:table-cell table:formula="of:=IFERROR(VLOOKUP([.$A18];[$L.$A$1:$L.$Q$99];9;FALSE())*[.$B18];&quot;&quot;)">
            <text:p/>
          </table:table-cell>
          <table:table-cell table:formula="of:=IFERROR(VLOOKUP([.$A18];[$L.$A$1:$L.$Q$99];10;FALSE())*[.$B18];&quot;&quot;)">
            <text:p/>
          </table:table-cell>
          <table:table-cell table:formula="of:=IFERROR(VLOOKUP([.$A18];[$L.$A$1:$L.$Q$99];11;FALSE())*[.$B18];&quot;&quot;)">
            <text:p/>
          </table:table-cell>
          <table:table-cell table:formula="of:=IFERROR(VLOOKUP([.$A18];[$L.$A$1:$L.$Q$99];12;FALSE())*[.$B18];&quot;&quot;)">
            <text:p/>
          </table:table-cell>
          <table:table-cell table:formula="of:=IFERROR(VLOOKUP([.$A18];[$L.$A$1:$L.$Q$99];13;FALSE())*[.$B18];&quot;&quot;)">
            <text:p/>
          </table:table-cell>
          <table:table-cell table:formula="of:=IFERROR(VLOOKUP([.$A18];[$L.$A$1:$L.$Q$99];14;FALSE())*[.$B18];&quot;&quot;)">
            <text:p/>
          </table:table-cell>
          <table:table-cell table:formula="of:=IFERROR(VLOOKUP([.$A18];[$L.$A$1:$L.$Q$99];15;FALSE())*[.$B18];&quot;&quot;)">
            <text:p/>
          </table:table-cell>
          <table:table-cell table:formula="of:=IFERROR(VLOOKUP([.$A18];[$L.$A$1:$L.$Q$99];16;FALSE())*[.$B18];&quot;&quot;)">
            <text:p/>
          </table:table-cell>
          <table:table-cell table:formula="of:=IFERROR(VLOOKUP([.$A18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19];[$L.$A$1:$L.$Q$80];3;FALSE());&quot;&quot;)&amp;T(ORG.OPENOFFICE.STYLE(IFERROR(IF(VLOOKUP([.$A1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9];[$L.$A$1:$L.$Q$99];4;FALSE())=&quot;Group 1&quot;;[.B19];0);&quot;&quot;)">
            <text:p/>
          </table:table-cell>
          <table:table-cell table:formula="of:=IFERROR(VLOOKUP([.$A19];[$L.$A$1:$L.$Q$99];7;FALSE())*[.$B19];&quot;&quot;)">
            <text:p/>
          </table:table-cell>
          <table:table-cell table:formula="of:=IFERROR(VLOOKUP([.$A19];[$L.$A$1:$L.$Q$99];8;FALSE())*[.$B19];&quot;&quot;)">
            <text:p/>
          </table:table-cell>
          <table:table-cell table:formula="of:=IFERROR(VLOOKUP([.$A19];[$L.$A$1:$L.$Q$99];9;FALSE())*[.$B19];&quot;&quot;)">
            <text:p/>
          </table:table-cell>
          <table:table-cell table:formula="of:=IFERROR(VLOOKUP([.$A19];[$L.$A$1:$L.$Q$99];10;FALSE())*[.$B19];&quot;&quot;)">
            <text:p/>
          </table:table-cell>
          <table:table-cell table:formula="of:=IFERROR(VLOOKUP([.$A19];[$L.$A$1:$L.$Q$99];11;FALSE())*[.$B19];&quot;&quot;)">
            <text:p/>
          </table:table-cell>
          <table:table-cell table:formula="of:=IFERROR(VLOOKUP([.$A19];[$L.$A$1:$L.$Q$99];12;FALSE())*[.$B19];&quot;&quot;)">
            <text:p/>
          </table:table-cell>
          <table:table-cell table:formula="of:=IFERROR(VLOOKUP([.$A19];[$L.$A$1:$L.$Q$99];13;FALSE())*[.$B19];&quot;&quot;)">
            <text:p/>
          </table:table-cell>
          <table:table-cell table:formula="of:=IFERROR(VLOOKUP([.$A19];[$L.$A$1:$L.$Q$99];14;FALSE())*[.$B19];&quot;&quot;)">
            <text:p/>
          </table:table-cell>
          <table:table-cell table:formula="of:=IFERROR(VLOOKUP([.$A19];[$L.$A$1:$L.$Q$99];15;FALSE())*[.$B19];&quot;&quot;)">
            <text:p/>
          </table:table-cell>
          <table:table-cell table:formula="of:=IFERROR(VLOOKUP([.$A19];[$L.$A$1:$L.$Q$99];16;FALSE())*[.$B19];&quot;&quot;)">
            <text:p/>
          </table:table-cell>
          <table:table-cell table:formula="of:=IFERROR(VLOOKUP([.$A19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0];[$L.$A$1:$L.$Q$80];3;FALSE());&quot;&quot;)&amp;T(ORG.OPENOFFICE.STYLE(IFERROR(IF(VLOOKUP([.$A2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0];[$L.$A$1:$L.$Q$99];4;FALSE())=&quot;Group 1&quot;;[.B20];0);&quot;&quot;)">
            <text:p/>
          </table:table-cell>
          <table:table-cell table:formula="of:=IFERROR(VLOOKUP([.$A20];[$L.$A$1:$L.$Q$99];7;FALSE())*[.$B20];&quot;&quot;)">
            <text:p/>
          </table:table-cell>
          <table:table-cell table:formula="of:=IFERROR(VLOOKUP([.$A20];[$L.$A$1:$L.$Q$99];8;FALSE())*[.$B20];&quot;&quot;)">
            <text:p/>
          </table:table-cell>
          <table:table-cell table:formula="of:=IFERROR(VLOOKUP([.$A20];[$L.$A$1:$L.$Q$99];9;FALSE())*[.$B20];&quot;&quot;)">
            <text:p/>
          </table:table-cell>
          <table:table-cell table:formula="of:=IFERROR(VLOOKUP([.$A20];[$L.$A$1:$L.$Q$99];10;FALSE())*[.$B20];&quot;&quot;)">
            <text:p/>
          </table:table-cell>
          <table:table-cell table:formula="of:=IFERROR(VLOOKUP([.$A20];[$L.$A$1:$L.$Q$99];11;FALSE())*[.$B20];&quot;&quot;)">
            <text:p/>
          </table:table-cell>
          <table:table-cell table:formula="of:=IFERROR(VLOOKUP([.$A20];[$L.$A$1:$L.$Q$99];12;FALSE())*[.$B20];&quot;&quot;)">
            <text:p/>
          </table:table-cell>
          <table:table-cell table:formula="of:=IFERROR(VLOOKUP([.$A20];[$L.$A$1:$L.$Q$99];13;FALSE())*[.$B20];&quot;&quot;)">
            <text:p/>
          </table:table-cell>
          <table:table-cell table:formula="of:=IFERROR(VLOOKUP([.$A20];[$L.$A$1:$L.$Q$99];14;FALSE())*[.$B20];&quot;&quot;)">
            <text:p/>
          </table:table-cell>
          <table:table-cell table:formula="of:=IFERROR(VLOOKUP([.$A20];[$L.$A$1:$L.$Q$99];15;FALSE())*[.$B20];&quot;&quot;)">
            <text:p/>
          </table:table-cell>
          <table:table-cell table:formula="of:=IFERROR(VLOOKUP([.$A20];[$L.$A$1:$L.$Q$99];16;FALSE())*[.$B20];&quot;&quot;)">
            <text:p/>
          </table:table-cell>
          <table:table-cell table:formula="of:=IFERROR(VLOOKUP([.$A20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1];[$L.$A$1:$L.$Q$80];3;FALSE());&quot;&quot;)&amp;T(ORG.OPENOFFICE.STYLE(IFERROR(IF(VLOOKUP([.$A21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1];[$L.$A$1:$L.$Q$99];4;FALSE())=&quot;Group 1&quot;;[.B21];0);&quot;&quot;)">
            <text:p/>
          </table:table-cell>
          <table:table-cell table:formula="of:=IFERROR(VLOOKUP([.$A21];[$L.$A$1:$L.$Q$99];7;FALSE())*[.$B21];&quot;&quot;)">
            <text:p/>
          </table:table-cell>
          <table:table-cell table:formula="of:=IFERROR(VLOOKUP([.$A21];[$L.$A$1:$L.$Q$99];8;FALSE())*[.$B21];&quot;&quot;)">
            <text:p/>
          </table:table-cell>
          <table:table-cell table:formula="of:=IFERROR(VLOOKUP([.$A21];[$L.$A$1:$L.$Q$99];9;FALSE())*[.$B21];&quot;&quot;)">
            <text:p/>
          </table:table-cell>
          <table:table-cell table:formula="of:=IFERROR(VLOOKUP([.$A21];[$L.$A$1:$L.$Q$99];10;FALSE())*[.$B21];&quot;&quot;)">
            <text:p/>
          </table:table-cell>
          <table:table-cell table:formula="of:=IFERROR(VLOOKUP([.$A21];[$L.$A$1:$L.$Q$99];11;FALSE())*[.$B21];&quot;&quot;)">
            <text:p/>
          </table:table-cell>
          <table:table-cell table:formula="of:=IFERROR(VLOOKUP([.$A21];[$L.$A$1:$L.$Q$99];12;FALSE())*[.$B21];&quot;&quot;)">
            <text:p/>
          </table:table-cell>
          <table:table-cell table:formula="of:=IFERROR(VLOOKUP([.$A21];[$L.$A$1:$L.$Q$99];13;FALSE())*[.$B21];&quot;&quot;)">
            <text:p/>
          </table:table-cell>
          <table:table-cell table:formula="of:=IFERROR(VLOOKUP([.$A21];[$L.$A$1:$L.$Q$99];14;FALSE())*[.$B21];&quot;&quot;)">
            <text:p/>
          </table:table-cell>
          <table:table-cell table:formula="of:=IFERROR(VLOOKUP([.$A21];[$L.$A$1:$L.$Q$99];15;FALSE())*[.$B21];&quot;&quot;)">
            <text:p/>
          </table:table-cell>
          <table:table-cell table:formula="of:=IFERROR(VLOOKUP([.$A21];[$L.$A$1:$L.$Q$99];16;FALSE())*[.$B21];&quot;&quot;)">
            <text:p/>
          </table:table-cell>
          <table:table-cell table:formula="of:=IFERROR(VLOOKUP([.$A21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2];[$L.$A$1:$L.$Q$80];3;FALSE());&quot;&quot;)&amp;T(ORG.OPENOFFICE.STYLE(IFERROR(IF(VLOOKUP([.$A22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2];[$L.$A$1:$L.$Q$99];4;FALSE())=&quot;Group 1&quot;;[.B22];0);&quot;&quot;)">
            <text:p/>
          </table:table-cell>
          <table:table-cell table:formula="of:=IFERROR(VLOOKUP([.$A22];[$L.$A$1:$L.$Q$99];7;FALSE())*[.$B22];&quot;&quot;)">
            <text:p/>
          </table:table-cell>
          <table:table-cell table:formula="of:=IFERROR(VLOOKUP([.$A22];[$L.$A$1:$L.$Q$99];8;FALSE())*[.$B22];&quot;&quot;)">
            <text:p/>
          </table:table-cell>
          <table:table-cell table:formula="of:=IFERROR(VLOOKUP([.$A22];[$L.$A$1:$L.$Q$99];9;FALSE())*[.$B22];&quot;&quot;)">
            <text:p/>
          </table:table-cell>
          <table:table-cell table:formula="of:=IFERROR(VLOOKUP([.$A22];[$L.$A$1:$L.$Q$99];10;FALSE())*[.$B22];&quot;&quot;)">
            <text:p/>
          </table:table-cell>
          <table:table-cell table:formula="of:=IFERROR(VLOOKUP([.$A22];[$L.$A$1:$L.$Q$99];11;FALSE())*[.$B22];&quot;&quot;)">
            <text:p/>
          </table:table-cell>
          <table:table-cell table:formula="of:=IFERROR(VLOOKUP([.$A22];[$L.$A$1:$L.$Q$99];12;FALSE())*[.$B22];&quot;&quot;)">
            <text:p/>
          </table:table-cell>
          <table:table-cell table:formula="of:=IFERROR(VLOOKUP([.$A22];[$L.$A$1:$L.$Q$99];13;FALSE())*[.$B22];&quot;&quot;)">
            <text:p/>
          </table:table-cell>
          <table:table-cell table:formula="of:=IFERROR(VLOOKUP([.$A22];[$L.$A$1:$L.$Q$99];14;FALSE())*[.$B22];&quot;&quot;)">
            <text:p/>
          </table:table-cell>
          <table:table-cell table:formula="of:=IFERROR(VLOOKUP([.$A22];[$L.$A$1:$L.$Q$99];15;FALSE())*[.$B22];&quot;&quot;)">
            <text:p/>
          </table:table-cell>
          <table:table-cell table:formula="of:=IFERROR(VLOOKUP([.$A22];[$L.$A$1:$L.$Q$99];16;FALSE())*[.$B22];&quot;&quot;)">
            <text:p/>
          </table:table-cell>
          <table:table-cell table:formula="of:=IFERROR(VLOOKUP([.$A22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3];[$L.$A$1:$L.$Q$80];3;FALSE());&quot;&quot;)&amp;T(ORG.OPENOFFICE.STYLE(IFERROR(IF(VLOOKUP([.$A23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3];[$L.$A$1:$L.$Q$99];4;FALSE())=&quot;Group 1&quot;;[.B23];0);&quot;&quot;)">
            <text:p/>
          </table:table-cell>
          <table:table-cell table:formula="of:=IFERROR(VLOOKUP([.$A23];[$L.$A$1:$L.$Q$99];7;FALSE())*[.$B23];&quot;&quot;)">
            <text:p/>
          </table:table-cell>
          <table:table-cell table:formula="of:=IFERROR(VLOOKUP([.$A23];[$L.$A$1:$L.$Q$99];8;FALSE())*[.$B23];&quot;&quot;)">
            <text:p/>
          </table:table-cell>
          <table:table-cell table:formula="of:=IFERROR(VLOOKUP([.$A23];[$L.$A$1:$L.$Q$99];9;FALSE())*[.$B23];&quot;&quot;)">
            <text:p/>
          </table:table-cell>
          <table:table-cell table:formula="of:=IFERROR(VLOOKUP([.$A23];[$L.$A$1:$L.$Q$99];10;FALSE())*[.$B23];&quot;&quot;)">
            <text:p/>
          </table:table-cell>
          <table:table-cell table:formula="of:=IFERROR(VLOOKUP([.$A23];[$L.$A$1:$L.$Q$99];11;FALSE())*[.$B23];&quot;&quot;)">
            <text:p/>
          </table:table-cell>
          <table:table-cell table:formula="of:=IFERROR(VLOOKUP([.$A23];[$L.$A$1:$L.$Q$99];12;FALSE())*[.$B23];&quot;&quot;)">
            <text:p/>
          </table:table-cell>
          <table:table-cell table:formula="of:=IFERROR(VLOOKUP([.$A23];[$L.$A$1:$L.$Q$99];13;FALSE())*[.$B23];&quot;&quot;)">
            <text:p/>
          </table:table-cell>
          <table:table-cell table:formula="of:=IFERROR(VLOOKUP([.$A23];[$L.$A$1:$L.$Q$99];14;FALSE())*[.$B23];&quot;&quot;)">
            <text:p/>
          </table:table-cell>
          <table:table-cell table:formula="of:=IFERROR(VLOOKUP([.$A23];[$L.$A$1:$L.$Q$99];15;FALSE())*[.$B23];&quot;&quot;)">
            <text:p/>
          </table:table-cell>
          <table:table-cell table:formula="of:=IFERROR(VLOOKUP([.$A23];[$L.$A$1:$L.$Q$99];16;FALSE())*[.$B23];&quot;&quot;)">
            <text:p/>
          </table:table-cell>
          <table:table-cell table:formula="of:=IFERROR(VLOOKUP([.$A23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4];[$L.$A$1:$L.$Q$80];3;FALSE());&quot;&quot;)&amp;T(ORG.OPENOFFICE.STYLE(IFERROR(IF(VLOOKUP([.$A24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4];[$L.$A$1:$L.$Q$99];4;FALSE())=&quot;Group 1&quot;;[.B24];0);&quot;&quot;)">
            <text:p/>
          </table:table-cell>
          <table:table-cell table:formula="of:=IFERROR(VLOOKUP([.$A24];[$L.$A$1:$L.$Q$99];7;FALSE())*[.$B24];&quot;&quot;)">
            <text:p/>
          </table:table-cell>
          <table:table-cell table:formula="of:=IFERROR(VLOOKUP([.$A24];[$L.$A$1:$L.$Q$99];8;FALSE())*[.$B24];&quot;&quot;)">
            <text:p/>
          </table:table-cell>
          <table:table-cell table:formula="of:=IFERROR(VLOOKUP([.$A24];[$L.$A$1:$L.$Q$99];9;FALSE())*[.$B24];&quot;&quot;)">
            <text:p/>
          </table:table-cell>
          <table:table-cell table:formula="of:=IFERROR(VLOOKUP([.$A24];[$L.$A$1:$L.$Q$99];10;FALSE())*[.$B24];&quot;&quot;)">
            <text:p/>
          </table:table-cell>
          <table:table-cell table:formula="of:=IFERROR(VLOOKUP([.$A24];[$L.$A$1:$L.$Q$99];11;FALSE())*[.$B24];&quot;&quot;)">
            <text:p/>
          </table:table-cell>
          <table:table-cell table:formula="of:=IFERROR(VLOOKUP([.$A24];[$L.$A$1:$L.$Q$99];12;FALSE())*[.$B24];&quot;&quot;)">
            <text:p/>
          </table:table-cell>
          <table:table-cell table:formula="of:=IFERROR(VLOOKUP([.$A24];[$L.$A$1:$L.$Q$99];13;FALSE())*[.$B24];&quot;&quot;)">
            <text:p/>
          </table:table-cell>
          <table:table-cell table:formula="of:=IFERROR(VLOOKUP([.$A24];[$L.$A$1:$L.$Q$99];14;FALSE())*[.$B24];&quot;&quot;)">
            <text:p/>
          </table:table-cell>
          <table:table-cell table:formula="of:=IFERROR(VLOOKUP([.$A24];[$L.$A$1:$L.$Q$99];15;FALSE())*[.$B24];&quot;&quot;)">
            <text:p/>
          </table:table-cell>
          <table:table-cell table:formula="of:=IFERROR(VLOOKUP([.$A24];[$L.$A$1:$L.$Q$99];16;FALSE())*[.$B24];&quot;&quot;)">
            <text:p/>
          </table:table-cell>
          <table:table-cell table:formula="of:=IFERROR(VLOOKUP([.$A24];[$L.$A$1:$L.$Q$99];17;FALSE());&quot;&quot;)">
            <text:p/>
          </table:table-cell>
          <table:table-cell table:number-columns-repeated="1010"/>
        </table:table-row>
        <table:table-row table:style-name="ro11">
          <table:table-cell/>
          <table:table-cell table:style-name="Default" table:formula="of:=IFERROR(INT(IFERROR(VLOOKUP([.$A25];[$L.$A$1:$L.$Q$80];3;FALSE());&quot;&quot;)&amp;T(ORG.OPENOFFICE.STYLE(IFERROR(IF(VLOOKUP([.$A25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5];[$L.$A$1:$L.$Q$99];4;FALSE())=&quot;Group 1&quot;;[.B25];0);&quot;&quot;)">
            <text:p/>
          </table:table-cell>
          <table:table-cell table:formula="of:=IFERROR(VLOOKUP([.$A25];[$L.$A$1:$L.$Q$99];7;FALSE())*[.$B25];&quot;&quot;)">
            <text:p/>
          </table:table-cell>
          <table:table-cell table:formula="of:=IFERROR(VLOOKUP([.$A25];[$L.$A$1:$L.$Q$99];8;FALSE())*[.$B25];&quot;&quot;)">
            <text:p/>
          </table:table-cell>
          <table:table-cell table:formula="of:=IFERROR(VLOOKUP([.$A25];[$L.$A$1:$L.$Q$99];9;FALSE())*[.$B25];&quot;&quot;)">
            <text:p/>
          </table:table-cell>
          <table:table-cell table:formula="of:=IFERROR(VLOOKUP([.$A25];[$L.$A$1:$L.$Q$99];10;FALSE())*[.$B25];&quot;&quot;)">
            <text:p/>
          </table:table-cell>
          <table:table-cell table:formula="of:=IFERROR(VLOOKUP([.$A25];[$L.$A$1:$L.$Q$99];11;FALSE())*[.$B25];&quot;&quot;)">
            <text:p/>
          </table:table-cell>
          <table:table-cell table:formula="of:=IFERROR(VLOOKUP([.$A25];[$L.$A$1:$L.$Q$99];12;FALSE())*[.$B25];&quot;&quot;)">
            <text:p/>
          </table:table-cell>
          <table:table-cell table:formula="of:=IFERROR(VLOOKUP([.$A25];[$L.$A$1:$L.$Q$99];13;FALSE())*[.$B25];&quot;&quot;)">
            <text:p/>
          </table:table-cell>
          <table:table-cell table:formula="of:=IFERROR(VLOOKUP([.$A25];[$L.$A$1:$L.$Q$99];14;FALSE())*[.$B25];&quot;&quot;)">
            <text:p/>
          </table:table-cell>
          <table:table-cell table:formula="of:=IFERROR(VLOOKUP([.$A25];[$L.$A$1:$L.$Q$99];15;FALSE())*[.$B25];&quot;&quot;)">
            <text:p/>
          </table:table-cell>
          <table:table-cell table:formula="of:=IFERROR(VLOOKUP([.$A25];[$L.$A$1:$L.$Q$99];16;FALSE())*[.$B25];&quot;&quot;)">
            <text:p/>
          </table:table-cell>
          <table:table-cell table:formula="of:=IFERROR(VLOOKUP([.$A25];[$L.$A$1:$L.$Q$99];17;FALSE());&quot;&quot;)">
            <text:p/>
          </table:table-cell>
          <table:table-cell table:number-columns-repeated="1010"/>
        </table:table-row>
        <table:table-row table:style-name="ro7">
          <table:table-cell/>
          <table:table-cell table:style-name="Default" table:formula="of:=IFERROR(INT(IFERROR(VLOOKUP([.$A26];[$L.$A$1:$L.$Q$80];3;FALSE());&quot;&quot;)&amp;T(ORG.OPENOFFICE.STYLE(IFERROR(IF(VLOOKUP([.$A26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6];[$L.$A$1:$L.$Q$99];4;FALSE())=&quot;Group 1&quot;;[.B26];0);&quot;&quot;)">
            <text:p/>
          </table:table-cell>
          <table:table-cell table:formula="of:=IFERROR(VLOOKUP([.$A26];[$L.$A$1:$L.$Q$99];7;FALSE())*[.$B26];&quot;&quot;)">
            <text:p/>
          </table:table-cell>
          <table:table-cell table:formula="of:=IFERROR(VLOOKUP([.$A26];[$L.$A$1:$L.$Q$99];8;FALSE())*[.$B26];&quot;&quot;)">
            <text:p/>
          </table:table-cell>
          <table:table-cell table:formula="of:=IFERROR(VLOOKUP([.$A26];[$L.$A$1:$L.$Q$99];9;FALSE())*[.$B26];&quot;&quot;)">
            <text:p/>
          </table:table-cell>
          <table:table-cell table:formula="of:=IFERROR(VLOOKUP([.$A26];[$L.$A$1:$L.$Q$99];10;FALSE())*[.$B26];&quot;&quot;)">
            <text:p/>
          </table:table-cell>
          <table:table-cell table:formula="of:=IFERROR(VLOOKUP([.$A26];[$L.$A$1:$L.$Q$99];11;FALSE())*[.$B26];&quot;&quot;)">
            <text:p/>
          </table:table-cell>
          <table:table-cell table:formula="of:=IFERROR(VLOOKUP([.$A26];[$L.$A$1:$L.$Q$99];12;FALSE())*[.$B26];&quot;&quot;)">
            <text:p/>
          </table:table-cell>
          <table:table-cell table:formula="of:=IFERROR(VLOOKUP([.$A26];[$L.$A$1:$L.$Q$99];13;FALSE())*[.$B26];&quot;&quot;)">
            <text:p/>
          </table:table-cell>
          <table:table-cell table:formula="of:=IFERROR(VLOOKUP([.$A26];[$L.$A$1:$L.$Q$99];14;FALSE())*[.$B26];&quot;&quot;)">
            <text:p/>
          </table:table-cell>
          <table:table-cell table:formula="of:=IFERROR(VLOOKUP([.$A26];[$L.$A$1:$L.$Q$99];15;FALSE())*[.$B26];&quot;&quot;)">
            <text:p/>
          </table:table-cell>
          <table:table-cell table:formula="of:=IFERROR(VLOOKUP([.$A26];[$L.$A$1:$L.$Q$99];16;FALSE())*[.$B26];&quot;&quot;)">
            <text:p/>
          </table:table-cell>
          <table:table-cell table:formula="of:=IFERROR(VLOOKUP([.$A26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7];[$L.$A$1:$L.$Q$80];3;FALSE());&quot;&quot;)&amp;T(ORG.OPENOFFICE.STYLE(IFERROR(IF(VLOOKUP([.$A27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7];[$L.$A$1:$L.$Q$99];4;FALSE())=&quot;Group 1&quot;;[.B27];0);&quot;&quot;)">
            <text:p/>
          </table:table-cell>
          <table:table-cell table:formula="of:=IFERROR(VLOOKUP([.$A27];[$L.$A$1:$L.$Q$99];7;FALSE())*[.$B27];&quot;&quot;)">
            <text:p/>
          </table:table-cell>
          <table:table-cell table:formula="of:=IFERROR(VLOOKUP([.$A27];[$L.$A$1:$L.$Q$99];8;FALSE())*[.$B27];&quot;&quot;)">
            <text:p/>
          </table:table-cell>
          <table:table-cell table:formula="of:=IFERROR(VLOOKUP([.$A27];[$L.$A$1:$L.$Q$99];9;FALSE())*[.$B27];&quot;&quot;)">
            <text:p/>
          </table:table-cell>
          <table:table-cell table:formula="of:=IFERROR(VLOOKUP([.$A27];[$L.$A$1:$L.$Q$99];10;FALSE())*[.$B27];&quot;&quot;)">
            <text:p/>
          </table:table-cell>
          <table:table-cell table:formula="of:=IFERROR(VLOOKUP([.$A27];[$L.$A$1:$L.$Q$99];11;FALSE())*[.$B27];&quot;&quot;)">
            <text:p/>
          </table:table-cell>
          <table:table-cell table:formula="of:=IFERROR(VLOOKUP([.$A27];[$L.$A$1:$L.$Q$99];12;FALSE())*[.$B27];&quot;&quot;)">
            <text:p/>
          </table:table-cell>
          <table:table-cell table:formula="of:=IFERROR(VLOOKUP([.$A27];[$L.$A$1:$L.$Q$99];13;FALSE())*[.$B27];&quot;&quot;)">
            <text:p/>
          </table:table-cell>
          <table:table-cell table:formula="of:=IFERROR(VLOOKUP([.$A27];[$L.$A$1:$L.$Q$99];14;FALSE())*[.$B27];&quot;&quot;)">
            <text:p/>
          </table:table-cell>
          <table:table-cell table:formula="of:=IFERROR(VLOOKUP([.$A27];[$L.$A$1:$L.$Q$99];15;FALSE())*[.$B27];&quot;&quot;)">
            <text:p/>
          </table:table-cell>
          <table:table-cell table:formula="of:=IFERROR(VLOOKUP([.$A27];[$L.$A$1:$L.$Q$99];16;FALSE())*[.$B27];&quot;&quot;)">
            <text:p/>
          </table:table-cell>
          <table:table-cell table:formula="of:=IFERROR(VLOOKUP([.$A27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8];[$L.$A$1:$L.$Q$80];3;FALSE());&quot;&quot;)&amp;T(ORG.OPENOFFICE.STYLE(IFERROR(IF(VLOOKUP([.$A2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8];[$L.$A$1:$L.$Q$99];4;FALSE())=&quot;Group 1&quot;;[.B28];0);&quot;&quot;)">
            <text:p/>
          </table:table-cell>
          <table:table-cell table:formula="of:=IFERROR(VLOOKUP([.$A28];[$L.$A$1:$L.$Q$99];7;FALSE())*[.$B28];&quot;&quot;)">
            <text:p/>
          </table:table-cell>
          <table:table-cell table:formula="of:=IFERROR(VLOOKUP([.$A28];[$L.$A$1:$L.$Q$99];8;FALSE())*[.$B28];&quot;&quot;)">
            <text:p/>
          </table:table-cell>
          <table:table-cell table:formula="of:=IFERROR(VLOOKUP([.$A28];[$L.$A$1:$L.$Q$99];9;FALSE())*[.$B28];&quot;&quot;)">
            <text:p/>
          </table:table-cell>
          <table:table-cell table:formula="of:=IFERROR(VLOOKUP([.$A28];[$L.$A$1:$L.$Q$99];10;FALSE())*[.$B28];&quot;&quot;)">
            <text:p/>
          </table:table-cell>
          <table:table-cell table:formula="of:=IFERROR(VLOOKUP([.$A28];[$L.$A$1:$L.$Q$99];11;FALSE())*[.$B28];&quot;&quot;)">
            <text:p/>
          </table:table-cell>
          <table:table-cell table:formula="of:=IFERROR(VLOOKUP([.$A28];[$L.$A$1:$L.$Q$99];12;FALSE())*[.$B28];&quot;&quot;)">
            <text:p/>
          </table:table-cell>
          <table:table-cell table:formula="of:=IFERROR(VLOOKUP([.$A28];[$L.$A$1:$L.$Q$99];13;FALSE())*[.$B28];&quot;&quot;)">
            <text:p/>
          </table:table-cell>
          <table:table-cell table:formula="of:=IFERROR(VLOOKUP([.$A28];[$L.$A$1:$L.$Q$99];14;FALSE())*[.$B28];&quot;&quot;)">
            <text:p/>
          </table:table-cell>
          <table:table-cell table:formula="of:=IFERROR(VLOOKUP([.$A28];[$L.$A$1:$L.$Q$99];15;FALSE())*[.$B28];&quot;&quot;)">
            <text:p/>
          </table:table-cell>
          <table:table-cell table:formula="of:=IFERROR(VLOOKUP([.$A28];[$L.$A$1:$L.$Q$99];16;FALSE())*[.$B28];&quot;&quot;)">
            <text:p/>
          </table:table-cell>
          <table:table-cell table:formula="of:=IFERROR(VLOOKUP([.$A28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29];[$L.$A$1:$L.$Q$80];3;FALSE());&quot;&quot;)&amp;T(ORG.OPENOFFICE.STYLE(IFERROR(IF(VLOOKUP([.$A2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9];[$L.$A$1:$L.$Q$99];4;FALSE())=&quot;Group 1&quot;;[.B29];0);&quot;&quot;)">
            <text:p/>
          </table:table-cell>
          <table:table-cell table:formula="of:=IFERROR(VLOOKUP([.$A29];[$L.$A$1:$L.$Q$99];7;FALSE())*[.$B29];&quot;&quot;)">
            <text:p/>
          </table:table-cell>
          <table:table-cell table:formula="of:=IFERROR(VLOOKUP([.$A29];[$L.$A$1:$L.$Q$99];8;FALSE())*[.$B29];&quot;&quot;)">
            <text:p/>
          </table:table-cell>
          <table:table-cell table:formula="of:=IFERROR(VLOOKUP([.$A29];[$L.$A$1:$L.$Q$99];9;FALSE())*[.$B29];&quot;&quot;)">
            <text:p/>
          </table:table-cell>
          <table:table-cell table:formula="of:=IFERROR(VLOOKUP([.$A29];[$L.$A$1:$L.$Q$99];10;FALSE())*[.$B29];&quot;&quot;)">
            <text:p/>
          </table:table-cell>
          <table:table-cell table:formula="of:=IFERROR(VLOOKUP([.$A29];[$L.$A$1:$L.$Q$99];11;FALSE())*[.$B29];&quot;&quot;)">
            <text:p/>
          </table:table-cell>
          <table:table-cell table:formula="of:=IFERROR(VLOOKUP([.$A29];[$L.$A$1:$L.$Q$99];12;FALSE())*[.$B29];&quot;&quot;)">
            <text:p/>
          </table:table-cell>
          <table:table-cell table:formula="of:=IFERROR(VLOOKUP([.$A29];[$L.$A$1:$L.$Q$99];13;FALSE())*[.$B29];&quot;&quot;)">
            <text:p/>
          </table:table-cell>
          <table:table-cell table:formula="of:=IFERROR(VLOOKUP([.$A29];[$L.$A$1:$L.$Q$99];14;FALSE())*[.$B29];&quot;&quot;)">
            <text:p/>
          </table:table-cell>
          <table:table-cell table:formula="of:=IFERROR(VLOOKUP([.$A29];[$L.$A$1:$L.$Q$99];15;FALSE())*[.$B29];&quot;&quot;)">
            <text:p/>
          </table:table-cell>
          <table:table-cell table:formula="of:=IFERROR(VLOOKUP([.$A29];[$L.$A$1:$L.$Q$99];16;FALSE())*[.$B29];&quot;&quot;)">
            <text:p/>
          </table:table-cell>
          <table:table-cell table:formula="of:=IFERROR(VLOOKUP([.$A29];[$L.$A$1:$L.$Q$99];17;FALSE());&quot;&quot;)">
            <text:p/>
          </table:table-cell>
          <table:table-cell table:number-columns-repeated="1010"/>
        </table:table-row>
        <table:table-row table:style-name="ro8">
          <table:table-cell/>
          <table:table-cell table:style-name="Default" table:formula="of:=IFERROR(INT(IFERROR(VLOOKUP([.$A30];[$L.$A$1:$L.$Q$80];3;FALSE());&quot;&quot;)&amp;T(ORG.OPENOFFICE.STYLE(IFERROR(IF(VLOOKUP([.$A3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30];[$L.$A$1:$L.$Q$99];4;FALSE())=&quot;Group 1&quot;;[.B30];0);&quot;&quot;)">
            <text:p/>
          </table:table-cell>
          <table:table-cell table:formula="of:=IFERROR(VLOOKUP([.$A30];[$L.$A$1:$L.$Q$99];7;FALSE())*[.$B30];&quot;&quot;)">
            <text:p/>
          </table:table-cell>
          <table:table-cell table:formula="of:=IFERROR(VLOOKUP([.$A30];[$L.$A$1:$L.$Q$99];8;FALSE())*[.$B30];&quot;&quot;)">
            <text:p/>
          </table:table-cell>
          <table:table-cell table:formula="of:=IFERROR(VLOOKUP([.$A30];[$L.$A$1:$L.$Q$99];9;FALSE())*[.$B30];&quot;&quot;)">
            <text:p/>
          </table:table-cell>
          <table:table-cell table:formula="of:=IFERROR(VLOOKUP([.$A30];[$L.$A$1:$L.$Q$99];10;FALSE())*[.$B30];&quot;&quot;)">
            <text:p/>
          </table:table-cell>
          <table:table-cell table:formula="of:=IFERROR(VLOOKUP([.$A30];[$L.$A$1:$L.$Q$99];11;FALSE())*[.$B30];&quot;&quot;)">
            <text:p/>
          </table:table-cell>
          <table:table-cell table:formula="of:=IFERROR(VLOOKUP([.$A30];[$L.$A$1:$L.$Q$99];12;FALSE())*[.$B30];&quot;&quot;)">
            <text:p/>
          </table:table-cell>
          <table:table-cell table:formula="of:=IFERROR(VLOOKUP([.$A30];[$L.$A$1:$L.$Q$99];13;FALSE())*[.$B30];&quot;&quot;)">
            <text:p/>
          </table:table-cell>
          <table:table-cell table:formula="of:=IFERROR(VLOOKUP([.$A30];[$L.$A$1:$L.$Q$99];14;FALSE())*[.$B30];&quot;&quot;)">
            <text:p/>
          </table:table-cell>
          <table:table-cell table:formula="of:=IFERROR(VLOOKUP([.$A30];[$L.$A$1:$L.$Q$99];15;FALSE())*[.$B30];&quot;&quot;)">
            <text:p/>
          </table:table-cell>
          <table:table-cell table:formula="of:=IFERROR(VLOOKUP([.$A30];[$L.$A$1:$L.$Q$99];16;FALSE())*[.$B30];&quot;&quot;)">
            <text:p/>
          </table:table-cell>
          <table:table-cell table:formula="of:=IFERROR(VLOOKUP([.$A30];[$L.$A$1:$L.$Q$99];17;FALSE());&quot;&quot;)">
            <text:p/>
          </table:table-cell>
          <table:table-cell table:number-columns-repeated="1010"/>
        </table:table-row>
        <table:table-row table:style-name="ro8">
          <table:table-cell table:number-columns-repeated="2"/>
          <table:table-cell table:style-name="ce13" table:formula="of:=IFERROR(IF(VLOOKUP([.$A31];[$L.$A$1:$L.$Q$99];4;FALSE())=&quot;Group 1&quot;;[.B31];0);&quot;&quot;)">
            <text:p/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3" table:formula="of:=IFERROR(IF(VLOOKUP([.$A32];[$L.$A$1:$L.$Q$99];4;FALSE())=&quot;Group 1&quot;;[.B32];0);&quot;&quot;)">
            <text:p/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3" table:formula="of:=IFERROR(IF(VLOOKUP([.$A33];[$L.$A$1:$L.$Q$99];4;FALSE())=&quot;Group 1&quot;;[.B33];0);&quot;&quot;)">
            <text:p/>
          </table:table-cell>
          <table:table-cell table:number-columns-repeated="1021"/>
        </table:table-row>
        <table:table-row table:style-name="ro8" table:number-rows-repeated="44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<text:span text:style-name="T5">Master project</text:span>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4" table:style-name="ta7">
        <table:table-column table:style-name="co72" table:default-cell-style-name="Default"/>
        <table:table-column table:style-name="co6" table:default-cell-style-name="Default"/>
        <table:table-column table:style-name="co6" table:number-columns-repeated="3" table:default-cell-style-name="ce24"/>
        <table:table-column table:style-name="co55" table:default-cell-style-name="ce24"/>
        <table:table-column table:style-name="co73" table:default-cell-style-name="ce24"/>
        <table:table-column table:style-name="co69" table:default-cell-style-name="ce24"/>
        <table:table-column table:style-name="co39" table:default-cell-style-name="ce24"/>
        <table:table-column table:style-name="co55" table:default-cell-style-name="ce24"/>
        <table:table-column table:style-name="co6" table:default-cell-style-name="ce24"/>
        <table:table-column table:style-name="co74" table:default-cell-style-name="ce24"/>
        <table:table-column table:style-name="co6" table:default-cell-style-name="ce24"/>
        <table:table-column table:style-name="co75" table:default-cell-style-name="ce24"/>
        <table:table-column table:style-name="co6" table:number-columns-repeated="1010" table:default-cell-style-name="Default"/>
        <table:table-row table:style-name="ro3">
          <table:table-cell table:style-name="ce22"/>
          <table:table-cell table:style-name="ce27" office:value-type="string" calcext:value-type="string">
            <text:p><text:span text:style-name="T6">Crédits</text:span></text:p>
          </table:table-cell>
          <table:table-cell table:style-name="ce27" office:value-type="string" calcext:value-type="string">
            <text:p><text:span text:style-name="T6">Core</text:span></text:p>
          </table:table-cell>
          <table:table-cell table:style-name="ce19" office:value-type="string" calcext:value-type="string">
            <text:p>Computer Engineering-SP</text:p>
          </table:table-cell>
          <table:table-cell table:style-name="ce19" office:value-type="string" calcext:value-type="string">
            <text:p>Computer Science Theory</text:p>
          </table:table-cell>
          <table:table-cell table:style-name="ce19" office:value-type="string" calcext:value-type="string">
            <text:p>Data Analytics</text:p>
          </table:table-cell>
          <table:table-cell table:style-name="ce19" office:value-type="string" calcext:value-type="string">
            <text:p>Foundations of software</text:p>
          </table:table-cell>
          <table:table-cell table:style-name="ce19" office:value-type="string" calcext:value-type="string">
            <text:p>Information Security-SP</text:p>
          </table:table-cell>
          <table:table-cell table:style-name="ce19" office:value-type="string" calcext:value-type="string">
            <text:p>Internet Information Systems</text:p>
          </table:table-cell>
          <table:table-cell table:style-name="ce19" office:value-type="string" calcext:value-type="string">
            <text:p>Networking and Mobility</text:p>
          </table:table-cell>
          <table:table-cell table:style-name="ce19" office:value-type="string" calcext:value-type="string">
            <text:p>Signals, Images and Interfaces</text:p>
          </table:table-cell>
          <table:table-cell table:style-name="ce19" office:value-type="string" calcext:value-type="string">
            <text:p>Software Systems</text:p>
          </table:table-cell>
          <table:table-cell table:style-name="ce19" office:value-type="string" calcext:value-type="string">
            <text:p>Wireless Communications</text:p>
          </table:table-cell>
          <table:table-cell table:style-name="ce22" office:value-type="string" calcext:value-type="string">
            <text:p><text:span text:style-name="T6">Exam session</text:span></text:p>
          </table:table-cell>
          <table:table-cell table:style-name="ce22" table:number-columns-repeated="19"/>
          <table:table-cell table:style-name="ce30" table:number-columns-repeated="991"/>
        </table:table-row>
        <table:table-row table:style-name="ro3">
          <table:table-cell table:style-name="ce23" office:value-type="string" calcext:value-type="string">
            <text:p><text:span text:style-name="T4">Total :</text:span></text:p>
          </table:table-cell>
          <table:table-cell table:style-name="Good" table:formula="of:=SUM([.B4:.B26])+ORG.OPENOFFICE.STYLE(IF(ORG.OPENOFFICE.CURRENT() &gt;= 30; &quot;Good&quot;; &quot;Warning&quot;))" office:value-type="float" office:value="30" calcext:value-type="float">
            <text:p>30</text:p>
          </table:table-cell>
          <table:table-cell table:style-name="ce23" table:formula="of:=SUM([.C4:.C26])" office:value-type="float" office:value="0" calcext:value-type="float">
            <text:p>0</text:p>
          </table:table-cell>
          <table:table-cell table:style-name="ce23" table:formula="of:=SUM([.D4:.D26])" office:value-type="float" office:value="0" calcext:value-type="float">
            <text:p>0</text:p>
          </table:table-cell>
          <table:table-cell table:style-name="ce23" table:formula="of:=SUM([.E4:.E26])" office:value-type="float" office:value="0" calcext:value-type="float">
            <text:p>0</text:p>
          </table:table-cell>
          <table:table-cell table:style-name="ce23" table:formula="of:=SUM([.F4:.F26])" office:value-type="float" office:value="0" calcext:value-type="float">
            <text:p>0</text:p>
          </table:table-cell>
          <table:table-cell table:style-name="ce23" table:formula="of:=SUM([.G4:.G26])" office:value-type="float" office:value="0" calcext:value-type="float">
            <text:p>0</text:p>
          </table:table-cell>
          <table:table-cell table:style-name="ce23" table:formula="of:=SUM([.H4:.H26])" office:value-type="float" office:value="0" calcext:value-type="float">
            <text:p>0</text:p>
          </table:table-cell>
          <table:table-cell table:style-name="ce23" table:formula="of:=SUM([.I4:.I26])" office:value-type="float" office:value="0" calcext:value-type="float">
            <text:p>0</text:p>
          </table:table-cell>
          <table:table-cell table:style-name="ce23" table:formula="of:=SUM([.J4:.J26])" office:value-type="float" office:value="0" calcext:value-type="float">
            <text:p>0</text:p>
          </table:table-cell>
          <table:table-cell table:style-name="ce23" table:formula="of:=SUM([.K4:.K26])" office:value-type="float" office:value="0" calcext:value-type="float">
            <text:p>0</text:p>
          </table:table-cell>
          <table:table-cell table:style-name="ce23" table:formula="of:=SUM([.L4:.L26])" office:value-type="float" office:value="0" calcext:value-type="float">
            <text:p>0</text:p>
          </table:table-cell>
          <table:table-cell table:style-name="ce23" table:formula="of:=SUM([.M4:.M26])" office:value-type="float" office:value="0" calcext:value-type="float">
            <text:p>0</text:p>
          </table:table-cell>
          <table:table-cell table:style-name="ce23" table:formula="of:=SUM([.N4:.N29])" office:value-type="float" office:value="1" calcext:value-type="float">
            <text:p>1</text:p>
          </table:table-cell>
          <table:table-cell table:style-name="ce23" table:number-columns-repeated="19"/>
          <table:table-cell table:style-name="ce24" table:number-columns-repeated="991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2">
          <table:table-cell table:style-name="ce21" office:value-type="string" calcext:value-type="string">
            <text:p>Internship credited with Master Project -master in Computer Science-</text:p>
          </table:table-cell>
          <table:table-cell table:style-name="Good" table:formula="of:=IFERROR(INT(IFERROR(VLOOKUP([.$A4];[$L.$A$1:$L.$Q$80];3;FALSE());&quot;&quot;)&amp;T(ORG.OPENOFFICE.STYLE(IFERROR(IF(VLOOKUP([.$A4];[$L.$A$1:$L.$Q$80];2;FALSE())&lt;&gt;IF(MOD(SHEET();2)=0;&quot;S&quot;;&quot;W&quot;);&quot;Good&quot;;&quot;Error&quot;);&quot;Default&quot;))));&quot;&quot;)" office:value-type="float" office:value="0" calcext:value-type="float">
            <text:p>0</text:p>
          </table:table-cell>
          <table:table-cell table:formula="of:=IFERROR(IF(VLOOKUP([.$A4];[$L.$A$1:$L.$Q$99];4;FALSE())=&quot;Group 1&quot;;[.B4];0);&quot;&quot;)" office:value-type="float" office:value="0" calcext:value-type="float">
            <text:p>0</text:p>
          </table:table-cell>
          <table:table-cell table:formula="of:=IFERROR(VLOOKUP([.$A4];[$L.$A$1:$L.$Q$99];7;FALSE())*[.$B4];&quot;&quot;)" office:value-type="float" office:value="0" calcext:value-type="float">
            <text:p>0</text:p>
          </table:table-cell>
          <table:table-cell table:formula="of:=IFERROR(VLOOKUP([.$A4];[$L.$A$1:$L.$Q$99];8;FALSE())*[.$B4];&quot;&quot;)" office:value-type="float" office:value="0" calcext:value-type="float">
            <text:p>0</text:p>
          </table:table-cell>
          <table:table-cell table:formula="of:=IFERROR(VLOOKUP([.$A4];[$L.$A$1:$L.$Q$99];9;FALSE())*[.$B4];&quot;&quot;)" office:value-type="float" office:value="0" calcext:value-type="float">
            <text:p>0</text:p>
          </table:table-cell>
          <table:table-cell table:formula="of:=IFERROR(VLOOKUP([.$A4];[$L.$A$1:$L.$Q$99];10;FALSE())*[.$B4];&quot;&quot;)" office:value-type="float" office:value="0" calcext:value-type="float">
            <text:p>0</text:p>
          </table:table-cell>
          <table:table-cell table:formula="of:=IFERROR(VLOOKUP([.$A4];[$L.$A$1:$L.$Q$99];11;FALSE())*[.$B4];&quot;&quot;)" office:value-type="float" office:value="0" calcext:value-type="float">
            <text:p>0</text:p>
          </table:table-cell>
          <table:table-cell table:formula="of:=IFERROR(VLOOKUP([.$A4];[$L.$A$1:$L.$Q$99];12;FALSE())*[.$B4];&quot;&quot;)" office:value-type="float" office:value="0" calcext:value-type="float">
            <text:p>0</text:p>
          </table:table-cell>
          <table:table-cell table:formula="of:=IFERROR(VLOOKUP([.$A4];[$L.$A$1:$L.$Q$99];13;FALSE())*[.$B4];&quot;&quot;)" office:value-type="float" office:value="0" calcext:value-type="float">
            <text:p>0</text:p>
          </table:table-cell>
          <table:table-cell table:formula="of:=IFERROR(VLOOKUP([.$A4];[$L.$A$1:$L.$Q$99];14;FALSE())*[.$B4];&quot;&quot;)" office:value-type="float" office:value="0" calcext:value-type="float">
            <text:p>0</text:p>
          </table:table-cell>
          <table:table-cell table:formula="of:=IFERROR(VLOOKUP([.$A4];[$L.$A$1:$L.$Q$99];15;FALSE())*[.$B4];&quot;&quot;)" office:value-type="float" office:value="0" calcext:value-type="float">
            <text:p>0</text:p>
          </table:table-cell>
          <table:table-cell table:formula="of:=IFERROR(VLOOKUP([.$A4];[$L.$A$1:$L.$Q$99];16;FALSE())*[.$B4];&quot;&quot;)" office:value-type="float" office:value="0" calcext:value-type="float">
            <text:p>0</text:p>
          </table:table-cell>
          <table:table-cell table:formula="of:=IFERROR(VLOOKUP([.$A4];[$L.$A$1:$L.$Q$99];17;FALSE());&quot;&quot;)" office:value-type="float" office:value="0" calcext:value-type="float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ster project in Computer Science</text:p>
          </table:table-cell>
          <table:table-cell table:style-name="Good" table:formula="of:=IFERROR(INT(IFERROR(VLOOKUP([.$A5];[$L.$A$1:$L.$Q$80];3;FALSE());&quot;&quot;)&amp;T(ORG.OPENOFFICE.STYLE(IFERROR(IF(VLOOKUP([.$A5];[$L.$A$1:$L.$Q$80];2;FALSE())&lt;&gt;IF(MOD(SHEET();2)=0;&quot;S&quot;;&quot;W&quot;);&quot;Good&quot;;&quot;Error&quot;);&quot;Default&quot;))));&quot;&quot;)" office:value-type="float" office:value="30" calcext:value-type="float">
            <text:p>30</text:p>
          </table:table-cell>
          <table:table-cell table:formula="of:=IFERROR(IF(VLOOKUP([.$A5];[$L.$A$1:$L.$Q$99];4;FALSE())=&quot;Group 1&quot;;[.B5];0);&quot;&quot;)" office:value-type="float" office:value="0" calcext:value-type="float">
            <text:p>0</text:p>
          </table:table-cell>
          <table:table-cell table:formula="of:=IFERROR(VLOOKUP([.$A5];[$L.$A$1:$L.$Q$99];7;FALSE())*[.$B5];&quot;&quot;)" office:value-type="float" office:value="0" calcext:value-type="float">
            <text:p>0</text:p>
          </table:table-cell>
          <table:table-cell table:formula="of:=IFERROR(VLOOKUP([.$A5];[$L.$A$1:$L.$Q$99];8;FALSE())*[.$B5];&quot;&quot;)" office:value-type="float" office:value="0" calcext:value-type="float">
            <text:p>0</text:p>
          </table:table-cell>
          <table:table-cell table:formula="of:=IFERROR(VLOOKUP([.$A5];[$L.$A$1:$L.$Q$99];9;FALSE())*[.$B5];&quot;&quot;)" office:value-type="float" office:value="0" calcext:value-type="float">
            <text:p>0</text:p>
          </table:table-cell>
          <table:table-cell table:formula="of:=IFERROR(VLOOKUP([.$A5];[$L.$A$1:$L.$Q$99];10;FALSE())*[.$B5];&quot;&quot;)" office:value-type="float" office:value="0" calcext:value-type="float">
            <text:p>0</text:p>
          </table:table-cell>
          <table:table-cell table:formula="of:=IFERROR(VLOOKUP([.$A5];[$L.$A$1:$L.$Q$99];11;FALSE())*[.$B5];&quot;&quot;)" office:value-type="float" office:value="0" calcext:value-type="float">
            <text:p>0</text:p>
          </table:table-cell>
          <table:table-cell table:formula="of:=IFERROR(VLOOKUP([.$A5];[$L.$A$1:$L.$Q$99];12;FALSE())*[.$B5];&quot;&quot;)" office:value-type="float" office:value="0" calcext:value-type="float">
            <text:p>0</text:p>
          </table:table-cell>
          <table:table-cell table:formula="of:=IFERROR(VLOOKUP([.$A5];[$L.$A$1:$L.$Q$99];13;FALSE())*[.$B5];&quot;&quot;)" office:value-type="float" office:value="0" calcext:value-type="float">
            <text:p>0</text:p>
          </table:table-cell>
          <table:table-cell table:formula="of:=IFERROR(VLOOKUP([.$A5];[$L.$A$1:$L.$Q$99];14;FALSE())*[.$B5];&quot;&quot;)" office:value-type="float" office:value="0" calcext:value-type="float">
            <text:p>0</text:p>
          </table:table-cell>
          <table:table-cell table:formula="of:=IFERROR(VLOOKUP([.$A5];[$L.$A$1:$L.$Q$99];15;FALSE())*[.$B5];&quot;&quot;)" office:value-type="float" office:value="0" calcext:value-type="float">
            <text:p>0</text:p>
          </table:table-cell>
          <table:table-cell table:formula="of:=IFERROR(VLOOKUP([.$A5];[$L.$A$1:$L.$Q$99];16;FALSE())*[.$B5];&quot;&quot;)" office:value-type="float" office:value="0" calcext:value-type="float">
            <text:p>0</text:p>
          </table:table-cell>
          <table:table-cell table:formula="of:=IFERROR(VLOOKUP([.$A5];[$L.$A$1:$L.$Q$99];17;FALSE());&quot;&quot;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6];[$L.$A$1:$L.$Q$80];3;FALSE());&quot;&quot;)&amp;T(ORG.OPENOFFICE.STYLE(IFERROR(IF(VLOOKUP([.$A6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6];[$L.$A$1:$L.$Q$99];4;FALSE())=&quot;Group 1&quot;;[.B6];0);&quot;&quot;)">
            <text:p/>
          </table:table-cell>
          <table:table-cell table:formula="of:=IFERROR(VLOOKUP([.$A6];[$L.$A$1:$L.$Q$99];7;FALSE())*[.$B6];&quot;&quot;)">
            <text:p/>
          </table:table-cell>
          <table:table-cell table:formula="of:=IFERROR(VLOOKUP([.$A6];[$L.$A$1:$L.$Q$99];8;FALSE())*[.$B6];&quot;&quot;)">
            <text:p/>
          </table:table-cell>
          <table:table-cell table:formula="of:=IFERROR(VLOOKUP([.$A6];[$L.$A$1:$L.$Q$99];9;FALSE())*[.$B6];&quot;&quot;)">
            <text:p/>
          </table:table-cell>
          <table:table-cell table:formula="of:=IFERROR(VLOOKUP([.$A6];[$L.$A$1:$L.$Q$99];10;FALSE())*[.$B6];&quot;&quot;)">
            <text:p/>
          </table:table-cell>
          <table:table-cell table:formula="of:=IFERROR(VLOOKUP([.$A6];[$L.$A$1:$L.$Q$99];11;FALSE())*[.$B6];&quot;&quot;)">
            <text:p/>
          </table:table-cell>
          <table:table-cell table:formula="of:=IFERROR(VLOOKUP([.$A6];[$L.$A$1:$L.$Q$99];12;FALSE())*[.$B6];&quot;&quot;)">
            <text:p/>
          </table:table-cell>
          <table:table-cell table:formula="of:=IFERROR(VLOOKUP([.$A6];[$L.$A$1:$L.$Q$99];13;FALSE())*[.$B6];&quot;&quot;)">
            <text:p/>
          </table:table-cell>
          <table:table-cell table:formula="of:=IFERROR(VLOOKUP([.$A6];[$L.$A$1:$L.$Q$99];14;FALSE())*[.$B6];&quot;&quot;)">
            <text:p/>
          </table:table-cell>
          <table:table-cell table:formula="of:=IFERROR(VLOOKUP([.$A6];[$L.$A$1:$L.$Q$99];15;FALSE())*[.$B6];&quot;&quot;)">
            <text:p/>
          </table:table-cell>
          <table:table-cell table:formula="of:=IFERROR(VLOOKUP([.$A6];[$L.$A$1:$L.$Q$99];16;FALSE())*[.$B6];&quot;&quot;)">
            <text:p/>
          </table:table-cell>
          <table:table-cell table:formula="of:=IFERROR(VLOOKUP([.$A6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7];[$L.$A$1:$L.$Q$80];3;FALSE());&quot;&quot;)&amp;T(ORG.OPENOFFICE.STYLE(IFERROR(IF(VLOOKUP([.$A7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7];[$L.$A$1:$L.$Q$99];4;FALSE())=&quot;Group 1&quot;;[.B7];0);&quot;&quot;)">
            <text:p/>
          </table:table-cell>
          <table:table-cell table:formula="of:=IFERROR(VLOOKUP([.$A7];[$L.$A$1:$L.$Q$99];7;FALSE())*[.$B7];&quot;&quot;)">
            <text:p/>
          </table:table-cell>
          <table:table-cell table:formula="of:=IFERROR(VLOOKUP([.$A7];[$L.$A$1:$L.$Q$99];8;FALSE())*[.$B7];&quot;&quot;)">
            <text:p/>
          </table:table-cell>
          <table:table-cell table:formula="of:=IFERROR(VLOOKUP([.$A7];[$L.$A$1:$L.$Q$99];9;FALSE())*[.$B7];&quot;&quot;)">
            <text:p/>
          </table:table-cell>
          <table:table-cell table:formula="of:=IFERROR(VLOOKUP([.$A7];[$L.$A$1:$L.$Q$99];10;FALSE())*[.$B7];&quot;&quot;)">
            <text:p/>
          </table:table-cell>
          <table:table-cell table:formula="of:=IFERROR(VLOOKUP([.$A7];[$L.$A$1:$L.$Q$99];11;FALSE())*[.$B7];&quot;&quot;)">
            <text:p/>
          </table:table-cell>
          <table:table-cell table:formula="of:=IFERROR(VLOOKUP([.$A7];[$L.$A$1:$L.$Q$99];12;FALSE())*[.$B7];&quot;&quot;)">
            <text:p/>
          </table:table-cell>
          <table:table-cell table:formula="of:=IFERROR(VLOOKUP([.$A7];[$L.$A$1:$L.$Q$99];13;FALSE())*[.$B7];&quot;&quot;)">
            <text:p/>
          </table:table-cell>
          <table:table-cell table:formula="of:=IFERROR(VLOOKUP([.$A7];[$L.$A$1:$L.$Q$99];14;FALSE())*[.$B7];&quot;&quot;)">
            <text:p/>
          </table:table-cell>
          <table:table-cell table:formula="of:=IFERROR(VLOOKUP([.$A7];[$L.$A$1:$L.$Q$99];15;FALSE())*[.$B7];&quot;&quot;)">
            <text:p/>
          </table:table-cell>
          <table:table-cell table:formula="of:=IFERROR(VLOOKUP([.$A7];[$L.$A$1:$L.$Q$99];16;FALSE())*[.$B7];&quot;&quot;)">
            <text:p/>
          </table:table-cell>
          <table:table-cell table:formula="of:=IFERROR(VLOOKUP([.$A7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8];[$L.$A$1:$L.$Q$80];3;FALSE());&quot;&quot;)&amp;T(ORG.OPENOFFICE.STYLE(IFERROR(IF(VLOOKUP([.$A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8];[$L.$A$1:$L.$Q$99];4;FALSE())=&quot;Group 1&quot;;[.B8];0);&quot;&quot;)">
            <text:p/>
          </table:table-cell>
          <table:table-cell table:formula="of:=IFERROR(VLOOKUP([.$A8];[$L.$A$1:$L.$Q$99];7;FALSE())*[.$B8];&quot;&quot;)">
            <text:p/>
          </table:table-cell>
          <table:table-cell table:formula="of:=IFERROR(VLOOKUP([.$A8];[$L.$A$1:$L.$Q$99];8;FALSE())*[.$B8];&quot;&quot;)">
            <text:p/>
          </table:table-cell>
          <table:table-cell table:formula="of:=IFERROR(VLOOKUP([.$A8];[$L.$A$1:$L.$Q$99];9;FALSE())*[.$B8];&quot;&quot;)">
            <text:p/>
          </table:table-cell>
          <table:table-cell table:formula="of:=IFERROR(VLOOKUP([.$A8];[$L.$A$1:$L.$Q$99];10;FALSE())*[.$B8];&quot;&quot;)">
            <text:p/>
          </table:table-cell>
          <table:table-cell table:formula="of:=IFERROR(VLOOKUP([.$A8];[$L.$A$1:$L.$Q$99];11;FALSE())*[.$B8];&quot;&quot;)">
            <text:p/>
          </table:table-cell>
          <table:table-cell table:formula="of:=IFERROR(VLOOKUP([.$A8];[$L.$A$1:$L.$Q$99];12;FALSE())*[.$B8];&quot;&quot;)">
            <text:p/>
          </table:table-cell>
          <table:table-cell table:formula="of:=IFERROR(VLOOKUP([.$A8];[$L.$A$1:$L.$Q$99];13;FALSE())*[.$B8];&quot;&quot;)">
            <text:p/>
          </table:table-cell>
          <table:table-cell table:formula="of:=IFERROR(VLOOKUP([.$A8];[$L.$A$1:$L.$Q$99];14;FALSE())*[.$B8];&quot;&quot;)">
            <text:p/>
          </table:table-cell>
          <table:table-cell table:formula="of:=IFERROR(VLOOKUP([.$A8];[$L.$A$1:$L.$Q$99];15;FALSE())*[.$B8];&quot;&quot;)">
            <text:p/>
          </table:table-cell>
          <table:table-cell table:formula="of:=IFERROR(VLOOKUP([.$A8];[$L.$A$1:$L.$Q$99];16;FALSE())*[.$B8];&quot;&quot;)">
            <text:p/>
          </table:table-cell>
          <table:table-cell table:formula="of:=IFERROR(VLOOKUP([.$A8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9];[$L.$A$1:$L.$Q$80];3;FALSE());&quot;&quot;)&amp;T(ORG.OPENOFFICE.STYLE(IFERROR(IF(VLOOKUP([.$A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9];[$L.$A$1:$L.$Q$99];4;FALSE())=&quot;Group 1&quot;;[.B9];0);&quot;&quot;)">
            <text:p/>
          </table:table-cell>
          <table:table-cell table:formula="of:=IFERROR(VLOOKUP([.$A9];[$L.$A$1:$L.$Q$99];7;FALSE())*[.$B9];&quot;&quot;)">
            <text:p/>
          </table:table-cell>
          <table:table-cell table:formula="of:=IFERROR(VLOOKUP([.$A9];[$L.$A$1:$L.$Q$99];8;FALSE())*[.$B9];&quot;&quot;)">
            <text:p/>
          </table:table-cell>
          <table:table-cell table:formula="of:=IFERROR(VLOOKUP([.$A9];[$L.$A$1:$L.$Q$99];9;FALSE())*[.$B9];&quot;&quot;)">
            <text:p/>
          </table:table-cell>
          <table:table-cell table:formula="of:=IFERROR(VLOOKUP([.$A9];[$L.$A$1:$L.$Q$99];10;FALSE())*[.$B9];&quot;&quot;)">
            <text:p/>
          </table:table-cell>
          <table:table-cell table:formula="of:=IFERROR(VLOOKUP([.$A9];[$L.$A$1:$L.$Q$99];11;FALSE())*[.$B9];&quot;&quot;)">
            <text:p/>
          </table:table-cell>
          <table:table-cell table:formula="of:=IFERROR(VLOOKUP([.$A9];[$L.$A$1:$L.$Q$99];12;FALSE())*[.$B9];&quot;&quot;)">
            <text:p/>
          </table:table-cell>
          <table:table-cell table:formula="of:=IFERROR(VLOOKUP([.$A9];[$L.$A$1:$L.$Q$99];13;FALSE())*[.$B9];&quot;&quot;)">
            <text:p/>
          </table:table-cell>
          <table:table-cell table:formula="of:=IFERROR(VLOOKUP([.$A9];[$L.$A$1:$L.$Q$99];14;FALSE())*[.$B9];&quot;&quot;)">
            <text:p/>
          </table:table-cell>
          <table:table-cell table:formula="of:=IFERROR(VLOOKUP([.$A9];[$L.$A$1:$L.$Q$99];15;FALSE())*[.$B9];&quot;&quot;)">
            <text:p/>
          </table:table-cell>
          <table:table-cell table:formula="of:=IFERROR(VLOOKUP([.$A9];[$L.$A$1:$L.$Q$99];16;FALSE())*[.$B9];&quot;&quot;)">
            <text:p/>
          </table:table-cell>
          <table:table-cell table:formula="of:=IFERROR(VLOOKUP([.$A9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0];[$L.$A$1:$L.$Q$80];3;FALSE());&quot;&quot;)&amp;T(ORG.OPENOFFICE.STYLE(IFERROR(IF(VLOOKUP([.$A1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0];[$L.$A$1:$L.$Q$99];4;FALSE())=&quot;Group 1&quot;;[.B10];0);&quot;&quot;)">
            <text:p/>
          </table:table-cell>
          <table:table-cell table:formula="of:=IFERROR(VLOOKUP([.$A10];[$L.$A$1:$L.$Q$99];7;FALSE())*[.$B10];&quot;&quot;)">
            <text:p/>
          </table:table-cell>
          <table:table-cell table:formula="of:=IFERROR(VLOOKUP([.$A10];[$L.$A$1:$L.$Q$99];8;FALSE())*[.$B10];&quot;&quot;)">
            <text:p/>
          </table:table-cell>
          <table:table-cell table:formula="of:=IFERROR(VLOOKUP([.$A10];[$L.$A$1:$L.$Q$99];9;FALSE())*[.$B10];&quot;&quot;)">
            <text:p/>
          </table:table-cell>
          <table:table-cell table:formula="of:=IFERROR(VLOOKUP([.$A10];[$L.$A$1:$L.$Q$99];10;FALSE())*[.$B10];&quot;&quot;)">
            <text:p/>
          </table:table-cell>
          <table:table-cell table:formula="of:=IFERROR(VLOOKUP([.$A10];[$L.$A$1:$L.$Q$99];11;FALSE())*[.$B10];&quot;&quot;)">
            <text:p/>
          </table:table-cell>
          <table:table-cell table:formula="of:=IFERROR(VLOOKUP([.$A10];[$L.$A$1:$L.$Q$99];12;FALSE())*[.$B10];&quot;&quot;)">
            <text:p/>
          </table:table-cell>
          <table:table-cell table:formula="of:=IFERROR(VLOOKUP([.$A10];[$L.$A$1:$L.$Q$99];13;FALSE())*[.$B10];&quot;&quot;)">
            <text:p/>
          </table:table-cell>
          <table:table-cell table:formula="of:=IFERROR(VLOOKUP([.$A10];[$L.$A$1:$L.$Q$99];14;FALSE())*[.$B10];&quot;&quot;)">
            <text:p/>
          </table:table-cell>
          <table:table-cell table:formula="of:=IFERROR(VLOOKUP([.$A10];[$L.$A$1:$L.$Q$99];15;FALSE())*[.$B10];&quot;&quot;)">
            <text:p/>
          </table:table-cell>
          <table:table-cell table:formula="of:=IFERROR(VLOOKUP([.$A10];[$L.$A$1:$L.$Q$99];16;FALSE())*[.$B10];&quot;&quot;)">
            <text:p/>
          </table:table-cell>
          <table:table-cell table:formula="of:=IFERROR(VLOOKUP([.$A10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1];[$L.$A$1:$L.$Q$80];3;FALSE());&quot;&quot;)&amp;T(ORG.OPENOFFICE.STYLE(IFERROR(IF(VLOOKUP([.$A11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1];[$L.$A$1:$L.$Q$99];4;FALSE())=&quot;Group 1&quot;;[.B11];0);&quot;&quot;)">
            <text:p/>
          </table:table-cell>
          <table:table-cell table:formula="of:=IFERROR(VLOOKUP([.$A11];[$L.$A$1:$L.$Q$99];7;FALSE())*[.$B11];&quot;&quot;)">
            <text:p/>
          </table:table-cell>
          <table:table-cell table:formula="of:=IFERROR(VLOOKUP([.$A11];[$L.$A$1:$L.$Q$99];8;FALSE())*[.$B11];&quot;&quot;)">
            <text:p/>
          </table:table-cell>
          <table:table-cell table:formula="of:=IFERROR(VLOOKUP([.$A11];[$L.$A$1:$L.$Q$99];9;FALSE())*[.$B11];&quot;&quot;)">
            <text:p/>
          </table:table-cell>
          <table:table-cell table:formula="of:=IFERROR(VLOOKUP([.$A11];[$L.$A$1:$L.$Q$99];10;FALSE())*[.$B11];&quot;&quot;)">
            <text:p/>
          </table:table-cell>
          <table:table-cell table:formula="of:=IFERROR(VLOOKUP([.$A11];[$L.$A$1:$L.$Q$99];11;FALSE())*[.$B11];&quot;&quot;)">
            <text:p/>
          </table:table-cell>
          <table:table-cell table:formula="of:=IFERROR(VLOOKUP([.$A11];[$L.$A$1:$L.$Q$99];12;FALSE())*[.$B11];&quot;&quot;)">
            <text:p/>
          </table:table-cell>
          <table:table-cell table:formula="of:=IFERROR(VLOOKUP([.$A11];[$L.$A$1:$L.$Q$99];13;FALSE())*[.$B11];&quot;&quot;)">
            <text:p/>
          </table:table-cell>
          <table:table-cell table:formula="of:=IFERROR(VLOOKUP([.$A11];[$L.$A$1:$L.$Q$99];14;FALSE())*[.$B11];&quot;&quot;)">
            <text:p/>
          </table:table-cell>
          <table:table-cell table:formula="of:=IFERROR(VLOOKUP([.$A11];[$L.$A$1:$L.$Q$99];15;FALSE())*[.$B11];&quot;&quot;)">
            <text:p/>
          </table:table-cell>
          <table:table-cell table:formula="of:=IFERROR(VLOOKUP([.$A11];[$L.$A$1:$L.$Q$99];16;FALSE())*[.$B11];&quot;&quot;)">
            <text:p/>
          </table:table-cell>
          <table:table-cell table:formula="of:=IFERROR(VLOOKUP([.$A11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2];[$L.$A$1:$L.$Q$80];3;FALSE());&quot;&quot;)&amp;T(ORG.OPENOFFICE.STYLE(IFERROR(IF(VLOOKUP([.$A12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2];[$L.$A$1:$L.$Q$99];4;FALSE())=&quot;Group 1&quot;;[.B12];0);&quot;&quot;)">
            <text:p/>
          </table:table-cell>
          <table:table-cell table:formula="of:=IFERROR(VLOOKUP([.$A12];[$L.$A$1:$L.$Q$99];7;FALSE())*[.$B12];&quot;&quot;)">
            <text:p/>
          </table:table-cell>
          <table:table-cell table:formula="of:=IFERROR(VLOOKUP([.$A12];[$L.$A$1:$L.$Q$99];8;FALSE())*[.$B12];&quot;&quot;)">
            <text:p/>
          </table:table-cell>
          <table:table-cell table:formula="of:=IFERROR(VLOOKUP([.$A12];[$L.$A$1:$L.$Q$99];9;FALSE())*[.$B12];&quot;&quot;)">
            <text:p/>
          </table:table-cell>
          <table:table-cell table:formula="of:=IFERROR(VLOOKUP([.$A12];[$L.$A$1:$L.$Q$99];10;FALSE())*[.$B12];&quot;&quot;)">
            <text:p/>
          </table:table-cell>
          <table:table-cell table:formula="of:=IFERROR(VLOOKUP([.$A12];[$L.$A$1:$L.$Q$99];11;FALSE())*[.$B12];&quot;&quot;)">
            <text:p/>
          </table:table-cell>
          <table:table-cell table:formula="of:=IFERROR(VLOOKUP([.$A12];[$L.$A$1:$L.$Q$99];12;FALSE())*[.$B12];&quot;&quot;)">
            <text:p/>
          </table:table-cell>
          <table:table-cell table:formula="of:=IFERROR(VLOOKUP([.$A12];[$L.$A$1:$L.$Q$99];13;FALSE())*[.$B12];&quot;&quot;)">
            <text:p/>
          </table:table-cell>
          <table:table-cell table:formula="of:=IFERROR(VLOOKUP([.$A12];[$L.$A$1:$L.$Q$99];14;FALSE())*[.$B12];&quot;&quot;)">
            <text:p/>
          </table:table-cell>
          <table:table-cell table:formula="of:=IFERROR(VLOOKUP([.$A12];[$L.$A$1:$L.$Q$99];15;FALSE())*[.$B12];&quot;&quot;)">
            <text:p/>
          </table:table-cell>
          <table:table-cell table:formula="of:=IFERROR(VLOOKUP([.$A12];[$L.$A$1:$L.$Q$99];16;FALSE())*[.$B12];&quot;&quot;)">
            <text:p/>
          </table:table-cell>
          <table:table-cell table:formula="of:=IFERROR(VLOOKUP([.$A12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3];[$L.$A$1:$L.$Q$80];3;FALSE());&quot;&quot;)&amp;T(ORG.OPENOFFICE.STYLE(IFERROR(IF(VLOOKUP([.$A13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3];[$L.$A$1:$L.$Q$99];4;FALSE())=&quot;Group 1&quot;;[.B13];0);&quot;&quot;)">
            <text:p/>
          </table:table-cell>
          <table:table-cell table:formula="of:=IFERROR(VLOOKUP([.$A13];[$L.$A$1:$L.$Q$99];7;FALSE())*[.$B13];&quot;&quot;)">
            <text:p/>
          </table:table-cell>
          <table:table-cell table:formula="of:=IFERROR(VLOOKUP([.$A13];[$L.$A$1:$L.$Q$99];8;FALSE())*[.$B13];&quot;&quot;)">
            <text:p/>
          </table:table-cell>
          <table:table-cell table:formula="of:=IFERROR(VLOOKUP([.$A13];[$L.$A$1:$L.$Q$99];9;FALSE())*[.$B13];&quot;&quot;)">
            <text:p/>
          </table:table-cell>
          <table:table-cell table:formula="of:=IFERROR(VLOOKUP([.$A13];[$L.$A$1:$L.$Q$99];10;FALSE())*[.$B13];&quot;&quot;)">
            <text:p/>
          </table:table-cell>
          <table:table-cell table:formula="of:=IFERROR(VLOOKUP([.$A13];[$L.$A$1:$L.$Q$99];11;FALSE())*[.$B13];&quot;&quot;)">
            <text:p/>
          </table:table-cell>
          <table:table-cell table:formula="of:=IFERROR(VLOOKUP([.$A13];[$L.$A$1:$L.$Q$99];12;FALSE())*[.$B13];&quot;&quot;)">
            <text:p/>
          </table:table-cell>
          <table:table-cell table:formula="of:=IFERROR(VLOOKUP([.$A13];[$L.$A$1:$L.$Q$99];13;FALSE())*[.$B13];&quot;&quot;)">
            <text:p/>
          </table:table-cell>
          <table:table-cell table:formula="of:=IFERROR(VLOOKUP([.$A13];[$L.$A$1:$L.$Q$99];14;FALSE())*[.$B13];&quot;&quot;)">
            <text:p/>
          </table:table-cell>
          <table:table-cell table:formula="of:=IFERROR(VLOOKUP([.$A13];[$L.$A$1:$L.$Q$99];15;FALSE())*[.$B13];&quot;&quot;)">
            <text:p/>
          </table:table-cell>
          <table:table-cell table:formula="of:=IFERROR(VLOOKUP([.$A13];[$L.$A$1:$L.$Q$99];16;FALSE())*[.$B13];&quot;&quot;)">
            <text:p/>
          </table:table-cell>
          <table:table-cell table:formula="of:=IFERROR(VLOOKUP([.$A13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4];[$L.$A$1:$L.$Q$80];3;FALSE());&quot;&quot;)&amp;T(ORG.OPENOFFICE.STYLE(IFERROR(IF(VLOOKUP([.$A14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4];[$L.$A$1:$L.$Q$99];4;FALSE())=&quot;Group 1&quot;;[.B14];0);&quot;&quot;)">
            <text:p/>
          </table:table-cell>
          <table:table-cell table:formula="of:=IFERROR(VLOOKUP([.$A14];[$L.$A$1:$L.$Q$99];7;FALSE())*[.$B14];&quot;&quot;)">
            <text:p/>
          </table:table-cell>
          <table:table-cell table:formula="of:=IFERROR(VLOOKUP([.$A14];[$L.$A$1:$L.$Q$99];8;FALSE())*[.$B14];&quot;&quot;)">
            <text:p/>
          </table:table-cell>
          <table:table-cell table:formula="of:=IFERROR(VLOOKUP([.$A14];[$L.$A$1:$L.$Q$99];9;FALSE())*[.$B14];&quot;&quot;)">
            <text:p/>
          </table:table-cell>
          <table:table-cell table:formula="of:=IFERROR(VLOOKUP([.$A14];[$L.$A$1:$L.$Q$99];10;FALSE())*[.$B14];&quot;&quot;)">
            <text:p/>
          </table:table-cell>
          <table:table-cell table:formula="of:=IFERROR(VLOOKUP([.$A14];[$L.$A$1:$L.$Q$99];11;FALSE())*[.$B14];&quot;&quot;)">
            <text:p/>
          </table:table-cell>
          <table:table-cell table:formula="of:=IFERROR(VLOOKUP([.$A14];[$L.$A$1:$L.$Q$99];12;FALSE())*[.$B14];&quot;&quot;)">
            <text:p/>
          </table:table-cell>
          <table:table-cell table:formula="of:=IFERROR(VLOOKUP([.$A14];[$L.$A$1:$L.$Q$99];13;FALSE())*[.$B14];&quot;&quot;)">
            <text:p/>
          </table:table-cell>
          <table:table-cell table:formula="of:=IFERROR(VLOOKUP([.$A14];[$L.$A$1:$L.$Q$99];14;FALSE())*[.$B14];&quot;&quot;)">
            <text:p/>
          </table:table-cell>
          <table:table-cell table:formula="of:=IFERROR(VLOOKUP([.$A14];[$L.$A$1:$L.$Q$99];15;FALSE())*[.$B14];&quot;&quot;)">
            <text:p/>
          </table:table-cell>
          <table:table-cell table:formula="of:=IFERROR(VLOOKUP([.$A14];[$L.$A$1:$L.$Q$99];16;FALSE())*[.$B14];&quot;&quot;)">
            <text:p/>
          </table:table-cell>
          <table:table-cell table:formula="of:=IFERROR(VLOOKUP([.$A14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5];[$L.$A$1:$L.$Q$80];3;FALSE());&quot;&quot;)&amp;T(ORG.OPENOFFICE.STYLE(IFERROR(IF(VLOOKUP([.$A15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5];[$L.$A$1:$L.$Q$99];4;FALSE())=&quot;Group 1&quot;;[.B15];0);&quot;&quot;)">
            <text:p/>
          </table:table-cell>
          <table:table-cell table:formula="of:=IFERROR(VLOOKUP([.$A15];[$L.$A$1:$L.$Q$99];7;FALSE())*[.$B15];&quot;&quot;)">
            <text:p/>
          </table:table-cell>
          <table:table-cell table:formula="of:=IFERROR(VLOOKUP([.$A15];[$L.$A$1:$L.$Q$99];8;FALSE())*[.$B15];&quot;&quot;)">
            <text:p/>
          </table:table-cell>
          <table:table-cell table:formula="of:=IFERROR(VLOOKUP([.$A15];[$L.$A$1:$L.$Q$99];9;FALSE())*[.$B15];&quot;&quot;)">
            <text:p/>
          </table:table-cell>
          <table:table-cell table:formula="of:=IFERROR(VLOOKUP([.$A15];[$L.$A$1:$L.$Q$99];10;FALSE())*[.$B15];&quot;&quot;)">
            <text:p/>
          </table:table-cell>
          <table:table-cell table:formula="of:=IFERROR(VLOOKUP([.$A15];[$L.$A$1:$L.$Q$99];11;FALSE())*[.$B15];&quot;&quot;)">
            <text:p/>
          </table:table-cell>
          <table:table-cell table:formula="of:=IFERROR(VLOOKUP([.$A15];[$L.$A$1:$L.$Q$99];12;FALSE())*[.$B15];&quot;&quot;)">
            <text:p/>
          </table:table-cell>
          <table:table-cell table:formula="of:=IFERROR(VLOOKUP([.$A15];[$L.$A$1:$L.$Q$99];13;FALSE())*[.$B15];&quot;&quot;)">
            <text:p/>
          </table:table-cell>
          <table:table-cell table:formula="of:=IFERROR(VLOOKUP([.$A15];[$L.$A$1:$L.$Q$99];14;FALSE())*[.$B15];&quot;&quot;)">
            <text:p/>
          </table:table-cell>
          <table:table-cell table:formula="of:=IFERROR(VLOOKUP([.$A15];[$L.$A$1:$L.$Q$99];15;FALSE())*[.$B15];&quot;&quot;)">
            <text:p/>
          </table:table-cell>
          <table:table-cell table:formula="of:=IFERROR(VLOOKUP([.$A15];[$L.$A$1:$L.$Q$99];16;FALSE())*[.$B15];&quot;&quot;)">
            <text:p/>
          </table:table-cell>
          <table:table-cell table:formula="of:=IFERROR(VLOOKUP([.$A15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6];[$L.$A$1:$L.$Q$80];3;FALSE());&quot;&quot;)&amp;T(ORG.OPENOFFICE.STYLE(IFERROR(IF(VLOOKUP([.$A16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6];[$L.$A$1:$L.$Q$99];4;FALSE())=&quot;Group 1&quot;;[.B16];0);&quot;&quot;)">
            <text:p/>
          </table:table-cell>
          <table:table-cell table:formula="of:=IFERROR(VLOOKUP([.$A16];[$L.$A$1:$L.$Q$99];7;FALSE())*[.$B16];&quot;&quot;)">
            <text:p/>
          </table:table-cell>
          <table:table-cell table:formula="of:=IFERROR(VLOOKUP([.$A16];[$L.$A$1:$L.$Q$99];8;FALSE())*[.$B16];&quot;&quot;)">
            <text:p/>
          </table:table-cell>
          <table:table-cell table:formula="of:=IFERROR(VLOOKUP([.$A16];[$L.$A$1:$L.$Q$99];9;FALSE())*[.$B16];&quot;&quot;)">
            <text:p/>
          </table:table-cell>
          <table:table-cell table:formula="of:=IFERROR(VLOOKUP([.$A16];[$L.$A$1:$L.$Q$99];10;FALSE())*[.$B16];&quot;&quot;)">
            <text:p/>
          </table:table-cell>
          <table:table-cell table:formula="of:=IFERROR(VLOOKUP([.$A16];[$L.$A$1:$L.$Q$99];11;FALSE())*[.$B16];&quot;&quot;)">
            <text:p/>
          </table:table-cell>
          <table:table-cell table:formula="of:=IFERROR(VLOOKUP([.$A16];[$L.$A$1:$L.$Q$99];12;FALSE())*[.$B16];&quot;&quot;)">
            <text:p/>
          </table:table-cell>
          <table:table-cell table:formula="of:=IFERROR(VLOOKUP([.$A16];[$L.$A$1:$L.$Q$99];13;FALSE())*[.$B16];&quot;&quot;)">
            <text:p/>
          </table:table-cell>
          <table:table-cell table:formula="of:=IFERROR(VLOOKUP([.$A16];[$L.$A$1:$L.$Q$99];14;FALSE())*[.$B16];&quot;&quot;)">
            <text:p/>
          </table:table-cell>
          <table:table-cell table:formula="of:=IFERROR(VLOOKUP([.$A16];[$L.$A$1:$L.$Q$99];15;FALSE())*[.$B16];&quot;&quot;)">
            <text:p/>
          </table:table-cell>
          <table:table-cell table:formula="of:=IFERROR(VLOOKUP([.$A16];[$L.$A$1:$L.$Q$99];16;FALSE())*[.$B16];&quot;&quot;)">
            <text:p/>
          </table:table-cell>
          <table:table-cell table:formula="of:=IFERROR(VLOOKUP([.$A16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7];[$L.$A$1:$L.$Q$80];3;FALSE());&quot;&quot;)&amp;T(ORG.OPENOFFICE.STYLE(IFERROR(IF(VLOOKUP([.$A17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7];[$L.$A$1:$L.$Q$99];4;FALSE())=&quot;Group 1&quot;;[.B17];0);&quot;&quot;)">
            <text:p/>
          </table:table-cell>
          <table:table-cell table:formula="of:=IFERROR(VLOOKUP([.$A17];[$L.$A$1:$L.$Q$99];7;FALSE())*[.$B17];&quot;&quot;)">
            <text:p/>
          </table:table-cell>
          <table:table-cell table:formula="of:=IFERROR(VLOOKUP([.$A17];[$L.$A$1:$L.$Q$99];8;FALSE())*[.$B17];&quot;&quot;)">
            <text:p/>
          </table:table-cell>
          <table:table-cell table:formula="of:=IFERROR(VLOOKUP([.$A17];[$L.$A$1:$L.$Q$99];9;FALSE())*[.$B17];&quot;&quot;)">
            <text:p/>
          </table:table-cell>
          <table:table-cell table:formula="of:=IFERROR(VLOOKUP([.$A17];[$L.$A$1:$L.$Q$99];10;FALSE())*[.$B17];&quot;&quot;)">
            <text:p/>
          </table:table-cell>
          <table:table-cell table:formula="of:=IFERROR(VLOOKUP([.$A17];[$L.$A$1:$L.$Q$99];11;FALSE())*[.$B17];&quot;&quot;)">
            <text:p/>
          </table:table-cell>
          <table:table-cell table:formula="of:=IFERROR(VLOOKUP([.$A17];[$L.$A$1:$L.$Q$99];12;FALSE())*[.$B17];&quot;&quot;)">
            <text:p/>
          </table:table-cell>
          <table:table-cell table:formula="of:=IFERROR(VLOOKUP([.$A17];[$L.$A$1:$L.$Q$99];13;FALSE())*[.$B17];&quot;&quot;)">
            <text:p/>
          </table:table-cell>
          <table:table-cell table:formula="of:=IFERROR(VLOOKUP([.$A17];[$L.$A$1:$L.$Q$99];14;FALSE())*[.$B17];&quot;&quot;)">
            <text:p/>
          </table:table-cell>
          <table:table-cell table:formula="of:=IFERROR(VLOOKUP([.$A17];[$L.$A$1:$L.$Q$99];15;FALSE())*[.$B17];&quot;&quot;)">
            <text:p/>
          </table:table-cell>
          <table:table-cell table:formula="of:=IFERROR(VLOOKUP([.$A17];[$L.$A$1:$L.$Q$99];16;FALSE())*[.$B17];&quot;&quot;)">
            <text:p/>
          </table:table-cell>
          <table:table-cell table:formula="of:=IFERROR(VLOOKUP([.$A17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8];[$L.$A$1:$L.$Q$80];3;FALSE());&quot;&quot;)&amp;T(ORG.OPENOFFICE.STYLE(IFERROR(IF(VLOOKUP([.$A1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8];[$L.$A$1:$L.$Q$99];4;FALSE())=&quot;Group 1&quot;;[.B18];0);&quot;&quot;)">
            <text:p/>
          </table:table-cell>
          <table:table-cell table:formula="of:=IFERROR(VLOOKUP([.$A18];[$L.$A$1:$L.$Q$99];7;FALSE())*[.$B18];&quot;&quot;)">
            <text:p/>
          </table:table-cell>
          <table:table-cell table:formula="of:=IFERROR(VLOOKUP([.$A18];[$L.$A$1:$L.$Q$99];8;FALSE())*[.$B18];&quot;&quot;)">
            <text:p/>
          </table:table-cell>
          <table:table-cell table:formula="of:=IFERROR(VLOOKUP([.$A18];[$L.$A$1:$L.$Q$99];9;FALSE())*[.$B18];&quot;&quot;)">
            <text:p/>
          </table:table-cell>
          <table:table-cell table:formula="of:=IFERROR(VLOOKUP([.$A18];[$L.$A$1:$L.$Q$99];10;FALSE())*[.$B18];&quot;&quot;)">
            <text:p/>
          </table:table-cell>
          <table:table-cell table:formula="of:=IFERROR(VLOOKUP([.$A18];[$L.$A$1:$L.$Q$99];11;FALSE())*[.$B18];&quot;&quot;)">
            <text:p/>
          </table:table-cell>
          <table:table-cell table:formula="of:=IFERROR(VLOOKUP([.$A18];[$L.$A$1:$L.$Q$99];12;FALSE())*[.$B18];&quot;&quot;)">
            <text:p/>
          </table:table-cell>
          <table:table-cell table:formula="of:=IFERROR(VLOOKUP([.$A18];[$L.$A$1:$L.$Q$99];13;FALSE())*[.$B18];&quot;&quot;)">
            <text:p/>
          </table:table-cell>
          <table:table-cell table:formula="of:=IFERROR(VLOOKUP([.$A18];[$L.$A$1:$L.$Q$99];14;FALSE())*[.$B18];&quot;&quot;)">
            <text:p/>
          </table:table-cell>
          <table:table-cell table:formula="of:=IFERROR(VLOOKUP([.$A18];[$L.$A$1:$L.$Q$99];15;FALSE())*[.$B18];&quot;&quot;)">
            <text:p/>
          </table:table-cell>
          <table:table-cell table:formula="of:=IFERROR(VLOOKUP([.$A18];[$L.$A$1:$L.$Q$99];16;FALSE())*[.$B18];&quot;&quot;)">
            <text:p/>
          </table:table-cell>
          <table:table-cell table:formula="of:=IFERROR(VLOOKUP([.$A18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19];[$L.$A$1:$L.$Q$80];3;FALSE());&quot;&quot;)&amp;T(ORG.OPENOFFICE.STYLE(IFERROR(IF(VLOOKUP([.$A1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19];[$L.$A$1:$L.$Q$99];4;FALSE())=&quot;Group 1&quot;;[.B19];0);&quot;&quot;)">
            <text:p/>
          </table:table-cell>
          <table:table-cell table:formula="of:=IFERROR(VLOOKUP([.$A19];[$L.$A$1:$L.$Q$99];7;FALSE())*[.$B19];&quot;&quot;)">
            <text:p/>
          </table:table-cell>
          <table:table-cell table:formula="of:=IFERROR(VLOOKUP([.$A19];[$L.$A$1:$L.$Q$99];8;FALSE())*[.$B19];&quot;&quot;)">
            <text:p/>
          </table:table-cell>
          <table:table-cell table:formula="of:=IFERROR(VLOOKUP([.$A19];[$L.$A$1:$L.$Q$99];9;FALSE())*[.$B19];&quot;&quot;)">
            <text:p/>
          </table:table-cell>
          <table:table-cell table:formula="of:=IFERROR(VLOOKUP([.$A19];[$L.$A$1:$L.$Q$99];10;FALSE())*[.$B19];&quot;&quot;)">
            <text:p/>
          </table:table-cell>
          <table:table-cell table:formula="of:=IFERROR(VLOOKUP([.$A19];[$L.$A$1:$L.$Q$99];11;FALSE())*[.$B19];&quot;&quot;)">
            <text:p/>
          </table:table-cell>
          <table:table-cell table:formula="of:=IFERROR(VLOOKUP([.$A19];[$L.$A$1:$L.$Q$99];12;FALSE())*[.$B19];&quot;&quot;)">
            <text:p/>
          </table:table-cell>
          <table:table-cell table:formula="of:=IFERROR(VLOOKUP([.$A19];[$L.$A$1:$L.$Q$99];13;FALSE())*[.$B19];&quot;&quot;)">
            <text:p/>
          </table:table-cell>
          <table:table-cell table:formula="of:=IFERROR(VLOOKUP([.$A19];[$L.$A$1:$L.$Q$99];14;FALSE())*[.$B19];&quot;&quot;)">
            <text:p/>
          </table:table-cell>
          <table:table-cell table:formula="of:=IFERROR(VLOOKUP([.$A19];[$L.$A$1:$L.$Q$99];15;FALSE())*[.$B19];&quot;&quot;)">
            <text:p/>
          </table:table-cell>
          <table:table-cell table:formula="of:=IFERROR(VLOOKUP([.$A19];[$L.$A$1:$L.$Q$99];16;FALSE())*[.$B19];&quot;&quot;)">
            <text:p/>
          </table:table-cell>
          <table:table-cell table:formula="of:=IFERROR(VLOOKUP([.$A19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0];[$L.$A$1:$L.$Q$80];3;FALSE());&quot;&quot;)&amp;T(ORG.OPENOFFICE.STYLE(IFERROR(IF(VLOOKUP([.$A2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0];[$L.$A$1:$L.$Q$99];4;FALSE())=&quot;Group 1&quot;;[.B20];0);&quot;&quot;)">
            <text:p/>
          </table:table-cell>
          <table:table-cell table:formula="of:=IFERROR(VLOOKUP([.$A20];[$L.$A$1:$L.$Q$99];7;FALSE())*[.$B20];&quot;&quot;)">
            <text:p/>
          </table:table-cell>
          <table:table-cell table:formula="of:=IFERROR(VLOOKUP([.$A20];[$L.$A$1:$L.$Q$99];8;FALSE())*[.$B20];&quot;&quot;)">
            <text:p/>
          </table:table-cell>
          <table:table-cell table:formula="of:=IFERROR(VLOOKUP([.$A20];[$L.$A$1:$L.$Q$99];9;FALSE())*[.$B20];&quot;&quot;)">
            <text:p/>
          </table:table-cell>
          <table:table-cell table:formula="of:=IFERROR(VLOOKUP([.$A20];[$L.$A$1:$L.$Q$99];10;FALSE())*[.$B20];&quot;&quot;)">
            <text:p/>
          </table:table-cell>
          <table:table-cell table:formula="of:=IFERROR(VLOOKUP([.$A20];[$L.$A$1:$L.$Q$99];11;FALSE())*[.$B20];&quot;&quot;)">
            <text:p/>
          </table:table-cell>
          <table:table-cell table:formula="of:=IFERROR(VLOOKUP([.$A20];[$L.$A$1:$L.$Q$99];12;FALSE())*[.$B20];&quot;&quot;)">
            <text:p/>
          </table:table-cell>
          <table:table-cell table:formula="of:=IFERROR(VLOOKUP([.$A20];[$L.$A$1:$L.$Q$99];13;FALSE())*[.$B20];&quot;&quot;)">
            <text:p/>
          </table:table-cell>
          <table:table-cell table:formula="of:=IFERROR(VLOOKUP([.$A20];[$L.$A$1:$L.$Q$99];14;FALSE())*[.$B20];&quot;&quot;)">
            <text:p/>
          </table:table-cell>
          <table:table-cell table:formula="of:=IFERROR(VLOOKUP([.$A20];[$L.$A$1:$L.$Q$99];15;FALSE())*[.$B20];&quot;&quot;)">
            <text:p/>
          </table:table-cell>
          <table:table-cell table:formula="of:=IFERROR(VLOOKUP([.$A20];[$L.$A$1:$L.$Q$99];16;FALSE())*[.$B20];&quot;&quot;)">
            <text:p/>
          </table:table-cell>
          <table:table-cell table:formula="of:=IFERROR(VLOOKUP([.$A20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1];[$L.$A$1:$L.$Q$80];3;FALSE());&quot;&quot;)&amp;T(ORG.OPENOFFICE.STYLE(IFERROR(IF(VLOOKUP([.$A21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1];[$L.$A$1:$L.$Q$99];4;FALSE())=&quot;Group 1&quot;;[.B21];0);&quot;&quot;)">
            <text:p/>
          </table:table-cell>
          <table:table-cell table:formula="of:=IFERROR(VLOOKUP([.$A21];[$L.$A$1:$L.$Q$99];7;FALSE())*[.$B21];&quot;&quot;)">
            <text:p/>
          </table:table-cell>
          <table:table-cell table:formula="of:=IFERROR(VLOOKUP([.$A21];[$L.$A$1:$L.$Q$99];8;FALSE())*[.$B21];&quot;&quot;)">
            <text:p/>
          </table:table-cell>
          <table:table-cell table:formula="of:=IFERROR(VLOOKUP([.$A21];[$L.$A$1:$L.$Q$99];9;FALSE())*[.$B21];&quot;&quot;)">
            <text:p/>
          </table:table-cell>
          <table:table-cell table:formula="of:=IFERROR(VLOOKUP([.$A21];[$L.$A$1:$L.$Q$99];10;FALSE())*[.$B21];&quot;&quot;)">
            <text:p/>
          </table:table-cell>
          <table:table-cell table:formula="of:=IFERROR(VLOOKUP([.$A21];[$L.$A$1:$L.$Q$99];11;FALSE())*[.$B21];&quot;&quot;)">
            <text:p/>
          </table:table-cell>
          <table:table-cell table:formula="of:=IFERROR(VLOOKUP([.$A21];[$L.$A$1:$L.$Q$99];12;FALSE())*[.$B21];&quot;&quot;)">
            <text:p/>
          </table:table-cell>
          <table:table-cell table:formula="of:=IFERROR(VLOOKUP([.$A21];[$L.$A$1:$L.$Q$99];13;FALSE())*[.$B21];&quot;&quot;)">
            <text:p/>
          </table:table-cell>
          <table:table-cell table:formula="of:=IFERROR(VLOOKUP([.$A21];[$L.$A$1:$L.$Q$99];14;FALSE())*[.$B21];&quot;&quot;)">
            <text:p/>
          </table:table-cell>
          <table:table-cell table:formula="of:=IFERROR(VLOOKUP([.$A21];[$L.$A$1:$L.$Q$99];15;FALSE())*[.$B21];&quot;&quot;)">
            <text:p/>
          </table:table-cell>
          <table:table-cell table:formula="of:=IFERROR(VLOOKUP([.$A21];[$L.$A$1:$L.$Q$99];16;FALSE())*[.$B21];&quot;&quot;)">
            <text:p/>
          </table:table-cell>
          <table:table-cell table:formula="of:=IFERROR(VLOOKUP([.$A21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2];[$L.$A$1:$L.$Q$80];3;FALSE());&quot;&quot;)&amp;T(ORG.OPENOFFICE.STYLE(IFERROR(IF(VLOOKUP([.$A22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2];[$L.$A$1:$L.$Q$99];4;FALSE())=&quot;Group 1&quot;;[.B22];0);&quot;&quot;)">
            <text:p/>
          </table:table-cell>
          <table:table-cell table:formula="of:=IFERROR(VLOOKUP([.$A22];[$L.$A$1:$L.$Q$99];7;FALSE())*[.$B22];&quot;&quot;)">
            <text:p/>
          </table:table-cell>
          <table:table-cell table:formula="of:=IFERROR(VLOOKUP([.$A22];[$L.$A$1:$L.$Q$99];8;FALSE())*[.$B22];&quot;&quot;)">
            <text:p/>
          </table:table-cell>
          <table:table-cell table:formula="of:=IFERROR(VLOOKUP([.$A22];[$L.$A$1:$L.$Q$99];9;FALSE())*[.$B22];&quot;&quot;)">
            <text:p/>
          </table:table-cell>
          <table:table-cell table:formula="of:=IFERROR(VLOOKUP([.$A22];[$L.$A$1:$L.$Q$99];10;FALSE())*[.$B22];&quot;&quot;)">
            <text:p/>
          </table:table-cell>
          <table:table-cell table:formula="of:=IFERROR(VLOOKUP([.$A22];[$L.$A$1:$L.$Q$99];11;FALSE())*[.$B22];&quot;&quot;)">
            <text:p/>
          </table:table-cell>
          <table:table-cell table:formula="of:=IFERROR(VLOOKUP([.$A22];[$L.$A$1:$L.$Q$99];12;FALSE())*[.$B22];&quot;&quot;)">
            <text:p/>
          </table:table-cell>
          <table:table-cell table:formula="of:=IFERROR(VLOOKUP([.$A22];[$L.$A$1:$L.$Q$99];13;FALSE())*[.$B22];&quot;&quot;)">
            <text:p/>
          </table:table-cell>
          <table:table-cell table:formula="of:=IFERROR(VLOOKUP([.$A22];[$L.$A$1:$L.$Q$99];14;FALSE())*[.$B22];&quot;&quot;)">
            <text:p/>
          </table:table-cell>
          <table:table-cell table:formula="of:=IFERROR(VLOOKUP([.$A22];[$L.$A$1:$L.$Q$99];15;FALSE())*[.$B22];&quot;&quot;)">
            <text:p/>
          </table:table-cell>
          <table:table-cell table:formula="of:=IFERROR(VLOOKUP([.$A22];[$L.$A$1:$L.$Q$99];16;FALSE())*[.$B22];&quot;&quot;)">
            <text:p/>
          </table:table-cell>
          <table:table-cell table:formula="of:=IFERROR(VLOOKUP([.$A22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3];[$L.$A$1:$L.$Q$80];3;FALSE());&quot;&quot;)&amp;T(ORG.OPENOFFICE.STYLE(IFERROR(IF(VLOOKUP([.$A23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3];[$L.$A$1:$L.$Q$99];4;FALSE())=&quot;Group 1&quot;;[.B23];0);&quot;&quot;)">
            <text:p/>
          </table:table-cell>
          <table:table-cell table:formula="of:=IFERROR(VLOOKUP([.$A23];[$L.$A$1:$L.$Q$99];7;FALSE())*[.$B23];&quot;&quot;)">
            <text:p/>
          </table:table-cell>
          <table:table-cell table:formula="of:=IFERROR(VLOOKUP([.$A23];[$L.$A$1:$L.$Q$99];8;FALSE())*[.$B23];&quot;&quot;)">
            <text:p/>
          </table:table-cell>
          <table:table-cell table:formula="of:=IFERROR(VLOOKUP([.$A23];[$L.$A$1:$L.$Q$99];9;FALSE())*[.$B23];&quot;&quot;)">
            <text:p/>
          </table:table-cell>
          <table:table-cell table:formula="of:=IFERROR(VLOOKUP([.$A23];[$L.$A$1:$L.$Q$99];10;FALSE())*[.$B23];&quot;&quot;)">
            <text:p/>
          </table:table-cell>
          <table:table-cell table:formula="of:=IFERROR(VLOOKUP([.$A23];[$L.$A$1:$L.$Q$99];11;FALSE())*[.$B23];&quot;&quot;)">
            <text:p/>
          </table:table-cell>
          <table:table-cell table:formula="of:=IFERROR(VLOOKUP([.$A23];[$L.$A$1:$L.$Q$99];12;FALSE())*[.$B23];&quot;&quot;)">
            <text:p/>
          </table:table-cell>
          <table:table-cell table:formula="of:=IFERROR(VLOOKUP([.$A23];[$L.$A$1:$L.$Q$99];13;FALSE())*[.$B23];&quot;&quot;)">
            <text:p/>
          </table:table-cell>
          <table:table-cell table:formula="of:=IFERROR(VLOOKUP([.$A23];[$L.$A$1:$L.$Q$99];14;FALSE())*[.$B23];&quot;&quot;)">
            <text:p/>
          </table:table-cell>
          <table:table-cell table:formula="of:=IFERROR(VLOOKUP([.$A23];[$L.$A$1:$L.$Q$99];15;FALSE())*[.$B23];&quot;&quot;)">
            <text:p/>
          </table:table-cell>
          <table:table-cell table:formula="of:=IFERROR(VLOOKUP([.$A23];[$L.$A$1:$L.$Q$99];16;FALSE())*[.$B23];&quot;&quot;)">
            <text:p/>
          </table:table-cell>
          <table:table-cell table:formula="of:=IFERROR(VLOOKUP([.$A23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4];[$L.$A$1:$L.$Q$80];3;FALSE());&quot;&quot;)&amp;T(ORG.OPENOFFICE.STYLE(IFERROR(IF(VLOOKUP([.$A24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4];[$L.$A$1:$L.$Q$99];4;FALSE())=&quot;Group 1&quot;;[.B24];0);&quot;&quot;)">
            <text:p/>
          </table:table-cell>
          <table:table-cell table:formula="of:=IFERROR(VLOOKUP([.$A24];[$L.$A$1:$L.$Q$99];7;FALSE())*[.$B24];&quot;&quot;)">
            <text:p/>
          </table:table-cell>
          <table:table-cell table:formula="of:=IFERROR(VLOOKUP([.$A24];[$L.$A$1:$L.$Q$99];8;FALSE())*[.$B24];&quot;&quot;)">
            <text:p/>
          </table:table-cell>
          <table:table-cell table:formula="of:=IFERROR(VLOOKUP([.$A24];[$L.$A$1:$L.$Q$99];9;FALSE())*[.$B24];&quot;&quot;)">
            <text:p/>
          </table:table-cell>
          <table:table-cell table:formula="of:=IFERROR(VLOOKUP([.$A24];[$L.$A$1:$L.$Q$99];10;FALSE())*[.$B24];&quot;&quot;)">
            <text:p/>
          </table:table-cell>
          <table:table-cell table:formula="of:=IFERROR(VLOOKUP([.$A24];[$L.$A$1:$L.$Q$99];11;FALSE())*[.$B24];&quot;&quot;)">
            <text:p/>
          </table:table-cell>
          <table:table-cell table:formula="of:=IFERROR(VLOOKUP([.$A24];[$L.$A$1:$L.$Q$99];12;FALSE())*[.$B24];&quot;&quot;)">
            <text:p/>
          </table:table-cell>
          <table:table-cell table:formula="of:=IFERROR(VLOOKUP([.$A24];[$L.$A$1:$L.$Q$99];13;FALSE())*[.$B24];&quot;&quot;)">
            <text:p/>
          </table:table-cell>
          <table:table-cell table:formula="of:=IFERROR(VLOOKUP([.$A24];[$L.$A$1:$L.$Q$99];14;FALSE())*[.$B24];&quot;&quot;)">
            <text:p/>
          </table:table-cell>
          <table:table-cell table:formula="of:=IFERROR(VLOOKUP([.$A24];[$L.$A$1:$L.$Q$99];15;FALSE())*[.$B24];&quot;&quot;)">
            <text:p/>
          </table:table-cell>
          <table:table-cell table:formula="of:=IFERROR(VLOOKUP([.$A24];[$L.$A$1:$L.$Q$99];16;FALSE())*[.$B24];&quot;&quot;)">
            <text:p/>
          </table:table-cell>
          <table:table-cell table:formula="of:=IFERROR(VLOOKUP([.$A24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5];[$L.$A$1:$L.$Q$80];3;FALSE());&quot;&quot;)&amp;T(ORG.OPENOFFICE.STYLE(IFERROR(IF(VLOOKUP([.$A25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5];[$L.$A$1:$L.$Q$99];4;FALSE())=&quot;Group 1&quot;;[.B25];0);&quot;&quot;)">
            <text:p/>
          </table:table-cell>
          <table:table-cell table:formula="of:=IFERROR(VLOOKUP([.$A25];[$L.$A$1:$L.$Q$99];7;FALSE())*[.$B25];&quot;&quot;)">
            <text:p/>
          </table:table-cell>
          <table:table-cell table:formula="of:=IFERROR(VLOOKUP([.$A25];[$L.$A$1:$L.$Q$99];8;FALSE())*[.$B25];&quot;&quot;)">
            <text:p/>
          </table:table-cell>
          <table:table-cell table:formula="of:=IFERROR(VLOOKUP([.$A25];[$L.$A$1:$L.$Q$99];9;FALSE())*[.$B25];&quot;&quot;)">
            <text:p/>
          </table:table-cell>
          <table:table-cell table:formula="of:=IFERROR(VLOOKUP([.$A25];[$L.$A$1:$L.$Q$99];10;FALSE())*[.$B25];&quot;&quot;)">
            <text:p/>
          </table:table-cell>
          <table:table-cell table:formula="of:=IFERROR(VLOOKUP([.$A25];[$L.$A$1:$L.$Q$99];11;FALSE())*[.$B25];&quot;&quot;)">
            <text:p/>
          </table:table-cell>
          <table:table-cell table:formula="of:=IFERROR(VLOOKUP([.$A25];[$L.$A$1:$L.$Q$99];12;FALSE())*[.$B25];&quot;&quot;)">
            <text:p/>
          </table:table-cell>
          <table:table-cell table:formula="of:=IFERROR(VLOOKUP([.$A25];[$L.$A$1:$L.$Q$99];13;FALSE())*[.$B25];&quot;&quot;)">
            <text:p/>
          </table:table-cell>
          <table:table-cell table:formula="of:=IFERROR(VLOOKUP([.$A25];[$L.$A$1:$L.$Q$99];14;FALSE())*[.$B25];&quot;&quot;)">
            <text:p/>
          </table:table-cell>
          <table:table-cell table:formula="of:=IFERROR(VLOOKUP([.$A25];[$L.$A$1:$L.$Q$99];15;FALSE())*[.$B25];&quot;&quot;)">
            <text:p/>
          </table:table-cell>
          <table:table-cell table:formula="of:=IFERROR(VLOOKUP([.$A25];[$L.$A$1:$L.$Q$99];16;FALSE())*[.$B25];&quot;&quot;)">
            <text:p/>
          </table:table-cell>
          <table:table-cell table:formula="of:=IFERROR(VLOOKUP([.$A25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6];[$L.$A$1:$L.$Q$80];3;FALSE());&quot;&quot;)&amp;T(ORG.OPENOFFICE.STYLE(IFERROR(IF(VLOOKUP([.$A26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6];[$L.$A$1:$L.$Q$99];4;FALSE())=&quot;Group 1&quot;;[.B26];0);&quot;&quot;)">
            <text:p/>
          </table:table-cell>
          <table:table-cell table:formula="of:=IFERROR(VLOOKUP([.$A26];[$L.$A$1:$L.$Q$99];7;FALSE())*[.$B26];&quot;&quot;)">
            <text:p/>
          </table:table-cell>
          <table:table-cell table:formula="of:=IFERROR(VLOOKUP([.$A26];[$L.$A$1:$L.$Q$99];8;FALSE())*[.$B26];&quot;&quot;)">
            <text:p/>
          </table:table-cell>
          <table:table-cell table:formula="of:=IFERROR(VLOOKUP([.$A26];[$L.$A$1:$L.$Q$99];9;FALSE())*[.$B26];&quot;&quot;)">
            <text:p/>
          </table:table-cell>
          <table:table-cell table:formula="of:=IFERROR(VLOOKUP([.$A26];[$L.$A$1:$L.$Q$99];10;FALSE())*[.$B26];&quot;&quot;)">
            <text:p/>
          </table:table-cell>
          <table:table-cell table:formula="of:=IFERROR(VLOOKUP([.$A26];[$L.$A$1:$L.$Q$99];11;FALSE())*[.$B26];&quot;&quot;)">
            <text:p/>
          </table:table-cell>
          <table:table-cell table:formula="of:=IFERROR(VLOOKUP([.$A26];[$L.$A$1:$L.$Q$99];12;FALSE())*[.$B26];&quot;&quot;)">
            <text:p/>
          </table:table-cell>
          <table:table-cell table:formula="of:=IFERROR(VLOOKUP([.$A26];[$L.$A$1:$L.$Q$99];13;FALSE())*[.$B26];&quot;&quot;)">
            <text:p/>
          </table:table-cell>
          <table:table-cell table:formula="of:=IFERROR(VLOOKUP([.$A26];[$L.$A$1:$L.$Q$99];14;FALSE())*[.$B26];&quot;&quot;)">
            <text:p/>
          </table:table-cell>
          <table:table-cell table:formula="of:=IFERROR(VLOOKUP([.$A26];[$L.$A$1:$L.$Q$99];15;FALSE())*[.$B26];&quot;&quot;)">
            <text:p/>
          </table:table-cell>
          <table:table-cell table:formula="of:=IFERROR(VLOOKUP([.$A26];[$L.$A$1:$L.$Q$99];16;FALSE())*[.$B26];&quot;&quot;)">
            <text:p/>
          </table:table-cell>
          <table:table-cell table:formula="of:=IFERROR(VLOOKUP([.$A26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7];[$L.$A$1:$L.$Q$80];3;FALSE());&quot;&quot;)&amp;T(ORG.OPENOFFICE.STYLE(IFERROR(IF(VLOOKUP([.$A27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7];[$L.$A$1:$L.$Q$99];4;FALSE())=&quot;Group 1&quot;;[.B27];0);&quot;&quot;)">
            <text:p/>
          </table:table-cell>
          <table:table-cell table:formula="of:=IFERROR(VLOOKUP([.$A27];[$L.$A$1:$L.$Q$99];7;FALSE())*[.$B27];&quot;&quot;)">
            <text:p/>
          </table:table-cell>
          <table:table-cell table:formula="of:=IFERROR(VLOOKUP([.$A27];[$L.$A$1:$L.$Q$99];8;FALSE())*[.$B27];&quot;&quot;)">
            <text:p/>
          </table:table-cell>
          <table:table-cell table:formula="of:=IFERROR(VLOOKUP([.$A27];[$L.$A$1:$L.$Q$99];9;FALSE())*[.$B27];&quot;&quot;)">
            <text:p/>
          </table:table-cell>
          <table:table-cell table:formula="of:=IFERROR(VLOOKUP([.$A27];[$L.$A$1:$L.$Q$99];10;FALSE())*[.$B27];&quot;&quot;)">
            <text:p/>
          </table:table-cell>
          <table:table-cell table:formula="of:=IFERROR(VLOOKUP([.$A27];[$L.$A$1:$L.$Q$99];11;FALSE())*[.$B27];&quot;&quot;)">
            <text:p/>
          </table:table-cell>
          <table:table-cell table:formula="of:=IFERROR(VLOOKUP([.$A27];[$L.$A$1:$L.$Q$99];12;FALSE())*[.$B27];&quot;&quot;)">
            <text:p/>
          </table:table-cell>
          <table:table-cell table:formula="of:=IFERROR(VLOOKUP([.$A27];[$L.$A$1:$L.$Q$99];13;FALSE())*[.$B27];&quot;&quot;)">
            <text:p/>
          </table:table-cell>
          <table:table-cell table:formula="of:=IFERROR(VLOOKUP([.$A27];[$L.$A$1:$L.$Q$99];14;FALSE())*[.$B27];&quot;&quot;)">
            <text:p/>
          </table:table-cell>
          <table:table-cell table:formula="of:=IFERROR(VLOOKUP([.$A27];[$L.$A$1:$L.$Q$99];15;FALSE())*[.$B27];&quot;&quot;)">
            <text:p/>
          </table:table-cell>
          <table:table-cell table:formula="of:=IFERROR(VLOOKUP([.$A27];[$L.$A$1:$L.$Q$99];16;FALSE())*[.$B27];&quot;&quot;)">
            <text:p/>
          </table:table-cell>
          <table:table-cell table:formula="of:=IFERROR(VLOOKUP([.$A27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8];[$L.$A$1:$L.$Q$80];3;FALSE());&quot;&quot;)&amp;T(ORG.OPENOFFICE.STYLE(IFERROR(IF(VLOOKUP([.$A28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8];[$L.$A$1:$L.$Q$99];4;FALSE())=&quot;Group 1&quot;;[.B28];0);&quot;&quot;)">
            <text:p/>
          </table:table-cell>
          <table:table-cell table:formula="of:=IFERROR(VLOOKUP([.$A28];[$L.$A$1:$L.$Q$99];7;FALSE())*[.$B28];&quot;&quot;)">
            <text:p/>
          </table:table-cell>
          <table:table-cell table:formula="of:=IFERROR(VLOOKUP([.$A28];[$L.$A$1:$L.$Q$99];8;FALSE())*[.$B28];&quot;&quot;)">
            <text:p/>
          </table:table-cell>
          <table:table-cell table:formula="of:=IFERROR(VLOOKUP([.$A28];[$L.$A$1:$L.$Q$99];9;FALSE())*[.$B28];&quot;&quot;)">
            <text:p/>
          </table:table-cell>
          <table:table-cell table:formula="of:=IFERROR(VLOOKUP([.$A28];[$L.$A$1:$L.$Q$99];10;FALSE())*[.$B28];&quot;&quot;)">
            <text:p/>
          </table:table-cell>
          <table:table-cell table:formula="of:=IFERROR(VLOOKUP([.$A28];[$L.$A$1:$L.$Q$99];11;FALSE())*[.$B28];&quot;&quot;)">
            <text:p/>
          </table:table-cell>
          <table:table-cell table:formula="of:=IFERROR(VLOOKUP([.$A28];[$L.$A$1:$L.$Q$99];12;FALSE())*[.$B28];&quot;&quot;)">
            <text:p/>
          </table:table-cell>
          <table:table-cell table:formula="of:=IFERROR(VLOOKUP([.$A28];[$L.$A$1:$L.$Q$99];13;FALSE())*[.$B28];&quot;&quot;)">
            <text:p/>
          </table:table-cell>
          <table:table-cell table:formula="of:=IFERROR(VLOOKUP([.$A28];[$L.$A$1:$L.$Q$99];14;FALSE())*[.$B28];&quot;&quot;)">
            <text:p/>
          </table:table-cell>
          <table:table-cell table:formula="of:=IFERROR(VLOOKUP([.$A28];[$L.$A$1:$L.$Q$99];15;FALSE())*[.$B28];&quot;&quot;)">
            <text:p/>
          </table:table-cell>
          <table:table-cell table:formula="of:=IFERROR(VLOOKUP([.$A28];[$L.$A$1:$L.$Q$99];16;FALSE())*[.$B28];&quot;&quot;)">
            <text:p/>
          </table:table-cell>
          <table:table-cell table:formula="of:=IFERROR(VLOOKUP([.$A28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29];[$L.$A$1:$L.$Q$80];3;FALSE());&quot;&quot;)&amp;T(ORG.OPENOFFICE.STYLE(IFERROR(IF(VLOOKUP([.$A29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29];[$L.$A$1:$L.$Q$99];4;FALSE())=&quot;Group 1&quot;;[.B29];0);&quot;&quot;)">
            <text:p/>
          </table:table-cell>
          <table:table-cell table:formula="of:=IFERROR(VLOOKUP([.$A29];[$L.$A$1:$L.$Q$99];7;FALSE())*[.$B29];&quot;&quot;)">
            <text:p/>
          </table:table-cell>
          <table:table-cell table:formula="of:=IFERROR(VLOOKUP([.$A29];[$L.$A$1:$L.$Q$99];8;FALSE())*[.$B29];&quot;&quot;)">
            <text:p/>
          </table:table-cell>
          <table:table-cell table:formula="of:=IFERROR(VLOOKUP([.$A29];[$L.$A$1:$L.$Q$99];9;FALSE())*[.$B29];&quot;&quot;)">
            <text:p/>
          </table:table-cell>
          <table:table-cell table:formula="of:=IFERROR(VLOOKUP([.$A29];[$L.$A$1:$L.$Q$99];10;FALSE())*[.$B29];&quot;&quot;)">
            <text:p/>
          </table:table-cell>
          <table:table-cell table:formula="of:=IFERROR(VLOOKUP([.$A29];[$L.$A$1:$L.$Q$99];11;FALSE())*[.$B29];&quot;&quot;)">
            <text:p/>
          </table:table-cell>
          <table:table-cell table:formula="of:=IFERROR(VLOOKUP([.$A29];[$L.$A$1:$L.$Q$99];12;FALSE())*[.$B29];&quot;&quot;)">
            <text:p/>
          </table:table-cell>
          <table:table-cell table:formula="of:=IFERROR(VLOOKUP([.$A29];[$L.$A$1:$L.$Q$99];13;FALSE())*[.$B29];&quot;&quot;)">
            <text:p/>
          </table:table-cell>
          <table:table-cell table:formula="of:=IFERROR(VLOOKUP([.$A29];[$L.$A$1:$L.$Q$99];14;FALSE())*[.$B29];&quot;&quot;)">
            <text:p/>
          </table:table-cell>
          <table:table-cell table:formula="of:=IFERROR(VLOOKUP([.$A29];[$L.$A$1:$L.$Q$99];15;FALSE())*[.$B29];&quot;&quot;)">
            <text:p/>
          </table:table-cell>
          <table:table-cell table:formula="of:=IFERROR(VLOOKUP([.$A29];[$L.$A$1:$L.$Q$99];16;FALSE())*[.$B29];&quot;&quot;)">
            <text:p/>
          </table:table-cell>
          <table:table-cell table:formula="of:=IFERROR(VLOOKUP([.$A29];[$L.$A$1:$L.$Q$99];17;FALSE())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ERROR(INT(IFERROR(VLOOKUP([.$A30];[$L.$A$1:$L.$Q$80];3;FALSE());&quot;&quot;)&amp;T(ORG.OPENOFFICE.STYLE(IFERROR(IF(VLOOKUP([.$A30];[$L.$A$1:$L.$Q$80];2;FALSE())&lt;&gt;IF(MOD(SHEET();2)=0;&quot;S&quot;;&quot;W&quot;);&quot;Good&quot;;&quot;Error&quot;);&quot;Default&quot;))));&quot;&quot;)">
            <text:p/>
          </table:table-cell>
          <table:table-cell table:formula="of:=IFERROR(IF(VLOOKUP([.$A30];[$L.$A$1:$L.$Q$99];4;FALSE())=&quot;Group 1&quot;;[.B30];0);&quot;&quot;)">
            <text:p/>
          </table:table-cell>
          <table:table-cell table:formula="of:=IFERROR(VLOOKUP([.$A30];[$L.$A$1:$L.$Q$99];7;FALSE())*[.$B30];&quot;&quot;)">
            <text:p/>
          </table:table-cell>
          <table:table-cell table:formula="of:=IFERROR(VLOOKUP([.$A30];[$L.$A$1:$L.$Q$99];8;FALSE())*[.$B30];&quot;&quot;)">
            <text:p/>
          </table:table-cell>
          <table:table-cell table:formula="of:=IFERROR(VLOOKUP([.$A30];[$L.$A$1:$L.$Q$99];9;FALSE())*[.$B30];&quot;&quot;)">
            <text:p/>
          </table:table-cell>
          <table:table-cell table:formula="of:=IFERROR(VLOOKUP([.$A30];[$L.$A$1:$L.$Q$99];10;FALSE())*[.$B30];&quot;&quot;)">
            <text:p/>
          </table:table-cell>
          <table:table-cell table:formula="of:=IFERROR(VLOOKUP([.$A30];[$L.$A$1:$L.$Q$99];11;FALSE())*[.$B30];&quot;&quot;)">
            <text:p/>
          </table:table-cell>
          <table:table-cell table:formula="of:=IFERROR(VLOOKUP([.$A30];[$L.$A$1:$L.$Q$99];12;FALSE())*[.$B30];&quot;&quot;)">
            <text:p/>
          </table:table-cell>
          <table:table-cell table:formula="of:=IFERROR(VLOOKUP([.$A30];[$L.$A$1:$L.$Q$99];13;FALSE())*[.$B30];&quot;&quot;)">
            <text:p/>
          </table:table-cell>
          <table:table-cell table:formula="of:=IFERROR(VLOOKUP([.$A30];[$L.$A$1:$L.$Q$99];14;FALSE())*[.$B30];&quot;&quot;)">
            <text:p/>
          </table:table-cell>
          <table:table-cell table:formula="of:=IFERROR(VLOOKUP([.$A30];[$L.$A$1:$L.$Q$99];15;FALSE())*[.$B30];&quot;&quot;)">
            <text:p/>
          </table:table-cell>
          <table:table-cell table:formula="of:=IFERROR(VLOOKUP([.$A30];[$L.$A$1:$L.$Q$99];16;FALSE())*[.$B30];&quot;&quot;)">
            <text:p/>
          </table:table-cell>
          <table:table-cell table:formula="of:=IFERROR(VLOOKUP([.$A30];[$L.$A$1:$L.$Q$99];17;FALSE());&quot;&quot;)">
            <text:p/>
          </table:table-cell>
          <table:table-cell table:number-columns-repeated="1010"/>
        </table:table-row>
      </table:table>
      <table:table table:name="T" table:style-name="ta6">
        <table:table-column table:style-name="co52" table:default-cell-style-name="ce24"/>
        <table:table-column table:style-name="co5" table:default-cell-style-name="ce32"/>
        <table:table-column table:style-name="co53" table:default-cell-style-name="ce32"/>
        <table:table-column table:style-name="co54" table:default-cell-style-name="ce24"/>
        <table:table-column table:style-name="co36" table:default-cell-style-name="ce24"/>
        <table:table-column table:style-name="co55" table:default-cell-style-name="ce24"/>
        <table:table-column table:style-name="co48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9" table:default-cell-style-name="ce24"/>
        <table:table-column table:style-name="co4" table:default-cell-style-name="ce24"/>
        <table:table-column table:style-name="co59" table:default-cell-style-name="ce24"/>
        <table:table-column table:style-name="co30" table:number-columns-repeated="1010" table:default-cell-style-name="ce24"/>
        <table:table-column table:style-name="co31" table:default-cell-style-name="ce24"/>
        <table:table-row table:style-name="ro3">
          <table:table-cell table:style-name="ce22"/>
          <table:table-cell table:style-name="ce27" office:value-type="string" calcext:value-type="string">
            <text:p><text:span text:style-name="T6">Crédits</text:span></text:p>
          </table:table-cell>
          <table:table-cell table:style-name="ce27" office:value-type="string" calcext:value-type="string">
            <text:p><text:span text:style-name="T6">Core</text:span></text:p>
          </table:table-cell>
          <table:table-cell table:style-name="ce19" office:value-type="string" calcext:value-type="string">
            <text:p>Computer Engineering-SP</text:p>
          </table:table-cell>
          <table:table-cell table:style-name="ce19" office:value-type="string" calcext:value-type="string">
            <text:p>Computer Science Theory</text:p>
          </table:table-cell>
          <table:table-cell table:style-name="ce19" office:value-type="string" calcext:value-type="string">
            <text:p>Data Analytics</text:p>
          </table:table-cell>
          <table:table-cell table:style-name="ce19" office:value-type="string" calcext:value-type="string">
            <text:p>Foundations of software</text:p>
          </table:table-cell>
          <table:table-cell table:style-name="ce19" office:value-type="string" calcext:value-type="string">
            <text:p>Information Security-SP</text:p>
          </table:table-cell>
          <table:table-cell table:style-name="ce19" office:value-type="string" calcext:value-type="string">
            <text:p>Internet Information Systems</text:p>
          </table:table-cell>
          <table:table-cell table:style-name="ce19" office:value-type="string" calcext:value-type="string">
            <text:p>Networking and Mobility</text:p>
          </table:table-cell>
          <table:table-cell table:style-name="ce19" office:value-type="string" calcext:value-type="string">
            <text:p>Signals, Images and Interfaces</text:p>
          </table:table-cell>
          <table:table-cell table:style-name="ce19" office:value-type="string" calcext:value-type="string">
            <text:p>Software Systems</text:p>
          </table:table-cell>
          <table:table-cell table:style-name="ce19" office:value-type="string" calcext:value-type="string">
            <text:p>Wireless Communications</text:p>
          </table:table-cell>
          <table:table-cell table:style-name="ce30" table:number-columns-repeated="1011"/>
        </table:table-row>
        <table:table-row table:style-name="ro3">
          <table:table-cell table:style-name="ce23" office:value-type="string" calcext:value-type="string">
            <text:p><text:span text:style-name="T4">Total :</text:span></text:p>
          </table:table-cell>
          <table:table-cell table:style-name="Good" table:formula="of:=[S1.B2]+[S2.B2]+[S3.B2]+[S4.B2]+ORG.OPENOFFICE.STYLE(IF(ORG.OPENOFFICE.CURRENT()&gt;=120;&quot;Good&quot;;&quot;Error&quot;))" office:value-type="float" office:value="131" calcext:value-type="float">
            <text:p>131</text:p>
          </table:table-cell>
          <table:table-cell table:style-name="Good" table:formula="of:=[S1.C2]+[S2.C2]+[S3.C2]+[S4.C2]+ORG.OPENOFFICE.STYLE(IF(ORG.OPENOFFICE.CURRENT()&gt;=30;&quot;Good&quot;;&quot;Error&quot;))" office:value-type="float" office:value="30" calcext:value-type="float">
            <text:p>30</text:p>
          </table:table-cell>
          <table:table-cell table:style-name="Neutral" table:formula="of:=[S1.D2]+[S2.D2]+[S3.D2]+[S4.D2]+ORG.OPENOFFICE.STYLE(IF(ORG.OPENOFFICE.CURRENT()&gt;=30;&quot;Good&quot;;IF(ORG.OPENOFFICE.CURRENT()&gt;=20;&quot;Neutral&quot;;&quot;Default&quot;)))" office:value-type="float" office:value="22" calcext:value-type="float">
            <text:p>22</text:p>
          </table:table-cell>
          <table:table-cell table:style-name="Default" table:formula="of:=[S1.E2]+[S2.E2]+[S3.E2]+[S4.E2]+ORG.OPENOFFICE.STYLE(IF(ORG.OPENOFFICE.CURRENT()&gt;=30;&quot;Good&quot;;IF(ORG.OPENOFFICE.CURRENT()&gt;=20;&quot;Neutral&quot;;&quot;Default&quot;)))" office:value-type="float" office:value="18" calcext:value-type="float">
            <text:p>18</text:p>
          </table:table-cell>
          <table:table-cell table:style-name="Neutral" table:formula="of:=[S1.F2]+[S2.F2]+[S3.F2]+[S4.F2]+ORG.OPENOFFICE.STYLE(IF(ORG.OPENOFFICE.CURRENT()&gt;=30;&quot;Good&quot;;IF(ORG.OPENOFFICE.CURRENT()&gt;=20;&quot;Neutral&quot;;&quot;Default&quot;)))" office:value-type="float" office:value="28" calcext:value-type="float">
            <text:p>28</text:p>
          </table:table-cell>
          <table:table-cell table:style-name="Good" table:formula="of:=[S1.G2]+[S2.G2]+[S3.G2]+[S4.G2]+ORG.OPENOFFICE.STYLE(IF(ORG.OPENOFFICE.CURRENT()&gt;=30;&quot;Good&quot;;IF(ORG.OPENOFFICE.CURRENT()&gt;=20;&quot;Neutral&quot;;&quot;Default&quot;)))" office:value-type="float" office:value="40" calcext:value-type="float">
            <text:p>40</text:p>
          </table:table-cell>
          <table:table-cell table:style-name="Default" table:formula="of:=[S1.H2]+[S2.H2]+[S3.H2]+[S4.H2]+ORG.OPENOFFICE.STYLE(IF(ORG.OPENOFFICE.CURRENT()&gt;=30;&quot;Good&quot;;IF(ORG.OPENOFFICE.CURRENT()&gt;=20;&quot;Neutral&quot;;&quot;Default&quot;)))" office:value-type="float" office:value="13" calcext:value-type="float">
            <text:p>13</text:p>
          </table:table-cell>
          <table:table-cell table:style-name="Neutral" table:formula="of:=[S1.I2]+[S2.I2]+[S3.I2]+[S4.I2]+ORG.OPENOFFICE.STYLE(IF(ORG.OPENOFFICE.CURRENT()&gt;=30;&quot;Good&quot;;IF(ORG.OPENOFFICE.CURRENT()&gt;=20;&quot;Neutral&quot;;&quot;Default&quot;)))" office:value-type="float" office:value="27" calcext:value-type="float">
            <text:p>27</text:p>
          </table:table-cell>
          <table:table-cell table:style-name="Neutral" table:formula="of:=[S1.J2]+[S2.J2]+[S3.J2]+[S4.J2]+ORG.OPENOFFICE.STYLE(IF(ORG.OPENOFFICE.CURRENT()&gt;=30;&quot;Good&quot;;IF(ORG.OPENOFFICE.CURRENT()&gt;=20;&quot;Neutral&quot;;&quot;Default&quot;)))" office:value-type="float" office:value="21" calcext:value-type="float">
            <text:p>21</text:p>
          </table:table-cell>
          <table:table-cell table:style-name="Default" table:formula="of:=[S1.K2]+[S2.K2]+[S3.K2]+[S4.K2]+ORG.OPENOFFICE.STYLE(IF(ORG.OPENOFFICE.CURRENT()&gt;=30;&quot;Good&quot;;IF(ORG.OPENOFFICE.CURRENT()&gt;=20;&quot;Neutral&quot;;&quot;Default&quot;)))" office:value-type="float" office:value="0" calcext:value-type="float">
            <text:p>0</text:p>
          </table:table-cell>
          <table:table-cell table:style-name="Good" table:formula="of:=[S1.L2]+[S2.L2]+[S3.L2]+[S4.L2]+ORG.OPENOFFICE.STYLE(IF(ORG.OPENOFFICE.CURRENT()&gt;=30;&quot;Good&quot;;IF(ORG.OPENOFFICE.CURRENT()&gt;=20;&quot;Neutral&quot;;&quot;Default&quot;)))" office:value-type="float" office:value="45" calcext:value-type="float">
            <text:p>45</text:p>
          </table:table-cell>
          <table:table-cell table:style-name="Default" table:formula="of:=[S1.M2]+[S2.M2]+[S3.M2]+[S4.M2]+ORG.OPENOFFICE.STYLE(IF(ORG.OPENOFFICE.CURRENT()&gt;=30;&quot;Good&quot;;IF(ORG.OPENOFFICE.CURRENT()&gt;=20;&quot;Neutral&quot;;&quot;Default&quot;)))" office:value-type="float" office:value="4" calcext:value-type="float">
            <text:p>4</text:p>
          </table:table-cell>
          <table:table-cell table:style-name="ce23" table:number-columns-repeated="20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10" table:number-rows-repeated="9">
          <table:table-cell table:number-columns-repeated="1024"/>
        </table:table-row>
        <table:table-row table:style-name="ro10">
          <table:table-cell table:style-name="ce21"/>
          <table:table-cell table:number-columns-repeated="1023"/>
        </table:table-row>
        <table:table-row table:style-name="ro10" table:number-rows-repeated="5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L.A1:L.Q7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0pt" fo:font-style="normal" fo:font-weight="normal" style:font-name-asian="Calibri" style:font-family-asian="Calibri" style:font-size-asian="10pt" style:font-name-complex="Calibri" style:font-family-complex="Calibri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x_5f_ce10" style:display-name="dx_ce10" style:family="table-cell" style:parent-style-name="Default">
      <style:table-cell-properties fo:background-color="#ff0000"/>
      <style:text-properties fo:color="#000000" fo:font-size="10pt" fo:font-style="normal" fo:font-weight="normal" style:font-size-asian="10pt" style:font-size-complex="10pt"/>
    </style:style>
    <style:style style:name="dx_5f_ce11" style:display-name="dx_ce11" style:family="table-cell" style:parent-style-name="Default">
      <style:table-cell-properties fo:background-color="#ff0000"/>
      <style:text-properties fo:color="#000000" fo:font-size="10pt" fo:font-style="normal" fo:font-weight="normal" style:font-size-asian="10pt" style:font-size-complex="10pt"/>
    </style:style>
    <style:style style:name="dx_5f_ce12" style:display-name="dx_ce12" style:family="table-cell" style:parent-style-name="Default">
      <style:table-cell-properties fo:background-color="#92d050"/>
      <style:text-properties fo:color="#000000" fo:font-size="10pt" fo:font-style="normal" fo:font-weight="normal" style:font-size-asian="10pt" style:font-size-complex="10pt"/>
    </style:style>
    <style:style style:name="dx_5f_ce13" style:display-name="dx_ce13" style:family="table-cell" style:parent-style-name="Default">
      <style:table-cell-properties fo:background-color="#92d050"/>
      <style:text-properties fo:color="#000000" fo:font-size="10pt" fo:font-style="normal" fo:font-weight="normal" style:font-size-asian="10pt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2:06:31.69378628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asterPage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asterPage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asterPag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asterPag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initial-creator/>
    <meta:creation-date/>
    <meta:editing-cycles>16</meta:editing-cycles>
    <meta:editing-duration>PT2H2M56S</meta:editing-duration>
    <dc:date>2021-12-29T22:07:09.344832185</dc:date>
    <meta:document-statistic meta:table-count="6" meta:cell-count="2376" meta:object-count="0"/>
  </office:meta>
</office:document-meta>
</file>